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1.916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111111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1">
      <style:table-cell-properties fo:border="0.06pt solid #000000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 style:data-style-name="N111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3465a4" fo:border="0.06pt solid #000000"/>
      <style:text-properties fo:color="#ffffd7" fo:font-size="14pt" style:font-size-asian="14pt" style:font-size-complex="14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style:font-size-asian="6pt" style:font-size-complex="6pt"/>
    </style:style>
    <style:style style:name="ce11" style:family="table-cell" style:parent-style-name="Default">
      <style:table-cell-properties fo:border="0.06pt solid #000000"/>
      <style:text-properties style:font-name="Liberation Sans1" fo:font-size="12pt" style:font-size-asian="12pt" style:font-size-complex="12pt"/>
    </style:style>
    <style:style style:name="ce12" style:family="table-cell" style:parent-style-name="Default" style:data-style-name="N111">
      <style:table-cell-properties fo:border="0.06pt solid #000000"/>
      <style:text-properties fo:font-size="12pt" style:font-size-asian="12pt" style:font-size-complex="12pt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1.773cm" fo:min-width="1.773cm"/>
      <style:paragraph-properties style:writing-mode="lr-tb"/>
    </style:style>
    <style:style style:name="gr2" style:family="graphic">
      <style:graphic-properties draw:fill-color="#81d41a" draw:textarea-horizontal-align="justify" draw:textarea-vertical-align="middle" draw:auto-grow-height="false" fo:min-height="1.773cm" fo:min-width="1.773cm"/>
      <style:paragraph-properties style:writing-mode="lr-tb"/>
    </style:style>
    <style:style style:name="gr3" style:family="graphic">
      <style:graphic-properties draw:fill-color="#158466" draw:textarea-horizontal-align="justify" draw:textarea-vertical-align="middle" draw:auto-grow-height="false" fo:min-height="1.773cm" fo:min-width="1.773cm"/>
      <style:paragraph-properties style:writing-mode="lr-tb"/>
    </style:style>
    <style:style style:name="gr4" style:family="graphic">
      <style:graphic-properties draw:fill-color="#5983b0" draw:textarea-horizontal-align="justify" draw:textarea-vertical-align="middle" draw:auto-grow-height="false" fo:min-height="1.773cm" fo:min-width="1.773cm"/>
      <style:paragraph-properties style:writing-mode="lr-tb"/>
    </style:style>
    <style:style style:name="gr5" style:family="graphic">
      <style:graphic-properties draw:marker-end="Arrowheads_20_1" draw:textarea-horizontal-align="center" draw:textarea-vertical-align="middle"/>
    </style:style>
    <style:style style:name="gr6" style:family="graphic">
      <style:graphic-properties draw:fill-color="#3465a4" draw:textarea-horizontal-align="justify" draw:textarea-vertical-align="middle" draw:auto-grow-height="false" fo:min-height="1.791cm" fo:min-width="1.885cm"/>
      <style:paragraph-properties style:writing-mode="lr-tb"/>
    </style:style>
    <style:style style:name="gr7" style:family="graphic">
      <style:graphic-properties draw:fill-color="#3465a4" draw:textarea-horizontal-align="justify" draw:textarea-vertical-align="middle" draw:auto-grow-height="false" fo:min-height="1.68cm" fo:min-width="1.896cm"/>
      <style:paragraph-properties style:writing-mode="lr-tb"/>
    </style:style>
    <style:style style:name="gr8" style:family="graphic">
      <style:graphic-properties draw:fill-color="#acb20c" draw:textarea-horizontal-align="justify" draw:textarea-vertical-align="middle" draw:auto-grow-height="false" fo:min-height="2.255cm" fo:min-width="2.517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69cm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5cm"/>
      <style:paragraph-properties style:writing-mode="lr-tb"/>
    </style:style>
    <style:style style:name="gr11" style:family="graphic">
      <style:graphic-properties draw:marker-end="Arrowheads_20_2" draw:textarea-horizontal-align="center" draw:textarea-vertical-align="middle"/>
    </style:style>
    <style:style style:name="gr12" style:family="graphic">
      <style:graphic-properties draw:textarea-horizontal-align="center" draw:textarea-vertical-align="middle"/>
    </style:style>
    <style:style style:name="gr1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158466"/>
      <style:paragraph-properties fo:text-align="center" style:writing-mode="lr-tb"/>
    </style:style>
    <style:style style:name="P4" style:family="paragraph">
      <loext:graphic-properties draw:fill-color="#5983b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acb20c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size="12pt"/>
    </style:style>
    <style:style style:name="T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size="12pt" style:font-name="Liberation Sans"/>
    </style:style>
    <style:style style:name="T4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overline-style="none" style:text-overline-color="font-color" style:font-name="Liberation Sans"/>
    </style:style>
    <style:style style:name="T6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/>
    </style:style>
    <style:style style:name="T8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text-overline-style="none" style:text-overline-color="font-color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font-size="10pt"/>
    </style:style>
    <style:style style:name="T9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.505cm" svg:height="2.505cm" svg:x="6.636cm" svg:y="2.71cm">
            <text:p text:style-name="P1">i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.505cm" svg:height="2.505cm" svg:x="6.774cm" svg:y="6.8cm">
            <text:p text:style-name="P1">i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2.505cm" svg:height="2.505cm" svg:x="13.961cm" svg:y="2.614cm">
            <text:p text:style-name="P1">h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2" svg:width="2.505cm" svg:height="2.505cm" svg:x="14.099cm" svg:y="6.669cm">
            <text:p text:style-name="P1">h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2.505cm" svg:height="2.505cm" svg:x="16.494cm" svg:y="2.73cm">
            <text:p text:style-name="P1">a_h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2.505cm" svg:height="2.505cm" svg:x="16.632cm" svg:y="6.72cm">
            <text:p text:style-name="P1">a_h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4" draw:text-style-name="P4" svg:width="2.505cm" svg:height="2.505cm" svg:x="23.678cm" svg:y="2.241cm">
            <text:p text:style-name="P1">O1</text:p>
            <text:p text:style-name="P1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4" draw:text-style-name="P4" svg:width="2.505cm" svg:height="2.505cm" svg:x="23.846cm" svg:y="6.547cm">
            <text:p text:style-name="P1">O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" draw:style-name="gr5" draw:text-style-name="P5" svg:x1="9.099cm" svg:y1="3.93cm" svg:x2="14.11cm" svg:y2="3.869cm">
            <text:p/>
          </draw:line>
          <draw:line draw:z-index="9" draw:style-name="gr5" draw:text-style-name="P5" svg:x1="9.224cm" svg:y1="8.261cm" svg:x2="14.097cm" svg:y2="8.208cm">
            <text:p/>
          </draw:line>
          <draw:line draw:z-index="10" draw:style-name="gr5" draw:text-style-name="P5" svg:x1="18.971cm" svg:y1="3.772cm" svg:x2="23.676cm" svg:y2="3.703cm">
            <text:p/>
          </draw:line>
          <draw:line draw:z-index="11" draw:style-name="gr5" draw:text-style-name="P5" svg:x1="19.136cm" svg:y1="8.047cm" svg:x2="23.829cm" svg:y2="7.917cm">
            <text:p/>
          </draw:line>
          <draw:line draw:z-index="12" draw:style-name="gr5" draw:text-style-name="P5" svg:x1="18.959cm" svg:y1="7.89cm" svg:x2="23.676cm" svg:y2="3.763cm">
            <text:p/>
          </draw:line>
          <draw:line draw:z-index="13" draw:style-name="gr5" draw:text-style-name="P5" svg:x1="18.976cm" svg:y1="4.081cm" svg:x2="23.86cm" svg:y2="7.676cm">
            <text:p/>
          </draw:line>
          <draw:line draw:z-index="14" draw:style-name="gr5" draw:text-style-name="P5" svg:x1="9.202cm" svg:y1="7.994cm" svg:x2="14.097cm" svg:y2="3.905cm">
            <text:p/>
          </draw:line>
          <draw:line draw:z-index="15" draw:style-name="gr5" draw:text-style-name="P5" svg:x1="9.099cm" svg:y1="4.064cm" svg:x2="13.987cm" svg:y2="8.075cm">
            <text:p/>
          </draw:line>
          <draw:custom-shape draw:z-index="16" draw:style-name="gr6" draw:text-style-name="P6" svg:width="2.665cm" svg:height="2.533cm" svg:x="26.239cm" svg:y="2.265cm">
            <text:p text:style-name="P1">a_O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7" draw:text-style-name="P6" svg:width="2.68cm" svg:height="2.374cm" svg:x="26.445cm" svg:y="6.617cm">
            <text:p text:style-name="P1">a_O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8" draw:text-style-name="P7" svg:width="3.559cm" svg:height="3.189cm" svg:x="31.205cm" svg:y="4.2cm">
            <text:p text:style-name="P1">E_Total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9" draw:style-name="gr9" draw:text-style-name="P8" svg:width="2.6cm" svg:height="0.469cm" svg:x="9.986cm" svg:y="3.401cm">
            <draw:text-box>
              <text:p>W1 = 0.15</text:p>
            </draw:text-box>
          </draw:frame>
          <draw:frame draw:z-index="20" draw:style-name="gr9" draw:text-style-name="P8" svg:width="2.6cm" svg:height="0.469cm" svg:x="10.711cm" svg:y="8.34cm">
            <draw:text-box>
              <text:p>W4 = 0.3</text:p>
            </draw:text-box>
          </draw:frame>
          <draw:frame draw:z-index="21" draw:style-name="gr9" draw:text-style-name="P8" svg:width="2.6cm" svg:height="0.469cm" svg:x="19.863cm" svg:y="3.222cm">
            <draw:text-box>
              <text:p>W5 = 0.4</text:p>
            </draw:text-box>
          </draw:frame>
          <draw:frame draw:z-index="22" draw:style-name="gr9" draw:text-style-name="P8" svg:width="2.6cm" svg:height="0.469cm" svg:x="20.138cm" svg:y="7.947cm">
            <draw:text-box>
              <text:p>W8 = 0.55</text:p>
            </draw:text-box>
          </draw:frame>
          <draw:frame draw:z-index="23" draw:style-name="gr9" draw:text-style-name="P8" svg:width="2.6cm" svg:height="0.469cm" svg:x="11.441cm" svg:y="6.622cm">
            <draw:text-box>
              <text:p>W3 = 0.25</text:p>
            </draw:text-box>
          </draw:frame>
          <draw:frame draw:z-index="24" draw:style-name="gr9" draw:text-style-name="P8" svg:width="2.6cm" svg:height="0.469cm" svg:x="11.441cm" svg:y="5.06cm">
            <draw:text-box>
              <text:p>W2 = 0.2</text:p>
            </draw:text-box>
          </draw:frame>
          <draw:frame draw:z-index="25" draw:style-name="gr9" draw:text-style-name="P8" svg:width="2.6cm" svg:height="0.469cm" svg:x="21.388cm" svg:y="6.443cm">
            <draw:text-box>
              <text:p>W7 = 0.5</text:p>
            </draw:text-box>
          </draw:frame>
          <draw:frame draw:z-index="26" draw:style-name="gr9" draw:text-style-name="P8" svg:width="2.6cm" svg:height="0.469cm" svg:x="21.419cm" svg:y="4.998cm">
            <draw:text-box>
              <text:p>W6 = 0.45</text:p>
            </draw:text-box>
          </draw:frame>
          <draw:line draw:z-index="27" draw:style-name="gr5" draw:text-style-name="P5" svg:x1="28.801cm" svg:y1="3.402cm" svg:x2="31.822cm" svg:y2="5.027cm">
            <text:p/>
          </draw:line>
          <draw:line draw:z-index="28" draw:style-name="gr5" draw:text-style-name="P5" svg:x1="29.125cm" svg:y1="7.858cm" svg:x2="31.749cm" svg:y2="6.202cm">
            <text:p/>
          </draw:line>
          <draw:frame draw:z-index="29" draw:style-name="gr10" draw:text-style-name="P8" svg:width="0.912cm" svg:height="0.565cm" svg:x="30.218cm" svg:y="3.701cm">
            <draw:text-box>
              <text:p>E1</text:p>
            </draw:text-box>
          </draw:frame>
          <draw:frame draw:z-index="30" draw:style-name="gr10" draw:text-style-name="P8" svg:width="0.912cm" svg:height="0.565cm" svg:x="30.454cm" svg:y="6.861cm">
            <draw:text-box>
              <text:p>E2</text:p>
            </draw:text-box>
          </draw:frame>
          <draw:line draw:z-index="31" draw:style-name="gr11" draw:text-style-name="P5" svg:x1="3.91cm" svg:y1="3.771cm" svg:x2="6.601cm" svg:y2="3.748cm">
            <text:p/>
          </draw:line>
          <draw:line draw:z-index="32" draw:style-name="gr11" draw:text-style-name="P5" svg:x1="3.891cm" svg:y1="8.118cm" svg:x2="6.696cm" svg:y2="8.073cm">
            <text:p/>
          </draw:line>
          <draw:line draw:z-index="33" draw:style-name="gr12" draw:text-style-name="P5" svg:x1="4.105cm" svg:y1="8.376cm" svg:x2="3.9cm" svg:y2="8.376cm">
            <text:p/>
          </draw:line>
          <draw:frame draw:z-index="34" draw:style-name="gr13" draw:text-style-name="P9" svg:width="46.147cm" svg:height="27.275cm" svg:x="85.197cm" svg:y="2.19cm">
            <draw:object draw:notify-on-update-of-ranges="Sheet1.X40:Sheet1.X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6"/>
        <table:table-column table:style-name="co2" table:number-columns-repeated="4" table:default-cell-style-name="ce20"/>
        <table:table-column table:style-name="co3" table:default-cell-style-name="ce16"/>
        <table:table-column table:style-name="co2" table:number-columns-repeated="3" table:default-cell-style-name="ce16"/>
        <table:table-column table:style-name="co2" table:number-columns-repeated="4" table:default-cell-style-name="ce20"/>
        <table:table-column table:style-name="co2" table:default-cell-style-name="ce16"/>
        <table:table-column table:style-name="co4" table:default-cell-style-name="ce16"/>
        <table:table-column table:style-name="co2" table:number-columns-repeated="5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9" table:default-cell-style-name="ce16"/>
        <table:table-column table:style-name="co1" table:number-columns-repeated="992" table:default-cell-style-name="Default"/>
        <table:table-row table:style-name="ro1" table:number-rows-repeated="2">
          <table:table-cell/>
          <table:table-cell table:style-name="Default"/>
          <table:table-cell table:style-name="ce17"/>
          <table:table-cell table:style-name="Default" table:number-columns-repeated="29"/>
          <table:table-cell table:number-columns-repeated="992"/>
        </table:table-row>
        <table:table-row table:style-name="ro1">
          <table:table-cell/>
          <table:table-cell table:style-name="Default"/>
          <table:table-cell table:style-name="ce17" table:number-columns-repeated="17"/>
          <table:table-cell table:style-name="Default" table:number-columns-repeated="13"/>
          <table:table-cell table:number-columns-repeated="992"/>
        </table:table-row>
        <table:table-row table:style-name="ro2">
          <table:table-cell/>
          <table:table-cell table:style-name="Default" table:number-columns-repeated="17"/>
          <table:table-cell table:style-name="ce7" office:value-type="string" calcext:value-type="string">
            <text:p>Formulas</text:p>
          </table:table-cell>
          <table:table-cell table:style-name="Default"/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Output</text:p>
          </table:table-cell>
          <table:table-cell table:style-name="Default" table:number-columns-repeated="10"/>
          <table:table-cell table:number-columns-repeated="992"/>
        </table:table-row>
        <table:table-row table:style-name="ro3">
          <table:table-cell/>
          <table:table-cell table:style-name="Default" table:number-columns-repeated="3"/>
          <table:table-cell table:style-name="ce17" table:number-columns-spanned="13" table:number-rows-spanned="16"/>
          <table:covered-table-cell table:number-columns-repeated="12" table:style-name="Default"/>
          <table:table-cell table:style-name="Default"/>
          <table:table-cell table:style-name="ce8"/>
          <table:table-cell table:style-name="Default"/>
          <table:table-cell table:style-name="ce12" office:value-type="float" office:value="0.01" calcext:value-type="float">
            <text:p>0.0100</text:p>
          </table:table-cell>
          <table:table-cell table:style-name="ce8"/>
          <table:table-cell table:style-name="Default" table:number-columns-repeated="2"/>
          <table:table-cell table:style-name="ce26" office:value-type="string" calcext:value-type="string">
            <text:p><text:span text:style-name="T6">δE_t / δw5 = δ(E1) / δw5 = (δ(E1) / δa_O1 )*(δa_O1 / δO1</text:span>)* ( δO1 /δw5 )</text:p>
          </table:table-cell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h1 = w1*i1 + w2*i2</text:p>
          </table:table-cell>
          <table:table-cell table:style-name="Default"/>
          <table:table-cell table:style-name="ce12" office:value-type="float" office:value="0.99" calcext:value-type="float">
            <text:p>0.9900</text:p>
          </table:table-cell>
          <table:table-cell table:style-name="ce9"/>
          <table:table-cell table:style-name="Default" table:number-columns-repeated="2"/>
          <table:table-cell table:style-name="ce27" office:value-type="string" calcext:value-type="string">
            <text:p>δE1/δa_O1 = δ(½ * (t1 – a_O1)²)/δa_O1 =( t1 – a_O1)* (-1) = a_O1 – t1</text:p>
          </table:table-cell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h2 = w3*i1 + w4*i2</text:p>
          </table:table-cell>
          <table:table-cell table:style-name="Default" table:number-columns-repeated="5"/>
          <table:table-cell table:style-name="ce26" office:value-type="string" calcext:value-type="string">
            <text:p>δa_O1/δO1 = a_O1 * (1 – a_O1)</text:p>
          </table:table-cell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8"/>
          <table:table-cell table:style-name="Default" table:number-columns-repeated="5"/>
          <table:table-cell table:style-name="ce26"/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a_h1 = <text:span text:style-name="T1">σ(h1)= 1/1+exp(-h1)</text:span></text:p>
          </table:table-cell>
          <table:table-cell table:style-name="Default" table:number-columns-repeated="5"/>
          <table:table-cell table:style-name="ce26" office:value-type="string" calcext:value-type="string">
            <text:p>δO1/δw5 = a_h1</text:p>
          </table:table-cell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<text:span text:style-name="T2">a_h2 = </text:span><text:span text:style-name="T3">σ(h2) = 1/1+exp(-h2)</text:span></text:p>
          </table:table-cell>
          <table:table-cell table:style-name="Default" table:number-columns-repeated="5"/>
          <table:table-cell table:style-name="ce26" office:value-type="string" calcext:value-type="string">
            <text:p>δE_t /δw5 = (a_o1-t1) * a_o1 * <text:span text:style-name="T7">(1-a_o1) * a_h1</text:span>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8"/>
          <table:table-cell table:style-name="Default" table:number-columns-repeated="5"/>
          <table:table-cell table:style-name="ce27" office:value-type="string" calcext:value-type="string">
            <text:p>δE_t /δw6 = (a_o1-t1) * a_o1 * (1-a_o1) * a_h2</text:p>
          </table:table-cell>
          <table:table-cell table:style-name="ce27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10" office:value-type="string" calcext:value-type="string">
            <text:p>O1 = a_h1* w5+ a_h2*w6 </text:p>
          </table:table-cell>
          <table:table-cell table:style-name="Default" table:number-columns-repeated="5"/>
          <table:table-cell table:style-name="ce26" office:value-type="string" calcext:value-type="string">
            <text:p>δE_t /δw7 = (a_o2-t2) * a_o2 * (1-a_o2) * a_h1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10" office:value-type="string" calcext:value-type="string">
            <text:p>O2 = a_h1* w7+ a_h2*w8 </text:p>
          </table:table-cell>
          <table:table-cell table:style-name="Default" table:number-columns-repeated="5"/>
          <table:table-cell table:style-name="ce27" office:value-type="string" calcext:value-type="string">
            <text:p>δE_t /δw8 = (a_o2-t2) * a_o2 * (1-a_o2) * a_h2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8"/>
          <table:table-cell table:style-name="Default" table:number-columns-repeated="5"/>
          <table:table-cell table:style-name="ce26"/>
          <table:table-cell table:style-name="ce27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a_O1 = <text:span text:style-name="T1">σ(O1)</text:span></text:p>
          </table:table-cell>
          <table:table-cell table:style-name="Default" table:number-columns-repeated="5"/>
          <table:table-cell table:style-name="ce26" office:value-type="string" calcext:value-type="string">
            <text:p>δE1 /δa_h2 = (a_o2-t2) * a_o2 * (1-a_o2) * w8 +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a_O2 = <text:span text:style-name="T1">σ(O2)</text:span></text:p>
          </table:table-cell>
          <table:table-cell table:style-name="Default" table:number-columns-repeated="5"/>
          <table:table-cell table:style-name="ce27" office:value-type="string" calcext:value-type="string">
            <text:p>(a_o2-t2) * a_o2 * (1-a_o2) * w8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/>
          <table:table-cell table:style-name="Default" table:number-columns-repeated="5"/>
          <table:table-cell table:style-name="ce26" office:value-type="string" calcext:value-type="string">
            <text:p>δE_t/δa_h1 = δ(E1 + δE2) /δa_h1</text:p>
          </table:table-cell>
          <table:table-cell table:style-name="ce27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9" office:value-type="string" calcext:value-type="string">
            <text:p>E1 =  <text:span text:style-name="T1">½ * (t1 – a_O1)²</text:span></text:p>
          </table:table-cell>
          <table:table-cell table:style-name="Default" table:number-columns-repeated="5"/>
          <table:table-cell table:style-name="ce26" office:value-type="string" calcext:value-type="string">
            <text:p>δE1/δa_h1 =( (a_o1-t1) * a_o1 * (1-a_o1) * w5 + (a_o2-t2) * a_o2 * (1-a_o2) * w7 )  * <text:span text:style-name="T7">a_h1 * </text:span>(1-a_h1)*i1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/>
          <table:table-cell table:style-name="ce11" office:value-type="string" calcext:value-type="string">
            <text:p><text:span text:style-name="T4">E2  = ½ * (t2 – a_O2)</text:span><text:span text:style-name="T5">²</text:span></text:p>
          </table:table-cell>
          <table:table-cell table:style-name="Default" table:number-columns-repeated="5"/>
          <table:table-cell table:style-name="ce26" table:number-columns-repeated="5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covered-table-cell table:number-columns-repeated="13" table:style-name="Default"/>
          <table:table-cell table:style-name="Default" table:number-columns-repeated="7"/>
          <table:table-cell table:style-name="ce26" office:value-type="string" calcext:value-type="string">
            <text:p>δE_t/ δW1 = δET /δa_h1 * a_h1 * (1 – a_h1) *i1</text:p>
          </table:table-cell>
          <table:table-cell table:style-name="ce27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23"/>
          <table:table-cell table:style-name="ce26" office:value-type="string" calcext:value-type="string">
            <text:p>δE_t/ δW2 = δET /δa_h1 * a_h1 * (1 – a_h1) *i2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23"/>
          <table:table-cell table:style-name="ce27" office:value-type="string" calcext:value-type="string">
            <text:p>δE_t/ δW3 = δET /δa_h2 * a_h2 * (1 – a_h2) *i1</text:p>
          </table:table-cell>
          <table:table-cell table:style-name="ce26" table:number-columns-repeated="4"/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table:style-name="Default" table:number-columns-repeated="2"/>
          <table:table-cell table:style-name="ce17"/>
          <table:table-cell table:style-name="Default" table:number-columns-repeated="20"/>
          <table:table-cell table:style-name="ce26" office:value-type="string" calcext:value-type="string">
            <text:p>δE_t/ δW4 = δET /δa_h2 * a_h2 * (1 – a_h2) *i2</text:p>
          </table:table-cell>
          <table:table-cell table:style-name="ce27" table:number-columns-repeated="4"/>
          <table:table-cell table:style-name="Default" table:number-columns-repeated="3"/>
          <table:table-cell table:number-columns-repeated="992"/>
        </table:table-row>
        <table:table-row table:style-name="ro4">
          <table:table-cell/>
          <table:table-cell table:style-name="Default" table:number-columns-repeated="23"/>
          <table:table-cell table:style-name="ce28"/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23"/>
          <table:table-cell table:style-name="ce26"/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23"/>
          <table:table-cell table:style-name="ce27"/>
          <table:table-cell table:style-name="Default" table:number-columns-repeated="7"/>
          <table:table-cell table:number-columns-repeated="992"/>
        </table:table-row>
        <table:table-row table:style-name="ro2">
          <table:table-cell/>
          <table:table-cell table:style-name="Default" table:number-columns-repeated="23"/>
          <table:table-cell table:style-name="ce26"/>
          <table:table-cell table:style-name="Default" table:number-columns-repeated="7"/>
          <table:table-cell table:number-columns-repeated="992"/>
        </table:table-row>
        <table:table-row table:style-name="ro1" table:number-rows-repeated="2">
          <table:table-cell/>
          <table:table-cell table:style-name="Default" table:number-columns-repeated="31"/>
          <table:table-cell table:number-columns-repeated="992"/>
        </table:table-row>
        <table:table-row table:style-name="ro2">
          <table:table-cell/>
          <table:table-cell table:style-name="Default" table:number-columns-repeated="3"/>
          <table:table-cell table:style-name="ce18" office:value-type="string" calcext:value-type="string">
            <text:p>η (lr)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19"/>
          <table:table-cell table:style-name="ce26"/>
          <table:table-cell table:style-name="Default" table:number-columns-repeated="6"/>
          <table:table-cell table:number-columns-repeated="992"/>
        </table:table-row>
        <table:table-row table:style-name="ro2">
          <table:table-cell/>
          <table:table-cell table:style-name="Default" table:number-columns-repeated="24"/>
          <table:table-cell table:style-name="ce27"/>
          <table:table-cell table:style-name="Default" table:number-columns-repeated="6"/>
          <table:table-cell table:number-columns-repeated="992"/>
        </table:table-row>
        <table:table-row table:style-name="ro2">
          <table:table-cell/>
          <table:table-cell table:style-name="Default" table:number-columns-repeated="24"/>
          <table:table-cell table:style-name="ce26"/>
          <table:table-cell table:style-name="Default" table:number-columns-repeated="6"/>
          <table:table-cell table:number-columns-repeated="992"/>
        </table:table-row>
        <table:table-row table:style-name="ro1" table:number-rows-repeated="6">
          <table:table-cell/>
          <table:table-cell table:style-name="Default" table:number-columns-repeated="31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style-name="ce14" office:value-type="string" calcext:value-type="string">
            <text:p>i1</text:p>
          </table:table-cell>
          <table:table-cell table:style-name="ce14" office:value-type="string" calcext:value-type="string">
            <text:p>i2</text:p>
          </table:table-cell>
          <table:table-cell table:style-name="ce14" office:value-type="string" calcext:value-type="string">
            <text:p>W1</text:p>
          </table:table-cell>
          <table:table-cell table:style-name="ce14" office:value-type="string" calcext:value-type="string">
            <text:p>W2</text:p>
          </table:table-cell>
          <table:table-cell table:style-name="ce14" office:value-type="string" calcext:value-type="string">
            <text:p>W3</text:p>
          </table:table-cell>
          <table:table-cell table:style-name="ce14" office:value-type="string" calcext:value-type="string">
            <text:p>W4</text:p>
          </table:table-cell>
          <table:table-cell table:style-name="ce14" office:value-type="string" calcext:value-type="string">
            <text:p>h1</text:p>
          </table:table-cell>
          <table:table-cell table:style-name="ce14" office:value-type="string" calcext:value-type="string">
            <text:p>a_h1</text:p>
          </table:table-cell>
          <table:table-cell table:style-name="ce14" office:value-type="string" calcext:value-type="string">
            <text:p>h2</text:p>
          </table:table-cell>
          <table:table-cell table:style-name="ce14" office:value-type="string" calcext:value-type="string">
            <text:p>a_h2</text:p>
          </table:table-cell>
          <table:table-cell table:style-name="ce14" office:value-type="string" calcext:value-type="string">
            <text:p>W5</text:p>
          </table:table-cell>
          <table:table-cell table:style-name="ce14" office:value-type="string" calcext:value-type="string">
            <text:p>W6</text:p>
          </table:table-cell>
          <table:table-cell table:style-name="ce14" office:value-type="string" calcext:value-type="string">
            <text:p>W7</text:p>
          </table:table-cell>
          <table:table-cell table:style-name="ce14" office:value-type="string" calcext:value-type="string">
            <text:p>W8</text:p>
          </table:table-cell>
          <table:table-cell table:style-name="ce14" office:value-type="string" calcext:value-type="string">
            <text:p>O1</text:p>
          </table:table-cell>
          <table:table-cell table:style-name="ce14" office:value-type="string" calcext:value-type="string">
            <text:p>a_O1</text:p>
          </table:table-cell>
          <table:table-cell table:style-name="ce14" office:value-type="string" calcext:value-type="string">
            <text:p>O2</text:p>
          </table:table-cell>
          <table:table-cell table:style-name="ce14" office:value-type="string" calcext:value-type="string">
            <text:p>a_O2</text:p>
          </table:table-cell>
          <table:table-cell table:style-name="ce14" office:value-type="string" calcext:value-type="string">
            <text:p>E1</text:p>
          </table:table-cell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E_Total</text:p>
          </table:table-cell>
          <table:table-cell table:style-name="ce14" office:value-type="string" calcext:value-type="string">
            <text:p><text:span text:style-name="T8">E</text:span><text:span text:style-name="T9">δW1</text:span></text:p>
          </table:table-cell>
          <table:table-cell table:style-name="ce14" office:value-type="string" calcext:value-type="string">
            <text:p>EδW2</text:p>
          </table:table-cell>
          <table:table-cell table:style-name="ce14" office:value-type="string" calcext:value-type="string">
            <text:p>EδW3</text:p>
          </table:table-cell>
          <table:table-cell table:style-name="ce14" office:value-type="string" calcext:value-type="string">
            <text:p>EδW4</text:p>
          </table:table-cell>
          <table:table-cell table:style-name="ce14" office:value-type="string" calcext:value-type="string">
            <text:p>EδW5</text:p>
          </table:table-cell>
          <table:table-cell table:style-name="ce14" office:value-type="string" calcext:value-type="string">
            <text:p>EδW6</text:p>
          </table:table-cell>
          <table:table-cell table:style-name="ce14" office:value-type="string" calcext:value-type="string">
            <text:p>EδW7</text:p>
          </table:table-cell>
          <table:table-cell table:style-name="ce14" office:value-type="string" calcext:value-type="string">
            <text:p>EδW8</text:p>
          </table:table-cell>
          <table:table-cell table:number-columns-repeated="992"/>
        </table:table-row>
        <table:table-row table:style-name="ro5">
          <table:table-cell table:style-name="ce4"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style-name="ce16" office:value-type="float" office:value="0.15" calcext:value-type="float">
            <text:p>0.1500</text:p>
          </table:table-cell>
          <table:table-cell table:style-name="ce16" office:value-type="float" office:value="0.2" calcext:value-type="float">
            <text:p>0.2000</text:p>
          </table:table-cell>
          <table:table-cell table:style-name="ce16" office:value-type="float" office:value="0.25" calcext:value-type="float">
            <text:p>0.2500</text:p>
          </table:table-cell>
          <table:table-cell table:style-name="ce16" office:value-type="float" office:value="0.3" calcext:value-type="float">
            <text:p>0.3000</text:p>
          </table:table-cell>
          <table:table-cell table:formula="of:=([.F40]*[.D40] + [.G40]*[.E40])" office:value-type="float" office:value="0.0275" calcext:value-type="float">
            <text:p>0.0275</text:p>
          </table:table-cell>
          <table:table-cell table:formula="of:=1/(1+EXP(-[.J40]))" office:value-type="float" office:value="0.506874566764534" calcext:value-type="float">
            <text:p>0.5069</text:p>
          </table:table-cell>
          <table:table-cell table:formula="of:=([.H40]*[.D40]+[.I40]*[.E40])" office:value-type="float" office:value="0.0425" calcext:value-type="float">
            <text:p>0.0425</text:p>
          </table:table-cell>
          <table:table-cell table:formula="of:==1/(1+EXP(-[.L40]))" office:value-type="float" office:value="0.510623401004964" calcext:value-type="float">
            <text:p>0.5106</text:p>
          </table:table-cell>
          <table:table-cell table:style-name="ce16" office:value-type="float" office:value="0.4" calcext:value-type="float">
            <text:p>0.4000</text:p>
          </table:table-cell>
          <table:table-cell table:style-name="ce16" office:value-type="float" office:value="0.45" calcext:value-type="float">
            <text:p>0.4500</text:p>
          </table:table-cell>
          <table:table-cell table:style-name="ce16" office:value-type="float" office:value="0.5" calcext:value-type="float">
            <text:p>0.5000</text:p>
          </table:table-cell>
          <table:table-cell table:style-name="ce16" office:value-type="float" office:value="0.55" calcext:value-type="float">
            <text:p>0.5500</text:p>
          </table:table-cell>
          <table:table-cell table:formula="of:=([.K40]*[.N40]+[.M40]*[.O40])" office:value-type="float" office:value="0.432530357158047" calcext:value-type="float">
            <text:p>0.4325</text:p>
          </table:table-cell>
          <table:table-cell table:formula="of:=1/(1+EXP(-[.R40]))" office:value-type="float" office:value="0.606477732206728" calcext:value-type="float">
            <text:p>0.6065</text:p>
          </table:table-cell>
          <table:table-cell table:formula="of:=([.K40]*[.P40]+[.M40]*[.Q40])" office:value-type="float" office:value="0.534280153934997" calcext:value-type="float">
            <text:p>0.5343</text:p>
          </table:table-cell>
          <table:table-cell table:formula="of:=1/(1+EXP(-[.T40]))" office:value-type="float" office:value="0.630480835450635" calcext:value-type="float">
            <text:p>0.6305</text:p>
          </table:table-cell>
          <table:table-cell table:formula="of:=0.5*([.B40]-[.S40])^2" office:value-type="float" office:value="0.177892842509241" calcext:value-type="float">
            <text:p>0.1779</text:p>
          </table:table-cell>
          <table:table-cell table:formula="of:==0.5*([.C40]-[.U40])^2" office:value-type="float" office:value="0.0646270148391368" calcext:value-type="float">
            <text:p>0.0646</text:p>
          </table:table-cell>
          <table:table-cell table:formula="of:=[.V40]+[.W40]" office:value-type="float" office:value="0.242519857348377" calcext:value-type="float">
            <text:p>0.2425</text:p>
          </table:table-cell>
          <table:table-cell table:formula="of:=(([.S40]-[.B40])*[.S40]*(1-[.S40])*[.N40] + (([.U40]-[.C40])*[.U40]*(1-[.U40])*[.P40])) * [.K40]*(1-[.K40])*[.D40]" office:value-type="float" office:value="0.000188255666940112" calcext:value-type="float">
            <text:p>0.0002</text:p>
          </table:table-cell>
          <table:table-cell table:formula="of:=(([.S40]-[.B40])*[.S40]*(1-[.S40])*[.N40] + (([.U40]-[.C40])*[.U40]*(1-[.U40])*[.P40])) * [.K40]*(1-[.K40])*[.E40]" office:value-type="float" office:value="0.000376511333880224" calcext:value-type="float">
            <text:p>0.0004</text:p>
          </table:table-cell>
          <table:table-cell table:formula="of:=(([.S40]-[.B40])*[.S40]*(1-[.S40])*[.O40] + (([.U40]-[.C40])*[.U40]*(1-[.U40])*[.Q40])) * [.K40]*(1-[.K40])*[.D40]" office:value-type="float" office:value="0.000224872477554523" calcext:value-type="float">
            <text:p>0.0002</text:p>
          </table:table-cell>
          <table:table-cell table:formula="of:==(([.S40]-[.B40])*[.S40]*(1-[.S40])*[.O40] + (([.U40]-[.C40])*[.U40]*(1-[.U40])*[.Q40])) * [.K40]*(1-[.K40])*[.E40]" office:value-type="float" office:value="0.000449744955109047" calcext:value-type="float">
            <text:p>0.0004</text:p>
          </table:table-cell>
          <table:table-cell table:formula="of:=([.S40]-[.B40])*[.S40]*(1-[.S40])*[.K40]" office:value-type="float" office:value="0.0721570729121363" calcext:value-type="float">
            <text:p>0.0722</text:p>
          </table:table-cell>
          <table:table-cell table:formula="of:=([.S40]-[.B40]) * [.S40] * (1-[.S40]) * [.M40]" office:value-type="float" office:value="0.0726907451919448" calcext:value-type="float">
            <text:p>0.0727</text:p>
          </table:table-cell>
          <table:table-cell table:formula="of:=([.U40]-[.C40])*[.U40]*(1-[.U40]) *[.K40]" office:value-type="float" office:value="-0.0424552500926047" calcext:value-type="float">
            <text:p>-0.0425</text:p>
          </table:table-cell>
          <table:table-cell table:formula="of:=([.U40]-[.C40])*[.U40]*(1-[.U40]) *[.M40]" office:value-type="float" office:value="-0.0427692482800638" calcext:value-type="float">
            <text:p>-0.0428</text:p>
          </table:table-cell>
          <table:table-cell table:style-name="ce4"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0]-[.$F$30]*[.Y40]" office:value-type="float" office:value="0.148117443330599" calcext:value-type="float">
            <text:p>0.1481</text:p>
          </table:table-cell>
          <table:table-cell table:formula="of:=[.G40]-[.$F$30]*[.Z40]" office:value-type="float" office:value="0.196234886661198" calcext:value-type="float">
            <text:p>0.1962</text:p>
          </table:table-cell>
          <table:table-cell table:formula="of:=[.H40]-[.$F$30]*[.AA40]" office:value-type="float" office:value="0.247751275224455" calcext:value-type="float">
            <text:p>0.2478</text:p>
          </table:table-cell>
          <table:table-cell table:formula="of:=[.I40]-[.$F$30]*[.AB40]" office:value-type="float" office:value="0.29550255044891" calcext:value-type="float">
            <text:p>0.2955</text:p>
          </table:table-cell>
          <table:table-cell table:formula="of:=([.F41]*[.D41] + [.G41]*[.E41])" office:value-type="float" office:value="0.0270293608326497" calcext:value-type="float">
            <text:p>0.0270</text:p>
          </table:table-cell>
          <table:table-cell table:formula="of:=1/(1+EXP(-[.J41]))" office:value-type="float" office:value="0.506756928836508" calcext:value-type="float">
            <text:p>0.5068</text:p>
          </table:table-cell>
          <table:table-cell table:formula="of:=([.H41]*[.D41]+[.I41]*[.E41])" office:value-type="float" office:value="0.0419378188061137" calcext:value-type="float">
            <text:p>0.0419</text:p>
          </table:table-cell>
          <table:table-cell table:formula="of:==1/(1+EXP(-[.L41]))" office:value-type="float" office:value="0.510482918317076" calcext:value-type="float">
            <text:p>0.5105</text:p>
          </table:table-cell>
          <table:table-cell table:formula="of:=[.N40]-[.$F$30]*[.AC40]" office:value-type="float" office:value="-0.321570729121363" calcext:value-type="float">
            <text:p>-0.3216</text:p>
          </table:table-cell>
          <table:table-cell table:formula="of:=[.O40]-[.$F$30]*[.AD40]" office:value-type="float" office:value="-0.276907451919448" calcext:value-type="float">
            <text:p>-0.2769</text:p>
          </table:table-cell>
          <table:table-cell table:formula="of:=[.P40]-[.$F$30]*[.AE40]" office:value-type="float" office:value="0.924552500926047" calcext:value-type="float">
            <text:p>0.9246</text:p>
          </table:table-cell>
          <table:table-cell table:formula="of:=[.Q40]-[.$F$30]*[.AF40]" office:value-type="float" office:value="0.977692482800638" calcext:value-type="float">
            <text:p>0.9777</text:p>
          </table:table-cell>
          <table:table-cell table:formula="of:=([.K41]*[.N41]+[.M41]*[.O41])" office:value-type="float" office:value="-0.304314719252844" calcext:value-type="float">
            <text:p>-0.3043</text:p>
          </table:table-cell>
          <table:table-cell table:formula="of:=1/(1+EXP(-[.R41]))" office:value-type="float" office:value="0.424503054521182" calcext:value-type="float">
            <text:p>0.4245</text:p>
          </table:table-cell>
          <table:table-cell table:formula="of:=([.K41]*[.P41]+[.M41]*[.Q41])" office:value-type="float" office:value="0.967618697754134" calcext:value-type="float">
            <text:p>0.9676</text:p>
          </table:table-cell>
          <table:table-cell table:formula="of:=1/(1+EXP(-[.T41]))" office:value-type="float" office:value="0.724644599382749" calcext:value-type="float">
            <text:p>0.7246</text:p>
          </table:table-cell>
          <table:table-cell table:formula="of:=0.5*([.B41]-[.S41])^2" office:value-type="float" office:value="0.0859063911036948" calcext:value-type="float">
            <text:p>0.0859</text:p>
          </table:table-cell>
          <table:table-cell table:formula="of:==0.5*([.C41]-[.U41])^2" office:value-type="float" office:value="0.0352067443183709" calcext:value-type="float">
            <text:p>0.0352</text:p>
          </table:table-cell>
          <table:table-cell table:formula="of:=[.V41]+[.W41]" office:value-type="float" office:value="0.121113135422066" calcext:value-type="float">
            <text:p>0.1211</text:p>
          </table:table-cell>
          <table:table-cell table:formula="of:=(([.S41]-[.B41])*[.S41]*(1-[.S41])*[.N41] + (([.U41]-[.C41])*[.U41]*(1-[.U41])*[.P41])) * [.K41]*(1-[.K41])*[.D41]" office:value-type="float" office:value="-0.00101876574990476" calcext:value-type="float">
            <text:p>-0.0010</text:p>
          </table:table-cell>
          <table:table-cell table:formula="of:=(([.S41]-[.B41])*[.S41]*(1-[.S41])*[.N41] + (([.U41]-[.C41])*[.U41]*(1-[.U41])*[.P41])) * [.K41]*(1-[.K41])*[.E41]" office:value-type="float" office:value="-0.00203753149980951" calcext:value-type="float">
            <text:p>-0.0020</text:p>
          </table:table-cell>
          <table:table-cell table:formula="of:=(([.S41]-[.B41])*[.S41]*(1-[.S41])*[.O41] + (([.U41]-[.C41])*[.U41]*(1-[.U41])*[.Q41])) * [.K41]*(1-[.K41])*[.D41]" office:value-type="float" office:value="-0.000997405787318628" calcext:value-type="float">
            <text:p>-0.0010</text:p>
          </table:table-cell>
          <table:table-cell table:formula="of:==(([.S41]-[.B41])*[.S41]*(1-[.S41])*[.O41] + (([.U41]-[.C41])*[.U41]*(1-[.U41])*[.Q41])) * [.K41]*(1-[.K41])*[.E41]" office:value-type="float" office:value="-0.00199481157463726" calcext:value-type="float">
            <text:p>-0.0020</text:p>
          </table:table-cell>
          <table:table-cell table:formula="of:=([.S41]-[.B41])*[.S41]*(1-[.S41])*[.K41]" office:value-type="float" office:value="0.0513158200126354" calcext:value-type="float">
            <text:p>0.0513</text:p>
          </table:table-cell>
          <table:table-cell table:formula="of:=([.S41]-[.B41]) * [.S41] * (1-[.S41]) * [.M41]" office:value-type="float" office:value="0.0516931255701397" calcext:value-type="float">
            <text:p>0.0517</text:p>
          </table:table-cell>
          <table:table-cell table:formula="of:=([.U41]-[.C41])*[.U41]*(1-[.U41]) *[.K41]" office:value-type="float" office:value="-0.026831582343002" calcext:value-type="float">
            <text:p>-0.0268</text:p>
          </table:table-cell>
          <table:table-cell table:formula="of:=([.U41]-[.C41])*[.U41]*(1-[.U41]) *[.M41]" office:value-type="float" office:value="-0.0270288646846298" calcext:value-type="float">
            <text:p>-0.027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1]-[.$F$30]*[.Y41]" office:value-type="float" office:value="0.158305100829646" calcext:value-type="float">
            <text:p>0.1583</text:p>
          </table:table-cell>
          <table:table-cell table:formula="of:=[.G41]-[.$F$30]*[.Z41]" office:value-type="float" office:value="0.216610201659293" calcext:value-type="float">
            <text:p>0.2166</text:p>
          </table:table-cell>
          <table:table-cell table:formula="of:=[.H41]-[.$F$30]*[.AA41]" office:value-type="float" office:value="0.257725333097641" calcext:value-type="float">
            <text:p>0.2577</text:p>
          </table:table-cell>
          <table:table-cell table:formula="of:=[.I41]-[.$F$30]*[.AB41]" office:value-type="float" office:value="0.315450666195282" calcext:value-type="float">
            <text:p>0.3155</text:p>
          </table:table-cell>
          <table:table-cell table:formula="of:=([.F42]*[.D42] + [.G42]*[.E42])" office:value-type="float" office:value="0.0295762752074116" calcext:value-type="float">
            <text:p>0.0296</text:p>
          </table:table-cell>
          <table:table-cell table:formula="of:=1/(1+EXP(-[.J42]))" office:value-type="float" office:value="0.50739352984846" calcext:value-type="float">
            <text:p>0.5074</text:p>
          </table:table-cell>
          <table:table-cell table:formula="of:=([.H42]*[.D42]+[.I42]*[.E42])" office:value-type="float" office:value="0.0444313332744103" calcext:value-type="float">
            <text:p>0.0444</text:p>
          </table:table-cell>
          <table:table-cell table:formula="of:==1/(1+EXP(-[.L42]))" office:value-type="float" office:value="0.511106006307982" calcext:value-type="float">
            <text:p>0.5111</text:p>
          </table:table-cell>
          <table:table-cell table:formula="of:=[.N41]-[.$F$30]*[.AC41]" office:value-type="float" office:value="-0.834728929247717" calcext:value-type="float">
            <text:p>-0.8347</text:p>
          </table:table-cell>
          <table:table-cell table:formula="of:=[.O41]-[.$F$30]*[.AD41]" office:value-type="float" office:value="-0.793838707620844" calcext:value-type="float">
            <text:p>-0.7938</text:p>
          </table:table-cell>
          <table:table-cell table:formula="of:=[.P41]-[.$F$30]*[.AE41]" office:value-type="float" office:value="1.19286832435607" calcext:value-type="float">
            <text:p>1.1929</text:p>
          </table:table-cell>
          <table:table-cell table:formula="of:=[.Q41]-[.$F$30]*[.AF41]" office:value-type="float" office:value="1.24798112964694" calcext:value-type="float">
            <text:p>1.2480</text:p>
          </table:table-cell>
          <table:table-cell table:formula="of:=([.K42]*[.N42]+[.M42]*[.O42])" office:value-type="float" office:value="-0.829271789382404" calcext:value-type="float">
            <text:p>-0.8293</text:p>
          </table:table-cell>
          <table:table-cell table:formula="of:=1/(1+EXP(-[.R42]))" office:value-type="float" office:value="0.303799068495053" calcext:value-type="float">
            <text:p>0.3038</text:p>
          </table:table-cell>
          <table:table-cell table:formula="of:=([.K42]*[.P42]+[.M42]*[.Q42])" office:value-type="float" office:value="1.24310432086101" calcext:value-type="float">
            <text:p>1.2431</text:p>
          </table:table-cell>
          <table:table-cell table:formula="of:=1/(1+EXP(-[.T42]))" office:value-type="float" office:value="0.776103903970659" calcext:value-type="float">
            <text:p>0.7761</text:p>
          </table:table-cell>
          <table:table-cell table:formula="of:=0.5*([.B42]-[.S42])^2" office:value-type="float" office:value="0.0431589463242803" calcext:value-type="float">
            <text:p>0.0432</text:p>
          </table:table-cell>
          <table:table-cell table:formula="of:==0.5*([.C42]-[.U42])^2" office:value-type="float" office:value="0.0228757699482966" calcext:value-type="float">
            <text:p>0.0229</text:p>
          </table:table-cell>
          <table:table-cell table:formula="of:=[.V42]+[.W42]" office:value-type="float" office:value="0.0660347162725769" calcext:value-type="float">
            <text:p>0.0660</text:p>
          </table:table-cell>
          <table:table-cell table:formula="of:=(([.S42]-[.B42])*[.S42]*(1-[.S42])*[.N42] + (([.U42]-[.C42])*[.U42]*(1-[.U42])*[.P42])) * [.K42]*(1-[.K42])*[.D42]" office:value-type="float" office:value="-0.00120231973959026" calcext:value-type="float">
            <text:p>-0.0012</text:p>
          </table:table-cell>
          <table:table-cell table:formula="of:=(([.S42]-[.B42])*[.S42]*(1-[.S42])*[.N42] + (([.U42]-[.C42])*[.U42]*(1-[.U42])*[.P42])) * [.K42]*(1-[.K42])*[.E42]" office:value-type="float" office:value="-0.00240463947918052" calcext:value-type="float">
            <text:p>-0.0024</text:p>
          </table:table-cell>
          <table:table-cell table:formula="of:=(([.S42]-[.B42])*[.S42]*(1-[.S42])*[.O42] + (([.U42]-[.C42])*[.U42]*(1-[.U42])*[.Q42])) * [.K42]*(1-[.K42])*[.D42]" office:value-type="float" office:value="-0.00119616500369021" calcext:value-type="float">
            <text:p>-0.0012</text:p>
          </table:table-cell>
          <table:table-cell table:formula="of:==(([.S42]-[.B42])*[.S42]*(1-[.S42])*[.O42] + (([.U42]-[.C42])*[.U42]*(1-[.U42])*[.Q42])) * [.K42]*(1-[.K42])*[.E42]" office:value-type="float" office:value="-0.00239233000738043" calcext:value-type="float">
            <text:p>-0.0024</text:p>
          </table:table-cell>
          <table:table-cell table:formula="of:=([.S42]-[.B42])*[.S42]*(1-[.S42])*[.K42]" office:value-type="float" office:value="0.0315294487196198" calcext:value-type="float">
            <text:p>0.0315</text:p>
          </table:table-cell>
          <table:table-cell table:formula="of:=([.S42]-[.B42]) * [.S42] * (1-[.S42]) * [.M42]" office:value-type="float" office:value="0.0317601421149185" calcext:value-type="float">
            <text:p>0.0318</text:p>
          </table:table-cell>
          <table:table-cell table:formula="of:=([.U42]-[.C42])*[.U42]*(1-[.U42]) *[.K42]" office:value-type="float" office:value="-0.0188588050910655" calcext:value-type="float">
            <text:p>-0.0189</text:p>
          </table:table-cell>
          <table:table-cell table:formula="of:=([.U42]-[.C42])*[.U42]*(1-[.U42]) *[.M42]" office:value-type="float" office:value="-0.0189967904334805" calcext:value-type="float">
            <text:p>-0.019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2]-[.$F$30]*[.Y42]" office:value-type="float" office:value="0.170328298225549" calcext:value-type="float">
            <text:p>0.1703</text:p>
          </table:table-cell>
          <table:table-cell table:formula="of:=[.G42]-[.$F$30]*[.Z42]" office:value-type="float" office:value="0.240656596451098" calcext:value-type="float">
            <text:p>0.2407</text:p>
          </table:table-cell>
          <table:table-cell table:formula="of:=[.H42]-[.$F$30]*[.AA42]" office:value-type="float" office:value="0.269686983134543" calcext:value-type="float">
            <text:p>0.2697</text:p>
          </table:table-cell>
          <table:table-cell table:formula="of:=[.I42]-[.$F$30]*[.AB42]" office:value-type="float" office:value="0.339373966269086" calcext:value-type="float">
            <text:p>0.3394</text:p>
          </table:table-cell>
          <table:table-cell table:formula="of:=([.F43]*[.D43] + [.G43]*[.E43])" office:value-type="float" office:value="0.0325820745563873" calcext:value-type="float">
            <text:p>0.0326</text:p>
          </table:table-cell>
          <table:table-cell table:formula="of:=1/(1+EXP(-[.J43]))" office:value-type="float" office:value="0.508144798114419" calcext:value-type="float">
            <text:p>0.5081</text:p>
          </table:table-cell>
          <table:table-cell table:formula="of:=([.H43]*[.D43]+[.I43]*[.E43])" office:value-type="float" office:value="0.0474217457836358" calcext:value-type="float">
            <text:p>0.0474</text:p>
          </table:table-cell>
          <table:table-cell table:formula="of:==1/(1+EXP(-[.L43]))" office:value-type="float" office:value="0.511853215214925" calcext:value-type="float">
            <text:p>0.5119</text:p>
          </table:table-cell>
          <table:table-cell table:formula="of:=[.N42]-[.$F$30]*[.AC42]" office:value-type="float" office:value="-1.15002341644392" calcext:value-type="float">
            <text:p>-1.1500</text:p>
          </table:table-cell>
          <table:table-cell table:formula="of:=[.O42]-[.$F$30]*[.AD42]" office:value-type="float" office:value="-1.11144012877003" calcext:value-type="float">
            <text:p>-1.1114</text:p>
          </table:table-cell>
          <table:table-cell table:formula="of:=[.P42]-[.$F$30]*[.AE42]" office:value-type="float" office:value="1.38145637526672" calcext:value-type="float">
            <text:p>1.3815</text:p>
          </table:table-cell>
          <table:table-cell table:formula="of:=[.Q42]-[.$F$30]*[.AF42]" office:value-type="float" office:value="1.43794903398174" calcext:value-type="float">
            <text:p>1.4379</text:p>
          </table:table-cell>
          <table:table-cell table:formula="of:=([.K43]*[.N43]+[.M43]*[.O43])" office:value-type="float" office:value="-1.15327262020558" calcext:value-type="float">
            <text:p>-1.1533</text:p>
          </table:table-cell>
          <table:table-cell table:formula="of:=1/(1+EXP(-[.R43]))" office:value-type="float" office:value="0.239891833370667" calcext:value-type="float">
            <text:p>0.2399</text:p>
          </table:table-cell>
          <table:table-cell table:formula="of:=([.K43]*[.P43]+[.M43]*[.Q43])" office:value-type="float" office:value="1.43799870727253" calcext:value-type="float">
            <text:p>1.4380</text:p>
          </table:table-cell>
          <table:table-cell table:formula="of:=1/(1+EXP(-[.T43]))" office:value-type="float" office:value="0.80814454847071" calcext:value-type="float">
            <text:p>0.8081</text:p>
          </table:table-cell>
          <table:table-cell table:formula="of:=0.5*([.B43]-[.S43])^2" office:value-type="float" office:value="0.0264251275252633" calcext:value-type="float">
            <text:p>0.0264</text:p>
          </table:table-cell>
          <table:table-cell table:formula="of:==0.5*([.C43]-[.U43])^2" office:value-type="float" office:value="0.0165357026254609" calcext:value-type="float">
            <text:p>0.0165</text:p>
          </table:table-cell>
          <table:table-cell table:formula="of:=[.V43]+[.W43]" office:value-type="float" office:value="0.0429608301507242" calcext:value-type="float">
            <text:p>0.0430</text:p>
          </table:table-cell>
          <table:table-cell table:formula="of:=(([.S43]-[.B43])*[.S43]*(1-[.S43])*[.N43] + (([.U43]-[.C43])*[.U43]*(1-[.U43])*[.P43])) * [.K43]*(1-[.K43])*[.D43]" office:value-type="float" office:value="-0.00108921019859017" calcext:value-type="float">
            <text:p>-0.0011</text:p>
          </table:table-cell>
          <table:table-cell table:formula="of:=(([.S43]-[.B43])*[.S43]*(1-[.S43])*[.N43] + (([.U43]-[.C43])*[.U43]*(1-[.U43])*[.P43])) * [.K43]*(1-[.K43])*[.E43]" office:value-type="float" office:value="-0.00217842039718034" calcext:value-type="float">
            <text:p>-0.0022</text:p>
          </table:table-cell>
          <table:table-cell table:formula="of:=(([.S43]-[.B43])*[.S43]*(1-[.S43])*[.O43] + (([.U43]-[.C43])*[.U43]*(1-[.U43])*[.Q43])) * [.K43]*(1-[.K43])*[.D43]" office:value-type="float" office:value="-0.00108890388679141" calcext:value-type="float">
            <text:p>-0.0011</text:p>
          </table:table-cell>
          <table:table-cell table:formula="of:==(([.S43]-[.B43])*[.S43]*(1-[.S43])*[.O43] + (([.U43]-[.C43])*[.U43]*(1-[.U43])*[.Q43])) * [.K43]*(1-[.K43])*[.E43]" office:value-type="float" office:value="-0.00217780777358283" calcext:value-type="float">
            <text:p>-0.0022</text:p>
          </table:table-cell>
          <table:table-cell table:formula="of:=([.S43]-[.B43])*[.S43]*(1-[.S43])*[.K43]" office:value-type="float" office:value="0.0213010930736498" calcext:value-type="float">
            <text:p>0.0213</text:p>
          </table:table-cell>
          <table:table-cell table:formula="of:=([.S43]-[.B43]) * [.S43] * (1-[.S43]) * [.M43]" office:value-type="float" office:value="0.0214565474600903" calcext:value-type="float">
            <text:p>0.0215</text:p>
          </table:table-cell>
          <table:table-cell table:formula="of:=([.U43]-[.C43])*[.U43]*(1-[.U43]) *[.K43]" office:value-type="float" office:value="-0.0143277171835369" calcext:value-type="float">
            <text:p>-0.0143</text:p>
          </table:table-cell>
          <table:table-cell table:formula="of:=([.U43]-[.C43])*[.U43]*(1-[.U43]) *[.M43]" office:value-type="float" office:value="-0.0144322801970948" calcext:value-type="float">
            <text:p>-0.014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3]-[.$F$30]*[.Y43]" office:value-type="float" office:value="0.181220400211451" calcext:value-type="float">
            <text:p>0.1812</text:p>
          </table:table-cell>
          <table:table-cell table:formula="of:=[.G43]-[.$F$30]*[.Z43]" office:value-type="float" office:value="0.262440800422902" calcext:value-type="float">
            <text:p>0.2624</text:p>
          </table:table-cell>
          <table:table-cell table:formula="of:=[.H43]-[.$F$30]*[.AA43]" office:value-type="float" office:value="0.280576022002457" calcext:value-type="float">
            <text:p>0.2806</text:p>
          </table:table-cell>
          <table:table-cell table:formula="of:=[.I43]-[.$F$30]*[.AB43]" office:value-type="float" office:value="0.361152044004915" calcext:value-type="float">
            <text:p>0.3612</text:p>
          </table:table-cell>
          <table:table-cell table:formula="of:=([.F44]*[.D44] + [.G44]*[.E44])" office:value-type="float" office:value="0.0353051000528627" calcext:value-type="float">
            <text:p>0.0353</text:p>
          </table:table-cell>
          <table:table-cell table:formula="of:=1/(1+EXP(-[.J44]))" office:value-type="float" office:value="0.508825358334868" calcext:value-type="float">
            <text:p>0.5088</text:p>
          </table:table-cell>
          <table:table-cell table:formula="of:=([.H44]*[.D44]+[.I44]*[.E44])" office:value-type="float" office:value="0.0501440055006143" calcext:value-type="float">
            <text:p>0.0501</text:p>
          </table:table-cell>
          <table:table-cell table:formula="of:==1/(1+EXP(-[.L44]))" office:value-type="float" office:value="0.512533375303063" calcext:value-type="float">
            <text:p>0.5125</text:p>
          </table:table-cell>
          <table:table-cell table:formula="of:=[.N43]-[.$F$30]*[.AC43]" office:value-type="float" office:value="-1.36303434718041" calcext:value-type="float">
            <text:p>-1.3630</text:p>
          </table:table-cell>
          <table:table-cell table:formula="of:=[.O43]-[.$F$30]*[.AD43]" office:value-type="float" office:value="-1.32600560337093" calcext:value-type="float">
            <text:p>-1.3260</text:p>
          </table:table-cell>
          <table:table-cell table:formula="of:=[.P43]-[.$F$30]*[.AE43]" office:value-type="float" office:value="1.52473354710209" calcext:value-type="float">
            <text:p>1.5247</text:p>
          </table:table-cell>
          <table:table-cell table:formula="of:=[.Q43]-[.$F$30]*[.AF43]" office:value-type="float" office:value="1.58227183595269" calcext:value-type="float">
            <text:p>1.5823</text:p>
          </table:table-cell>
          <table:table-cell table:formula="of:=([.K44]*[.N44]+[.M44]*[.O44])" office:value-type="float" office:value="-1.37316856769329" calcext:value-type="float">
            <text:p>-1.3732</text:p>
          </table:table-cell>
          <table:table-cell table:formula="of:=1/(1+EXP(-[.R44]))" office:value-type="float" office:value="0.202108399000551" calcext:value-type="float">
            <text:p>0.2021</text:p>
          </table:table-cell>
          <table:table-cell table:formula="of:=([.K44]*[.P44]+[.M44]*[.Q44])" office:value-type="float" office:value="1.58679021819722" calcext:value-type="float">
            <text:p>1.5868</text:p>
          </table:table-cell>
          <table:table-cell table:formula="of:=1/(1+EXP(-[.T44]))" office:value-type="float" office:value="0.830164029904801" calcext:value-type="float">
            <text:p>0.8302</text:p>
          </table:table-cell>
          <table:table-cell table:formula="of:=0.5*([.B44]-[.S44])^2" office:value-type="float" office:value="0.0184528184832774" calcext:value-type="float">
            <text:p>0.0185</text:p>
          </table:table-cell>
          <table:table-cell table:formula="of:==0.5*([.C44]-[.U44])^2" office:value-type="float" office:value="0.0127737686681366" calcext:value-type="float">
            <text:p>0.0128</text:p>
          </table:table-cell>
          <table:table-cell table:formula="of:=[.V44]+[.W44]" office:value-type="float" office:value="0.0312265871514141" calcext:value-type="float">
            <text:p>0.0312</text:p>
          </table:table-cell>
          <table:table-cell table:formula="of:=(([.S44]-[.B44])*[.S44]*(1-[.S44])*[.N44] + (([.U44]-[.C44])*[.U44]*(1-[.U44])*[.P44])) * [.K44]*(1-[.K44])*[.D44]" office:value-type="float" office:value="-0.000957037335759024" calcext:value-type="float">
            <text:p>-0.0010</text:p>
          </table:table-cell>
          <table:table-cell table:formula="of:=(([.S44]-[.B44])*[.S44]*(1-[.S44])*[.N44] + (([.U44]-[.C44])*[.U44]*(1-[.U44])*[.P44])) * [.K44]*(1-[.K44])*[.E44]" office:value-type="float" office:value="-0.00191407467151805" calcext:value-type="float">
            <text:p>-0.0019</text:p>
          </table:table-cell>
          <table:table-cell table:formula="of:=(([.S44]-[.B44])*[.S44]*(1-[.S44])*[.O44] + (([.U44]-[.C44])*[.U44]*(1-[.U44])*[.Q44])) * [.K44]*(1-[.K44])*[.D44]" office:value-type="float" office:value="-0.000958905807476121" calcext:value-type="float">
            <text:p>-0.0010</text:p>
          </table:table-cell>
          <table:table-cell table:formula="of:==(([.S44]-[.B44])*[.S44]*(1-[.S44])*[.O44] + (([.U44]-[.C44])*[.U44]*(1-[.U44])*[.Q44])) * [.K44]*(1-[.K44])*[.E44]" office:value-type="float" office:value="-0.00191781161495224" calcext:value-type="float">
            <text:p>-0.0019</text:p>
          </table:table-cell>
          <table:table-cell table:formula="of:=([.S44]-[.B44])*[.S44]*(1-[.S44])*[.K44]" office:value-type="float" office:value="0.0157631625896995" calcext:value-type="float">
            <text:p>0.0158</text:p>
          </table:table-cell>
          <table:table-cell table:formula="of:=([.S44]-[.B44]) * [.S44] * (1-[.S44]) * [.M44]" office:value-type="float" office:value="0.015878035155301" calcext:value-type="float">
            <text:p>0.0159</text:p>
          </table:table-cell>
          <table:table-cell table:formula="of:=([.U44]-[.C44])*[.U44]*(1-[.U44]) *[.K44]" office:value-type="float" office:value="-0.0114666579199185" calcext:value-type="float">
            <text:p>-0.0115</text:p>
          </table:table-cell>
          <table:table-cell table:formula="of:=([.U44]-[.C44])*[.U44]*(1-[.U44]) *[.M44]" office:value-type="float" office:value="-0.0115502201116196" calcext:value-type="float">
            <text:p>-0.011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4]-[.$F$30]*[.Y44]" office:value-type="float" office:value="0.190790773569041" calcext:value-type="float">
            <text:p>0.1908</text:p>
          </table:table-cell>
          <table:table-cell table:formula="of:=[.G44]-[.$F$30]*[.Z44]" office:value-type="float" office:value="0.281581547138082" calcext:value-type="float">
            <text:p>0.2816</text:p>
          </table:table-cell>
          <table:table-cell table:formula="of:=[.H44]-[.$F$30]*[.AA44]" office:value-type="float" office:value="0.290165080077218" calcext:value-type="float">
            <text:p>0.2902</text:p>
          </table:table-cell>
          <table:table-cell table:formula="of:=[.I44]-[.$F$30]*[.AB44]" office:value-type="float" office:value="0.380330160154437" calcext:value-type="float">
            <text:p>0.3803</text:p>
          </table:table-cell>
          <table:table-cell table:formula="of:=([.F45]*[.D45] + [.G45]*[.E45])" office:value-type="float" office:value="0.0376976933922602" calcext:value-type="float">
            <text:p>0.0377</text:p>
          </table:table-cell>
          <table:table-cell table:formula="of:=1/(1+EXP(-[.J45]))" office:value-type="float" office:value="0.509423307406684" calcext:value-type="float">
            <text:p>0.5094</text:p>
          </table:table-cell>
          <table:table-cell table:formula="of:=([.H45]*[.D45]+[.I45]*[.E45])" office:value-type="float" office:value="0.0525412700193046" calcext:value-type="float">
            <text:p>0.0525</text:p>
          </table:table-cell>
          <table:table-cell table:formula="of:==1/(1+EXP(-[.L45]))" office:value-type="float" office:value="0.513132296575343" calcext:value-type="float">
            <text:p>0.5131</text:p>
          </table:table-cell>
          <table:table-cell table:formula="of:=[.N44]-[.$F$30]*[.AC44]" office:value-type="float" office:value="-1.52066597307741" calcext:value-type="float">
            <text:p>-1.5207</text:p>
          </table:table-cell>
          <table:table-cell table:formula="of:=[.O44]-[.$F$30]*[.AD44]" office:value-type="float" office:value="-1.48478595492394" calcext:value-type="float">
            <text:p>-1.4848</text:p>
          </table:table-cell>
          <table:table-cell table:formula="of:=[.P44]-[.$F$30]*[.AE44]" office:value-type="float" office:value="1.63940012630128" calcext:value-type="float">
            <text:p>1.6394</text:p>
          </table:table-cell>
          <table:table-cell table:formula="of:=[.Q44]-[.$F$30]*[.AF44]" office:value-type="float" office:value="1.69777403706889" calcext:value-type="float">
            <text:p>1.6978</text:p>
          </table:table-cell>
          <table:table-cell table:formula="of:=([.K45]*[.N45]+[.M45]*[.O45])" office:value-type="float" office:value="-1.53655431643883" calcext:value-type="float">
            <text:p>-1.5366</text:p>
          </table:table-cell>
          <table:table-cell table:formula="of:=1/(1+EXP(-[.R45]))" office:value-type="float" office:value="0.177036734176726" calcext:value-type="float">
            <text:p>0.1770</text:p>
          </table:table-cell>
          <table:table-cell table:formula="of:=([.K45]*[.P45]+[.M45]*[.Q45])" office:value-type="float" office:value="1.70633132521048" calcext:value-type="float">
            <text:p>1.7063</text:p>
          </table:table-cell>
          <table:table-cell table:formula="of:=1/(1+EXP(-[.T45]))" office:value-type="float" office:value="0.846359834554126" calcext:value-type="float">
            <text:p>0.8464</text:p>
          </table:table-cell>
          <table:table-cell table:formula="of:=0.5*([.B45]-[.S45])^2" office:value-type="float" office:value="0.0139506352822131" calcext:value-type="float">
            <text:p>0.0140</text:p>
          </table:table-cell>
          <table:table-cell table:formula="of:==0.5*([.C45]-[.U45])^2" office:value-type="float" office:value="0.010316248564659" calcext:value-type="float">
            <text:p>0.0103</text:p>
          </table:table-cell>
          <table:table-cell table:formula="of:=[.V45]+[.W45]" office:value-type="float" office:value="0.0242668838468721" calcext:value-type="float">
            <text:p>0.0243</text:p>
          </table:table-cell>
          <table:table-cell table:formula="of:=(([.S45]-[.B45])*[.S45]*(1-[.S45])*[.N45] + (([.U45]-[.C45])*[.U45]*(1-[.U45])*[.P45])) * [.K45]*(1-[.K45])*[.D45]" office:value-type="float" office:value="-0.000845057035941349" calcext:value-type="float">
            <text:p>-0.0008</text:p>
          </table:table-cell>
          <table:table-cell table:formula="of:=(([.S45]-[.B45])*[.S45]*(1-[.S45])*[.N45] + (([.U45]-[.C45])*[.U45]*(1-[.U45])*[.P45])) * [.K45]*(1-[.K45])*[.E45]" office:value-type="float" office:value="-0.0016901140718827" calcext:value-type="float">
            <text:p>-0.0017</text:p>
          </table:table-cell>
          <table:table-cell table:formula="of:=(([.S45]-[.B45])*[.S45]*(1-[.S45])*[.O45] + (([.U45]-[.C45])*[.U45]*(1-[.U45])*[.Q45])) * [.K45]*(1-[.K45])*[.D45]" office:value-type="float" office:value="-0.000847770219950577" calcext:value-type="float">
            <text:p>-0.0008</text:p>
          </table:table-cell>
          <table:table-cell table:formula="of:==(([.S45]-[.B45])*[.S45]*(1-[.S45])*[.O45] + (([.U45]-[.C45])*[.U45]*(1-[.U45])*[.Q45])) * [.K45]*(1-[.K45])*[.E45]" office:value-type="float" office:value="-0.00169554043990115" calcext:value-type="float">
            <text:p>-0.0017</text:p>
          </table:table-cell>
          <table:table-cell table:formula="of:=([.S45]-[.B45])*[.S45]*(1-[.S45])*[.K45]" office:value-type="float" office:value="0.0123975149652708" calcext:value-type="float">
            <text:p>0.0124</text:p>
          </table:table-cell>
          <table:table-cell table:formula="of:=([.S45]-[.B45]) * [.S45] * (1-[.S45]) * [.M45]" office:value-type="float" office:value="0.0124877783043366" calcext:value-type="float">
            <text:p>0.0125</text:p>
          </table:table-cell>
          <table:table-cell table:formula="of:=([.U45]-[.C45])*[.U45]*(1-[.U45]) *[.K45]" office:value-type="float" office:value="-0.00951512546032642" calcext:value-type="float">
            <text:p>-0.0095</text:p>
          </table:table-cell>
          <table:table-cell table:formula="of:=([.U45]-[.C45])*[.U45]*(1-[.U45]) *[.M45]" office:value-type="float" office:value="-0.00958440281131856" calcext:value-type="float">
            <text:p>-0.0096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5]-[.$F$30]*[.Y45]" office:value-type="float" office:value="0.199241343928455" calcext:value-type="float">
            <text:p>0.1992</text:p>
          </table:table-cell>
          <table:table-cell table:formula="of:=[.G45]-[.$F$30]*[.Z45]" office:value-type="float" office:value="0.298482687856909" calcext:value-type="float">
            <text:p>0.2985</text:p>
          </table:table-cell>
          <table:table-cell table:formula="of:=[.H45]-[.$F$30]*[.AA45]" office:value-type="float" office:value="0.298642782276724" calcext:value-type="float">
            <text:p>0.2986</text:p>
          </table:table-cell>
          <table:table-cell table:formula="of:=[.I45]-[.$F$30]*[.AB45]" office:value-type="float" office:value="0.397285564553449" calcext:value-type="float">
            <text:p>0.3973</text:p>
          </table:table-cell>
          <table:table-cell table:formula="of:=([.F46]*[.D46] + [.G46]*[.E46])" office:value-type="float" office:value="0.0398103359821136" calcext:value-type="float">
            <text:p>0.0398</text:p>
          </table:table-cell>
          <table:table-cell table:formula="of:=1/(1+EXP(-[.J46]))" office:value-type="float" office:value="0.509951269747098" calcext:value-type="float">
            <text:p>0.5100</text:p>
          </table:table-cell>
          <table:table-cell table:formula="of:=([.H46]*[.D46]+[.I46]*[.E46])" office:value-type="float" office:value="0.0546606955691811" calcext:value-type="float">
            <text:p>0.0547</text:p>
          </table:table-cell>
          <table:table-cell table:formula="of:==1/(1+EXP(-[.L46]))" office:value-type="float" office:value="0.513661772517525" calcext:value-type="float">
            <text:p>0.5137</text:p>
          </table:table-cell>
          <table:table-cell table:formula="of:=[.N45]-[.$F$30]*[.AC45]" office:value-type="float" office:value="-1.64464112273012" calcext:value-type="float">
            <text:p>-1.6446</text:p>
          </table:table-cell>
          <table:table-cell table:formula="of:=[.O45]-[.$F$30]*[.AD45]" office:value-type="float" office:value="-1.60966373796731" calcext:value-type="float">
            <text:p>-1.6097</text:p>
          </table:table-cell>
          <table:table-cell table:formula="of:=[.P45]-[.$F$30]*[.AE45]" office:value-type="float" office:value="1.73455138090454" calcext:value-type="float">
            <text:p>1.7346</text:p>
          </table:table-cell>
          <table:table-cell table:formula="of:=[.Q45]-[.$F$30]*[.AF45]" office:value-type="float" office:value="1.79361806518207" calcext:value-type="float">
            <text:p>1.7936</text:p>
          </table:table-cell>
          <table:table-cell table:formula="of:=([.K46]*[.N46]+[.M46]*[.O46])" office:value-type="float" office:value="-1.66550955761599" calcext:value-type="float">
            <text:p>-1.6655</text:p>
          </table:table-cell>
          <table:table-cell table:formula="of:=1/(1+EXP(-[.R46]))" office:value-type="float" office:value="0.15902379007152" calcext:value-type="float">
            <text:p>0.1590</text:p>
          </table:table-cell>
          <table:table-cell table:formula="of:=([.K46]*[.P46]+[.M46]*[.Q46])" office:value-type="float" office:value="1.80584971371473" calcext:value-type="float">
            <text:p>1.8058</text:p>
          </table:table-cell>
          <table:table-cell table:formula="of:=1/(1+EXP(-[.T46]))" office:value-type="float" office:value="0.858859526127509" calcext:value-type="float">
            <text:p>0.8589</text:p>
          </table:table-cell>
          <table:table-cell table:formula="of:=0.5*([.B46]-[.S46])^2" office:value-type="float" office:value="0.0111040450036403" calcext:value-type="float">
            <text:p>0.0111</text:p>
          </table:table-cell>
          <table:table-cell table:formula="of:==0.5*([.C46]-[.U46])^2" office:value-type="float" office:value="0.00859891194375071" calcext:value-type="float">
            <text:p>0.0086</text:p>
          </table:table-cell>
          <table:table-cell table:formula="of:=[.V46]+[.W46]" office:value-type="float" office:value="0.019702956947391" calcext:value-type="float">
            <text:p>0.0197</text:p>
          </table:table-cell>
          <table:table-cell table:formula="of:=(([.S46]-[.B46])*[.S46]*(1-[.S46])*[.N46] + (([.U46]-[.C46])*[.U46]*(1-[.U46])*[.P46])) * [.K46]*(1-[.K46])*[.D46]" office:value-type="float" office:value="-0.000754090144314281" calcext:value-type="float">
            <text:p>-0.0008</text:p>
          </table:table-cell>
          <table:table-cell table:formula="of:=(([.S46]-[.B46])*[.S46]*(1-[.S46])*[.N46] + (([.U46]-[.C46])*[.U46]*(1-[.U46])*[.P46])) * [.K46]*(1-[.K46])*[.E46]" office:value-type="float" office:value="-0.00150818028862856" calcext:value-type="float">
            <text:p>-0.0015</text:p>
          </table:table-cell>
          <table:table-cell table:formula="of:=(([.S46]-[.B46])*[.S46]*(1-[.S46])*[.O46] + (([.U46]-[.C46])*[.U46]*(1-[.U46])*[.Q46])) * [.K46]*(1-[.K46])*[.D46]" office:value-type="float" office:value="-0.000757112484742397" calcext:value-type="float">
            <text:p>-0.0008</text:p>
          </table:table-cell>
          <table:table-cell table:formula="of:==(([.S46]-[.B46])*[.S46]*(1-[.S46])*[.O46] + (([.U46]-[.C46])*[.U46]*(1-[.U46])*[.Q46])) * [.K46]*(1-[.K46])*[.E46]" office:value-type="float" office:value="-0.00151422496948479" calcext:value-type="float">
            <text:p>-0.0015</text:p>
          </table:table-cell>
          <table:table-cell table:formula="of:=([.S46]-[.B46])*[.S46]*(1-[.S46])*[.K46]" office:value-type="float" office:value="0.0101631911119289" calcext:value-type="float">
            <text:p>0.0102</text:p>
          </table:table-cell>
          <table:table-cell table:formula="of:=([.S46]-[.B46]) * [.S46] * (1-[.S46]) * [.M46]" office:value-type="float" office:value="0.0102371404302547" calcext:value-type="float">
            <text:p>0.0102</text:p>
          </table:table-cell>
          <table:table-cell table:formula="of:=([.U46]-[.C46])*[.U46]*(1-[.U46]) *[.K46]" office:value-type="float" office:value="-0.00810660728030632" calcext:value-type="float">
            <text:p>-0.0081</text:p>
          </table:table-cell>
          <table:table-cell table:formula="of:=([.U46]-[.C46])*[.U46]*(1-[.U46]) *[.M46]" office:value-type="float" office:value="-0.00816559250214381" calcext:value-type="float">
            <text:p>-0.0082</text:p>
          </table:table-cell>
          <table:table-cell table:style-name="ce3"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6]-[.$F$30]*[.Y46]" office:value-type="float" office:value="0.206782245371597" calcext:value-type="float">
            <text:p>0.2068</text:p>
          </table:table-cell>
          <table:table-cell table:formula="of:=[.G46]-[.$F$30]*[.Z46]" office:value-type="float" office:value="0.313564490743195" calcext:value-type="float">
            <text:p>0.3136</text:p>
          </table:table-cell>
          <table:table-cell table:formula="of:=[.H46]-[.$F$30]*[.AA46]" office:value-type="float" office:value="0.306213907124148" calcext:value-type="float">
            <text:p>0.3062</text:p>
          </table:table-cell>
          <table:table-cell table:formula="of:=[.I46]-[.$F$30]*[.AB46]" office:value-type="float" office:value="0.412427814248297" calcext:value-type="float">
            <text:p>0.4124</text:p>
          </table:table-cell>
          <table:table-cell table:formula="of:=([.F47]*[.D47] + [.G47]*[.E47])" office:value-type="float" office:value="0.0416955613428993" calcext:value-type="float">
            <text:p>0.0417</text:p>
          </table:table-cell>
          <table:table-cell table:formula="of:=1/(1+EXP(-[.J47]))" office:value-type="float" office:value="0.510422380419883" calcext:value-type="float">
            <text:p>0.5104</text:p>
          </table:table-cell>
          <table:table-cell table:formula="of:=([.H47]*[.D47]+[.I47]*[.E47])" office:value-type="float" office:value="0.0565534767810371" calcext:value-type="float">
            <text:p>0.0566</text:p>
          </table:table-cell>
          <table:table-cell table:formula="of:==1/(1+EXP(-[.L47]))" office:value-type="float" office:value="0.514134602176233" calcext:value-type="float">
            <text:p>0.5141</text:p>
          </table:table-cell>
          <table:table-cell table:formula="of:=[.N46]-[.$F$30]*[.AC46]" office:value-type="float" office:value="-1.7462730338494" calcext:value-type="float">
            <text:p>-1.7463</text:p>
          </table:table-cell>
          <table:table-cell table:formula="of:=[.O46]-[.$F$30]*[.AD46]" office:value-type="float" office:value="-1.71203514226985" calcext:value-type="float">
            <text:p>-1.7120</text:p>
          </table:table-cell>
          <table:table-cell table:formula="of:=[.P46]-[.$F$30]*[.AE46]" office:value-type="float" office:value="1.8156174537076" calcext:value-type="float">
            <text:p>1.8156</text:p>
          </table:table-cell>
          <table:table-cell table:formula="of:=[.Q46]-[.$F$30]*[.AF46]" office:value-type="float" office:value="1.87527399020351" calcext:value-type="float">
            <text:p>1.8753</text:p>
          </table:table-cell>
          <table:table-cell table:formula="of:=([.K47]*[.N47]+[.M47]*[.O47])" office:value-type="float" office:value="-1.77155334558311" calcext:value-type="float">
            <text:p>-1.7716</text:p>
          </table:table-cell>
          <table:table-cell table:formula="of:=1/(1+EXP(-[.R47]))" office:value-type="float" office:value="0.145349261594731" calcext:value-type="float">
            <text:p>0.1453</text:p>
          </table:table-cell>
          <table:table-cell table:formula="of:=([.K47]*[.P47]+[.M47]*[.Q47])" office:value-type="float" office:value="1.89087502957804" calcext:value-type="float">
            <text:p>1.8909</text:p>
          </table:table-cell>
          <table:table-cell table:formula="of:=1/(1+EXP(-[.T47]))" office:value-type="float" office:value="0.868855268683728" calcext:value-type="float">
            <text:p>0.8689</text:p>
          </table:table-cell>
          <table:table-cell table:formula="of:=0.5*([.B47]-[.S47])^2" office:value-type="float" office:value="0.00915971130711942" calcext:value-type="float">
            <text:p>0.0092</text:p>
          </table:table-cell>
          <table:table-cell table:formula="of:==0.5*([.C47]-[.U47])^2" office:value-type="float" office:value="0.00733802296284584" calcext:value-type="float">
            <text:p>0.0073</text:p>
          </table:table-cell>
          <table:table-cell table:formula="of:=[.V47]+[.W47]" office:value-type="float" office:value="0.0164977342699653" calcext:value-type="float">
            <text:p>0.0165</text:p>
          </table:table-cell>
          <table:table-cell table:formula="of:=(([.S47]-[.B47])*[.S47]*(1-[.S47])*[.N47] + (([.U47]-[.C47])*[.U47]*(1-[.U47])*[.P47])) * [.K47]*(1-[.K47])*[.D47]" office:value-type="float" office:value="-0.000679999061455784" calcext:value-type="float">
            <text:p>-0.0007</text:p>
          </table:table-cell>
          <table:table-cell table:formula="of:=(([.S47]-[.B47])*[.S47]*(1-[.S47])*[.N47] + (([.U47]-[.C47])*[.U47]*(1-[.U47])*[.P47])) * [.K47]*(1-[.K47])*[.E47]" office:value-type="float" office:value="-0.00135999812291157" calcext:value-type="float">
            <text:p>-0.0014</text:p>
          </table:table-cell>
          <table:table-cell table:formula="of:=(([.S47]-[.B47])*[.S47]*(1-[.S47])*[.O47] + (([.U47]-[.C47])*[.U47]*(1-[.U47])*[.Q47])) * [.K47]*(1-[.K47])*[.D47]" office:value-type="float" office:value="-0.0006830956775065" calcext:value-type="float">
            <text:p>-0.0007</text:p>
          </table:table-cell>
          <table:table-cell table:formula="of:==(([.S47]-[.B47])*[.S47]*(1-[.S47])*[.O47] + (([.U47]-[.C47])*[.U47]*(1-[.U47])*[.Q47])) * [.K47]*(1-[.K47])*[.E47]" office:value-type="float" office:value="-0.001366191355013" calcext:value-type="float">
            <text:p>-0.0014</text:p>
          </table:table-cell>
          <table:table-cell table:formula="of:=([.S47]-[.B47])*[.S47]*(1-[.S47])*[.K47]" office:value-type="float" office:value="0.00858197216047578" calcext:value-type="float">
            <text:p>0.0086</text:p>
          </table:table-cell>
          <table:table-cell table:formula="of:=([.S47]-[.B47]) * [.S47] * (1-[.S47]) * [.M47]" office:value-type="float" office:value="0.00864438749528202" calcext:value-type="float">
            <text:p>0.0086</text:p>
          </table:table-cell>
          <table:table-cell table:formula="of:=([.U47]-[.C47])*[.U47]*(1-[.U47]) *[.K47]" office:value-type="float" office:value="-0.00704583593612697" calcext:value-type="float">
            <text:p>-0.0070</text:p>
          </table:table-cell>
          <table:table-cell table:formula="of:=([.U47]-[.C47])*[.U47]*(1-[.U47]) *[.M47]" office:value-type="float" office:value="-0.00709707919358806" calcext:value-type="float">
            <text:p>-0.007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7]-[.$F$30]*[.Y47]" office:value-type="float" office:value="0.213582235986155" calcext:value-type="float">
            <text:p>0.2136</text:p>
          </table:table-cell>
          <table:table-cell table:formula="of:=[.G47]-[.$F$30]*[.Z47]" office:value-type="float" office:value="0.32716447197231" calcext:value-type="float">
            <text:p>0.3272</text:p>
          </table:table-cell>
          <table:table-cell table:formula="of:=[.H47]-[.$F$30]*[.AA47]" office:value-type="float" office:value="0.313044863899213" calcext:value-type="float">
            <text:p>0.3130</text:p>
          </table:table-cell>
          <table:table-cell table:formula="of:=[.I47]-[.$F$30]*[.AB47]" office:value-type="float" office:value="0.426089727798427" calcext:value-type="float">
            <text:p>0.4261</text:p>
          </table:table-cell>
          <table:table-cell table:formula="of:=([.F48]*[.D48] + [.G48]*[.E48])" office:value-type="float" office:value="0.0433955589965388" calcext:value-type="float">
            <text:p>0.0434</text:p>
          </table:table-cell>
          <table:table-cell table:formula="of:=1/(1+EXP(-[.J48]))" office:value-type="float" office:value="0.510847187540275" calcext:value-type="float">
            <text:p>0.5108</text:p>
          </table:table-cell>
          <table:table-cell table:formula="of:=([.H48]*[.D48]+[.I48]*[.E48])" office:value-type="float" office:value="0.0582612159748033" calcext:value-type="float">
            <text:p>0.0583</text:p>
          </table:table-cell>
          <table:table-cell table:formula="of:==1/(1+EXP(-[.L48]))" office:value-type="float" office:value="0.514561185389991" calcext:value-type="float">
            <text:p>0.5146</text:p>
          </table:table-cell>
          <table:table-cell table:formula="of:=[.N47]-[.$F$30]*[.AC47]" office:value-type="float" office:value="-1.83209275545416" calcext:value-type="float">
            <text:p>-1.8321</text:p>
          </table:table-cell>
          <table:table-cell table:formula="of:=[.O47]-[.$F$30]*[.AD47]" office:value-type="float" office:value="-1.79847901722267" calcext:value-type="float">
            <text:p>-1.7985</text:p>
          </table:table-cell>
          <table:table-cell table:formula="of:=[.P47]-[.$F$30]*[.AE47]" office:value-type="float" office:value="1.88607581306887" calcext:value-type="float">
            <text:p>1.8861</text:p>
          </table:table-cell>
          <table:table-cell table:formula="of:=[.Q47]-[.$F$30]*[.AF47]" office:value-type="float" office:value="1.94624478213939" calcext:value-type="float">
            <text:p>1.9462</text:p>
          </table:table-cell>
          <table:table-cell table:formula="of:=([.K48]*[.N48]+[.M48]*[.O48])" office:value-type="float" office:value="-1.8613469264378" calcext:value-type="float">
            <text:p>-1.8613</text:p>
          </table:table-cell>
          <table:table-cell table:formula="of:=1/(1+EXP(-[.R48]))" office:value-type="float" office:value="0.134546133943858" calcext:value-type="float">
            <text:p>0.1345</text:p>
          </table:table-cell>
          <table:table-cell table:formula="of:=([.K48]*[.P48]+[.M48]*[.Q48])" office:value-type="float" office:value="1.9649585467507" calcext:value-type="float">
            <text:p>1.9650</text:p>
          </table:table-cell>
          <table:table-cell table:formula="of:=1/(1+EXP(-[.T48]))" office:value-type="float" office:value="0.877068579777255" calcext:value-type="float">
            <text:p>0.8771</text:p>
          </table:table-cell>
          <table:table-cell table:formula="of:=0.5*([.B48]-[.S48])^2" office:value-type="float" office:value="0.00775586974018074" calcext:value-type="float">
            <text:p>0.0078</text:p>
          </table:table-cell>
          <table:table-cell table:formula="of:==0.5*([.C48]-[.U48])^2" office:value-type="float" office:value="0.00637675283676311" calcext:value-type="float">
            <text:p>0.0064</text:p>
          </table:table-cell>
          <table:table-cell table:formula="of:=[.V48]+[.W48]" office:value-type="float" office:value="0.0141326225769439" calcext:value-type="float">
            <text:p>0.0141</text:p>
          </table:table-cell>
          <table:table-cell table:formula="of:=(([.S48]-[.B48])*[.S48]*(1-[.S48])*[.N48] + (([.U48]-[.C48])*[.U48]*(1-[.U48])*[.P48])) * [.K48]*(1-[.K48])*[.D48]" office:value-type="float" office:value="-0.000618899677052041" calcext:value-type="float">
            <text:p>-0.0006</text:p>
          </table:table-cell>
          <table:table-cell table:formula="of:=(([.S48]-[.B48])*[.S48]*(1-[.S48])*[.N48] + (([.U48]-[.C48])*[.U48]*(1-[.U48])*[.P48])) * [.K48]*(1-[.K48])*[.E48]" office:value-type="float" office:value="-0.00123779935410408" calcext:value-type="float">
            <text:p>-0.0012</text:p>
          </table:table-cell>
          <table:table-cell table:formula="of:=(([.S48]-[.B48])*[.S48]*(1-[.S48])*[.O48] + (([.U48]-[.C48])*[.U48]*(1-[.U48])*[.Q48])) * [.K48]*(1-[.K48])*[.D48]" office:value-type="float" office:value="-0.000621962515301864" calcext:value-type="float">
            <text:p>-0.0006</text:p>
          </table:table-cell>
          <table:table-cell table:formula="of:==(([.S48]-[.B48])*[.S48]*(1-[.S48])*[.O48] + (([.U48]-[.C48])*[.U48]*(1-[.U48])*[.Q48])) * [.K48]*(1-[.K48])*[.E48]" office:value-type="float" office:value="-0.00124392503060373" calcext:value-type="float">
            <text:p>-0.0012</text:p>
          </table:table-cell>
          <table:table-cell table:formula="of:=([.S48]-[.B48])*[.S48]*(1-[.S48])*[.K48]" office:value-type="float" office:value="0.00740860436788995" calcext:value-type="float">
            <text:p>0.0074</text:p>
          </table:table-cell>
          <table:table-cell table:formula="of:=([.S48]-[.B48]) * [.S48] * (1-[.S48]) * [.M48]" office:value-type="float" office:value="0.00746246693454951" calcext:value-type="float">
            <text:p>0.0075</text:p>
          </table:table-cell>
          <table:table-cell table:formula="of:=([.U48]-[.C48])*[.U48]*(1-[.U48]) *[.K48]" office:value-type="float" office:value="-0.00622016991929742" calcext:value-type="float">
            <text:p>-0.0062</text:p>
          </table:table-cell>
          <table:table-cell table:formula="of:=([.U48]-[.C48])*[.U48]*(1-[.U48]) *[.M48]" office:value-type="float" office:value="-0.00626539224462012" calcext:value-type="float">
            <text:p>-0.0063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8]-[.$F$30]*[.Y48]" office:value-type="float" office:value="0.219771232756676" calcext:value-type="float">
            <text:p>0.2198</text:p>
          </table:table-cell>
          <table:table-cell table:formula="of:=[.G48]-[.$F$30]*[.Z48]" office:value-type="float" office:value="0.339542465513351" calcext:value-type="float">
            <text:p>0.3395</text:p>
          </table:table-cell>
          <table:table-cell table:formula="of:=[.H48]-[.$F$30]*[.AA48]" office:value-type="float" office:value="0.319264489052232" calcext:value-type="float">
            <text:p>0.3193</text:p>
          </table:table-cell>
          <table:table-cell table:formula="of:=[.I48]-[.$F$30]*[.AB48]" office:value-type="float" office:value="0.438528978104464" calcext:value-type="float">
            <text:p>0.4385</text:p>
          </table:table-cell>
          <table:table-cell table:formula="of:=([.F49]*[.D49] + [.G49]*[.E49])" office:value-type="float" office:value="0.0449428081891689" calcext:value-type="float">
            <text:p>0.0449</text:p>
          </table:table-cell>
          <table:table-cell table:formula="of:=1/(1+EXP(-[.J49]))" office:value-type="float" office:value="0.511233811220854" calcext:value-type="float">
            <text:p>0.5112</text:p>
          </table:table-cell>
          <table:table-cell table:formula="of:=([.H49]*[.D49]+[.I49]*[.E49])" office:value-type="float" office:value="0.059816122263058" calcext:value-type="float">
            <text:p>0.0598</text:p>
          </table:table-cell>
          <table:table-cell table:formula="of:==1/(1+EXP(-[.L49]))" office:value-type="float" office:value="0.514949573406344" calcext:value-type="float">
            <text:p>0.5149</text:p>
          </table:table-cell>
          <table:table-cell table:formula="of:=[.N48]-[.$F$30]*[.AC48]" office:value-type="float" office:value="-1.90617879913306" calcext:value-type="float">
            <text:p>-1.9062</text:p>
          </table:table-cell>
          <table:table-cell table:formula="of:=[.O48]-[.$F$30]*[.AD48]" office:value-type="float" office:value="-1.87310368656817" calcext:value-type="float">
            <text:p>-1.8731</text:p>
          </table:table-cell>
          <table:table-cell table:formula="of:=[.P48]-[.$F$30]*[.AE48]" office:value-type="float" office:value="1.94827751226185" calcext:value-type="float">
            <text:p>1.9483</text:p>
          </table:table-cell>
          <table:table-cell table:formula="of:=[.Q48]-[.$F$30]*[.AF48]" office:value-type="float" office:value="2.00889870458559" calcext:value-type="float">
            <text:p>2.0089</text:p>
          </table:table-cell>
          <table:table-cell table:formula="of:=([.K49]*[.N49]+[.M49]*[.O49])" office:value-type="float" office:value="-1.93905699669332" calcext:value-type="float">
            <text:p>-1.9391</text:p>
          </table:table-cell>
          <table:table-cell table:formula="of:=1/(1+EXP(-[.R49]))" office:value-type="float" office:value="0.125751491881537" calcext:value-type="float">
            <text:p>0.1258</text:p>
          </table:table-cell>
          <table:table-cell table:formula="of:=([.K49]*[.P49]+[.M49]*[.Q49])" office:value-type="float" office:value="2.03050686885242" calcext:value-type="float">
            <text:p>2.0305</text:p>
          </table:table-cell>
          <table:table-cell table:formula="of:=1/(1+EXP(-[.T49]))" office:value-type="float" office:value="0.88396307878167" calcext:value-type="float">
            <text:p>0.8840</text:p>
          </table:table-cell>
          <table:table-cell table:formula="of:=0.5*([.B49]-[.S49])^2" office:value-type="float" office:value="0.00669920393640075" calcext:value-type="float">
            <text:p>0.0067</text:p>
          </table:table-cell>
          <table:table-cell table:formula="of:==0.5*([.C49]-[.U49])^2" office:value-type="float" office:value="0.00562191433073113" calcext:value-type="float">
            <text:p>0.0056</text:p>
          </table:table-cell>
          <table:table-cell table:formula="of:=[.V49]+[.W49]" office:value-type="float" office:value="0.0123211182671319" calcext:value-type="float">
            <text:p>0.0123</text:p>
          </table:table-cell>
          <table:table-cell table:formula="of:=(([.S49]-[.B49])*[.S49]*(1-[.S49])*[.N49] + (([.U49]-[.C49])*[.U49]*(1-[.U49])*[.P49])) * [.K49]*(1-[.K49])*[.D49]" office:value-type="float" office:value="-0.000567806009327403" calcext:value-type="float">
            <text:p>-0.0006</text:p>
          </table:table-cell>
          <table:table-cell table:formula="of:=(([.S49]-[.B49])*[.S49]*(1-[.S49])*[.N49] + (([.U49]-[.C49])*[.U49]*(1-[.U49])*[.P49])) * [.K49]*(1-[.K49])*[.E49]" office:value-type="float" office:value="-0.00113561201865481" calcext:value-type="float">
            <text:p>-0.0011</text:p>
          </table:table-cell>
          <table:table-cell table:formula="of:=(([.S49]-[.B49])*[.S49]*(1-[.S49])*[.O49] + (([.U49]-[.C49])*[.U49]*(1-[.U49])*[.Q49])) * [.K49]*(1-[.K49])*[.D49]" office:value-type="float" office:value="-0.000570785087622532" calcext:value-type="float">
            <text:p>-0.0006</text:p>
          </table:table-cell>
          <table:table-cell table:formula="of:==(([.S49]-[.B49])*[.S49]*(1-[.S49])*[.O49] + (([.U49]-[.C49])*[.U49]*(1-[.U49])*[.Q49])) * [.K49]*(1-[.K49])*[.E49]" office:value-type="float" office:value="-0.00114157017524506" calcext:value-type="float">
            <text:p>-0.0011</text:p>
          </table:table-cell>
          <table:table-cell table:formula="of:=([.S49]-[.B49])*[.S49]*(1-[.S49])*[.K49]" office:value-type="float" office:value="0.00650570268730054" calcext:value-type="float">
            <text:p>0.0065</text:p>
          </table:table-cell>
          <table:table-cell table:formula="of:=([.S49]-[.B49]) * [.S49] * (1-[.S49]) * [.M49]" office:value-type="float" office:value="0.00655298759589801" calcext:value-type="float">
            <text:p>0.0066</text:p>
          </table:table-cell>
          <table:table-cell table:formula="of:=([.U49]-[.C49])*[.U49]*(1-[.U49]) *[.K49]" office:value-type="float" office:value="-0.00556041237774514" calcext:value-type="float">
            <text:p>-0.0056</text:p>
          </table:table-cell>
          <table:table-cell table:formula="of:=([.U49]-[.C49])*[.U49]*(1-[.U49]) *[.M49]" office:value-type="float" office:value="-0.00560082670401909" calcext:value-type="float">
            <text:p>-0.005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49]-[.$F$30]*[.Y49]" office:value-type="float" office:value="0.22544929284995" calcext:value-type="float">
            <text:p>0.2254</text:p>
          </table:table-cell>
          <table:table-cell table:formula="of:=[.G49]-[.$F$30]*[.Z49]" office:value-type="float" office:value="0.350898585699899" calcext:value-type="float">
            <text:p>0.3509</text:p>
          </table:table-cell>
          <table:table-cell table:formula="of:=[.H49]-[.$F$30]*[.AA49]" office:value-type="float" office:value="0.324972339928457" calcext:value-type="float">
            <text:p>0.3250</text:p>
          </table:table-cell>
          <table:table-cell table:formula="of:=[.I49]-[.$F$30]*[.AB49]" office:value-type="float" office:value="0.449944679856915" calcext:value-type="float">
            <text:p>0.4499</text:p>
          </table:table-cell>
          <table:table-cell table:formula="of:=([.F50]*[.D50] + [.G50]*[.E50])" office:value-type="float" office:value="0.0463623232124874" calcext:value-type="float">
            <text:p>0.0464</text:p>
          </table:table-cell>
          <table:table-cell table:formula="of:=1/(1+EXP(-[.J50]))" office:value-type="float" office:value="0.511588505120288" calcext:value-type="float">
            <text:p>0.5116</text:p>
          </table:table-cell>
          <table:table-cell table:formula="of:=([.H50]*[.D50]+[.I50]*[.E50])" office:value-type="float" office:value="0.0612430849821143" calcext:value-type="float">
            <text:p>0.0612</text:p>
          </table:table-cell>
          <table:table-cell table:formula="of:==1/(1+EXP(-[.L50]))" office:value-type="float" office:value="0.515305987510898" calcext:value-type="float">
            <text:p>0.5153</text:p>
          </table:table-cell>
          <table:table-cell table:formula="of:=[.N49]-[.$F$30]*[.AC49]" office:value-type="float" office:value="-1.97123582600607" calcext:value-type="float">
            <text:p>-1.9712</text:p>
          </table:table-cell>
          <table:table-cell table:formula="of:=[.O49]-[.$F$30]*[.AD49]" office:value-type="float" office:value="-1.93863356252715" calcext:value-type="float">
            <text:p>-1.9386</text:p>
          </table:table-cell>
          <table:table-cell table:formula="of:=[.P49]-[.$F$30]*[.AE49]" office:value-type="float" office:value="2.0038816360393" calcext:value-type="float">
            <text:p>2.0039</text:p>
          </table:table-cell>
          <table:table-cell table:formula="of:=[.Q49]-[.$F$30]*[.AF49]" office:value-type="float" office:value="2.06490697162578" calcext:value-type="float">
            <text:p>2.0649</text:p>
          </table:table-cell>
          <table:table-cell table:formula="of:=([.K50]*[.N50]+[.M50]*[.O50])" office:value-type="float" office:value="-2.00745107182582" calcext:value-type="float">
            <text:p>-2.0075</text:p>
          </table:table-cell>
          <table:table-cell table:formula="of:=1/(1+EXP(-[.R50]))" office:value-type="float" office:value="0.118422824292643" calcext:value-type="float">
            <text:p>0.1184</text:p>
          </table:table-cell>
          <table:table-cell table:formula="of:=([.K50]*[.P50]+[.M50]*[.Q50])" office:value-type="float" office:value="2.0892217367511" calcext:value-type="float">
            <text:p>2.0892</text:p>
          </table:table-cell>
          <table:table-cell table:formula="of:=1/(1+EXP(-[.T50]))" office:value-type="float" office:value="0.889851166475373" calcext:value-type="float">
            <text:p>0.8899</text:p>
          </table:table-cell>
          <table:table-cell table:formula="of:=0.5*([.B50]-[.S50])^2" office:value-type="float" office:value="0.00587775441379666" calcext:value-type="float">
            <text:p>0.0059</text:p>
          </table:table-cell>
          <table:table-cell table:formula="of:==0.5*([.C50]-[.U50])^2" office:value-type="float" office:value="0.00501489442817172" calcext:value-type="float">
            <text:p>0.0050</text:p>
          </table:table-cell>
          <table:table-cell table:formula="of:=[.V50]+[.W50]" office:value-type="float" office:value="0.0108926488419684" calcext:value-type="float">
            <text:p>0.0109</text:p>
          </table:table-cell>
          <table:table-cell table:formula="of:=(([.S50]-[.B50])*[.S50]*(1-[.S50])*[.N50] + (([.U50]-[.C50])*[.U50]*(1-[.U50])*[.P50])) * [.K50]*(1-[.K50])*[.D50]" office:value-type="float" office:value="-0.000524509882438349" calcext:value-type="float">
            <text:p>-0.0005</text:p>
          </table:table-cell>
          <table:table-cell table:formula="of:=(([.S50]-[.B50])*[.S50]*(1-[.S50])*[.N50] + (([.U50]-[.C50])*[.U50]*(1-[.U50])*[.P50])) * [.K50]*(1-[.K50])*[.E50]" office:value-type="float" office:value="-0.0010490197648767" calcext:value-type="float">
            <text:p>-0.0010</text:p>
          </table:table-cell>
          <table:table-cell table:formula="of:=(([.S50]-[.B50])*[.S50]*(1-[.S50])*[.O50] + (([.U50]-[.C50])*[.U50]*(1-[.U50])*[.Q50])) * [.K50]*(1-[.K50])*[.D50]" office:value-type="float" office:value="-0.000527383393304465" calcext:value-type="float">
            <text:p>-0.0005</text:p>
          </table:table-cell>
          <table:table-cell table:formula="of:==(([.S50]-[.B50])*[.S50]*(1-[.S50])*[.O50] + (([.U50]-[.C50])*[.U50]*(1-[.U50])*[.Q50])) * [.K50]*(1-[.K50])*[.E50]" office:value-type="float" office:value="-0.00105476678660893" calcext:value-type="float">
            <text:p>-0.0011</text:p>
          </table:table-cell>
          <table:table-cell table:formula="of:=([.S50]-[.B50])*[.S50]*(1-[.S50])*[.K50]" office:value-type="float" office:value="0.0057907824007285" calcext:value-type="float">
            <text:p>0.0058</text:p>
          </table:table-cell>
          <table:table-cell table:formula="of:=([.S50]-[.B50]) * [.S50] * (1-[.S50]) * [.M50]" office:value-type="float" office:value="0.00583286139856975" calcext:value-type="float">
            <text:p>0.0058</text:p>
          </table:table-cell>
          <table:table-cell table:formula="of:=([.U50]-[.C50])*[.U50]*(1-[.U50]) *[.K50]" office:value-type="float" office:value="-0.00502185246291443" calcext:value-type="float">
            <text:p>-0.0050</text:p>
          </table:table-cell>
          <table:table-cell table:formula="of:=([.U50]-[.C50])*[.U50]*(1-[.U50]) *[.M50]" office:value-type="float" office:value="-0.00505834399451117" calcext:value-type="float">
            <text:p>-0.005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0]-[.$F$30]*[.Y50]" office:value-type="float" office:value="0.230694391674333" calcext:value-type="float">
            <text:p>0.2307</text:p>
          </table:table-cell>
          <table:table-cell table:formula="of:=[.G50]-[.$F$30]*[.Z50]" office:value-type="float" office:value="0.361388783348666" calcext:value-type="float">
            <text:p>0.3614</text:p>
          </table:table-cell>
          <table:table-cell table:formula="of:=[.H50]-[.$F$30]*[.AA50]" office:value-type="float" office:value="0.330246173861502" calcext:value-type="float">
            <text:p>0.3302</text:p>
          </table:table-cell>
          <table:table-cell table:formula="of:=[.I50]-[.$F$30]*[.AB50]" office:value-type="float" office:value="0.460492347723004" calcext:value-type="float">
            <text:p>0.4605</text:p>
          </table:table-cell>
          <table:table-cell table:formula="of:=([.F51]*[.D51] + [.G51]*[.E51])" office:value-type="float" office:value="0.0476735979185833" calcext:value-type="float">
            <text:p>0.0477</text:p>
          </table:table-cell>
          <table:table-cell table:formula="of:=1/(1+EXP(-[.J51]))" office:value-type="float" office:value="0.511916142675574" calcext:value-type="float">
            <text:p>0.5119</text:p>
          </table:table-cell>
          <table:table-cell table:formula="of:=([.H51]*[.D51]+[.I51]*[.E51])" office:value-type="float" office:value="0.0625615434653755" calcext:value-type="float">
            <text:p>0.0626</text:p>
          </table:table-cell>
          <table:table-cell table:formula="of:==1/(1+EXP(-[.L51]))" office:value-type="float" office:value="0.515635286559095" calcext:value-type="float">
            <text:p>0.5156</text:p>
          </table:table-cell>
          <table:table-cell table:formula="of:=[.N50]-[.$F$30]*[.AC50]" office:value-type="float" office:value="-2.02914365001335" calcext:value-type="float">
            <text:p>-2.0291</text:p>
          </table:table-cell>
          <table:table-cell table:formula="of:=[.O50]-[.$F$30]*[.AD50]" office:value-type="float" office:value="-1.99696217651285" calcext:value-type="float">
            <text:p>-1.9970</text:p>
          </table:table-cell>
          <table:table-cell table:formula="of:=[.P50]-[.$F$30]*[.AE50]" office:value-type="float" office:value="2.05410016066844" calcext:value-type="float">
            <text:p>2.0541</text:p>
          </table:table-cell>
          <table:table-cell table:formula="of:=[.Q50]-[.$F$30]*[.AF50]" office:value-type="float" office:value="2.11549041157089" calcext:value-type="float">
            <text:p>2.1155</text:p>
          </table:table-cell>
          <table:table-cell table:formula="of:=([.K51]*[.N51]+[.M51]*[.O51])" office:value-type="float" office:value="-2.06845555438335" calcext:value-type="float">
            <text:p>-2.0685</text:p>
          </table:table-cell>
          <table:table-cell table:formula="of:=1/(1+EXP(-[.R51]))" office:value-type="float" office:value="0.112200791405932" calcext:value-type="float">
            <text:p>0.1122</text:p>
          </table:table-cell>
          <table:table-cell table:formula="of:=([.K51]*[.P51]+[.M51]*[.Q51])" office:value-type="float" office:value="2.14234853550204" calcext:value-type="float">
            <text:p>2.1423</text:p>
          </table:table-cell>
          <table:table-cell table:formula="of:=1/(1+EXP(-[.T51]))" office:value-type="float" office:value="0.894951608765259" calcext:value-type="float">
            <text:p>0.8950</text:p>
          </table:table-cell>
          <table:table-cell table:formula="of:=0.5*([.B51]-[.S51])^2" office:value-type="float" office:value="0.00522250088199939" calcext:value-type="float">
            <text:p>0.0052</text:p>
          </table:table-cell>
          <table:table-cell table:formula="of:==0.5*([.C51]-[.U51])^2" office:value-type="float" office:value="0.00451709833815615" calcext:value-type="float">
            <text:p>0.0045</text:p>
          </table:table-cell>
          <table:table-cell table:formula="of:=[.V51]+[.W51]" office:value-type="float" office:value="0.00973959922015554" calcext:value-type="float">
            <text:p>0.0097</text:p>
          </table:table-cell>
          <table:table-cell table:formula="of:=(([.S51]-[.B51])*[.S51]*(1-[.S51])*[.N51] + (([.U51]-[.C51])*[.U51]*(1-[.U51])*[.P51])) * [.K51]*(1-[.K51])*[.D51]" office:value-type="float" office:value="-0.000487379756289893" calcext:value-type="float">
            <text:p>-0.0005</text:p>
          </table:table-cell>
          <table:table-cell table:formula="of:=(([.S51]-[.B51])*[.S51]*(1-[.S51])*[.N51] + (([.U51]-[.C51])*[.U51]*(1-[.U51])*[.P51])) * [.K51]*(1-[.K51])*[.E51]" office:value-type="float" office:value="-0.000974759512579786" calcext:value-type="float">
            <text:p>-0.0010</text:p>
          </table:table-cell>
          <table:table-cell table:formula="of:=(([.S51]-[.B51])*[.S51]*(1-[.S51])*[.O51] + (([.U51]-[.C51])*[.U51]*(1-[.U51])*[.Q51])) * [.K51]*(1-[.K51])*[.D51]" office:value-type="float" office:value="-0.000490140075457425" calcext:value-type="float">
            <text:p>-0.0005</text:p>
          </table:table-cell>
          <table:table-cell table:formula="of:==(([.S51]-[.B51])*[.S51]*(1-[.S51])*[.O51] + (([.U51]-[.C51])*[.U51]*(1-[.U51])*[.Q51])) * [.K51]*(1-[.K51])*[.E51]" office:value-type="float" office:value="-0.000980280150914851" calcext:value-type="float">
            <text:p>-0.0010</text:p>
          </table:table-cell>
          <table:table-cell table:formula="of:=([.S51]-[.B51])*[.S51]*(1-[.S51])*[.K51]" office:value-type="float" office:value="0.00521151218268257" calcext:value-type="float">
            <text:p>0.0052</text:p>
          </table:table-cell>
          <table:table-cell table:formula="of:=([.S51]-[.B51]) * [.S51] * (1-[.S51]) * [.M51]" office:value-type="float" office:value="0.00524937456294825" calcext:value-type="float">
            <text:p>0.0052</text:p>
          </table:table-cell>
          <table:table-cell table:formula="of:=([.U51]-[.C51])*[.U51]*(1-[.U51]) *[.K51]" office:value-type="float" office:value="-0.00457438331660502" calcext:value-type="float">
            <text:p>-0.0046</text:p>
          </table:table-cell>
          <table:table-cell table:formula="of:=([.U51]-[.C51])*[.U51]*(1-[.U51]) *[.M51]" office:value-type="float" office:value="-0.00460761686466998" calcext:value-type="float">
            <text:p>-0.004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1]-[.$F$30]*[.Y51]" office:value-type="float" office:value="0.235568189237232" calcext:value-type="float">
            <text:p>0.2356</text:p>
          </table:table-cell>
          <table:table-cell table:formula="of:=[.G51]-[.$F$30]*[.Z51]" office:value-type="float" office:value="0.371136378474464" calcext:value-type="float">
            <text:p>0.3711</text:p>
          </table:table-cell>
          <table:table-cell table:formula="of:=[.H51]-[.$F$30]*[.AA51]" office:value-type="float" office:value="0.335147574616076" calcext:value-type="float">
            <text:p>0.3351</text:p>
          </table:table-cell>
          <table:table-cell table:formula="of:=[.I51]-[.$F$30]*[.AB51]" office:value-type="float" office:value="0.470295149232152" calcext:value-type="float">
            <text:p>0.4703</text:p>
          </table:table-cell>
          <table:table-cell table:formula="of:=([.F52]*[.D52] + [.G52]*[.E52])" office:value-type="float" office:value="0.048892047309308" calcext:value-type="float">
            <text:p>0.0489</text:p>
          </table:table-cell>
          <table:table-cell table:formula="of:=1/(1+EXP(-[.J52]))" office:value-type="float" office:value="0.512220577552376" calcext:value-type="float">
            <text:p>0.5122</text:p>
          </table:table-cell>
          <table:table-cell table:formula="of:=([.H52]*[.D52]+[.I52]*[.E52])" office:value-type="float" office:value="0.063786893654019" calcext:value-type="float">
            <text:p>0.0638</text:p>
          </table:table-cell>
          <table:table-cell table:formula="of:==1/(1+EXP(-[.L52]))" office:value-type="float" office:value="0.515941318653001" calcext:value-type="float">
            <text:p>0.5159</text:p>
          </table:table-cell>
          <table:table-cell table:formula="of:=[.N51]-[.$F$30]*[.AC51]" office:value-type="float" office:value="-2.08125877184018" calcext:value-type="float">
            <text:p>-2.0813</text:p>
          </table:table-cell>
          <table:table-cell table:formula="of:=[.O51]-[.$F$30]*[.AD51]" office:value-type="float" office:value="-2.04945592214233" calcext:value-type="float">
            <text:p>-2.0495</text:p>
          </table:table-cell>
          <table:table-cell table:formula="of:=[.P51]-[.$F$30]*[.AE51]" office:value-type="float" office:value="2.09984399383449" calcext:value-type="float">
            <text:p>2.0998</text:p>
          </table:table-cell>
          <table:table-cell table:formula="of:=[.Q51]-[.$F$30]*[.AF51]" office:value-type="float" office:value="2.16156658021759" calcext:value-type="float">
            <text:p>2.1616</text:p>
          </table:table-cell>
          <table:table-cell table:formula="of:=([.K52]*[.N52]+[.M52]*[.O52])" office:value-type="float" office:value="-2.12346256113924" calcext:value-type="float">
            <text:p>-2.1235</text:p>
          </table:table-cell>
          <table:table-cell table:formula="of:=1/(1+EXP(-[.R52]))" office:value-type="float" office:value="0.106837212354123" calcext:value-type="float">
            <text:p>0.1068</text:p>
          </table:table-cell>
          <table:table-cell table:formula="of:=([.K52]*[.P52]+[.M52]*[.Q52])" office:value-type="float" office:value="2.19082481504552" calcext:value-type="float">
            <text:p>2.1908</text:p>
          </table:table-cell>
          <table:table-cell table:formula="of:=1/(1+EXP(-[.T52]))" office:value-type="float" office:value="0.899422545135187" calcext:value-type="float">
            <text:p>0.8994</text:p>
          </table:table-cell>
          <table:table-cell table:formula="of:=0.5*([.B52]-[.S52])^2" office:value-type="float" office:value="0.00468872284825876" calcext:value-type="float">
            <text:p>0.0047</text:p>
          </table:table-cell>
          <table:table-cell table:formula="of:==0.5*([.C52]-[.U52])^2" office:value-type="float" office:value="0.00410213766489358" calcext:value-type="float">
            <text:p>0.0041</text:p>
          </table:table-cell>
          <table:table-cell table:formula="of:=[.V52]+[.W52]" office:value-type="float" office:value="0.00879086051315234" calcext:value-type="float">
            <text:p>0.0088</text:p>
          </table:table-cell>
          <table:table-cell table:formula="of:=(([.S52]-[.B52])*[.S52]*(1-[.S52])*[.N52] + (([.U52]-[.C52])*[.U52]*(1-[.U52])*[.P52])) * [.K52]*(1-[.K52])*[.D52]" office:value-type="float" office:value="-0.000455197156916972" calcext:value-type="float">
            <text:p>-0.0005</text:p>
          </table:table-cell>
          <table:table-cell table:formula="of:=(([.S52]-[.B52])*[.S52]*(1-[.S52])*[.N52] + (([.U52]-[.C52])*[.U52]*(1-[.U52])*[.P52])) * [.K52]*(1-[.K52])*[.E52]" office:value-type="float" office:value="-0.000910394313833944" calcext:value-type="float">
            <text:p>-0.0009</text:p>
          </table:table-cell>
          <table:table-cell table:formula="of:=(([.S52]-[.B52])*[.S52]*(1-[.S52])*[.O52] + (([.U52]-[.C52])*[.U52]*(1-[.U52])*[.Q52])) * [.K52]*(1-[.K52])*[.D52]" office:value-type="float" office:value="-0.000457843916624481" calcext:value-type="float">
            <text:p>-0.0005</text:p>
          </table:table-cell>
          <table:table-cell table:formula="of:==(([.S52]-[.B52])*[.S52]*(1-[.S52])*[.O52] + (([.U52]-[.C52])*[.U52]*(1-[.U52])*[.Q52])) * [.K52]*(1-[.K52])*[.E52]" office:value-type="float" office:value="-0.000915687833248962" calcext:value-type="float">
            <text:p>-0.0009</text:p>
          </table:table-cell>
          <table:table-cell table:formula="of:=([.S52]-[.B52])*[.S52]*(1-[.S52])*[.K52]" office:value-type="float" office:value="0.00473317398289476" calcext:value-type="float">
            <text:p>0.0047</text:p>
          </table:table-cell>
          <table:table-cell table:formula="of:=([.S52]-[.B52]) * [.S52] * (1-[.S52]) * [.M52]" office:value-type="float" office:value="0.00476755548911757" calcext:value-type="float">
            <text:p>0.0048</text:p>
          </table:table-cell>
          <table:table-cell table:formula="of:=([.U52]-[.C52])*[.U52]*(1-[.U52]) *[.K52]" office:value-type="float" office:value="-0.00419702489983515" calcext:value-type="float">
            <text:p>-0.0042</text:p>
          </table:table-cell>
          <table:table-cell table:formula="of:=([.U52]-[.C52])*[.U52]*(1-[.U52]) *[.M52]" office:value-type="float" office:value="-0.00422751184965623" calcext:value-type="float">
            <text:p>-0.004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2]-[.$F$30]*[.Y52]" office:value-type="float" office:value="0.240120160806402" calcext:value-type="float">
            <text:p>0.2401</text:p>
          </table:table-cell>
          <table:table-cell table:formula="of:=[.G52]-[.$F$30]*[.Z52]" office:value-type="float" office:value="0.380240321612803" calcext:value-type="float">
            <text:p>0.3802</text:p>
          </table:table-cell>
          <table:table-cell table:formula="of:=[.H52]-[.$F$30]*[.AA52]" office:value-type="float" office:value="0.339726013782321" calcext:value-type="float">
            <text:p>0.3397</text:p>
          </table:table-cell>
          <table:table-cell table:formula="of:=[.I52]-[.$F$30]*[.AB52]" office:value-type="float" office:value="0.479452027564642" calcext:value-type="float">
            <text:p>0.4795</text:p>
          </table:table-cell>
          <table:table-cell table:formula="of:=([.F53]*[.D53] + [.G53]*[.E53])" office:value-type="float" office:value="0.0500300402016004" calcext:value-type="float">
            <text:p>0.0500</text:p>
          </table:table-cell>
          <table:table-cell table:formula="of:=1/(1+EXP(-[.J53]))" office:value-type="float" office:value="0.512504901839966" calcext:value-type="float">
            <text:p>0.5125</text:p>
          </table:table-cell>
          <table:table-cell table:formula="of:=([.H53]*[.D53]+[.I53]*[.E53])" office:value-type="float" office:value="0.0649315034455803" calcext:value-type="float">
            <text:p>0.0649</text:p>
          </table:table-cell>
          <table:table-cell table:formula="of:==1/(1+EXP(-[.L53]))" office:value-type="float" office:value="0.516227174979083" calcext:value-type="float">
            <text:p>0.5162</text:p>
          </table:table-cell>
          <table:table-cell table:formula="of:=[.N52]-[.$F$30]*[.AC52]" office:value-type="float" office:value="-2.12859051166913" calcext:value-type="float">
            <text:p>-2.1286</text:p>
          </table:table-cell>
          <table:table-cell table:formula="of:=[.O52]-[.$F$30]*[.AD52]" office:value-type="float" office:value="-2.09713147703351" calcext:value-type="float">
            <text:p>-2.0971</text:p>
          </table:table-cell>
          <table:table-cell table:formula="of:=[.P52]-[.$F$30]*[.AE52]" office:value-type="float" office:value="2.14181424283284" calcext:value-type="float">
            <text:p>2.1418</text:p>
          </table:table-cell>
          <table:table-cell table:formula="of:=[.Q52]-[.$F$30]*[.AF52]" office:value-type="float" office:value="2.20384169871416" calcext:value-type="float">
            <text:p>2.2038</text:p>
          </table:table-cell>
          <table:table-cell table:formula="of:=([.K53]*[.N53]+[.M53]*[.O53])" office:value-type="float" office:value="-2.17350932918919" calcext:value-type="float">
            <text:p>-2.1735</text:p>
          </table:table-cell>
          <table:table-cell table:formula="of:=1/(1+EXP(-[.R53]))" office:value-type="float" office:value="0.102154711151575" calcext:value-type="float">
            <text:p>0.1022</text:p>
          </table:table-cell>
          <table:table-cell table:formula="of:=([.K53]*[.P53]+[.M53]*[.Q53])" office:value-type="float" office:value="2.2353732725108" calcext:value-type="float">
            <text:p>2.2354</text:p>
          </table:table-cell>
          <table:table-cell table:formula="of:=1/(1+EXP(-[.T53]))" office:value-type="float" office:value="0.90338137448323" calcext:value-type="float">
            <text:p>0.9034</text:p>
          </table:table-cell>
          <table:table-cell table:formula="of:=0.5*([.B53]-[.S53])^2" office:value-type="float" office:value="0.0042462453937151" calcext:value-type="float">
            <text:p>0.0042</text:p>
          </table:table-cell>
          <table:table-cell table:formula="of:==0.5*([.C53]-[.U53])^2" office:value-type="float" office:value="0.00375139314320719" calcext:value-type="float">
            <text:p>0.0038</text:p>
          </table:table-cell>
          <table:table-cell table:formula="of:=[.V53]+[.W53]" office:value-type="float" office:value="0.00799763853692229" calcext:value-type="float">
            <text:p>0.0080</text:p>
          </table:table-cell>
          <table:table-cell table:formula="of:=(([.S53]-[.B53])*[.S53]*(1-[.S53])*[.N53] + (([.U53]-[.C53])*[.U53]*(1-[.U53])*[.P53])) * [.K53]*(1-[.K53])*[.D53]" office:value-type="float" office:value="-0.000427039069634147" calcext:value-type="float">
            <text:p>-0.0004</text:p>
          </table:table-cell>
          <table:table-cell table:formula="of:=(([.S53]-[.B53])*[.S53]*(1-[.S53])*[.N53] + (([.U53]-[.C53])*[.U53]*(1-[.U53])*[.P53])) * [.K53]*(1-[.K53])*[.E53]" office:value-type="float" office:value="-0.000854078139268294" calcext:value-type="float">
            <text:p>-0.0009</text:p>
          </table:table-cell>
          <table:table-cell table:formula="of:=(([.S53]-[.B53])*[.S53]*(1-[.S53])*[.O53] + (([.U53]-[.C53])*[.U53]*(1-[.U53])*[.Q53])) * [.K53]*(1-[.K53])*[.D53]" office:value-type="float" office:value="-0.000429575582096491" calcext:value-type="float">
            <text:p>-0.0004</text:p>
          </table:table-cell>
          <table:table-cell table:formula="of:==(([.S53]-[.B53])*[.S53]*(1-[.S53])*[.O53] + (([.U53]-[.C53])*[.U53]*(1-[.U53])*[.Q53])) * [.K53]*(1-[.K53])*[.E53]" office:value-type="float" office:value="-0.000859151164192983" calcext:value-type="float">
            <text:p>-0.0009</text:p>
          </table:table-cell>
          <table:table-cell table:formula="of:=([.S53]-[.B53])*[.S53]*(1-[.S53])*[.K53]" office:value-type="float" office:value="0.00433187059007715" calcext:value-type="float">
            <text:p>0.0043</text:p>
          </table:table-cell>
          <table:table-cell table:formula="of:=([.S53]-[.B53]) * [.S53] * (1-[.S53]) * [.M53]" office:value-type="float" office:value="0.00436333254386859" calcext:value-type="float">
            <text:p>0.0044</text:p>
          </table:table-cell>
          <table:table-cell table:formula="of:=([.U53]-[.C53])*[.U53]*(1-[.U53]) *[.K53]" office:value-type="float" office:value="-0.00387472869252678" calcext:value-type="float">
            <text:p>-0.0039</text:p>
          </table:table-cell>
          <table:table-cell table:formula="of:=([.U53]-[.C53])*[.U53]*(1-[.U53]) *[.M53]" office:value-type="float" office:value="-0.00390287046928204" calcext:value-type="float">
            <text:p>-0.003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3]-[.$F$30]*[.Y53]" office:value-type="float" office:value="0.244390551502743" calcext:value-type="float">
            <text:p>0.2444</text:p>
          </table:table-cell>
          <table:table-cell table:formula="of:=[.G53]-[.$F$30]*[.Z53]" office:value-type="float" office:value="0.388781103005486" calcext:value-type="float">
            <text:p>0.3888</text:p>
          </table:table-cell>
          <table:table-cell table:formula="of:=[.H53]-[.$F$30]*[.AA53]" office:value-type="float" office:value="0.344021769603286" calcext:value-type="float">
            <text:p>0.3440</text:p>
          </table:table-cell>
          <table:table-cell table:formula="of:=[.I53]-[.$F$30]*[.AB53]" office:value-type="float" office:value="0.488043539206572" calcext:value-type="float">
            <text:p>0.4880</text:p>
          </table:table-cell>
          <table:table-cell table:formula="of:=([.F54]*[.D54] + [.G54]*[.E54])" office:value-type="float" office:value="0.0510976378756858" calcext:value-type="float">
            <text:p>0.0511</text:p>
          </table:table-cell>
          <table:table-cell table:formula="of:=1/(1+EXP(-[.J54]))" office:value-type="float" office:value="0.512771630729276" calcext:value-type="float">
            <text:p>0.5128</text:p>
          </table:table-cell>
          <table:table-cell table:formula="of:=([.H54]*[.D54]+[.I54]*[.E54])" office:value-type="float" office:value="0.0660054424008215" calcext:value-type="float">
            <text:p>0.0660</text:p>
          </table:table-cell>
          <table:table-cell table:formula="of:==1/(1+EXP(-[.L54]))" office:value-type="float" office:value="0.516495372227341" calcext:value-type="float">
            <text:p>0.5165</text:p>
          </table:table-cell>
          <table:table-cell table:formula="of:=[.N53]-[.$F$30]*[.AC53]" office:value-type="float" office:value="-2.1719092175699" calcext:value-type="float">
            <text:p>-2.1719</text:p>
          </table:table-cell>
          <table:table-cell table:formula="of:=[.O53]-[.$F$30]*[.AD53]" office:value-type="float" office:value="-2.14076480247219" calcext:value-type="float">
            <text:p>-2.1408</text:p>
          </table:table-cell>
          <table:table-cell table:formula="of:=[.P53]-[.$F$30]*[.AE53]" office:value-type="float" office:value="2.18056152975811" calcext:value-type="float">
            <text:p>2.1806</text:p>
          </table:table-cell>
          <table:table-cell table:formula="of:=[.Q53]-[.$F$30]*[.AF53]" office:value-type="float" office:value="2.24287040340698" calcext:value-type="float">
            <text:p>2.2429</text:p>
          </table:table-cell>
          <table:table-cell table:formula="of:=([.K54]*[.N54]+[.M54]*[.O54])" office:value-type="float" office:value="-2.21938854479333" calcext:value-type="float">
            <text:p>-2.2194</text:p>
          </table:table-cell>
          <table:table-cell table:formula="of:=1/(1+EXP(-[.R54]))" office:value-type="float" office:value="0.0980228524399393" calcext:value-type="float">
            <text:p>0.0980</text:p>
          </table:table-cell>
          <table:table-cell table:formula="of:=([.K54]*[.P54]+[.M54]*[.Q54])" office:value-type="float" office:value="2.27656227538496" calcext:value-type="float">
            <text:p>2.2766</text:p>
          </table:table-cell>
          <table:table-cell table:formula="of:=1/(1+EXP(-[.T54]))" office:value-type="float" office:value="0.906917245504524" calcext:value-type="float">
            <text:p>0.9069</text:p>
          </table:table-cell>
          <table:table-cell table:formula="of:=0.5*([.B54]-[.S54])^2" office:value-type="float" office:value="0.00387401127583167" calcext:value-type="float">
            <text:p>0.0039</text:p>
          </table:table-cell>
          <table:table-cell table:formula="of:==0.5*([.C54]-[.U54])^2" office:value-type="float" office:value="0.0034513720472778" calcext:value-type="float">
            <text:p>0.0035</text:p>
          </table:table-cell>
          <table:table-cell table:formula="of:=[.V54]+[.W54]" office:value-type="float" office:value="0.00732538332310947" calcext:value-type="float">
            <text:p>0.0073</text:p>
          </table:table-cell>
          <table:table-cell table:formula="of:=(([.S54]-[.B54])*[.S54]*(1-[.S54])*[.N54] + (([.U54]-[.C54])*[.U54]*(1-[.U54])*[.P54])) * [.K54]*(1-[.K54])*[.D54]" office:value-type="float" office:value="-0.000402195870661131" calcext:value-type="float">
            <text:p>-0.0004</text:p>
          </table:table-cell>
          <table:table-cell table:formula="of:=(([.S54]-[.B54])*[.S54]*(1-[.S54])*[.N54] + (([.U54]-[.C54])*[.U54]*(1-[.U54])*[.P54])) * [.K54]*(1-[.K54])*[.E54]" office:value-type="float" office:value="-0.000804391741322262" calcext:value-type="float">
            <text:p>-0.0008</text:p>
          </table:table-cell>
          <table:table-cell table:formula="of:=(([.S54]-[.B54])*[.S54]*(1-[.S54])*[.O54] + (([.U54]-[.C54])*[.U54]*(1-[.U54])*[.Q54])) * [.K54]*(1-[.K54])*[.D54]" office:value-type="float" office:value="-0.000404627225591507" calcext:value-type="float">
            <text:p>-0.0004</text:p>
          </table:table-cell>
          <table:table-cell table:formula="of:==(([.S54]-[.B54])*[.S54]*(1-[.S54])*[.O54] + (([.U54]-[.C54])*[.U54]*(1-[.U54])*[.Q54])) * [.K54]*(1-[.K54])*[.E54]" office:value-type="float" office:value="-0.000809254451183013" calcext:value-type="float">
            <text:p>-0.0008</text:p>
          </table:table-cell>
          <table:table-cell table:formula="of:=([.S54]-[.B54])*[.S54]*(1-[.S54])*[.K54]" office:value-type="float" office:value="0.00399063767534077" calcext:value-type="float">
            <text:p>0.0040</text:p>
          </table:table-cell>
          <table:table-cell table:formula="of:=([.S54]-[.B54]) * [.S54] * (1-[.S54]) * [.M54]" office:value-type="float" office:value="0.0040196176387882" calcext:value-type="float">
            <text:p>0.0040</text:p>
          </table:table-cell>
          <table:table-cell table:formula="of:=([.U54]-[.C54])*[.U54]*(1-[.U54]) *[.K54]" office:value-type="float" office:value="-0.00359643125224702" calcext:value-type="float">
            <text:p>-0.0036</text:p>
          </table:table-cell>
          <table:table-cell table:formula="of:=([.U54]-[.C54])*[.U54]*(1-[.U54]) *[.M54]" office:value-type="float" office:value="-0.00362254849332739" calcext:value-type="float">
            <text:p>-0.003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4]-[.$F$30]*[.Y54]" office:value-type="float" office:value="0.248412510209355" calcext:value-type="float">
            <text:p>0.2484</text:p>
          </table:table-cell>
          <table:table-cell table:formula="of:=[.G54]-[.$F$30]*[.Z54]" office:value-type="float" office:value="0.396825020418709" calcext:value-type="float">
            <text:p>0.3968</text:p>
          </table:table-cell>
          <table:table-cell table:formula="of:=[.H54]-[.$F$30]*[.AA54]" office:value-type="float" office:value="0.348068041859201" calcext:value-type="float">
            <text:p>0.3481</text:p>
          </table:table-cell>
          <table:table-cell table:formula="of:=[.I54]-[.$F$30]*[.AB54]" office:value-type="float" office:value="0.496136083718402" calcext:value-type="float">
            <text:p>0.4961</text:p>
          </table:table-cell>
          <table:table-cell table:formula="of:=([.F55]*[.D55] + [.G55]*[.E55])" office:value-type="float" office:value="0.0521031275523386" calcext:value-type="float">
            <text:p>0.0521</text:p>
          </table:table-cell>
          <table:table-cell table:formula="of:=1/(1+EXP(-[.J55]))" office:value-type="float" office:value="0.513022835891365" calcext:value-type="float">
            <text:p>0.5130</text:p>
          </table:table-cell>
          <table:table-cell table:formula="of:=([.H55]*[.D55]+[.I55]*[.E55])" office:value-type="float" office:value="0.0670170104648002" calcext:value-type="float">
            <text:p>0.0670</text:p>
          </table:table-cell>
          <table:table-cell table:formula="of:==1/(1+EXP(-[.L55]))" office:value-type="float" office:value="0.51674798476171" calcext:value-type="float">
            <text:p>0.5167</text:p>
          </table:table-cell>
          <table:table-cell table:formula="of:=[.N54]-[.$F$30]*[.AC54]" office:value-type="float" office:value="-2.2118155943233" calcext:value-type="float">
            <text:p>-2.2118</text:p>
          </table:table-cell>
          <table:table-cell table:formula="of:=[.O54]-[.$F$30]*[.AD54]" office:value-type="float" office:value="-2.18096097886007" calcext:value-type="float">
            <text:p>-2.1810</text:p>
          </table:table-cell>
          <table:table-cell table:formula="of:=[.P54]-[.$F$30]*[.AE54]" office:value-type="float" office:value="2.21652584228058" calcext:value-type="float">
            <text:p>2.2165</text:p>
          </table:table-cell>
          <table:table-cell table:formula="of:=[.Q54]-[.$F$30]*[.AF54]" office:value-type="float" office:value="2.27909588834025" calcext:value-type="float">
            <text:p>2.2791</text:p>
          </table:table-cell>
          <table:table-cell table:formula="of:=([.K55]*[.N55]+[.M55]*[.O55])" office:value-type="float" office:value="-2.26171909933836" calcext:value-type="float">
            <text:p>-2.2617</text:p>
          </table:table-cell>
          <table:table-cell table:formula="of:=1/(1+EXP(-[.R55]))" office:value-type="float" office:value="0.0943433819797025" calcext:value-type="float">
            <text:p>0.0943</text:p>
          </table:table-cell>
          <table:table-cell table:formula="of:=([.K55]*[.P55]+[.M55]*[.Q55])" office:value-type="float" office:value="2.3148465808118" calcext:value-type="float">
            <text:p>2.3148</text:p>
          </table:table-cell>
          <table:table-cell table:formula="of:=1/(1+EXP(-[.T55]))" office:value-type="float" office:value="0.910099184983623" calcext:value-type="float">
            <text:p>0.9101</text:p>
          </table:table-cell>
          <table:table-cell table:formula="of:=0.5*([.B55]-[.S55])^2" office:value-type="float" office:value="0.00355690304188701" calcext:value-type="float">
            <text:p>0.0036</text:p>
          </table:table-cell>
          <table:table-cell table:formula="of:==0.5*([.C55]-[.U55])^2" office:value-type="float" office:value="0.00319207012014062" calcext:value-type="float">
            <text:p>0.0032</text:p>
          </table:table-cell>
          <table:table-cell table:formula="of:=[.V55]+[.W55]" office:value-type="float" office:value="0.00674897316202763" calcext:value-type="float">
            <text:p>0.0067</text:p>
          </table:table-cell>
          <table:table-cell table:formula="of:=(([.S55]-[.B55])*[.S55]*(1-[.S55])*[.N55] + (([.U55]-[.C55])*[.U55]*(1-[.U55])*[.P55])) * [.K55]*(1-[.K55])*[.D55]" office:value-type="float" office:value="-0.000380114150688048" calcext:value-type="float">
            <text:p>-0.0004</text:p>
          </table:table-cell>
          <table:table-cell table:formula="of:=(([.S55]-[.B55])*[.S55]*(1-[.S55])*[.N55] + (([.U55]-[.C55])*[.U55]*(1-[.U55])*[.P55])) * [.K55]*(1-[.K55])*[.E55]" office:value-type="float" office:value="-0.000760228301376096" calcext:value-type="float">
            <text:p>-0.0008</text:p>
          </table:table-cell>
          <table:table-cell table:formula="of:=(([.S55]-[.B55])*[.S55]*(1-[.S55])*[.O55] + (([.U55]-[.C55])*[.U55]*(1-[.U55])*[.Q55])) * [.K55]*(1-[.K55])*[.D55]" office:value-type="float" office:value="-0.000382446185018515" calcext:value-type="float">
            <text:p>-0.0004</text:p>
          </table:table-cell>
          <table:table-cell table:formula="of:==(([.S55]-[.B55])*[.S55]*(1-[.S55])*[.O55] + (([.U55]-[.C55])*[.U55]*(1-[.U55])*[.Q55])) * [.K55]*(1-[.K55])*[.E55]" office:value-type="float" office:value="-0.00076489237003703" calcext:value-type="float">
            <text:p>-0.0008</text:p>
          </table:table-cell>
          <table:table-cell table:formula="of:=([.S55]-[.B55])*[.S55]*(1-[.S55])*[.K55]" office:value-type="float" office:value="0.00369711290812736" calcext:value-type="float">
            <text:p>0.0037</text:p>
          </table:table-cell>
          <table:table-cell table:formula="of:=([.S55]-[.B55]) * [.S55] * (1-[.S55]) * [.M55]" office:value-type="float" office:value="0.00372395829396544" calcext:value-type="float">
            <text:p>0.0037</text:p>
          </table:table-cell>
          <table:table-cell table:formula="of:=([.U55]-[.C55])*[.U55]*(1-[.U55]) *[.K55]" office:value-type="float" office:value="-0.00335382394216741" calcext:value-type="float">
            <text:p>-0.0034</text:p>
          </table:table-cell>
          <table:table-cell table:formula="of:=([.U55]-[.C55])*[.U55]*(1-[.U55]) *[.M55]" office:value-type="float" office:value="-0.00337817664656076" calcext:value-type="float">
            <text:p>-0.003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5]-[.$F$30]*[.Y55]" office:value-type="float" office:value="0.252213651716235" calcext:value-type="float">
            <text:p>0.2522</text:p>
          </table:table-cell>
          <table:table-cell table:formula="of:=[.G55]-[.$F$30]*[.Z55]" office:value-type="float" office:value="0.40442730343247" calcext:value-type="float">
            <text:p>0.4044</text:p>
          </table:table-cell>
          <table:table-cell table:formula="of:=[.H55]-[.$F$30]*[.AA55]" office:value-type="float" office:value="0.351892503709386" calcext:value-type="float">
            <text:p>0.3519</text:p>
          </table:table-cell>
          <table:table-cell table:formula="of:=[.I55]-[.$F$30]*[.AB55]" office:value-type="float" office:value="0.503785007418772" calcext:value-type="float">
            <text:p>0.5038</text:p>
          </table:table-cell>
          <table:table-cell table:formula="of:=([.F56]*[.D56] + [.G56]*[.E56])" office:value-type="float" office:value="0.0530534129290588" calcext:value-type="float">
            <text:p>0.0531</text:p>
          </table:table-cell>
          <table:table-cell table:formula="of:=1/(1+EXP(-[.J56]))" office:value-type="float" office:value="0.513260243116727" calcext:value-type="float">
            <text:p>0.5133</text:p>
          </table:table-cell>
          <table:table-cell table:formula="of:=([.H56]*[.D56]+[.I56]*[.E56])" office:value-type="float" office:value="0.0679731259273465" calcext:value-type="float">
            <text:p>0.0680</text:p>
          </table:table-cell>
          <table:table-cell table:formula="of:==1/(1+EXP(-[.L56]))" office:value-type="float" office:value="0.516986741600343" calcext:value-type="float">
            <text:p>0.5170</text:p>
          </table:table-cell>
          <table:table-cell table:formula="of:=[.N55]-[.$F$30]*[.AC55]" office:value-type="float" office:value="-2.24878672340458" calcext:value-type="float">
            <text:p>-2.2488</text:p>
          </table:table-cell>
          <table:table-cell table:formula="of:=[.O55]-[.$F$30]*[.AD55]" office:value-type="float" office:value="-2.21820056179973" calcext:value-type="float">
            <text:p>-2.2182</text:p>
          </table:table-cell>
          <table:table-cell table:formula="of:=[.P55]-[.$F$30]*[.AE55]" office:value-type="float" office:value="2.25006408170226" calcext:value-type="float">
            <text:p>2.2501</text:p>
          </table:table-cell>
          <table:table-cell table:formula="of:=[.Q55]-[.$F$30]*[.AF55]" office:value-type="float" office:value="2.31287765480586" calcext:value-type="float">
            <text:p>2.3129</text:p>
          </table:table-cell>
          <table:table-cell table:formula="of:=([.K56]*[.N56]+[.M56]*[.O56])" office:value-type="float" office:value="-2.30099310103319" calcext:value-type="float">
            <text:p>-2.3010</text:p>
          </table:table-cell>
          <table:table-cell table:formula="of:=1/(1+EXP(-[.R56]))" office:value-type="float" office:value="0.0910407462078989" calcext:value-type="float">
            <text:p>0.0910</text:p>
          </table:table-cell>
          <table:table-cell table:formula="of:=([.K56]*[.P56]+[.M56]*[.Q56])" office:value-type="float" office:value="2.35059552008104" calcext:value-type="float">
            <text:p>2.3506</text:p>
          </table:table-cell>
          <table:table-cell table:formula="of:=1/(1+EXP(-[.T56]))" office:value-type="float" office:value="0.912981551027404" calcext:value-type="float">
            <text:p>0.9130</text:p>
          </table:table-cell>
          <table:table-cell table:formula="of:=0.5*([.B56]-[.S56])^2" office:value-type="float" office:value="0.00328380127296654" calcext:value-type="float">
            <text:p>0.0033</text:p>
          </table:table-cell>
          <table:table-cell table:formula="of:==0.5*([.C56]-[.U56])^2" office:value-type="float" office:value="0.00296592074107221" calcext:value-type="float">
            <text:p>0.0030</text:p>
          </table:table-cell>
          <table:table-cell table:formula="of:=[.V56]+[.W56]" office:value-type="float" office:value="0.00624972201403876" calcext:value-type="float">
            <text:p>0.0062</text:p>
          </table:table-cell>
          <table:table-cell table:formula="of:=(([.S56]-[.B56])*[.S56]*(1-[.S56])*[.N56] + (([.U56]-[.C56])*[.U56]*(1-[.U56])*[.P56])) * [.K56]*(1-[.K56])*[.D56]" office:value-type="float" office:value="-0.000360356528651706" calcext:value-type="float">
            <text:p>-0.0004</text:p>
          </table:table-cell>
          <table:table-cell table:formula="of:=(([.S56]-[.B56])*[.S56]*(1-[.S56])*[.N56] + (([.U56]-[.C56])*[.U56]*(1-[.U56])*[.P56])) * [.K56]*(1-[.K56])*[.E56]" office:value-type="float" office:value="-0.000720713057303413" calcext:value-type="float">
            <text:p>-0.0007</text:p>
          </table:table-cell>
          <table:table-cell table:formula="of:=(([.S56]-[.B56])*[.S56]*(1-[.S56])*[.O56] + (([.U56]-[.C56])*[.U56]*(1-[.U56])*[.Q56])) * [.K56]*(1-[.K56])*[.D56]" office:value-type="float" office:value="-0.000362595265866156" calcext:value-type="float">
            <text:p>-0.0004</text:p>
          </table:table-cell>
          <table:table-cell table:formula="of:==(([.S56]-[.B56])*[.S56]*(1-[.S56])*[.O56] + (([.U56]-[.C56])*[.U56]*(1-[.U56])*[.Q56])) * [.K56]*(1-[.K56])*[.E56]" office:value-type="float" office:value="-0.000725190531732312" calcext:value-type="float">
            <text:p>-0.0007</text:p>
          </table:table-cell>
          <table:table-cell table:formula="of:=([.S56]-[.B56])*[.S56]*(1-[.S56])*[.K56]" office:value-type="float" office:value="0.00344208254294305" calcext:value-type="float">
            <text:p>0.0034</text:p>
          </table:table-cell>
          <table:table-cell table:formula="of:=([.S56]-[.B56]) * [.S56] * (1-[.S56]) * [.M56]" office:value-type="float" office:value="0.00346707359874521" calcext:value-type="float">
            <text:p>0.0035</text:p>
          </table:table-cell>
          <table:table-cell table:formula="of:=([.U56]-[.C56])*[.U56]*(1-[.U56]) *[.K56]" office:value-type="float" office:value="-0.00314055015464714" calcext:value-type="float">
            <text:p>-0.0031</text:p>
          </table:table-cell>
          <table:table-cell table:formula="of:=([.U56]-[.C56])*[.U56]*(1-[.U56]) *[.M56]" office:value-type="float" office:value="-0.00316335195070667" calcext:value-type="float">
            <text:p>-0.003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6]-[.$F$30]*[.Y56]" office:value-type="float" office:value="0.255817217002752" calcext:value-type="float">
            <text:p>0.2558</text:p>
          </table:table-cell>
          <table:table-cell table:formula="of:=[.G56]-[.$F$30]*[.Z56]" office:value-type="float" office:value="0.411634434005504" calcext:value-type="float">
            <text:p>0.4116</text:p>
          </table:table-cell>
          <table:table-cell table:formula="of:=[.H56]-[.$F$30]*[.AA56]" office:value-type="float" office:value="0.355518456368048" calcext:value-type="float">
            <text:p>0.3555</text:p>
          </table:table-cell>
          <table:table-cell table:formula="of:=[.I56]-[.$F$30]*[.AB56]" office:value-type="float" office:value="0.511036912736095" calcext:value-type="float">
            <text:p>0.5110</text:p>
          </table:table-cell>
          <table:table-cell table:formula="of:=([.F57]*[.D57] + [.G57]*[.E57])" office:value-type="float" office:value="0.053954304250688" calcext:value-type="float">
            <text:p>0.0540</text:p>
          </table:table-cell>
          <table:table-cell table:formula="of:=1/(1+EXP(-[.J57]))" office:value-type="float" office:value="0.51348530483595" calcext:value-type="float">
            <text:p>0.5135</text:p>
          </table:table-cell>
          <table:table-cell table:formula="of:=([.H57]*[.D57]+[.I57]*[.E57])" office:value-type="float" office:value="0.0688796140920119" calcext:value-type="float">
            <text:p>0.0689</text:p>
          </table:table-cell>
          <table:table-cell table:formula="of:==1/(1+EXP(-[.L57]))" office:value-type="float" office:value="0.517213098573894" calcext:value-type="float">
            <text:p>0.5172</text:p>
          </table:table-cell>
          <table:table-cell table:formula="of:=[.N56]-[.$F$30]*[.AC56]" office:value-type="float" office:value="-2.28320754883401" calcext:value-type="float">
            <text:p>-2.2832</text:p>
          </table:table-cell>
          <table:table-cell table:formula="of:=[.O56]-[.$F$30]*[.AD56]" office:value-type="float" office:value="-2.25287129778718" calcext:value-type="float">
            <text:p>-2.2529</text:p>
          </table:table-cell>
          <table:table-cell table:formula="of:=[.P56]-[.$F$30]*[.AE56]" office:value-type="float" office:value="2.28146958324873" calcext:value-type="float">
            <text:p>2.2815</text:p>
          </table:table-cell>
          <table:table-cell table:formula="of:=[.Q56]-[.$F$30]*[.AF56]" office:value-type="float" office:value="2.34451117431292" calcext:value-type="float">
            <text:p>2.3445</text:p>
          </table:table-cell>
          <table:table-cell table:formula="of:=([.K57]*[.N57]+[.M57]*[.O57])" office:value-type="float" office:value="-2.33760806883347" calcext:value-type="float">
            <text:p>-2.3376</text:p>
          </table:table-cell>
          <table:table-cell table:formula="of:=1/(1+EXP(-[.R57]))" office:value-type="float" office:value="0.0880558024670298" calcext:value-type="float">
            <text:p>0.0881</text:p>
          </table:table-cell>
          <table:table-cell table:formula="of:=([.K57]*[.P57]+[.M57]*[.Q57])" office:value-type="float" office:value="2.38411299353593" calcext:value-type="float">
            <text:p>2.3841</text:p>
          </table:table-cell>
          <table:table-cell table:formula="of:=1/(1+EXP(-[.T57]))" office:value-type="float" office:value="0.915607789704481" calcext:value-type="float">
            <text:p>0.9156</text:p>
          </table:table-cell>
          <table:table-cell table:formula="of:=0.5*([.B57]-[.S57])^2" office:value-type="float" office:value="0.00304635414938599" calcext:value-type="float">
            <text:p>0.0030</text:p>
          </table:table-cell>
          <table:table-cell table:formula="of:==0.5*([.C57]-[.U57])^2" office:value-type="float" office:value="0.00276710047632635" calcext:value-type="float">
            <text:p>0.0028</text:p>
          </table:table-cell>
          <table:table-cell table:formula="of:=[.V57]+[.W57]" office:value-type="float" office:value="0.00581345462571234" calcext:value-type="float">
            <text:p>0.0058</text:p>
          </table:table-cell>
          <table:table-cell table:formula="of:=(([.S57]-[.B57])*[.S57]*(1-[.S57])*[.N57] + (([.U57]-[.C57])*[.U57]*(1-[.U57])*[.P57])) * [.K57]*(1-[.K57])*[.D57]" office:value-type="float" office:value="-0.00034257304506372" calcext:value-type="float">
            <text:p>-0.0003</text:p>
          </table:table-cell>
          <table:table-cell table:formula="of:=(([.S57]-[.B57])*[.S57]*(1-[.S57])*[.N57] + (([.U57]-[.C57])*[.U57]*(1-[.U57])*[.P57])) * [.K57]*(1-[.K57])*[.E57]" office:value-type="float" office:value="-0.000685146090127439" calcext:value-type="float">
            <text:p>-0.0007</text:p>
          </table:table-cell>
          <table:table-cell table:formula="of:=(([.S57]-[.B57])*[.S57]*(1-[.S57])*[.O57] + (([.U57]-[.C57])*[.U57]*(1-[.U57])*[.Q57])) * [.K57]*(1-[.K57])*[.D57]" office:value-type="float" office:value="-0.000344724393775562" calcext:value-type="float">
            <text:p>-0.0003</text:p>
          </table:table-cell>
          <table:table-cell table:formula="of:==(([.S57]-[.B57])*[.S57]*(1-[.S57])*[.O57] + (([.U57]-[.C57])*[.U57]*(1-[.U57])*[.Q57])) * [.K57]*(1-[.K57])*[.E57]" office:value-type="float" office:value="-0.000689448787551124" calcext:value-type="float">
            <text:p>-0.0007</text:p>
          </table:table-cell>
          <table:table-cell table:formula="of:=([.S57]-[.B57])*[.S57]*(1-[.S57])*[.K57]" office:value-type="float" office:value="0.00321854403818714" calcext:value-type="float">
            <text:p>0.0032</text:p>
          </table:table-cell>
          <table:table-cell table:formula="of:=([.S57]-[.B57]) * [.S57] * (1-[.S57]) * [.M57]" office:value-type="float" office:value="0.00324190998108337" calcext:value-type="float">
            <text:p>0.0032</text:p>
          </table:table-cell>
          <table:table-cell table:formula="of:=([.U57]-[.C57])*[.U57]*(1-[.U57]) *[.K57]" office:value-type="float" office:value="-0.00295166674308623" calcext:value-type="float">
            <text:p>-0.0030</text:p>
          </table:table-cell>
          <table:table-cell table:formula="of:=([.U57]-[.C57])*[.U57]*(1-[.U57]) *[.M57]" office:value-type="float" office:value="-0.0029730952137703" calcext:value-type="float">
            <text:p>-0.003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7]-[.$F$30]*[.Y57]" office:value-type="float" office:value="0.259242947453389" calcext:value-type="float">
            <text:p>0.2592</text:p>
          </table:table-cell>
          <table:table-cell table:formula="of:=[.G57]-[.$F$30]*[.Z57]" office:value-type="float" office:value="0.418485894906779" calcext:value-type="float">
            <text:p>0.4185</text:p>
          </table:table-cell>
          <table:table-cell table:formula="of:=[.H57]-[.$F$30]*[.AA57]" office:value-type="float" office:value="0.358965700305803" calcext:value-type="float">
            <text:p>0.3590</text:p>
          </table:table-cell>
          <table:table-cell table:formula="of:=[.I57]-[.$F$30]*[.AB57]" office:value-type="float" office:value="0.517931400611607" calcext:value-type="float">
            <text:p>0.5179</text:p>
          </table:table-cell>
          <table:table-cell table:formula="of:=([.F58]*[.D58] + [.G58]*[.E58])" office:value-type="float" office:value="0.0548107368633473" calcext:value-type="float">
            <text:p>0.0548</text:p>
          </table:table-cell>
          <table:table-cell table:formula="of:=1/(1+EXP(-[.J58]))" office:value-type="float" office:value="0.513699254759853" calcext:value-type="float">
            <text:p>0.5137</text:p>
          </table:table-cell>
          <table:table-cell table:formula="of:=([.H58]*[.D58]+[.I58]*[.E58])" office:value-type="float" office:value="0.0697414250764508" calcext:value-type="float">
            <text:p>0.0697</text:p>
          </table:table-cell>
          <table:table-cell table:formula="of:==1/(1+EXP(-[.L58]))" office:value-type="float" office:value="0.517428292767766" calcext:value-type="float">
            <text:p>0.5174</text:p>
          </table:table-cell>
          <table:table-cell table:formula="of:=[.N57]-[.$F$30]*[.AC57]" office:value-type="float" office:value="-2.31539298921588" calcext:value-type="float">
            <text:p>-2.3154</text:p>
          </table:table-cell>
          <table:table-cell table:formula="of:=[.O57]-[.$F$30]*[.AD57]" office:value-type="float" office:value="-2.28529039759801" calcext:value-type="float">
            <text:p>-2.2853</text:p>
          </table:table-cell>
          <table:table-cell table:formula="of:=[.P57]-[.$F$30]*[.AE57]" office:value-type="float" office:value="2.31098625067959" calcext:value-type="float">
            <text:p>2.3110</text:p>
          </table:table-cell>
          <table:table-cell table:formula="of:=[.Q57]-[.$F$30]*[.AF57]" office:value-type="float" office:value="2.37424212645063" calcext:value-type="float">
            <text:p>2.3742</text:p>
          </table:table-cell>
          <table:table-cell table:formula="of:=([.K58]*[.N58]+[.M58]*[.O58])" office:value-type="float" office:value="-2.37188956194409" calcext:value-type="float">
            <text:p>-2.3719</text:p>
          </table:table-cell>
          <table:table-cell table:formula="of:=1/(1+EXP(-[.R58]))" office:value-type="float" office:value="0.0853415277314025" calcext:value-type="float">
            <text:p>0.0853</text:p>
          </table:table-cell>
          <table:table-cell table:formula="of:=([.K58]*[.P58]+[.M58]*[.Q58])" office:value-type="float" office:value="2.41565196484103" calcext:value-type="float">
            <text:p>2.4157</text:p>
          </table:table-cell>
          <table:table-cell table:formula="of:=1/(1+EXP(-[.T58]))" office:value-type="float" office:value="0.918013083635434" calcext:value-type="float">
            <text:p>0.9180</text:p>
          </table:table-cell>
          <table:table-cell table:formula="of:=0.5*([.B58]-[.S58])^2" office:value-type="float" office:value="0.00283817290045085" calcext:value-type="float">
            <text:p>0.0028</text:p>
          </table:table-cell>
          <table:table-cell table:formula="of:==0.5*([.C58]-[.U58])^2" office:value-type="float" office:value="0.00259105806383953" calcext:value-type="float">
            <text:p>0.0026</text:p>
          </table:table-cell>
          <table:table-cell table:formula="of:=[.V58]+[.W58]" office:value-type="float" office:value="0.00542923096429038" calcext:value-type="float">
            <text:p>0.0054</text:p>
          </table:table-cell>
          <table:table-cell table:formula="of:=(([.S58]-[.B58])*[.S58]*(1-[.S58])*[.N58] + (([.U58]-[.C58])*[.U58]*(1-[.U58])*[.P58])) * [.K58]*(1-[.K58])*[.D58]" office:value-type="float" office:value="-0.000326480511401287" calcext:value-type="float">
            <text:p>-0.0003</text:p>
          </table:table-cell>
          <table:table-cell table:formula="of:=(([.S58]-[.B58])*[.S58]*(1-[.S58])*[.N58] + (([.U58]-[.C58])*[.U58]*(1-[.U58])*[.P58])) * [.K58]*(1-[.K58])*[.E58]" office:value-type="float" office:value="-0.000652961022802574" calcext:value-type="float">
            <text:p>-0.0007</text:p>
          </table:table-cell>
          <table:table-cell table:formula="of:=(([.S58]-[.B58])*[.S58]*(1-[.S58])*[.O58] + (([.U58]-[.C58])*[.U58]*(1-[.U58])*[.Q58])) * [.K58]*(1-[.K58])*[.D58]" office:value-type="float" office:value="-0.000328550109560655" calcext:value-type="float">
            <text:p>-0.0003</text:p>
          </table:table-cell>
          <table:table-cell table:formula="of:==(([.S58]-[.B58])*[.S58]*(1-[.S58])*[.O58] + (([.U58]-[.C58])*[.U58]*(1-[.U58])*[.Q58])) * [.K58]*(1-[.K58])*[.E58]" office:value-type="float" office:value="-0.00065710021912131" calcext:value-type="float">
            <text:p>-0.0007</text:p>
          </table:table-cell>
          <table:table-cell table:formula="of:=([.S58]-[.B58])*[.S58]*(1-[.S58])*[.K58]" office:value-type="float" office:value="0.00302108352523721" calcext:value-type="float">
            <text:p>0.0030</text:p>
          </table:table-cell>
          <table:table-cell table:formula="of:=([.S58]-[.B58]) * [.S58] * (1-[.S58]) * [.M58]" office:value-type="float" office:value="0.00304301412993695" calcext:value-type="float">
            <text:p>0.0030</text:p>
          </table:table-cell>
          <table:table-cell table:formula="of:=([.U58]-[.C58])*[.U58]*(1-[.U58]) *[.K58]" office:value-type="float" office:value="-0.00278327378676555" calcext:value-type="float">
            <text:p>-0.0028</text:p>
          </table:table-cell>
          <table:table-cell table:formula="of:=([.U58]-[.C58])*[.U58]*(1-[.U58]) *[.M58]" office:value-type="float" office:value="-0.00280347808654038" calcext:value-type="float">
            <text:p>-0.002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8]-[.$F$30]*[.Y58]" office:value-type="float" office:value="0.262507752567402" calcext:value-type="float">
            <text:p>0.2625</text:p>
          </table:table-cell>
          <table:table-cell table:formula="of:=[.G58]-[.$F$30]*[.Z58]" office:value-type="float" office:value="0.425015505134804" calcext:value-type="float">
            <text:p>0.4250</text:p>
          </table:table-cell>
          <table:table-cell table:formula="of:=[.H58]-[.$F$30]*[.AA58]" office:value-type="float" office:value="0.36225120140141" calcext:value-type="float">
            <text:p>0.3623</text:p>
          </table:table-cell>
          <table:table-cell table:formula="of:=[.I58]-[.$F$30]*[.AB58]" office:value-type="float" office:value="0.52450240280282" calcext:value-type="float">
            <text:p>0.5245</text:p>
          </table:table-cell>
          <table:table-cell table:formula="of:=([.F59]*[.D59] + [.G59]*[.E59])" office:value-type="float" office:value="0.0556269381418505" calcext:value-type="float">
            <text:p>0.0556</text:p>
          </table:table-cell>
          <table:table-cell table:formula="of:=1/(1+EXP(-[.J59]))" office:value-type="float" office:value="0.513903149612188" calcext:value-type="float">
            <text:p>0.5139</text:p>
          </table:table-cell>
          <table:table-cell table:formula="of:=([.H59]*[.D59]+[.I59]*[.E59])" office:value-type="float" office:value="0.0705628003503525" calcext:value-type="float">
            <text:p>0.0706</text:p>
          </table:table-cell>
          <table:table-cell table:formula="of:==1/(1+EXP(-[.L59]))" office:value-type="float" office:value="0.517633384149841" calcext:value-type="float">
            <text:p>0.5176</text:p>
          </table:table-cell>
          <table:table-cell table:formula="of:=[.N58]-[.$F$30]*[.AC58]" office:value-type="float" office:value="-2.34560382446825" calcext:value-type="float">
            <text:p>-2.3456</text:p>
          </table:table-cell>
          <table:table-cell table:formula="of:=[.O58]-[.$F$30]*[.AD58]" office:value-type="float" office:value="-2.31572053889738" calcext:value-type="float">
            <text:p>-2.3157</text:p>
          </table:table-cell>
          <table:table-cell table:formula="of:=[.P58]-[.$F$30]*[.AE58]" office:value-type="float" office:value="2.33881898854725" calcext:value-type="float">
            <text:p>2.3388</text:p>
          </table:table-cell>
          <table:table-cell table:formula="of:=[.Q58]-[.$F$30]*[.AF58]" office:value-type="float" office:value="2.40227690731603" calcext:value-type="float">
            <text:p>2.4023</text:p>
          </table:table-cell>
          <table:table-cell table:formula="of:=([.K59]*[.N59]+[.M59]*[.O59])" office:value-type="float" office:value="-2.40410745243137" calcext:value-type="float">
            <text:p>-2.4041</text:p>
          </table:table-cell>
          <table:table-cell table:formula="of:=1/(1+EXP(-[.R59]))" office:value-type="float" office:value="0.0828600184877553" calcext:value-type="float">
            <text:p>0.0829</text:p>
          </table:table-cell>
          <table:table-cell table:formula="of:=([.K59]*[.P59]+[.M59]*[.Q59])" office:value-type="float" office:value="2.44542516978623" calcext:value-type="float">
            <text:p>2.4454</text:p>
          </table:table-cell>
          <table:table-cell table:formula="of:=1/(1+EXP(-[.T59]))" office:value-type="float" office:value="0.920226258004374" calcext:value-type="float">
            <text:p>0.9202</text:p>
          </table:table-cell>
          <table:table-cell table:formula="of:=0.5*([.B59]-[.S59])^2" office:value-type="float" office:value="0.00265429114701802" calcext:value-type="float">
            <text:p>0.0027</text:p>
          </table:table-cell>
          <table:table-cell table:formula="of:==0.5*([.C59]-[.U59])^2" office:value-type="float" office:value="0.00243418753603608" calcext:value-type="float">
            <text:p>0.0024</text:p>
          </table:table-cell>
          <table:table-cell table:formula="of:=[.V59]+[.W59]" office:value-type="float" office:value="0.0050884786830541" calcext:value-type="float">
            <text:p>0.0051</text:p>
          </table:table-cell>
          <table:table-cell table:formula="of:=(([.S59]-[.B59])*[.S59]*(1-[.S59])*[.N59] + (([.U59]-[.C59])*[.U59]*(1-[.U59])*[.P59])) * [.K59]*(1-[.K59])*[.D59]" office:value-type="float" office:value="-0.000311847391866512" calcext:value-type="float">
            <text:p>-0.0003</text:p>
          </table:table-cell>
          <table:table-cell table:formula="of:=(([.S59]-[.B59])*[.S59]*(1-[.S59])*[.N59] + (([.U59]-[.C59])*[.U59]*(1-[.U59])*[.P59])) * [.K59]*(1-[.K59])*[.E59]" office:value-type="float" office:value="-0.000623694783733024" calcext:value-type="float">
            <text:p>-0.0006</text:p>
          </table:table-cell>
          <table:table-cell table:formula="of:=(([.S59]-[.B59])*[.S59]*(1-[.S59])*[.O59] + (([.U59]-[.C59])*[.U59]*(1-[.U59])*[.Q59])) * [.K59]*(1-[.K59])*[.D59]" office:value-type="float" office:value="-0.000313840533556859" calcext:value-type="float">
            <text:p>-0.0003</text:p>
          </table:table-cell>
          <table:table-cell table:formula="of:==(([.S59]-[.B59])*[.S59]*(1-[.S59])*[.O59] + (([.U59]-[.C59])*[.U59]*(1-[.U59])*[.Q59])) * [.K59]*(1-[.K59])*[.E59]" office:value-type="float" office:value="-0.000627681067113717" calcext:value-type="float">
            <text:p>-0.0006</text:p>
          </table:table-cell>
          <table:table-cell table:formula="of:=([.S59]-[.B59])*[.S59]*(1-[.S59])*[.K59]" office:value-type="float" office:value="0.00284545163860328" calcext:value-type="float">
            <text:p>0.0028</text:p>
          </table:table-cell>
          <table:table-cell table:formula="of:=([.S59]-[.B59]) * [.S59] * (1-[.S59]) * [.M59]" office:value-type="float" office:value="0.0028661057287476" calcext:value-type="float">
            <text:p>0.0029</text:p>
          </table:table-cell>
          <table:table-cell table:formula="of:=([.U59]-[.C59])*[.U59]*(1-[.U59]) *[.K59]" office:value-type="float" office:value="-0.00263225451955536" calcext:value-type="float">
            <text:p>-0.0026</text:p>
          </table:table-cell>
          <table:table-cell table:formula="of:=([.U59]-[.C59])*[.U59]*(1-[.U59]) *[.M59]" office:value-type="float" office:value="-0.0026513610899824" calcext:value-type="float">
            <text:p>-0.002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59]-[.$F$30]*[.Y59]" office:value-type="float" office:value="0.265626226486067" calcext:value-type="float">
            <text:p>0.2656</text:p>
          </table:table-cell>
          <table:table-cell table:formula="of:=[.G59]-[.$F$30]*[.Z59]" office:value-type="float" office:value="0.431252452972135" calcext:value-type="float">
            <text:p>0.4313</text:p>
          </table:table-cell>
          <table:table-cell table:formula="of:=[.H59]-[.$F$30]*[.AA59]" office:value-type="float" office:value="0.365389606736978" calcext:value-type="float">
            <text:p>0.3654</text:p>
          </table:table-cell>
          <table:table-cell table:formula="of:=[.I59]-[.$F$30]*[.AB59]" office:value-type="float" office:value="0.530779213473957" calcext:value-type="float">
            <text:p>0.5308</text:p>
          </table:table-cell>
          <table:table-cell table:formula="of:=([.F60]*[.D60] + [.G60]*[.E60])" office:value-type="float" office:value="0.0564065566215168" calcext:value-type="float">
            <text:p>0.0564</text:p>
          </table:table-cell>
          <table:table-cell table:formula="of:=1/(1+EXP(-[.J60]))" office:value-type="float" office:value="0.514097901412939" calcext:value-type="float">
            <text:p>0.5141</text:p>
          </table:table-cell>
          <table:table-cell table:formula="of:=([.H60]*[.D60]+[.I60]*[.E60])" office:value-type="float" office:value="0.0713474016842446" calcext:value-type="float">
            <text:p>0.0713</text:p>
          </table:table-cell>
          <table:table-cell table:formula="of:==1/(1+EXP(-[.L60]))" office:value-type="float" office:value="0.517829287801917" calcext:value-type="float">
            <text:p>0.5178</text:p>
          </table:table-cell>
          <table:table-cell table:formula="of:=[.N59]-[.$F$30]*[.AC59]" office:value-type="float" office:value="-2.37405834085428" calcext:value-type="float">
            <text:p>-2.3741</text:p>
          </table:table-cell>
          <table:table-cell table:formula="of:=[.O59]-[.$F$30]*[.AD59]" office:value-type="float" office:value="-2.34438159618486" calcext:value-type="float">
            <text:p>-2.3444</text:p>
          </table:table-cell>
          <table:table-cell table:formula="of:=[.P59]-[.$F$30]*[.AE59]" office:value-type="float" office:value="2.3651415337428" calcext:value-type="float">
            <text:p>2.3651</text:p>
          </table:table-cell>
          <table:table-cell table:formula="of:=[.Q59]-[.$F$30]*[.AF59]" office:value-type="float" office:value="2.42879051821586" calcext:value-type="float">
            <text:p>2.4288</text:p>
          </table:table-cell>
          <table:table-cell table:formula="of:=([.K60]*[.N60]+[.M60]*[.O60])" office:value-type="float" office:value="-2.4344878631534" calcext:value-type="float">
            <text:p>-2.4345</text:p>
          </table:table-cell>
          <table:table-cell table:formula="of:=1/(1+EXP(-[.R60]))" office:value-type="float" office:value="0.0805803477300689" calcext:value-type="float">
            <text:p>0.0806</text:p>
          </table:table-cell>
          <table:table-cell table:formula="of:=([.K60]*[.P60]+[.M60]*[.Q60])" office:value-type="float" office:value="2.47361316330952" calcext:value-type="float">
            <text:p>2.4736</text:p>
          </table:table-cell>
          <table:table-cell table:formula="of:=1/(1+EXP(-[.T60]))" office:value-type="float" office:value="0.922271177411819" calcext:value-type="float">
            <text:p>0.9223</text:p>
          </table:table-cell>
          <table:table-cell table:formula="of:=0.5*([.B60]-[.S60])^2" office:value-type="float" office:value="0.00249079274284872" calcext:value-type="float">
            <text:p>0.0025</text:p>
          </table:table-cell>
          <table:table-cell table:formula="of:==0.5*([.C60]-[.U60])^2" office:value-type="float" office:value="0.00229359670459064" calcext:value-type="float">
            <text:p>0.0023</text:p>
          </table:table-cell>
          <table:table-cell table:formula="of:=[.V60]+[.W60]" office:value-type="float" office:value="0.00478438944743936" calcext:value-type="float">
            <text:p>0.0048</text:p>
          </table:table-cell>
          <table:table-cell table:formula="of:=(([.S60]-[.B60])*[.S60]*(1-[.S60])*[.N60] + (([.U60]-[.C60])*[.U60]*(1-[.U60])*[.P60])) * [.K60]*(1-[.K60])*[.D60]" office:value-type="float" office:value="-0.000298482584079062" calcext:value-type="float">
            <text:p>-0.0003</text:p>
          </table:table-cell>
          <table:table-cell table:formula="of:=(([.S60]-[.B60])*[.S60]*(1-[.S60])*[.N60] + (([.U60]-[.C60])*[.U60]*(1-[.U60])*[.P60])) * [.K60]*(1-[.K60])*[.E60]" office:value-type="float" office:value="-0.000596965168158125" calcext:value-type="float">
            <text:p>-0.0006</text:p>
          </table:table-cell>
          <table:table-cell table:formula="of:=(([.S60]-[.B60])*[.S60]*(1-[.S60])*[.O60] + (([.U60]-[.C60])*[.U60]*(1-[.U60])*[.Q60])) * [.K60]*(1-[.K60])*[.D60]" office:value-type="float" office:value="-0.000300404193162649" calcext:value-type="float">
            <text:p>-0.0003</text:p>
          </table:table-cell>
          <table:table-cell table:formula="of:==(([.S60]-[.B60])*[.S60]*(1-[.S60])*[.O60] + (([.U60]-[.C60])*[.U60]*(1-[.U60])*[.Q60])) * [.K60]*(1-[.K60])*[.E60]" office:value-type="float" office:value="-0.000600808386325299" calcext:value-type="float">
            <text:p>-0.0006</text:p>
          </table:table-cell>
          <table:table-cell table:formula="of:=([.S60]-[.B60])*[.S60]*(1-[.S60])*[.K60]" office:value-type="float" office:value="0.00268826788790194" calcext:value-type="float">
            <text:p>0.0027</text:p>
          </table:table-cell>
          <table:table-cell table:formula="of:=([.S60]-[.B60]) * [.S60] * (1-[.S60]) * [.M60]" office:value-type="float" office:value="0.00270777966995605" calcext:value-type="float">
            <text:p>0.0027</text:p>
          </table:table-cell>
          <table:table-cell table:formula="of:=([.U60]-[.C60])*[.U60]*(1-[.U60]) *[.K60]" office:value-type="float" office:value="-0.00249608909222121" calcext:value-type="float">
            <text:p>-0.0025</text:p>
          </table:table-cell>
          <table:table-cell table:formula="of:=([.U60]-[.C60])*[.U60]*(1-[.U60]) *[.M60]" office:value-type="float" office:value="-0.00251420601671904" calcext:value-type="float">
            <text:p>-0.0025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0]-[.$F$30]*[.Y60]" office:value-type="float" office:value="0.268611052326858" calcext:value-type="float">
            <text:p>0.2686</text:p>
          </table:table-cell>
          <table:table-cell table:formula="of:=[.G60]-[.$F$30]*[.Z60]" office:value-type="float" office:value="0.437222104653716" calcext:value-type="float">
            <text:p>0.4372</text:p>
          </table:table-cell>
          <table:table-cell table:formula="of:=[.H60]-[.$F$30]*[.AA60]" office:value-type="float" office:value="0.368393648668605" calcext:value-type="float">
            <text:p>0.3684</text:p>
          </table:table-cell>
          <table:table-cell table:formula="of:=[.I60]-[.$F$30]*[.AB60]" office:value-type="float" office:value="0.53678729733721" calcext:value-type="float">
            <text:p>0.5368</text:p>
          </table:table-cell>
          <table:table-cell table:formula="of:=([.F61]*[.D61] + [.G61]*[.E61])" office:value-type="float" office:value="0.0571527630817145" calcext:value-type="float">
            <text:p>0.0572</text:p>
          </table:table-cell>
          <table:table-cell table:formula="of:=1/(1+EXP(-[.J61]))" office:value-type="float" office:value="0.514284302749258" calcext:value-type="float">
            <text:p>0.5143</text:p>
          </table:table-cell>
          <table:table-cell table:formula="of:=([.H61]*[.D61]+[.I61]*[.E61])" office:value-type="float" office:value="0.0720984121671513" calcext:value-type="float">
            <text:p>0.0721</text:p>
          </table:table-cell>
          <table:table-cell table:formula="of:==1/(1+EXP(-[.L61]))" office:value-type="float" office:value="0.518016799169213" calcext:value-type="float">
            <text:p>0.5180</text:p>
          </table:table-cell>
          <table:table-cell table:formula="of:=[.N60]-[.$F$30]*[.AC60]" office:value-type="float" office:value="-2.4009410197333" calcext:value-type="float">
            <text:p>-2.4009</text:p>
          </table:table-cell>
          <table:table-cell table:formula="of:=[.O60]-[.$F$30]*[.AD60]" office:value-type="float" office:value="-2.37145939288442" calcext:value-type="float">
            <text:p>-2.3715</text:p>
          </table:table-cell>
          <table:table-cell table:formula="of:=[.P60]-[.$F$30]*[.AE60]" office:value-type="float" office:value="2.39010242466501" calcext:value-type="float">
            <text:p>2.3901</text:p>
          </table:table-cell>
          <table:table-cell table:formula="of:=[.Q60]-[.$F$30]*[.AF60]" office:value-type="float" office:value="2.45393257838305" calcext:value-type="float">
            <text:p>2.4539</text:p>
          </table:table-cell>
          <table:table-cell table:formula="of:=([.K61]*[.N61]+[.M61]*[.O61])" office:value-type="float" office:value="-2.46322208233739" calcext:value-type="float">
            <text:p>-2.4632</text:p>
          </table:table-cell>
          <table:table-cell table:formula="of:=1/(1+EXP(-[.R61]))" office:value-type="float" office:value="0.0784770047397255" calcext:value-type="float">
            <text:p>0.0785</text:p>
          </table:table-cell>
          <table:table-cell table:formula="of:=([.K61]*[.P61]+[.M61]*[.Q61])" office:value-type="float" office:value="2.50037045859919" calcext:value-type="float">
            <text:p>2.5004</text:p>
          </table:table-cell>
          <table:table-cell table:formula="of:=1/(1+EXP(-[.T61]))" office:value-type="float" office:value="0.92416778642306" calcext:value-type="float">
            <text:p>0.9242</text:p>
          </table:table-cell>
          <table:table-cell table:formula="of:=0.5*([.B61]-[.S61])^2" office:value-type="float" office:value="0.0023445500890622" calcext:value-type="float">
            <text:p>0.0023</text:p>
          </table:table-cell>
          <table:table-cell table:formula="of:==0.5*([.C61]-[.U61])^2" office:value-type="float" office:value="0.00216694017221992" calcext:value-type="float">
            <text:p>0.0022</text:p>
          </table:table-cell>
          <table:table-cell table:formula="of:=[.V61]+[.W61]" office:value-type="float" office:value="0.00451149026128212" calcext:value-type="float">
            <text:p>0.0045</text:p>
          </table:table-cell>
          <table:table-cell table:formula="of:=(([.S61]-[.B61])*[.S61]*(1-[.S61])*[.N61] + (([.U61]-[.C61])*[.U61]*(1-[.U61])*[.P61])) * [.K61]*(1-[.K61])*[.D61]" office:value-type="float" office:value="-0.000286226985336634" calcext:value-type="float">
            <text:p>-0.0003</text:p>
          </table:table-cell>
          <table:table-cell table:formula="of:=(([.S61]-[.B61])*[.S61]*(1-[.S61])*[.N61] + (([.U61]-[.C61])*[.U61]*(1-[.U61])*[.P61])) * [.K61]*(1-[.K61])*[.E61]" office:value-type="float" office:value="-0.000572453970673269" calcext:value-type="float">
            <text:p>-0.0006</text:p>
          </table:table-cell>
          <table:table-cell table:formula="of:=(([.S61]-[.B61])*[.S61]*(1-[.S61])*[.O61] + (([.U61]-[.C61])*[.U61]*(1-[.U61])*[.Q61])) * [.K61]*(1-[.K61])*[.D61]" office:value-type="float" office:value="-0.000288081615351196" calcext:value-type="float">
            <text:p>-0.0003</text:p>
          </table:table-cell>
          <table:table-cell table:formula="of:==(([.S61]-[.B61])*[.S61]*(1-[.S61])*[.O61] + (([.U61]-[.C61])*[.U61]*(1-[.U61])*[.Q61])) * [.K61]*(1-[.K61])*[.E61]" office:value-type="float" office:value="-0.000576163230702391" calcext:value-type="float">
            <text:p>-0.0006</text:p>
          </table:table-cell>
          <table:table-cell table:formula="of:=([.S61]-[.B61])*[.S61]*(1-[.S61])*[.K61]" office:value-type="float" office:value="0.00254681043142478" calcext:value-type="float">
            <text:p>0.0025</text:p>
          </table:table-cell>
          <table:table-cell table:formula="of:=([.S61]-[.B61]) * [.S61] * (1-[.S61]) * [.M61]" office:value-type="float" office:value="0.00256529429485748" calcext:value-type="float">
            <text:p>0.0026</text:p>
          </table:table-cell>
          <table:table-cell table:formula="of:=([.U61]-[.C61])*[.U61]*(1-[.U61]) *[.K61]" office:value-type="float" office:value="-0.00237271888423758" calcext:value-type="float">
            <text:p>-0.0024</text:p>
          </table:table-cell>
          <table:table-cell table:formula="of:=([.U61]-[.C61])*[.U61]*(1-[.U61]) *[.M61]" office:value-type="float" office:value="-0.00238993925183121" calcext:value-type="float">
            <text:p>-0.002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1]-[.$F$30]*[.Y61]" office:value-type="float" office:value="0.271473322180224" calcext:value-type="float">
            <text:p>0.2715</text:p>
          </table:table-cell>
          <table:table-cell table:formula="of:=[.G61]-[.$F$30]*[.Z61]" office:value-type="float" office:value="0.442946644360448" calcext:value-type="float">
            <text:p>0.4429</text:p>
          </table:table-cell>
          <table:table-cell table:formula="of:=[.H61]-[.$F$30]*[.AA61]" office:value-type="float" office:value="0.371274464822117" calcext:value-type="float">
            <text:p>0.3713</text:p>
          </table:table-cell>
          <table:table-cell table:formula="of:=[.I61]-[.$F$30]*[.AB61]" office:value-type="float" office:value="0.542548929644234" calcext:value-type="float">
            <text:p>0.5425</text:p>
          </table:table-cell>
          <table:table-cell table:formula="of:=([.F62]*[.D62] + [.G62]*[.E62])" office:value-type="float" office:value="0.0578683305450561" calcext:value-type="float">
            <text:p>0.0579</text:p>
          </table:table-cell>
          <table:table-cell table:formula="of:=1/(1+EXP(-[.J62]))" office:value-type="float" office:value="0.514463046775136" calcext:value-type="float">
            <text:p>0.5145</text:p>
          </table:table-cell>
          <table:table-cell table:formula="of:=([.H62]*[.D62]+[.I62]*[.E62])" office:value-type="float" office:value="0.0728186162055292" calcext:value-type="float">
            <text:p>0.0728</text:p>
          </table:table-cell>
          <table:table-cell table:formula="of:==1/(1+EXP(-[.L62]))" office:value-type="float" office:value="0.518196614055928" calcext:value-type="float">
            <text:p>0.5182</text:p>
          </table:table-cell>
          <table:table-cell table:formula="of:=[.N61]-[.$F$30]*[.AC61]" office:value-type="float" office:value="-2.42640912404755" calcext:value-type="float">
            <text:p>-2.4264</text:p>
          </table:table-cell>
          <table:table-cell table:formula="of:=[.O61]-[.$F$30]*[.AD61]" office:value-type="float" office:value="-2.39711233583299" calcext:value-type="float">
            <text:p>-2.3971</text:p>
          </table:table-cell>
          <table:table-cell table:formula="of:=[.P61]-[.$F$30]*[.AE61]" office:value-type="float" office:value="2.41382961350739" calcext:value-type="float">
            <text:p>2.4138</text:p>
          </table:table-cell>
          <table:table-cell table:formula="of:=[.Q61]-[.$F$30]*[.AF61]" office:value-type="float" office:value="2.47783197090136" calcext:value-type="float">
            <text:p>2.4778</text:p>
          </table:table-cell>
          <table:table-cell table:formula="of:=([.K62]*[.N62]+[.M62]*[.O62])" office:value-type="float" office:value="-2.49047332662085" calcext:value-type="float">
            <text:p>-2.4905</text:p>
          </table:table-cell>
          <table:table-cell table:formula="of:=1/(1+EXP(-[.R62]))" office:value-type="float" office:value="0.0765287396638323" calcext:value-type="float">
            <text:p>0.0765</text:p>
          </table:table-cell>
          <table:table-cell table:formula="of:=([.K62]*[.P62]+[.M62]*[.Q62])" office:value-type="float" office:value="2.52583027488167" calcext:value-type="float">
            <text:p>2.5258</text:p>
          </table:table-cell>
          <table:table-cell table:formula="of:=1/(1+EXP(-[.T62]))" office:value-type="float" office:value="0.925932896171072" calcext:value-type="float">
            <text:p>0.9259</text:p>
          </table:table-cell>
          <table:table-cell table:formula="of:=0.5*([.B62]-[.S62])^2" office:value-type="float" office:value="0.00221303660062899" calcext:value-type="float">
            <text:p>0.0022</text:p>
          </table:table-cell>
          <table:table-cell table:formula="of:==0.5*([.C62]-[.U62])^2" office:value-type="float" office:value="0.00205229689651333" calcext:value-type="float">
            <text:p>0.0021</text:p>
          </table:table-cell>
          <table:table-cell table:formula="of:=[.V62]+[.W62]" office:value-type="float" office:value="0.00426533349714232" calcext:value-type="float">
            <text:p>0.0043</text:p>
          </table:table-cell>
          <table:table-cell table:formula="of:=(([.S62]-[.B62])*[.S62]*(1-[.S62])*[.N62] + (([.U62]-[.C62])*[.U62]*(1-[.U62])*[.P62])) * [.K62]*(1-[.K62])*[.D62]" office:value-type="float" office:value="-0.000274947075775743" calcext:value-type="float">
            <text:p>-0.0003</text:p>
          </table:table-cell>
          <table:table-cell table:formula="of:=(([.S62]-[.B62])*[.S62]*(1-[.S62])*[.N62] + (([.U62]-[.C62])*[.U62]*(1-[.U62])*[.P62])) * [.K62]*(1-[.K62])*[.E62]" office:value-type="float" office:value="-0.000549894151551486" calcext:value-type="float">
            <text:p>-0.0005</text:p>
          </table:table-cell>
          <table:table-cell table:formula="of:=(([.S62]-[.B62])*[.S62]*(1-[.S62])*[.O62] + (([.U62]-[.C62])*[.U62]*(1-[.U62])*[.Q62])) * [.K62]*(1-[.K62])*[.D62]" office:value-type="float" office:value="-0.000276738924078957" calcext:value-type="float">
            <text:p>-0.0003</text:p>
          </table:table-cell>
          <table:table-cell table:formula="of:==(([.S62]-[.B62])*[.S62]*(1-[.S62])*[.O62] + (([.U62]-[.C62])*[.U62]*(1-[.U62])*[.Q62])) * [.K62]*(1-[.K62])*[.E62]" office:value-type="float" office:value="-0.000553477848157914" calcext:value-type="float">
            <text:p>-0.0006</text:p>
          </table:table-cell>
          <table:table-cell table:formula="of:=([.S62]-[.B62])*[.S62]*(1-[.S62])*[.K62]" office:value-type="float" office:value="0.00241886386540287" calcext:value-type="float">
            <text:p>0.0024</text:p>
          </table:table-cell>
          <table:table-cell table:formula="of:=([.S62]-[.B62]) * [.S62] * (1-[.S62]) * [.M62]" office:value-type="float" office:value="0.00243641807272868" calcext:value-type="float">
            <text:p>0.0024</text:p>
          </table:table-cell>
          <table:table-cell table:formula="of:=([.U62]-[.C62])*[.U62]*(1-[.U62]) *[.K62]" office:value-type="float" office:value="-0.0022604460929393" calcext:value-type="float">
            <text:p>-0.0023</text:p>
          </table:table-cell>
          <table:table-cell table:formula="of:=([.U62]-[.C62])*[.U62]*(1-[.U62]) *[.M62]" office:value-type="float" office:value="-0.00227685062894144" calcext:value-type="float">
            <text:p>-0.0023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2]-[.$F$30]*[.Y62]" office:value-type="float" office:value="0.274222792937982" calcext:value-type="float">
            <text:p>0.2742</text:p>
          </table:table-cell>
          <table:table-cell table:formula="of:=[.G62]-[.$F$30]*[.Z62]" office:value-type="float" office:value="0.448445585875963" calcext:value-type="float">
            <text:p>0.4484</text:p>
          </table:table-cell>
          <table:table-cell table:formula="of:=[.H62]-[.$F$30]*[.AA62]" office:value-type="float" office:value="0.374041854062906" calcext:value-type="float">
            <text:p>0.3740</text:p>
          </table:table-cell>
          <table:table-cell table:formula="of:=[.I62]-[.$F$30]*[.AB62]" office:value-type="float" office:value="0.548083708125813" calcext:value-type="float">
            <text:p>0.5481</text:p>
          </table:table-cell>
          <table:table-cell table:formula="of:=([.F63]*[.D63] + [.G63]*[.E63])" office:value-type="float" office:value="0.0585556982344954" calcext:value-type="float">
            <text:p>0.0586</text:p>
          </table:table-cell>
          <table:table-cell table:formula="of:=1/(1+EXP(-[.J63]))" office:value-type="float" office:value="0.514634743200445" calcext:value-type="float">
            <text:p>0.5146</text:p>
          </table:table-cell>
          <table:table-cell table:formula="of:=([.H63]*[.D63]+[.I63]*[.E63])" office:value-type="float" office:value="0.0735104635157266" calcext:value-type="float">
            <text:p>0.0735</text:p>
          </table:table-cell>
          <table:table-cell table:formula="of:==1/(1+EXP(-[.L63]))" office:value-type="float" office:value="0.518369344619793" calcext:value-type="float">
            <text:p>0.5184</text:p>
          </table:table-cell>
          <table:table-cell table:formula="of:=[.N62]-[.$F$30]*[.AC62]" office:value-type="float" office:value="-2.45059776270158" calcext:value-type="float">
            <text:p>-2.4506</text:p>
          </table:table-cell>
          <table:table-cell table:formula="of:=[.O62]-[.$F$30]*[.AD62]" office:value-type="float" office:value="-2.42147651656028" calcext:value-type="float">
            <text:p>-2.4215</text:p>
          </table:table-cell>
          <table:table-cell table:formula="of:=[.P62]-[.$F$30]*[.AE62]" office:value-type="float" office:value="2.43643407443678" calcext:value-type="float">
            <text:p>2.4364</text:p>
          </table:table-cell>
          <table:table-cell table:formula="of:=[.Q62]-[.$F$30]*[.AF62]" office:value-type="float" office:value="2.50060047719077" calcext:value-type="float">
            <text:p>2.5006</text:p>
          </table:table-cell>
          <table:table-cell table:formula="of:=([.K63]*[.N63]+[.M63]*[.O63])" office:value-type="float" office:value="-2.51638194519709" calcext:value-type="float">
            <text:p>-2.5164</text:p>
          </table:table-cell>
          <table:table-cell table:formula="of:=1/(1+EXP(-[.R63]))" office:value-type="float" office:value="0.074717694682245" calcext:value-type="float">
            <text:p>0.0747</text:p>
          </table:table-cell>
          <table:table-cell table:formula="of:=([.K63]*[.P63]+[.M63]*[.Q63])" office:value-type="float" office:value="2.55010825473991" calcext:value-type="float">
            <text:p>2.5501</text:p>
          </table:table-cell>
          <table:table-cell table:formula="of:=1/(1+EXP(-[.T63]))" office:value-type="float" office:value="0.927580786951591" calcext:value-type="float">
            <text:p>0.9276</text:p>
          </table:table-cell>
          <table:table-cell table:formula="of:=0.5*([.B63]-[.S63])^2" office:value-type="float" office:value="0.00209419000249214" calcext:value-type="float">
            <text:p>0.0021</text:p>
          </table:table-cell>
          <table:table-cell table:formula="of:==0.5*([.C63]-[.U63])^2" office:value-type="float" office:value="0.00194807907879134" calcext:value-type="float">
            <text:p>0.0019</text:p>
          </table:table-cell>
          <table:table-cell table:formula="of:=[.V63]+[.W63]" office:value-type="float" office:value="0.00404226908128348" calcext:value-type="float">
            <text:p>0.0040</text:p>
          </table:table-cell>
          <table:table-cell table:formula="of:=(([.S63]-[.B63])*[.S63]*(1-[.S63])*[.N63] + (([.U63]-[.C63])*[.U63]*(1-[.U63])*[.P63])) * [.K63]*(1-[.K63])*[.D63]" office:value-type="float" office:value="-0.000264529980687674" calcext:value-type="float">
            <text:p>-0.0003</text:p>
          </table:table-cell>
          <table:table-cell table:formula="of:=(([.S63]-[.B63])*[.S63]*(1-[.S63])*[.N63] + (([.U63]-[.C63])*[.U63]*(1-[.U63])*[.P63])) * [.K63]*(1-[.K63])*[.E63]" office:value-type="float" office:value="-0.000529059961375349" calcext:value-type="float">
            <text:p>-0.0005</text:p>
          </table:table-cell>
          <table:table-cell table:formula="of:=(([.S63]-[.B63])*[.S63]*(1-[.S63])*[.O63] + (([.U63]-[.C63])*[.U63]*(1-[.U63])*[.Q63])) * [.K63]*(1-[.K63])*[.D63]" office:value-type="float" office:value="-0.000266262909817372" calcext:value-type="float">
            <text:p>-0.0003</text:p>
          </table:table-cell>
          <table:table-cell table:formula="of:==(([.S63]-[.B63])*[.S63]*(1-[.S63])*[.O63] + (([.U63]-[.C63])*[.U63]*(1-[.U63])*[.Q63])) * [.K63]*(1-[.K63])*[.E63]" office:value-type="float" office:value="-0.000532525819634745" calcext:value-type="float">
            <text:p>-0.0005</text:p>
          </table:table-cell>
          <table:table-cell table:formula="of:=([.S63]-[.B63])*[.S63]*(1-[.S63])*[.K63]" office:value-type="float" office:value="0.00230260721902409" calcext:value-type="float">
            <text:p>0.0023</text:p>
          </table:table-cell>
          <table:table-cell table:formula="of:=([.S63]-[.B63]) * [.S63] * (1-[.S63]) * [.M63]" office:value-type="float" office:value="0.00231931677915773" calcext:value-type="float">
            <text:p>0.0023</text:p>
          </table:table-cell>
          <table:table-cell table:formula="of:=([.U63]-[.C63])*[.U63]*(1-[.U63]) *[.K63]" office:value-type="float" office:value="-0.00215785837177717" calcext:value-type="float">
            <text:p>-0.0022</text:p>
          </table:table-cell>
          <table:table-cell table:formula="of:=([.U63]-[.C63])*[.U63]*(1-[.U63]) *[.M63]" office:value-type="float" office:value="-0.00217351751847191" calcext:value-type="float">
            <text:p>-0.002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3]-[.$F$30]*[.Y63]" office:value-type="float" office:value="0.276868092744858" calcext:value-type="float">
            <text:p>0.2769</text:p>
          </table:table-cell>
          <table:table-cell table:formula="of:=[.G63]-[.$F$30]*[.Z63]" office:value-type="float" office:value="0.453736185489717" calcext:value-type="float">
            <text:p>0.4537</text:p>
          </table:table-cell>
          <table:table-cell table:formula="of:=[.H63]-[.$F$30]*[.AA63]" office:value-type="float" office:value="0.37670448316108" calcext:value-type="float">
            <text:p>0.3767</text:p>
          </table:table-cell>
          <table:table-cell table:formula="of:=[.I63]-[.$F$30]*[.AB63]" office:value-type="float" office:value="0.55340896632216" calcext:value-type="float">
            <text:p>0.5534</text:p>
          </table:table-cell>
          <table:table-cell table:formula="of:=([.F64]*[.D64] + [.G64]*[.E64])" office:value-type="float" office:value="0.0592170231862146" calcext:value-type="float">
            <text:p>0.0592</text:p>
          </table:table-cell>
          <table:table-cell table:formula="of:=1/(1+EXP(-[.J64]))" office:value-type="float" office:value="0.514799931193872" calcext:value-type="float">
            <text:p>0.5148</text:p>
          </table:table-cell>
          <table:table-cell table:formula="of:=([.H64]*[.D64]+[.I64]*[.E64])" office:value-type="float" office:value="0.0741761207902701" calcext:value-type="float">
            <text:p>0.0742</text:p>
          </table:table-cell>
          <table:table-cell table:formula="of:==1/(1+EXP(-[.L64]))" office:value-type="float" office:value="0.518535532285589" calcext:value-type="float">
            <text:p>0.5185</text:p>
          </table:table-cell>
          <table:table-cell table:formula="of:=[.N63]-[.$F$30]*[.AC63]" office:value-type="float" office:value="-2.47362383489182" calcext:value-type="float">
            <text:p>-2.4736</text:p>
          </table:table-cell>
          <table:table-cell table:formula="of:=[.O63]-[.$F$30]*[.AD63]" office:value-type="float" office:value="-2.44466968435186" calcext:value-type="float">
            <text:p>-2.4447</text:p>
          </table:table-cell>
          <table:table-cell table:formula="of:=[.P63]-[.$F$30]*[.AE63]" office:value-type="float" office:value="2.45801265815455" calcext:value-type="float">
            <text:p>2.4580</text:p>
          </table:table-cell>
          <table:table-cell table:formula="of:=[.Q63]-[.$F$30]*[.AF63]" office:value-type="float" office:value="2.52233565237549" calcext:value-type="float">
            <text:p>2.5223</text:p>
          </table:table-cell>
          <table:table-cell table:formula="of:=([.K64]*[.N64]+[.M64]*[.O64])" office:value-type="float" office:value="-2.54106947603967" calcext:value-type="float">
            <text:p>-2.5411</text:p>
          </table:table-cell>
          <table:table-cell table:formula="of:=1/(1+EXP(-[.R64]))" office:value-type="float" office:value="0.0730287415915071" calcext:value-type="float">
            <text:p>0.0730</text:p>
          </table:table-cell>
          <table:table-cell table:formula="of:=([.K64]*[.P64]+[.M64]*[.Q64])" office:value-type="float" office:value="2.57330540739907" calcext:value-type="float">
            <text:p>2.5733</text:p>
          </table:table-cell>
          <table:table-cell table:formula="of:=1/(1+EXP(-[.T64]))" office:value-type="float" office:value="0.929123675473224" calcext:value-type="float">
            <text:p>0.9291</text:p>
          </table:table-cell>
          <table:table-cell table:formula="of:=0.5*([.B64]-[.S64])^2" office:value-type="float" office:value="0.00198631113330449" calcext:value-type="float">
            <text:p>0.0020</text:p>
          </table:table-cell>
          <table:table-cell table:formula="of:==0.5*([.C64]-[.U64])^2" office:value-type="float" office:value="0.00185296344394467" calcext:value-type="float">
            <text:p>0.0019</text:p>
          </table:table-cell>
          <table:table-cell table:formula="of:=[.V64]+[.W64]" office:value-type="float" office:value="0.00383927457724916" calcext:value-type="float">
            <text:p>0.0038</text:p>
          </table:table-cell>
          <table:table-cell table:formula="of:=(([.S64]-[.B64])*[.S64]*(1-[.S64])*[.N64] + (([.U64]-[.C64])*[.U64]*(1-[.U64])*[.P64])) * [.K64]*(1-[.K64])*[.D64]" office:value-type="float" office:value="-0.000254879630851171" calcext:value-type="float">
            <text:p>-0.0003</text:p>
          </table:table-cell>
          <table:table-cell table:formula="of:=(([.S64]-[.B64])*[.S64]*(1-[.S64])*[.N64] + (([.U64]-[.C64])*[.U64]*(1-[.U64])*[.P64])) * [.K64]*(1-[.K64])*[.E64]" office:value-type="float" office:value="-0.000509759261702342" calcext:value-type="float">
            <text:p>-0.0005</text:p>
          </table:table-cell>
          <table:table-cell table:formula="of:=(([.S64]-[.B64])*[.S64]*(1-[.S64])*[.O64] + (([.U64]-[.C64])*[.U64]*(1-[.U64])*[.Q64])) * [.K64]*(1-[.K64])*[.D64]" office:value-type="float" office:value="-0.000256557192988949" calcext:value-type="float">
            <text:p>-0.0003</text:p>
          </table:table-cell>
          <table:table-cell table:formula="of:==(([.S64]-[.B64])*[.S64]*(1-[.S64])*[.O64] + (([.U64]-[.C64])*[.U64]*(1-[.U64])*[.Q64])) * [.K64]*(1-[.K64])*[.E64]" office:value-type="float" office:value="-0.000513114385977898" calcext:value-type="float">
            <text:p>-0.0005</text:p>
          </table:table-cell>
          <table:table-cell table:formula="of:=([.S64]-[.B64])*[.S64]*(1-[.S64])*[.K64]" office:value-type="float" office:value="0.0021965303185105" calcext:value-type="float">
            <text:p>0.0022</text:p>
          </table:table-cell>
          <table:table-cell table:formula="of:=([.S64]-[.B64]) * [.S64] * (1-[.S64]) * [.M64]" office:value-type="float" office:value="0.00221246925043068" calcext:value-type="float">
            <text:p>0.0022</text:p>
          </table:table-cell>
          <table:table-cell table:formula="of:=([.U64]-[.C64])*[.U64]*(1-[.U64]) *[.K64]" office:value-type="float" office:value="-0.00206377153686262" calcext:value-type="float">
            <text:p>-0.0021</text:p>
          </table:table-cell>
          <table:table-cell table:formula="of:=([.U64]-[.C64])*[.U64]*(1-[.U64]) *[.M64]" office:value-type="float" office:value="-0.00207874711618774" calcext:value-type="float">
            <text:p>-0.002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4]-[.$F$30]*[.Y64]" office:value-type="float" office:value="0.27941688905337" calcext:value-type="float">
            <text:p>0.2794</text:p>
          </table:table-cell>
          <table:table-cell table:formula="of:=[.G64]-[.$F$30]*[.Z64]" office:value-type="float" office:value="0.45883377810674" calcext:value-type="float">
            <text:p>0.4588</text:p>
          </table:table-cell>
          <table:table-cell table:formula="of:=[.H64]-[.$F$30]*[.AA64]" office:value-type="float" office:value="0.37927005509097" calcext:value-type="float">
            <text:p>0.3793</text:p>
          </table:table-cell>
          <table:table-cell table:formula="of:=[.I64]-[.$F$30]*[.AB64]" office:value-type="float" office:value="0.558540110181939" calcext:value-type="float">
            <text:p>0.5585</text:p>
          </table:table-cell>
          <table:table-cell table:formula="of:=([.F65]*[.D65] + [.G65]*[.E65])" office:value-type="float" office:value="0.0598542222633425" calcext:value-type="float">
            <text:p>0.0599</text:p>
          </table:table-cell>
          <table:table-cell table:formula="of:=1/(1+EXP(-[.J65]))" office:value-type="float" office:value="0.514959089886035" calcext:value-type="float">
            <text:p>0.5150</text:p>
          </table:table-cell>
          <table:table-cell table:formula="of:=([.H65]*[.D65]+[.I65]*[.E65])" office:value-type="float" office:value="0.0748175137727424" calcext:value-type="float">
            <text:p>0.0748</text:p>
          </table:table-cell>
          <table:table-cell table:formula="of:==1/(1+EXP(-[.L65]))" office:value-type="float" office:value="0.518695658261256" calcext:value-type="float">
            <text:p>0.5187</text:p>
          </table:table-cell>
          <table:table-cell table:formula="of:=[.N64]-[.$F$30]*[.AC64]" office:value-type="float" office:value="-2.49558913807693" calcext:value-type="float">
            <text:p>-2.4956</text:p>
          </table:table-cell>
          <table:table-cell table:formula="of:=[.O64]-[.$F$30]*[.AD64]" office:value-type="float" office:value="-2.46679437685617" calcext:value-type="float">
            <text:p>-2.4668</text:p>
          </table:table-cell>
          <table:table-cell table:formula="of:=[.P64]-[.$F$30]*[.AE64]" office:value-type="float" office:value="2.47865037352318" calcext:value-type="float">
            <text:p>2.4787</text:p>
          </table:table-cell>
          <table:table-cell table:formula="of:=[.Q64]-[.$F$30]*[.AF64]" office:value-type="float" office:value="2.54312312353737" calcext:value-type="float">
            <text:p>2.5431</text:p>
          </table:table-cell>
          <table:table-cell table:formula="of:=([.K65]*[.N65]+[.M65]*[.O65])" office:value-type="float" office:value="-2.56464184437214" calcext:value-type="float">
            <text:p>-2.5646</text:p>
          </table:table-cell>
          <table:table-cell table:formula="of:=1/(1+EXP(-[.R65]))" office:value-type="float" office:value="0.0714489703931546" calcext:value-type="float">
            <text:p>0.0714</text:p>
          </table:table-cell>
          <table:table-cell table:formula="of:=([.K65]*[.P65]+[.M65]*[.Q65])" office:value-type="float" office:value="2.59551046309781" calcext:value-type="float">
            <text:p>2.5955</text:p>
          </table:table-cell>
          <table:table-cell table:formula="of:=1/(1+EXP(-[.T65]))" office:value-type="float" office:value="0.930572081186947" calcext:value-type="float">
            <text:p>0.9306</text:p>
          </table:table-cell>
          <table:table-cell table:formula="of:=0.5*([.B65]-[.S65])^2" office:value-type="float" office:value="0.0018879879811894" calcext:value-type="float">
            <text:p>0.0019</text:p>
          </table:table-cell>
          <table:table-cell table:formula="of:==0.5*([.C65]-[.U65])^2" office:value-type="float" office:value="0.00176583876722543" calcext:value-type="float">
            <text:p>0.0018</text:p>
          </table:table-cell>
          <table:table-cell table:formula="of:=[.V65]+[.W65]" office:value-type="float" office:value="0.00365382674841483" calcext:value-type="float">
            <text:p>0.0037</text:p>
          </table:table-cell>
          <table:table-cell table:formula="of:=(([.S65]-[.B65])*[.S65]*(1-[.S65])*[.N65] + (([.U65]-[.C65])*[.U65]*(1-[.U65])*[.P65])) * [.K65]*(1-[.K65])*[.D65]" office:value-type="float" office:value="-0.000245913747312883" calcext:value-type="float">
            <text:p>-0.0002</text:p>
          </table:table-cell>
          <table:table-cell table:formula="of:=(([.S65]-[.B65])*[.S65]*(1-[.S65])*[.N65] + (([.U65]-[.C65])*[.U65]*(1-[.U65])*[.P65])) * [.K65]*(1-[.K65])*[.E65]" office:value-type="float" office:value="-0.000491827494625766" calcext:value-type="float">
            <text:p>-0.0005</text:p>
          </table:table-cell>
          <table:table-cell table:formula="of:=(([.S65]-[.B65])*[.S65]*(1-[.S65])*[.O65] + (([.U65]-[.C65])*[.U65]*(1-[.U65])*[.Q65])) * [.K65]*(1-[.K65])*[.D65]" office:value-type="float" office:value="-0.000247539209473426" calcext:value-type="float">
            <text:p>-0.0002</text:p>
          </table:table-cell>
          <table:table-cell table:formula="of:==(([.S65]-[.B65])*[.S65]*(1-[.S65])*[.O65] + (([.U65]-[.C65])*[.U65]*(1-[.U65])*[.Q65])) * [.K65]*(1-[.K65])*[.E65]" office:value-type="float" office:value="-0.000495078418946852" calcext:value-type="float">
            <text:p>-0.0005</text:p>
          </table:table-cell>
          <table:table-cell table:formula="of:=([.S65]-[.B65])*[.S65]*(1-[.S65])*[.K65]" office:value-type="float" office:value="0.00209937049749338" calcext:value-type="float">
            <text:p>0.0021</text:p>
          </table:table-cell>
          <table:table-cell table:formula="of:=([.S65]-[.B65]) * [.S65] * (1-[.S65]) * [.M65]" office:value-type="float" office:value="0.00211460363263533" calcext:value-type="float">
            <text:p>0.0021</text:p>
          </table:table-cell>
          <table:table-cell table:formula="of:=([.U65]-[.C65])*[.U65]*(1-[.U65]) *[.K65]" office:value-type="float" office:value="-0.00197718549473516" calcext:value-type="float">
            <text:p>-0.0020</text:p>
          </table:table-cell>
          <table:table-cell table:formula="of:=([.U65]-[.C65])*[.U65]*(1-[.U65]) *[.M65]" office:value-type="float" office:value="-0.00199153204951334" calcext:value-type="float">
            <text:p>-0.002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5]-[.$F$30]*[.Y65]" office:value-type="float" office:value="0.281876026526499" calcext:value-type="float">
            <text:p>0.2819</text:p>
          </table:table-cell>
          <table:table-cell table:formula="of:=[.G65]-[.$F$30]*[.Z65]" office:value-type="float" office:value="0.463752053052998" calcext:value-type="float">
            <text:p>0.4638</text:p>
          </table:table-cell>
          <table:table-cell table:formula="of:=[.H65]-[.$F$30]*[.AA65]" office:value-type="float" office:value="0.381745447185704" calcext:value-type="float">
            <text:p>0.3817</text:p>
          </table:table-cell>
          <table:table-cell table:formula="of:=[.I65]-[.$F$30]*[.AB65]" office:value-type="float" office:value="0.563490894371408" calcext:value-type="float">
            <text:p>0.5635</text:p>
          </table:table-cell>
          <table:table-cell table:formula="of:=([.F66]*[.D66] + [.G66]*[.E66])" office:value-type="float" office:value="0.0604690066316248" calcext:value-type="float">
            <text:p>0.0605</text:p>
          </table:table-cell>
          <table:table-cell table:formula="of:=1/(1+EXP(-[.J66]))" office:value-type="float" office:value="0.515112646988078" calcext:value-type="float">
            <text:p>0.5151</text:p>
          </table:table-cell>
          <table:table-cell table:formula="of:=([.H66]*[.D66]+[.I66]*[.E66])" office:value-type="float" office:value="0.075436361796426" calcext:value-type="float">
            <text:p>0.0754</text:p>
          </table:table-cell>
          <table:table-cell table:formula="of:==1/(1+EXP(-[.L66]))" office:value-type="float" office:value="0.518850152170299" calcext:value-type="float">
            <text:p>0.5189</text:p>
          </table:table-cell>
          <table:table-cell table:formula="of:=[.N65]-[.$F$30]*[.AC65]" office:value-type="float" office:value="-2.51658284305186" calcext:value-type="float">
            <text:p>-2.5166</text:p>
          </table:table-cell>
          <table:table-cell table:formula="of:=[.O65]-[.$F$30]*[.AD65]" office:value-type="float" office:value="-2.48794041318252" calcext:value-type="float">
            <text:p>-2.4879</text:p>
          </table:table-cell>
          <table:table-cell table:formula="of:=[.P65]-[.$F$30]*[.AE65]" office:value-type="float" office:value="2.49842222847053" calcext:value-type="float">
            <text:p>2.4984</text:p>
          </table:table-cell>
          <table:table-cell table:formula="of:=[.Q65]-[.$F$30]*[.AF65]" office:value-type="float" office:value="2.5630384440325" calcext:value-type="float">
            <text:p>2.5630</text:p>
          </table:table-cell>
          <table:table-cell table:formula="of:=([.K66]*[.N66]+[.M66]*[.O66])" office:value-type="float" office:value="-2.58719191161961" calcext:value-type="float">
            <text:p>-2.5872</text:p>
          </table:table-cell>
          <table:table-cell table:formula="of:=1/(1+EXP(-[.R66]))" office:value-type="float" office:value="0.0699672899238071" calcext:value-type="float">
            <text:p>0.0700</text:p>
          </table:table-cell>
          <table:table-cell table:formula="of:=([.K66]*[.P66]+[.M66]*[.Q66])" office:value-type="float" office:value="2.6168017741059" calcext:value-type="float">
            <text:p>2.6168</text:p>
          </table:table-cell>
          <table:table-cell table:formula="of:=1/(1+EXP(-[.T66]))" office:value-type="float" office:value="0.931935116417332" calcext:value-type="float">
            <text:p>0.9319</text:p>
          </table:table-cell>
          <table:table-cell table:formula="of:=0.5*([.B66]-[.S66])^2" office:value-type="float" office:value="0.00179803793040296" calcext:value-type="float">
            <text:p>0.0018</text:p>
          </table:table-cell>
          <table:table-cell table:formula="of:==0.5*([.C66]-[.U66])^2" office:value-type="float" office:value="0.00168576535273438" calcext:value-type="float">
            <text:p>0.0017</text:p>
          </table:table-cell>
          <table:table-cell table:formula="of:=[.V66]+[.W66]" office:value-type="float" office:value="0.00348380328313734" calcext:value-type="float">
            <text:p>0.0035</text:p>
          </table:table-cell>
          <table:table-cell table:formula="of:=(([.S66]-[.B66])*[.S66]*(1-[.S66])*[.N66] + (([.U66]-[.C66])*[.U66]*(1-[.U66])*[.P66])) * [.K66]*(1-[.K66])*[.D66]" office:value-type="float" office:value="-0.000237561451877322" calcext:value-type="float">
            <text:p>-0.0002</text:p>
          </table:table-cell>
          <table:table-cell table:formula="of:=(([.S66]-[.B66])*[.S66]*(1-[.S66])*[.N66] + (([.U66]-[.C66])*[.U66]*(1-[.U66])*[.P66])) * [.K66]*(1-[.K66])*[.E66]" office:value-type="float" office:value="-0.000475122903754645" calcext:value-type="float">
            <text:p>-0.0005</text:p>
          </table:table-cell>
          <table:table-cell table:formula="of:=(([.S66]-[.B66])*[.S66]*(1-[.S66])*[.O66] + (([.U66]-[.C66])*[.U66]*(1-[.U66])*[.Q66])) * [.K66]*(1-[.K66])*[.D66]" office:value-type="float" office:value="-0.000239137820484099" calcext:value-type="float">
            <text:p>-0.0002</text:p>
          </table:table-cell>
          <table:table-cell table:formula="of:==(([.S66]-[.B66])*[.S66]*(1-[.S66])*[.O66] + (([.U66]-[.C66])*[.U66]*(1-[.U66])*[.Q66])) * [.K66]*(1-[.K66])*[.E66]" office:value-type="float" office:value="-0.000478275640968199" calcext:value-type="float">
            <text:p>-0.0005</text:p>
          </table:table-cell>
          <table:table-cell table:formula="of:=([.S66]-[.B66])*[.S66]*(1-[.S66])*[.K66]" office:value-type="float" office:value="0.00201006411813117" calcext:value-type="float">
            <text:p>0.0020</text:p>
          </table:table-cell>
          <table:table-cell table:formula="of:=([.S66]-[.B66]) * [.S66] * (1-[.S66]) * [.M66]" office:value-type="float" office:value="0.00202464854952115" calcext:value-type="float">
            <text:p>0.0020</text:p>
          </table:table-cell>
          <table:table-cell table:formula="of:=([.U66]-[.C66])*[.U66]*(1-[.U66]) *[.K66]" office:value-type="float" office:value="-0.00189724997253262" calcext:value-type="float">
            <text:p>-0.0019</text:p>
          </table:table-cell>
          <table:table-cell table:formula="of:=([.U66]-[.C66])*[.U66]*(1-[.U66]) *[.M66]" office:value-type="float" office:value="-0.00191101585781184" calcext:value-type="float">
            <text:p>-0.001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6]-[.$F$30]*[.Y66]" office:value-type="float" office:value="0.284251641045272" calcext:value-type="float">
            <text:p>0.2843</text:p>
          </table:table-cell>
          <table:table-cell table:formula="of:=[.G66]-[.$F$30]*[.Z66]" office:value-type="float" office:value="0.468503282090544" calcext:value-type="float">
            <text:p>0.4685</text:p>
          </table:table-cell>
          <table:table-cell table:formula="of:=[.H66]-[.$F$30]*[.AA66]" office:value-type="float" office:value="0.384136825390545" calcext:value-type="float">
            <text:p>0.3841</text:p>
          </table:table-cell>
          <table:table-cell table:formula="of:=[.I66]-[.$F$30]*[.AB66]" office:value-type="float" office:value="0.56827365078109" calcext:value-type="float">
            <text:p>0.5683</text:p>
          </table:table-cell>
          <table:table-cell table:formula="of:=([.F67]*[.D67] + [.G67]*[.E67])" office:value-type="float" office:value="0.0610629102613181" calcext:value-type="float">
            <text:p>0.0611</text:p>
          </table:table-cell>
          <table:table-cell table:formula="of:=1/(1+EXP(-[.J67]))" office:value-type="float" office:value="0.515260985916835" calcext:value-type="float">
            <text:p>0.5153</text:p>
          </table:table-cell>
          <table:table-cell table:formula="of:=([.H67]*[.D67]+[.I67]*[.E67])" office:value-type="float" office:value="0.0760342063476362" calcext:value-type="float">
            <text:p>0.0760</text:p>
          </table:table-cell>
          <table:table-cell table:formula="of:==1/(1+EXP(-[.L67]))" office:value-type="float" office:value="0.518999399190673" calcext:value-type="float">
            <text:p>0.5190</text:p>
          </table:table-cell>
          <table:table-cell table:formula="of:=[.N66]-[.$F$30]*[.AC66]" office:value-type="float" office:value="-2.53668348423317" calcext:value-type="float">
            <text:p>-2.5367</text:p>
          </table:table-cell>
          <table:table-cell table:formula="of:=[.O66]-[.$F$30]*[.AD66]" office:value-type="float" office:value="-2.50818689867773" calcext:value-type="float">
            <text:p>-2.5082</text:p>
          </table:table-cell>
          <table:table-cell table:formula="of:=[.P66]-[.$F$30]*[.AE66]" office:value-type="float" office:value="2.51739472819586" calcext:value-type="float">
            <text:p>2.5174</text:p>
          </table:table-cell>
          <table:table-cell table:formula="of:=[.Q66]-[.$F$30]*[.AF66]" office:value-type="float" office:value="2.58214860261062" calcext:value-type="float">
            <text:p>2.5821</text:p>
          </table:table-cell>
          <table:table-cell table:formula="of:=([.K67]*[.N67]+[.M67]*[.O67])" office:value-type="float" office:value="-2.6088015265166" calcext:value-type="float">
            <text:p>-2.6088</text:p>
          </table:table-cell>
          <table:table-cell table:formula="of:=1/(1+EXP(-[.R67]))" office:value-type="float" office:value="0.068574112699317" calcext:value-type="float">
            <text:p>0.0686</text:p>
          </table:table-cell>
          <table:table-cell table:formula="of:=([.K67]*[.P67]+[.M67]*[.Q67])" office:value-type="float" office:value="2.63724886296799" calcext:value-type="float">
            <text:p>2.6372</text:p>
          </table:table-cell>
          <table:table-cell table:formula="of:=1/(1+EXP(-[.T67]))" office:value-type="float" office:value="0.933220718297519" calcext:value-type="float">
            <text:p>0.9332</text:p>
          </table:table-cell>
          <table:table-cell table:formula="of:=0.5*([.B67]-[.S67])^2" office:value-type="float" office:value="0.00171546333925614" calcext:value-type="float">
            <text:p>0.0017</text:p>
          </table:table-cell>
          <table:table-cell table:formula="of:==0.5*([.C67]-[.U67])^2" office:value-type="float" office:value="0.00161194341532484" calcext:value-type="float">
            <text:p>0.0016</text:p>
          </table:table-cell>
          <table:table-cell table:formula="of:=[.V67]+[.W67]" office:value-type="float" office:value="0.00332740675458098" calcext:value-type="float">
            <text:p>0.0033</text:p>
          </table:table-cell>
          <table:table-cell table:formula="of:=(([.S67]-[.B67])*[.S67]*(1-[.S67])*[.N67] + (([.U67]-[.C67])*[.U67]*(1-[.U67])*[.P67])) * [.K67]*(1-[.K67])*[.D67]" office:value-type="float" office:value="-0.000229761357271576" calcext:value-type="float">
            <text:p>-0.0002</text:p>
          </table:table-cell>
          <table:table-cell table:formula="of:=(([.S67]-[.B67])*[.S67]*(1-[.S67])*[.N67] + (([.U67]-[.C67])*[.U67]*(1-[.U67])*[.P67])) * [.K67]*(1-[.K67])*[.E67]" office:value-type="float" office:value="-0.000459522714543151" calcext:value-type="float">
            <text:p>-0.0005</text:p>
          </table:table-cell>
          <table:table-cell table:formula="of:=(([.S67]-[.B67])*[.S67]*(1-[.S67])*[.O67] + (([.U67]-[.C67])*[.U67]*(1-[.U67])*[.Q67])) * [.K67]*(1-[.K67])*[.D67]" office:value-type="float" office:value="-0.000231291401402926" calcext:value-type="float">
            <text:p>-0.0002</text:p>
          </table:table-cell>
          <table:table-cell table:formula="of:==(([.S67]-[.B67])*[.S67]*(1-[.S67])*[.O67] + (([.U67]-[.C67])*[.U67]*(1-[.U67])*[.Q67])) * [.K67]*(1-[.K67])*[.E67]" office:value-type="float" office:value="-0.000462582802805852" calcext:value-type="float">
            <text:p>-0.0005</text:p>
          </table:table-cell>
          <table:table-cell table:formula="of:=([.S67]-[.B67])*[.S67]*(1-[.S67])*[.K67]" office:value-type="float" office:value="0.001927709020906" calcext:value-type="float">
            <text:p>0.0019</text:p>
          </table:table-cell>
          <table:table-cell table:formula="of:=([.S67]-[.B67]) * [.S67] * (1-[.S67]) * [.M67]" office:value-type="float" office:value="0.00194169527872257" calcext:value-type="float">
            <text:p>0.0019</text:p>
          </table:table-cell>
          <table:table-cell table:formula="of:=([.U67]-[.C67])*[.U67]*(1-[.U67]) *[.K67]" office:value-type="float" office:value="-0.00182323760412602" calcext:value-type="float">
            <text:p>-0.0018</text:p>
          </table:table-cell>
          <table:table-cell table:formula="of:=([.U67]-[.C67])*[.U67]*(1-[.U67]) *[.M67]" office:value-type="float" office:value="-0.00183646588231303" calcext:value-type="float">
            <text:p>-0.001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7]-[.$F$30]*[.Y67]" office:value-type="float" office:value="0.286549254617988" calcext:value-type="float">
            <text:p>0.2865</text:p>
          </table:table-cell>
          <table:table-cell table:formula="of:=[.G67]-[.$F$30]*[.Z67]" office:value-type="float" office:value="0.473098509235976" calcext:value-type="float">
            <text:p>0.4731</text:p>
          </table:table-cell>
          <table:table-cell table:formula="of:=[.H67]-[.$F$30]*[.AA67]" office:value-type="float" office:value="0.386449739404574" calcext:value-type="float">
            <text:p>0.3864</text:p>
          </table:table-cell>
          <table:table-cell table:formula="of:=[.I67]-[.$F$30]*[.AB67]" office:value-type="float" office:value="0.572899478809148" calcext:value-type="float">
            <text:p>0.5729</text:p>
          </table:table-cell>
          <table:table-cell table:formula="of:=([.F68]*[.D68] + [.G68]*[.E68])" office:value-type="float" office:value="0.061637313654497" calcext:value-type="float">
            <text:p>0.0616</text:p>
          </table:table-cell>
          <table:table-cell table:formula="of:=1/(1+EXP(-[.J68]))" office:value-type="float" office:value="0.515404451726346" calcext:value-type="float">
            <text:p>0.5154</text:p>
          </table:table-cell>
          <table:table-cell table:formula="of:=([.H68]*[.D68]+[.I68]*[.E68])" office:value-type="float" office:value="0.0766124348511436" calcext:value-type="float">
            <text:p>0.0766</text:p>
          </table:table-cell>
          <table:table-cell table:formula="of:==1/(1+EXP(-[.L68]))" office:value-type="float" office:value="0.519143745999446" calcext:value-type="float">
            <text:p>0.5191</text:p>
          </table:table-cell>
          <table:table-cell table:formula="of:=[.N67]-[.$F$30]*[.AC67]" office:value-type="float" office:value="-2.55596057444223" calcext:value-type="float">
            <text:p>-2.5560</text:p>
          </table:table-cell>
          <table:table-cell table:formula="of:=[.O67]-[.$F$30]*[.AD67]" office:value-type="float" office:value="-2.52760385146496" calcext:value-type="float">
            <text:p>-2.5276</text:p>
          </table:table-cell>
          <table:table-cell table:formula="of:=[.P67]-[.$F$30]*[.AE67]" office:value-type="float" office:value="2.53562710423712" calcext:value-type="float">
            <text:p>2.5356</text:p>
          </table:table-cell>
          <table:table-cell table:formula="of:=[.Q67]-[.$F$30]*[.AF67]" office:value-type="float" office:value="2.60051326143375" calcext:value-type="float">
            <text:p>2.6005</text:p>
          </table:table-cell>
          <table:table-cell table:formula="of:=([.K68]*[.N68]+[.M68]*[.O68])" office:value-type="float" office:value="-2.6295431903567" calcext:value-type="float">
            <text:p>-2.6295</text:p>
          </table:table-cell>
          <table:table-cell table:formula="of:=1/(1+EXP(-[.R68]))" office:value-type="float" office:value="0.0672611038115959" calcext:value-type="float">
            <text:p>0.0673</text:p>
          </table:table-cell>
          <table:table-cell table:formula="of:=([.K68]*[.P68]+[.M68]*[.Q68])" office:value-type="float" office:value="2.65691369350375" calcext:value-type="float">
            <text:p>2.6569</text:p>
          </table:table-cell>
          <table:table-cell table:formula="of:=1/(1+EXP(-[.T68]))" office:value-type="float" office:value="0.934435835784243" calcext:value-type="float">
            <text:p>0.9344</text:p>
          </table:table-cell>
          <table:table-cell table:formula="of:=0.5*([.B68]-[.S68])^2" office:value-type="float" office:value="0.00163941700486118" calcext:value-type="float">
            <text:p>0.0016</text:p>
          </table:table-cell>
          <table:table-cell table:formula="of:==0.5*([.C68]-[.U68])^2" office:value-type="float" office:value="0.00154368817249781" calcext:value-type="float">
            <text:p>0.0015</text:p>
          </table:table-cell>
          <table:table-cell table:formula="of:=[.V68]+[.W68]" office:value-type="float" office:value="0.00318310517735899" calcext:value-type="float">
            <text:p>0.0032</text:p>
          </table:table-cell>
          <table:table-cell table:formula="of:=(([.S68]-[.B68])*[.S68]*(1-[.S68])*[.N68] + (([.U68]-[.C68])*[.U68]*(1-[.U68])*[.P68])) * [.K68]*(1-[.K68])*[.D68]" office:value-type="float" office:value="-0.000222460028512962" calcext:value-type="float">
            <text:p>-0.0002</text:p>
          </table:table-cell>
          <table:table-cell table:formula="of:=(([.S68]-[.B68])*[.S68]*(1-[.S68])*[.N68] + (([.U68]-[.C68])*[.U68]*(1-[.U68])*[.P68])) * [.K68]*(1-[.K68])*[.E68]" office:value-type="float" office:value="-0.000444920057025924" calcext:value-type="float">
            <text:p>-0.0004</text:p>
          </table:table-cell>
          <table:table-cell table:formula="of:=(([.S68]-[.B68])*[.S68]*(1-[.S68])*[.O68] + (([.U68]-[.C68])*[.U68]*(1-[.U68])*[.Q68])) * [.K68]*(1-[.K68])*[.D68]" office:value-type="float" office:value="-0.000223946301475881" calcext:value-type="float">
            <text:p>-0.0002</text:p>
          </table:table-cell>
          <table:table-cell table:formula="of:==(([.S68]-[.B68])*[.S68]*(1-[.S68])*[.O68] + (([.U68]-[.C68])*[.U68]*(1-[.U68])*[.Q68])) * [.K68]*(1-[.K68])*[.E68]" office:value-type="float" office:value="-0.000447892602951762" calcext:value-type="float">
            <text:p>-0.0004</text:p>
          </table:table-cell>
          <table:table-cell table:formula="of:=([.S68]-[.B68])*[.S68]*(1-[.S68])*[.K68]" office:value-type="float" office:value="0.00185153513975512" calcext:value-type="float">
            <text:p>0.0019</text:p>
          </table:table-cell>
          <table:table-cell table:formula="of:=([.S68]-[.B68]) * [.S68] * (1-[.S68]) * [.M68]" office:value-type="float" office:value="0.00186496815284094" calcext:value-type="float">
            <text:p>0.0019</text:p>
          </table:table-cell>
          <table:table-cell table:formula="of:=([.U68]-[.C68])*[.U68]*(1-[.U68]) *[.K68]" office:value-type="float" office:value="-0.00175452259820629" calcext:value-type="float">
            <text:p>-0.0018</text:p>
          </table:table-cell>
          <table:table-cell table:formula="of:=([.U68]-[.C68])*[.U68]*(1-[.U68]) *[.M68]" office:value-type="float" office:value="-0.00176725177871981" calcext:value-type="float">
            <text:p>-0.001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8]-[.$F$30]*[.Y68]" office:value-type="float" office:value="0.288773854903117" calcext:value-type="float">
            <text:p>0.2888</text:p>
          </table:table-cell>
          <table:table-cell table:formula="of:=[.G68]-[.$F$30]*[.Z68]" office:value-type="float" office:value="0.477547709806235" calcext:value-type="float">
            <text:p>0.4775</text:p>
          </table:table-cell>
          <table:table-cell table:formula="of:=[.H68]-[.$F$30]*[.AA68]" office:value-type="float" office:value="0.388689202419333" calcext:value-type="float">
            <text:p>0.3887</text:p>
          </table:table-cell>
          <table:table-cell table:formula="of:=[.I68]-[.$F$30]*[.AB68]" office:value-type="float" office:value="0.577378404838666" calcext:value-type="float">
            <text:p>0.5774</text:p>
          </table:table-cell>
          <table:table-cell table:formula="of:=([.F69]*[.D69] + [.G69]*[.E69])" office:value-type="float" office:value="0.0621934637257794" calcext:value-type="float">
            <text:p>0.0622</text:p>
          </table:table-cell>
          <table:table-cell table:formula="of:=1/(1+EXP(-[.J69]))" office:value-type="float" office:value="0.515543356077749" calcext:value-type="float">
            <text:p>0.5155</text:p>
          </table:table-cell>
          <table:table-cell table:formula="of:=([.H69]*[.D69]+[.I69]*[.E69])" office:value-type="float" office:value="0.0771723006048332" calcext:value-type="float">
            <text:p>0.0772</text:p>
          </table:table-cell>
          <table:table-cell table:formula="of:==1/(1+EXP(-[.L69]))" office:value-type="float" office:value="0.519283505754996" calcext:value-type="float">
            <text:p>0.5193</text:p>
          </table:table-cell>
          <table:table-cell table:formula="of:=[.N68]-[.$F$30]*[.AC68]" office:value-type="float" office:value="-2.57447592583978" calcext:value-type="float">
            <text:p>-2.5745</text:p>
          </table:table-cell>
          <table:table-cell table:formula="of:=[.O68]-[.$F$30]*[.AD68]" office:value-type="float" office:value="-2.54625353299337" calcext:value-type="float">
            <text:p>-2.5463</text:p>
          </table:table-cell>
          <table:table-cell table:formula="of:=[.P68]-[.$F$30]*[.AE68]" office:value-type="float" office:value="2.55317233021918" calcext:value-type="float">
            <text:p>2.5532</text:p>
          </table:table-cell>
          <table:table-cell table:formula="of:=[.Q68]-[.$F$30]*[.AF68]" office:value-type="float" office:value="2.61818577922095" calcext:value-type="float">
            <text:p>2.6182</text:p>
          </table:table-cell>
          <table:table-cell table:formula="of:=([.K69]*[.N69]+[.M69]*[.O69])" office:value-type="float" office:value="-2.64948142010265" calcext:value-type="float">
            <text:p>-2.6495</text:p>
          </table:table-cell>
          <table:table-cell table:formula="of:=1/(1+EXP(-[.R69]))" office:value-type="float" office:value="0.0660209790778782" calcext:value-type="float">
            <text:p>0.0660</text:p>
          </table:table-cell>
          <table:table-cell table:formula="of:=([.K69]*[.P69]+[.M69]*[.Q69])" office:value-type="float" office:value="2.67585172191777" calcext:value-type="float">
            <text:p>2.6759</text:p>
          </table:table-cell>
          <table:table-cell table:formula="of:=1/(1+EXP(-[.T69]))" office:value-type="float" office:value="0.935586581659775" calcext:value-type="float">
            <text:p>0.9356</text:p>
          </table:table-cell>
          <table:table-cell table:formula="of:=0.5*([.B69]-[.S69])^2" office:value-type="float" office:value="0.00156917504842203" calcext:value-type="float">
            <text:p>0.0016</text:p>
          </table:table-cell>
          <table:table-cell table:formula="of:==0.5*([.C69]-[.U69])^2" office:value-type="float" office:value="0.00148041004773418" calcext:value-type="float">
            <text:p>0.0015</text:p>
          </table:table-cell>
          <table:table-cell table:formula="of:=[.V69]+[.W69]" office:value-type="float" office:value="0.00304958509615622" calcext:value-type="float">
            <text:p>0.0030</text:p>
          </table:table-cell>
          <table:table-cell table:formula="of:=(([.S69]-[.B69])*[.S69]*(1-[.S69])*[.N69] + (([.U69]-[.C69])*[.U69]*(1-[.U69])*[.P69])) * [.K69]*(1-[.K69])*[.D69]" office:value-type="float" office:value="-0.000215610734084982" calcext:value-type="float">
            <text:p>-0.0002</text:p>
          </table:table-cell>
          <table:table-cell table:formula="of:=(([.S69]-[.B69])*[.S69]*(1-[.S69])*[.N69] + (([.U69]-[.C69])*[.U69]*(1-[.U69])*[.P69])) * [.K69]*(1-[.K69])*[.E69]" office:value-type="float" office:value="-0.000431221468169963" calcext:value-type="float">
            <text:p>-0.0004</text:p>
          </table:table-cell>
          <table:table-cell table:formula="of:=(([.S69]-[.B69])*[.S69]*(1-[.S69])*[.O69] + (([.U69]-[.C69])*[.U69]*(1-[.U69])*[.Q69])) * [.K69]*(1-[.K69])*[.D69]" office:value-type="float" office:value="-0.000217055593195137" calcext:value-type="float">
            <text:p>-0.0002</text:p>
          </table:table-cell>
          <table:table-cell table:formula="of:==(([.S69]-[.B69])*[.S69]*(1-[.S69])*[.O69] + (([.U69]-[.C69])*[.U69]*(1-[.U69])*[.Q69])) * [.K69]*(1-[.K69])*[.E69]" office:value-type="float" office:value="-0.000434111186390274" calcext:value-type="float">
            <text:p>-0.0004</text:p>
          </table:table-cell>
          <table:table-cell table:formula="of:=([.S69]-[.B69])*[.S69]*(1-[.S69])*[.K69]" office:value-type="float" office:value="0.00178088128839584" calcext:value-type="float">
            <text:p>0.0018</text:p>
          </table:table-cell>
          <table:table-cell table:formula="of:=([.S69]-[.B69]) * [.S69] * (1-[.S69]) * [.M69]" office:value-type="float" office:value="0.0017938011766991" calcext:value-type="float">
            <text:p>0.0018</text:p>
          </table:table-cell>
          <table:table-cell table:formula="of:=([.U69]-[.C69])*[.U69]*(1-[.U69]) *[.K69]" office:value-type="float" office:value="-0.00169056368604537" calcext:value-type="float">
            <text:p>-0.0017</text:p>
          </table:table-cell>
          <table:table-cell table:formula="of:=([.U69]-[.C69])*[.U69]*(1-[.U69]) *[.M69]" office:value-type="float" office:value="-0.00170282834070571" calcext:value-type="float">
            <text:p>-0.001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69]-[.$F$30]*[.Y69]" office:value-type="float" office:value="0.290929962243967" calcext:value-type="float">
            <text:p>0.2909</text:p>
          </table:table-cell>
          <table:table-cell table:formula="of:=[.G69]-[.$F$30]*[.Z69]" office:value-type="float" office:value="0.481859924487935" calcext:value-type="float">
            <text:p>0.4819</text:p>
          </table:table-cell>
          <table:table-cell table:formula="of:=[.H69]-[.$F$30]*[.AA69]" office:value-type="float" office:value="0.390859758351284" calcext:value-type="float">
            <text:p>0.3909</text:p>
          </table:table-cell>
          <table:table-cell table:formula="of:=[.I69]-[.$F$30]*[.AB69]" office:value-type="float" office:value="0.581719516702569" calcext:value-type="float">
            <text:p>0.5817</text:p>
          </table:table-cell>
          <table:table-cell table:formula="of:=([.F70]*[.D70] + [.G70]*[.E70])" office:value-type="float" office:value="0.0627324905609919" calcext:value-type="float">
            <text:p>0.0627</text:p>
          </table:table-cell>
          <table:table-cell table:formula="of:=1/(1+EXP(-[.J70]))" office:value-type="float" office:value="0.515677981428679" calcext:value-type="float">
            <text:p>0.5157</text:p>
          </table:table-cell>
          <table:table-cell table:formula="of:=([.H70]*[.D70]+[.I70]*[.E70])" office:value-type="float" office:value="0.0777149395878211" calcext:value-type="float">
            <text:p>0.0777</text:p>
          </table:table-cell>
          <table:table-cell table:formula="of:==1/(1+EXP(-[.L70]))" office:value-type="float" office:value="0.519418962297748" calcext:value-type="float">
            <text:p>0.5194</text:p>
          </table:table-cell>
          <table:table-cell table:formula="of:=[.N69]-[.$F$30]*[.AC69]" office:value-type="float" office:value="-2.59228473872374" calcext:value-type="float">
            <text:p>-2.5923</text:p>
          </table:table-cell>
          <table:table-cell table:formula="of:=[.O69]-[.$F$30]*[.AD69]" office:value-type="float" office:value="-2.56419154476036" calcext:value-type="float">
            <text:p>-2.5642</text:p>
          </table:table-cell>
          <table:table-cell table:formula="of:=[.P69]-[.$F$30]*[.AE69]" office:value-type="float" office:value="2.57007796707963" calcext:value-type="float">
            <text:p>2.5701</text:p>
          </table:table-cell>
          <table:table-cell table:formula="of:=[.Q69]-[.$F$30]*[.AF69]" office:value-type="float" office:value="2.63521406262801" calcext:value-type="float">
            <text:p>2.6352</text:p>
          </table:table-cell>
          <table:table-cell table:formula="of:=([.K70]*[.N70]+[.M70]*[.O70])" office:value-type="float" office:value="-2.66867387266551" calcext:value-type="float">
            <text:p>-2.6687</text:p>
          </table:table-cell>
          <table:table-cell table:formula="of:=1/(1+EXP(-[.R70]))" office:value-type="float" office:value="0.0648473414454018" calcext:value-type="float">
            <text:p>0.0648</text:p>
          </table:table-cell>
          <table:table-cell table:formula="of:=([.K70]*[.P70]+[.M70]*[.Q70])" office:value-type="float" office:value="2.69411277202062" calcext:value-type="float">
            <text:p>2.6941</text:p>
          </table:table-cell>
          <table:table-cell table:formula="of:=1/(1+EXP(-[.T70]))" office:value-type="float" office:value="0.936678356994068" calcext:value-type="float">
            <text:p>0.9367</text:p>
          </table:table-cell>
          <table:table-cell table:formula="of:=0.5*([.B70]-[.S70])^2" office:value-type="float" office:value="0.00150411543181425" calcext:value-type="float">
            <text:p>0.0015</text:p>
          </table:table-cell>
          <table:table-cell table:formula="of:==0.5*([.C70]-[.U70])^2" office:value-type="float" office:value="0.00142159880642601" calcext:value-type="float">
            <text:p>0.0014</text:p>
          </table:table-cell>
          <table:table-cell table:formula="of:=[.V70]+[.W70]" office:value-type="float" office:value="0.00292571423824026" calcext:value-type="float">
            <text:p>0.0029</text:p>
          </table:table-cell>
          <table:table-cell table:formula="of:=(([.S70]-[.B70])*[.S70]*(1-[.S70])*[.N70] + (([.U70]-[.C70])*[.U70]*(1-[.U70])*[.P70])) * [.K70]*(1-[.K70])*[.D70]" office:value-type="float" office:value="-0.000209172425256798" calcext:value-type="float">
            <text:p>-0.0002</text:p>
          </table:table-cell>
          <table:table-cell table:formula="of:=(([.S70]-[.B70])*[.S70]*(1-[.S70])*[.N70] + (([.U70]-[.C70])*[.U70]*(1-[.U70])*[.P70])) * [.K70]*(1-[.K70])*[.E70]" office:value-type="float" office:value="-0.000418344850513595" calcext:value-type="float">
            <text:p>-0.0004</text:p>
          </table:table-cell>
          <table:table-cell table:formula="of:=(([.S70]-[.B70])*[.S70]*(1-[.S70])*[.O70] + (([.U70]-[.C70])*[.U70]*(1-[.U70])*[.Q70])) * [.K70]*(1-[.K70])*[.D70]" office:value-type="float" office:value="-0.000210578049831638" calcext:value-type="float">
            <text:p>-0.0002</text:p>
          </table:table-cell>
          <table:table-cell table:formula="of:==(([.S70]-[.B70])*[.S70]*(1-[.S70])*[.O70] + (([.U70]-[.C70])*[.U70]*(1-[.U70])*[.Q70])) * [.K70]*(1-[.K70])*[.E70]" office:value-type="float" office:value="-0.000421156099663277" calcext:value-type="float">
            <text:p>-0.0004</text:p>
          </table:table-cell>
          <table:table-cell table:formula="of:=([.S70]-[.B70])*[.S70]*(1-[.S70])*[.K70]" office:value-type="float" office:value="0.00171517666049224" calcext:value-type="float">
            <text:p>0.0017</text:p>
          </table:table-cell>
          <table:table-cell table:formula="of:=([.S70]-[.B70]) * [.S70] * (1-[.S70]) * [.M70]" office:value-type="float" office:value="0.00172761939278847" calcext:value-type="float">
            <text:p>0.0017</text:p>
          </table:table-cell>
          <table:table-cell table:formula="of:=([.U70]-[.C70])*[.U70]*(1-[.U70]) *[.K70]" office:value-type="float" office:value="-0.00163089038202641" calcext:value-type="float">
            <text:p>-0.0016</text:p>
          </table:table-cell>
          <table:table-cell table:formula="of:=([.U70]-[.C70])*[.U70]*(1-[.U70]) *[.M70]" office:value-type="float" office:value="-0.00164272166034045" calcext:value-type="float">
            <text:p>-0.001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0]-[.$F$30]*[.Y70]" office:value-type="float" office:value="0.293021686496535" calcext:value-type="float">
            <text:p>0.2930</text:p>
          </table:table-cell>
          <table:table-cell table:formula="of:=[.G70]-[.$F$30]*[.Z70]" office:value-type="float" office:value="0.486043372993071" calcext:value-type="float">
            <text:p>0.4860</text:p>
          </table:table-cell>
          <table:table-cell table:formula="of:=[.H70]-[.$F$30]*[.AA70]" office:value-type="float" office:value="0.392965538849601" calcext:value-type="float">
            <text:p>0.3930</text:p>
          </table:table-cell>
          <table:table-cell table:formula="of:=[.I70]-[.$F$30]*[.AB70]" office:value-type="float" office:value="0.585931077699201" calcext:value-type="float">
            <text:p>0.5859</text:p>
          </table:table-cell>
          <table:table-cell table:formula="of:=([.F71]*[.D71] + [.G71]*[.E71])" office:value-type="float" office:value="0.0632554216241338" calcext:value-type="float">
            <text:p>0.0633</text:p>
          </table:table-cell>
          <table:table-cell table:formula="of:=1/(1+EXP(-[.J71]))" office:value-type="float" office:value="0.515808584584753" calcext:value-type="float">
            <text:p>0.5158</text:p>
          </table:table-cell>
          <table:table-cell table:formula="of:=([.H71]*[.D71]+[.I71]*[.E71])" office:value-type="float" office:value="0.0782413847124002" calcext:value-type="float">
            <text:p>0.0782</text:p>
          </table:table-cell>
          <table:table-cell table:formula="of:==1/(1+EXP(-[.L71]))" office:value-type="float" office:value="0.519550373712035" calcext:value-type="float">
            <text:p>0.5196</text:p>
          </table:table-cell>
          <table:table-cell table:formula="of:=[.N70]-[.$F$30]*[.AC70]" office:value-type="float" office:value="-2.60943650532866" calcext:value-type="float">
            <text:p>-2.6094</text:p>
          </table:table-cell>
          <table:table-cell table:formula="of:=[.O70]-[.$F$30]*[.AD70]" office:value-type="float" office:value="-2.58146773868824" calcext:value-type="float">
            <text:p>-2.5815</text:p>
          </table:table-cell>
          <table:table-cell table:formula="of:=[.P70]-[.$F$30]*[.AE70]" office:value-type="float" office:value="2.5863868708999" calcext:value-type="float">
            <text:p>2.5864</text:p>
          </table:table-cell>
          <table:table-cell table:formula="of:=[.Q70]-[.$F$30]*[.AF70]" office:value-type="float" office:value="2.65164127923141" calcext:value-type="float">
            <text:p>2.6516</text:p>
          </table:table-cell>
          <table:table-cell table:formula="of:=([.K71]*[.N71]+[.M71]*[.O71])" office:value-type="float" office:value="-2.6871722787384" calcext:value-type="float">
            <text:p>-2.6872</text:p>
          </table:table-cell>
          <table:table-cell table:formula="of:=1/(1+EXP(-[.R71]))" office:value-type="float" office:value="0.0637345473883994" calcext:value-type="float">
            <text:p>0.0637</text:p>
          </table:table-cell>
          <table:table-cell table:formula="of:=([.K71]*[.P71]+[.M71]*[.Q71])" office:value-type="float" office:value="2.7117417686424" calcext:value-type="float">
            <text:p>2.7117</text:p>
          </table:table-cell>
          <table:table-cell table:formula="of:=1/(1+EXP(-[.T71]))" office:value-type="float" office:value="0.937715953761857" calcext:value-type="float">
            <text:p>0.9377</text:p>
          </table:table-cell>
          <table:table-cell table:formula="of:=0.5*([.B71]-[.S71])^2" office:value-type="float" office:value="0.00144370079151807" calcext:value-type="float">
            <text:p>0.0014</text:p>
          </table:table-cell>
          <table:table-cell table:formula="of:==0.5*([.C71]-[.U71])^2" office:value-type="float" office:value="0.00136681074551612" calcext:value-type="float">
            <text:p>0.0014</text:p>
          </table:table-cell>
          <table:table-cell table:formula="of:=[.V71]+[.W71]" office:value-type="float" office:value="0.00281051153703419" calcext:value-type="float">
            <text:p>0.0028</text:p>
          </table:table-cell>
          <table:table-cell table:formula="of:=(([.S71]-[.B71])*[.S71]*(1-[.S71])*[.N71] + (([.U71]-[.C71])*[.U71]*(1-[.U71])*[.P71])) * [.K71]*(1-[.K71])*[.D71]" office:value-type="float" office:value="-0.000203108896405225" calcext:value-type="float">
            <text:p>-0.0002</text:p>
          </table:table-cell>
          <table:table-cell table:formula="of:=(([.S71]-[.B71])*[.S71]*(1-[.S71])*[.N71] + (([.U71]-[.C71])*[.U71]*(1-[.U71])*[.P71])) * [.K71]*(1-[.K71])*[.E71]" office:value-type="float" office:value="-0.00040621779281045" calcext:value-type="float">
            <text:p>-0.0004</text:p>
          </table:table-cell>
          <table:table-cell table:formula="of:=(([.S71]-[.B71])*[.S71]*(1-[.S71])*[.O71] + (([.U71]-[.C71])*[.U71]*(1-[.U71])*[.Q71])) * [.K71]*(1-[.K71])*[.D71]" office:value-type="float" office:value="-0.000204477304048512" calcext:value-type="float">
            <text:p>-0.0002</text:p>
          </table:table-cell>
          <table:table-cell table:formula="of:==(([.S71]-[.B71])*[.S71]*(1-[.S71])*[.O71] + (([.U71]-[.C71])*[.U71]*(1-[.U71])*[.Q71])) * [.K71]*(1-[.K71])*[.E71]" office:value-type="float" office:value="-0.000408954608097025" calcext:value-type="float">
            <text:p>-0.0004</text:p>
          </table:table-cell>
          <table:table-cell table:formula="of:=([.S71]-[.B71])*[.S71]*(1-[.S71])*[.K71]" office:value-type="float" office:value="0.00165392596608004" calcext:value-type="float">
            <text:p>0.0017</text:p>
          </table:table-cell>
          <table:table-cell table:formula="of:=([.S71]-[.B71]) * [.S71] * (1-[.S71]) * [.M71]" office:value-type="float" office:value="0.00166592390946865" calcext:value-type="float">
            <text:p>0.0017</text:p>
          </table:table-cell>
          <table:table-cell table:formula="of:=([.U71]-[.C71])*[.U71]*(1-[.U71]) *[.K71]" office:value-type="float" office:value="-0.00157509183142634" calcext:value-type="float">
            <text:p>-0.0016</text:p>
          </table:table-cell>
          <table:table-cell table:formula="of:=([.U71]-[.C71])*[.U71]*(1-[.U71]) *[.M71]" office:value-type="float" office:value="-0.00158651789463164" calcext:value-type="float">
            <text:p>-0.0016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1]-[.$F$30]*[.Y71]" office:value-type="float" office:value="0.295052775460588" calcext:value-type="float">
            <text:p>0.2951</text:p>
          </table:table-cell>
          <table:table-cell table:formula="of:=[.G71]-[.$F$30]*[.Z71]" office:value-type="float" office:value="0.490105550921175" calcext:value-type="float">
            <text:p>0.4901</text:p>
          </table:table-cell>
          <table:table-cell table:formula="of:=[.H71]-[.$F$30]*[.AA71]" office:value-type="float" office:value="0.395010311890086" calcext:value-type="float">
            <text:p>0.3950</text:p>
          </table:table-cell>
          <table:table-cell table:formula="of:=[.I71]-[.$F$30]*[.AB71]" office:value-type="float" office:value="0.590020623780172" calcext:value-type="float">
            <text:p>0.5900</text:p>
          </table:table-cell>
          <table:table-cell table:formula="of:=([.F72]*[.D72] + [.G72]*[.E72])" office:value-type="float" office:value="0.0637631938651469" calcext:value-type="float">
            <text:p>0.0638</text:p>
          </table:table-cell>
          <table:table-cell table:formula="of:=1/(1+EXP(-[.J72]))" office:value-type="float" office:value="0.515935399726271" calcext:value-type="float">
            <text:p>0.5159</text:p>
          </table:table-cell>
          <table:table-cell table:formula="of:=([.H72]*[.D72]+[.I72]*[.E72])" office:value-type="float" office:value="0.0787525779725215" calcext:value-type="float">
            <text:p>0.0788</text:p>
          </table:table-cell>
          <table:table-cell table:formula="of:==1/(1+EXP(-[.L72]))" office:value-type="float" office:value="0.519677975362221" calcext:value-type="float">
            <text:p>0.5197</text:p>
          </table:table-cell>
          <table:table-cell table:formula="of:=[.N71]-[.$F$30]*[.AC71]" office:value-type="float" office:value="-2.62597576498946" calcext:value-type="float">
            <text:p>-2.6260</text:p>
          </table:table-cell>
          <table:table-cell table:formula="of:=[.O71]-[.$F$30]*[.AD71]" office:value-type="float" office:value="-2.59812697778293" calcext:value-type="float">
            <text:p>-2.5981</text:p>
          </table:table-cell>
          <table:table-cell table:formula="of:=[.P71]-[.$F$30]*[.AE71]" office:value-type="float" office:value="2.60213778921416" calcext:value-type="float">
            <text:p>2.6021</text:p>
          </table:table-cell>
          <table:table-cell table:formula="of:=[.Q71]-[.$F$30]*[.AF71]" office:value-type="float" office:value="2.66750645817773" calcext:value-type="float">
            <text:p>2.6675</text:p>
          </table:table-cell>
          <table:table-cell table:formula="of:=([.K72]*[.N72]+[.M72]*[.O72])" office:value-type="float" office:value="-2.70502322352954" calcext:value-type="float">
            <text:p>-2.7050</text:p>
          </table:table-cell>
          <table:table-cell table:formula="of:=1/(1+EXP(-[.R72]))" office:value-type="float" office:value="0.0626775970237605" calcext:value-type="float">
            <text:p>0.0627</text:p>
          </table:table-cell>
          <table:table-cell table:formula="of:=([.K72]*[.P72]+[.M72]*[.Q72])" office:value-type="float" office:value="2.7287793558725" calcext:value-type="float">
            <text:p>2.7288</text:p>
          </table:table-cell>
          <table:table-cell table:formula="of:=1/(1+EXP(-[.T72]))" office:value-type="float" office:value="0.938703639995114" calcext:value-type="float">
            <text:p>0.9387</text:p>
          </table:table-cell>
          <table:table-cell table:formula="of:=0.5*([.B72]-[.S72])^2" office:value-type="float" office:value="0.00138746461409885" calcext:value-type="float">
            <text:p>0.0014</text:p>
          </table:table-cell>
          <table:table-cell table:formula="of:==0.5*([.C72]-[.U72])^2" office:value-type="float" office:value="0.00131565827487545" calcext:value-type="float">
            <text:p>0.0013</text:p>
          </table:table-cell>
          <table:table-cell table:formula="of:=[.V72]+[.W72]" office:value-type="float" office:value="0.0027031228889743" calcext:value-type="float">
            <text:p>0.0027</text:p>
          </table:table-cell>
          <table:table-cell table:formula="of:=(([.S72]-[.B72])*[.S72]*(1-[.S72])*[.N72] + (([.U72]-[.C72])*[.U72]*(1-[.U72])*[.P72])) * [.K72]*(1-[.K72])*[.D72]" office:value-type="float" office:value="-0.000197388089993305" calcext:value-type="float">
            <text:p>-0.0002</text:p>
          </table:table-cell>
          <table:table-cell table:formula="of:=(([.S72]-[.B72])*[.S72]*(1-[.S72])*[.N72] + (([.U72]-[.C72])*[.U72]*(1-[.U72])*[.P72])) * [.K72]*(1-[.K72])*[.E72]" office:value-type="float" office:value="-0.00039477617998661" calcext:value-type="float">
            <text:p>-0.0004</text:p>
          </table:table-cell>
          <table:table-cell table:formula="of:=(([.S72]-[.B72])*[.S72]*(1-[.S72])*[.O72] + (([.U72]-[.C72])*[.U72]*(1-[.U72])*[.Q72])) * [.K72]*(1-[.K72])*[.D72]" office:value-type="float" office:value="-0.000198721151286145" calcext:value-type="float">
            <text:p>-0.0002</text:p>
          </table:table-cell>
          <table:table-cell table:formula="of:==(([.S72]-[.B72])*[.S72]*(1-[.S72])*[.O72] + (([.U72]-[.C72])*[.U72]*(1-[.U72])*[.Q72])) * [.K72]*(1-[.K72])*[.E72]" office:value-type="float" office:value="-0.000397442302572291" calcext:value-type="float">
            <text:p>-0.0004</text:p>
          </table:table-cell>
          <table:table-cell table:formula="of:=([.S72]-[.B72])*[.S72]*(1-[.S72])*[.K72]" office:value-type="float" office:value="0.00159669739877802" calcext:value-type="float">
            <text:p>0.0016</text:p>
          </table:table-cell>
          <table:table-cell table:formula="of:=([.S72]-[.B72]) * [.S72] * (1-[.S72]) * [.M72]" office:value-type="float" office:value="0.00160827978057586" calcext:value-type="float">
            <text:p>0.0016</text:p>
          </table:table-cell>
          <table:table-cell table:formula="of:=([.U72]-[.C72])*[.U72]*(1-[.U72]) *[.K72]" office:value-type="float" office:value="-0.00152280769568076" calcext:value-type="float">
            <text:p>-0.0015</text:p>
          </table:table-cell>
          <table:table-cell table:formula="of:=([.U72]-[.C72])*[.U72]*(1-[.U72]) *[.M72]" office:value-type="float" office:value="-0.00153385408440135" calcext:value-type="float">
            <text:p>-0.0015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2]-[.$F$30]*[.Y72]" office:value-type="float" office:value="0.297026656360521" calcext:value-type="float">
            <text:p>0.2970</text:p>
          </table:table-cell>
          <table:table-cell table:formula="of:=[.G72]-[.$F$30]*[.Z72]" office:value-type="float" office:value="0.494053312721041" calcext:value-type="float">
            <text:p>0.4941</text:p>
          </table:table-cell>
          <table:table-cell table:formula="of:=[.H72]-[.$F$30]*[.AA72]" office:value-type="float" office:value="0.396997523402947" calcext:value-type="float">
            <text:p>0.3970</text:p>
          </table:table-cell>
          <table:table-cell table:formula="of:=[.I72]-[.$F$30]*[.AB72]" office:value-type="float" office:value="0.593995046805895" calcext:value-type="float">
            <text:p>0.5940</text:p>
          </table:table-cell>
          <table:table-cell table:formula="of:=([.F73]*[.D73] + [.G73]*[.E73])" office:value-type="float" office:value="0.0642566640901302" calcext:value-type="float">
            <text:p>0.0643</text:p>
          </table:table-cell>
          <table:table-cell table:formula="of:=1/(1+EXP(-[.J73]))" office:value-type="float" office:value="0.51605864100056" calcext:value-type="float">
            <text:p>0.5161</text:p>
          </table:table-cell>
          <table:table-cell table:formula="of:=([.H73]*[.D73]+[.I73]*[.E73])" office:value-type="float" office:value="0.0792493808507368" calcext:value-type="float">
            <text:p>0.0792</text:p>
          </table:table-cell>
          <table:table-cell table:formula="of:==1/(1+EXP(-[.L73]))" office:value-type="float" office:value="0.519801982493563" calcext:value-type="float">
            <text:p>0.5198</text:p>
          </table:table-cell>
          <table:table-cell table:formula="of:=[.N72]-[.$F$30]*[.AC72]" office:value-type="float" office:value="-2.64194273897724" calcext:value-type="float">
            <text:p>-2.6419</text:p>
          </table:table-cell>
          <table:table-cell table:formula="of:=[.O72]-[.$F$30]*[.AD72]" office:value-type="float" office:value="-2.61420977558869" calcext:value-type="float">
            <text:p>-2.6142</text:p>
          </table:table-cell>
          <table:table-cell table:formula="of:=[.P72]-[.$F$30]*[.AE72]" office:value-type="float" office:value="2.61736586617097" calcext:value-type="float">
            <text:p>2.6174</text:p>
          </table:table-cell>
          <table:table-cell table:formula="of:=[.Q72]-[.$F$30]*[.AF72]" office:value-type="float" office:value="2.68284499902174" calcext:value-type="float">
            <text:p>2.6828</text:p>
          </table:table-cell>
          <table:table-cell table:formula="of:=([.K73]*[.N73]+[.M73]*[.O73])" office:value-type="float" office:value="-2.72226880348294" calcext:value-type="float">
            <text:p>-2.7223</text:p>
          </table:table-cell>
          <table:table-cell table:formula="of:=1/(1+EXP(-[.R73]))" office:value-type="float" office:value="0.0616720431359962" calcext:value-type="float">
            <text:p>0.0617</text:p>
          </table:table-cell>
          <table:table-cell table:formula="of:=([.K73]*[.P73]+[.M73]*[.Q73])" office:value-type="float" office:value="2.74526242111188" calcext:value-type="float">
            <text:p>2.7453</text:p>
          </table:table-cell>
          <table:table-cell table:formula="of:=1/(1+EXP(-[.T73]))" office:value-type="float" office:value="0.939645230869965" calcext:value-type="float">
            <text:p>0.9396</text:p>
          </table:table-cell>
          <table:table-cell table:formula="of:=0.5*([.B73]-[.S73])^2" office:value-type="float" office:value="0.00133500002092413" calcext:value-type="float">
            <text:p>0.0013</text:p>
          </table:table-cell>
          <table:table-cell table:formula="of:==0.5*([.C73]-[.U73])^2" office:value-type="float" office:value="0.00126780138706959" calcext:value-type="float">
            <text:p>0.0013</text:p>
          </table:table-cell>
          <table:table-cell table:formula="of:=[.V73]+[.W73]" office:value-type="float" office:value="0.00260280140799371" calcext:value-type="float">
            <text:p>0.0026</text:p>
          </table:table-cell>
          <table:table-cell table:formula="of:=(([.S73]-[.B73])*[.S73]*(1-[.S73])*[.N73] + (([.U73]-[.C73])*[.U73]*(1-[.U73])*[.P73])) * [.K73]*(1-[.K73])*[.D73]" office:value-type="float" office:value="-0.00019198151795694" calcext:value-type="float">
            <text:p>-0.0002</text:p>
          </table:table-cell>
          <table:table-cell table:formula="of:=(([.S73]-[.B73])*[.S73]*(1-[.S73])*[.N73] + (([.U73]-[.C73])*[.U73]*(1-[.U73])*[.P73])) * [.K73]*(1-[.K73])*[.E73]" office:value-type="float" office:value="-0.00038396303591388" calcext:value-type="float">
            <text:p>-0.0004</text:p>
          </table:table-cell>
          <table:table-cell table:formula="of:=(([.S73]-[.B73])*[.S73]*(1-[.S73])*[.O73] + (([.U73]-[.C73])*[.U73]*(1-[.U73])*[.Q73])) * [.K73]*(1-[.K73])*[.D73]" office:value-type="float" office:value="-0.00019328096968616" calcext:value-type="float">
            <text:p>-0.0002</text:p>
          </table:table-cell>
          <table:table-cell table:formula="of:==(([.S73]-[.B73])*[.S73]*(1-[.S73])*[.O73] + (([.U73]-[.C73])*[.U73]*(1-[.U73])*[.Q73])) * [.K73]*(1-[.K73])*[.E73]" office:value-type="float" office:value="-0.00038656193937232" calcext:value-type="float">
            <text:p>-0.0004</text:p>
          </table:table-cell>
          <table:table-cell table:formula="of:=([.S73]-[.B73])*[.S73]*(1-[.S73])*[.K73]" office:value-type="float" office:value="0.00154311282560222" calcext:value-type="float">
            <text:p>0.0015</text:p>
          </table:table-cell>
          <table:table-cell table:formula="of:=([.S73]-[.B73]) * [.S73] * (1-[.S73]) * [.M73]" office:value-type="float" office:value="0.00155430612382364" calcext:value-type="float">
            <text:p>0.0016</text:p>
          </table:table-cell>
          <table:table-cell table:formula="of:=([.U73]-[.C73])*[.U73]*(1-[.U73]) *[.K73]" office:value-type="float" office:value="-0.00147372065469334" calcext:value-type="float">
            <text:p>-0.0015</text:p>
          </table:table-cell>
          <table:table-cell table:formula="of:=([.U73]-[.C73])*[.U73]*(1-[.U73]) *[.M73]" office:value-type="float" office:value="-0.00148441060199296" calcext:value-type="float">
            <text:p>-0.0015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3]-[.$F$30]*[.Y73]" office:value-type="float" office:value="0.29894647154009" calcext:value-type="float">
            <text:p>0.2989</text:p>
          </table:table-cell>
          <table:table-cell table:formula="of:=[.G73]-[.$F$30]*[.Z73]" office:value-type="float" office:value="0.49789294308018" calcext:value-type="float">
            <text:p>0.4979</text:p>
          </table:table-cell>
          <table:table-cell table:formula="of:=[.H73]-[.$F$30]*[.AA73]" office:value-type="float" office:value="0.398930333099809" calcext:value-type="float">
            <text:p>0.3989</text:p>
          </table:table-cell>
          <table:table-cell table:formula="of:=[.I73]-[.$F$30]*[.AB73]" office:value-type="float" office:value="0.597860666199618" calcext:value-type="float">
            <text:p>0.5979</text:p>
          </table:table-cell>
          <table:table-cell table:formula="of:=([.F74]*[.D74] + [.G74]*[.E74])" office:value-type="float" office:value="0.0647366178850225" calcext:value-type="float">
            <text:p>0.0647</text:p>
          </table:table-cell>
          <table:table-cell table:formula="of:=1/(1+EXP(-[.J74]))" office:value-type="float" office:value="0.516178504752682" calcext:value-type="float">
            <text:p>0.5162</text:p>
          </table:table-cell>
          <table:table-cell table:formula="of:=([.H74]*[.D74]+[.I74]*[.E74])" office:value-type="float" office:value="0.0797325832749522" calcext:value-type="float">
            <text:p>0.0797</text:p>
          </table:table-cell>
          <table:table-cell table:formula="of:==1/(1+EXP(-[.L74]))" office:value-type="float" office:value="0.519922592470614" calcext:value-type="float">
            <text:p>0.5199</text:p>
          </table:table-cell>
          <table:table-cell table:formula="of:=[.N73]-[.$F$30]*[.AC73]" office:value-type="float" office:value="-2.65737386723327" calcext:value-type="float">
            <text:p>-2.6574</text:p>
          </table:table-cell>
          <table:table-cell table:formula="of:=[.O73]-[.$F$30]*[.AD73]" office:value-type="float" office:value="-2.62975283682692" calcext:value-type="float">
            <text:p>-2.6298</text:p>
          </table:table-cell>
          <table:table-cell table:formula="of:=[.P73]-[.$F$30]*[.AE73]" office:value-type="float" office:value="2.6321030727179" calcext:value-type="float">
            <text:p>2.6321</text:p>
          </table:table-cell>
          <table:table-cell table:formula="of:=[.Q73]-[.$F$30]*[.AF73]" office:value-type="float" office:value="2.69768910504167" calcext:value-type="float">
            <text:p>2.6977</text:p>
          </table:table-cell>
          <table:table-cell table:formula="of:=([.K74]*[.N74]+[.M74]*[.O74])" office:value-type="float" office:value="-2.73894718183733" calcext:value-type="float">
            <text:p>-2.7389</text:p>
          </table:table-cell>
          <table:table-cell table:formula="of:=1/(1+EXP(-[.R74]))" office:value-type="float" office:value="0.0607139153913211" calcext:value-type="float">
            <text:p>0.0607</text:p>
          </table:table-cell>
          <table:table-cell table:formula="of:=([.K74]*[.P74]+[.M74]*[.Q74])" office:value-type="float" office:value="2.76122454160346" calcext:value-type="float">
            <text:p>2.7612</text:p>
          </table:table-cell>
          <table:table-cell table:formula="of:=1/(1+EXP(-[.T74]))" office:value-type="float" office:value="0.940544148387407" calcext:value-type="float">
            <text:p>0.9405</text:p>
          </table:table-cell>
          <table:table-cell table:formula="of:=0.5*([.B74]-[.S74])^2" office:value-type="float" office:value="0.00128595060715904" calcext:value-type="float">
            <text:p>0.0013</text:p>
          </table:table-cell>
          <table:table-cell table:formula="of:==0.5*([.C74]-[.U74])^2" office:value-type="float" office:value="0.0012229406293634" calcext:value-type="float">
            <text:p>0.0012</text:p>
          </table:table-cell>
          <table:table-cell table:formula="of:=[.V74]+[.W74]" office:value-type="float" office:value="0.00250889123652244" calcext:value-type="float">
            <text:p>0.0025</text:p>
          </table:table-cell>
          <table:table-cell table:formula="of:=(([.S74]-[.B74])*[.S74]*(1-[.S74])*[.N74] + (([.U74]-[.C74])*[.U74]*(1-[.U74])*[.P74])) * [.K74]*(1-[.K74])*[.D74]" office:value-type="float" office:value="-0.000186863777377584" calcext:value-type="float">
            <text:p>-0.0002</text:p>
          </table:table-cell>
          <table:table-cell table:formula="of:=(([.S74]-[.B74])*[.S74]*(1-[.S74])*[.N74] + (([.U74]-[.C74])*[.U74]*(1-[.U74])*[.P74])) * [.K74]*(1-[.K74])*[.E74]" office:value-type="float" office:value="-0.000373727554755168" calcext:value-type="float">
            <text:p>-0.0004</text:p>
          </table:table-cell>
          <table:table-cell table:formula="of:=(([.S74]-[.B74])*[.S74]*(1-[.S74])*[.O74] + (([.U74]-[.C74])*[.U74]*(1-[.U74])*[.Q74])) * [.K74]*(1-[.K74])*[.D74]" office:value-type="float" office:value="-0.0001881312344356" calcext:value-type="float">
            <text:p>-0.0002</text:p>
          </table:table-cell>
          <table:table-cell table:formula="of:==(([.S74]-[.B74])*[.S74]*(1-[.S74])*[.O74] + (([.U74]-[.C74])*[.U74]*(1-[.U74])*[.Q74])) * [.K74]*(1-[.K74])*[.E74]" office:value-type="float" office:value="-0.0003762624688712" calcext:value-type="float">
            <text:p>-0.0004</text:p>
          </table:table-cell>
          <table:table-cell table:formula="of:=([.S74]-[.B74])*[.S74]*(1-[.S74])*[.K74]" office:value-type="float" office:value="0.00149283973581777" calcext:value-type="float">
            <text:p>0.0015</text:p>
          </table:table-cell>
          <table:table-cell table:formula="of:=([.S74]-[.B74]) * [.S74] * (1-[.S74]) * [.M74]" office:value-type="float" office:value="0.0015036680110525" calcext:value-type="float">
            <text:p>0.0015</text:p>
          </table:table-cell>
          <table:table-cell table:formula="of:=([.U74]-[.C74])*[.U74]*(1-[.U74]) *[.K74]" office:value-type="float" office:value="-0.00142755020188469" calcext:value-type="float">
            <text:p>-0.0014</text:p>
          </table:table-cell>
          <table:table-cell table:formula="of:=([.U74]-[.C74])*[.U74]*(1-[.U74]) *[.M74]" office:value-type="float" office:value="-0.00143790490113775" calcext:value-type="float">
            <text:p>-0.001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4]-[.$F$30]*[.Y74]" office:value-type="float" office:value="0.300815109313866" calcext:value-type="float">
            <text:p>0.3008</text:p>
          </table:table-cell>
          <table:table-cell table:formula="of:=[.G74]-[.$F$30]*[.Z74]" office:value-type="float" office:value="0.501630218627732" calcext:value-type="float">
            <text:p>0.5016</text:p>
          </table:table-cell>
          <table:table-cell table:formula="of:=[.H74]-[.$F$30]*[.AA74]" office:value-type="float" office:value="0.400811645444165" calcext:value-type="float">
            <text:p>0.4008</text:p>
          </table:table-cell>
          <table:table-cell table:formula="of:=[.I74]-[.$F$30]*[.AB74]" office:value-type="float" office:value="0.60162329088833" calcext:value-type="float">
            <text:p>0.6016</text:p>
          </table:table-cell>
          <table:table-cell table:formula="of:=([.F75]*[.D75] + [.G75]*[.E75])" office:value-type="float" office:value="0.0652037773284665" calcext:value-type="float">
            <text:p>0.0652</text:p>
          </table:table-cell>
          <table:table-cell table:formula="of:=1/(1+EXP(-[.J75]))" office:value-type="float" office:value="0.516295171453472" calcext:value-type="float">
            <text:p>0.5163</text:p>
          </table:table-cell>
          <table:table-cell table:formula="of:=([.H75]*[.D75]+[.I75]*[.E75])" office:value-type="float" office:value="0.0802029113610412" calcext:value-type="float">
            <text:p>0.0802</text:p>
          </table:table-cell>
          <table:table-cell table:formula="of:==1/(1+EXP(-[.L75]))" office:value-type="float" office:value="0.520039986712195" calcext:value-type="float">
            <text:p>0.5200</text:p>
          </table:table-cell>
          <table:table-cell table:formula="of:=[.N74]-[.$F$30]*[.AC74]" office:value-type="float" office:value="-2.67230226459144" calcext:value-type="float">
            <text:p>-2.6723</text:p>
          </table:table-cell>
          <table:table-cell table:formula="of:=[.O74]-[.$F$30]*[.AD74]" office:value-type="float" office:value="-2.64478951693745" calcext:value-type="float">
            <text:p>-2.6448</text:p>
          </table:table-cell>
          <table:table-cell table:formula="of:=[.P74]-[.$F$30]*[.AE74]" office:value-type="float" office:value="2.64637857473675" calcext:value-type="float">
            <text:p>2.6464</text:p>
          </table:table-cell>
          <table:table-cell table:formula="of:=[.Q74]-[.$F$30]*[.AF74]" office:value-type="float" office:value="2.71206815405305" calcext:value-type="float">
            <text:p>2.7121</text:p>
          </table:table-cell>
          <table:table-cell table:formula="of:=([.K75]*[.N75]+[.M75]*[.O75])" office:value-type="float" office:value="-2.75509306111745" calcext:value-type="float">
            <text:p>-2.7551</text:p>
          </table:table-cell>
          <table:table-cell table:formula="of:=1/(1+EXP(-[.R75]))" office:value-type="float" office:value="0.0597996568388816" calcext:value-type="float">
            <text:p>0.0598</text:p>
          </table:table-cell>
          <table:table-cell table:formula="of:=([.K75]*[.P75]+[.M75]*[.Q75])" office:value-type="float" office:value="2.77669636677082" calcext:value-type="float">
            <text:p>2.7767</text:p>
          </table:table-cell>
          <table:table-cell table:formula="of:=1/(1+EXP(-[.T75]))" office:value-type="float" office:value="0.941403471744453" calcext:value-type="float">
            <text:p>0.9414</text:p>
          </table:table-cell>
          <table:table-cell table:formula="of:=0.5*([.B75]-[.S75])^2" office:value-type="float" office:value="0.00124000291063518" calcext:value-type="float">
            <text:p>0.0012</text:p>
          </table:table-cell>
          <table:table-cell table:formula="of:==0.5*([.C75]-[.U75])^2" office:value-type="float" office:value="0.00118081127924609" calcext:value-type="float">
            <text:p>0.0012</text:p>
          </table:table-cell>
          <table:table-cell table:formula="of:=[.V75]+[.W75]" office:value-type="float" office:value="0.00242081418988127" calcext:value-type="float">
            <text:p>0.0024</text:p>
          </table:table-cell>
          <table:table-cell table:formula="of:=(([.S75]-[.B75])*[.S75]*(1-[.S75])*[.N75] + (([.U75]-[.C75])*[.U75]*(1-[.U75])*[.P75])) * [.K75]*(1-[.K75])*[.D75]" office:value-type="float" office:value="-0.000182012142992495" calcext:value-type="float">
            <text:p>-0.0002</text:p>
          </table:table-cell>
          <table:table-cell table:formula="of:=(([.S75]-[.B75])*[.S75]*(1-[.S75])*[.N75] + (([.U75]-[.C75])*[.U75]*(1-[.U75])*[.P75])) * [.K75]*(1-[.K75])*[.E75]" office:value-type="float" office:value="-0.00036402428598499" calcext:value-type="float">
            <text:p>-0.0004</text:p>
          </table:table-cell>
          <table:table-cell table:formula="of:=(([.S75]-[.B75])*[.S75]*(1-[.S75])*[.O75] + (([.U75]-[.C75])*[.U75]*(1-[.U75])*[.Q75])) * [.K75]*(1-[.K75])*[.D75]" office:value-type="float" office:value="-0.00018324910907894" calcext:value-type="float">
            <text:p>-0.0002</text:p>
          </table:table-cell>
          <table:table-cell table:formula="of:==(([.S75]-[.B75])*[.S75]*(1-[.S75])*[.O75] + (([.U75]-[.C75])*[.U75]*(1-[.U75])*[.Q75])) * [.K75]*(1-[.K75])*[.E75]" office:value-type="float" office:value="-0.000366498218157879" calcext:value-type="float">
            <text:p>-0.0004</text:p>
          </table:table-cell>
          <table:table-cell table:formula="of:=([.S75]-[.B75])*[.S75]*(1-[.S75])*[.K75]" office:value-type="float" office:value="0.00144558459236725" calcext:value-type="float">
            <text:p>0.0014</text:p>
          </table:table-cell>
          <table:table-cell table:formula="of:=([.S75]-[.B75]) * [.S75] * (1-[.S75]) * [.M75]" office:value-type="float" office:value="0.00145606977126991" calcext:value-type="float">
            <text:p>0.0015</text:p>
          </table:table-cell>
          <table:table-cell table:formula="of:=([.U75]-[.C75])*[.U75]*(1-[.U75]) *[.K75]" office:value-type="float" office:value="-0.00138404747980313" calcext:value-type="float">
            <text:p>-0.0014</text:p>
          </table:table-cell>
          <table:table-cell table:formula="of:=([.U75]-[.C75])*[.U75]*(1-[.U75]) *[.M75]" office:value-type="float" office:value="-0.00139408631496514" calcext:value-type="float">
            <text:p>-0.001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5]-[.$F$30]*[.Y75]" office:value-type="float" office:value="0.302635230743791" calcext:value-type="float">
            <text:p>0.3026</text:p>
          </table:table-cell>
          <table:table-cell table:formula="of:=[.G75]-[.$F$30]*[.Z75]" office:value-type="float" office:value="0.505270461487582" calcext:value-type="float">
            <text:p>0.5053</text:p>
          </table:table-cell>
          <table:table-cell table:formula="of:=[.H75]-[.$F$30]*[.AA75]" office:value-type="float" office:value="0.402644136534954" calcext:value-type="float">
            <text:p>0.4026</text:p>
          </table:table-cell>
          <table:table-cell table:formula="of:=[.I75]-[.$F$30]*[.AB75]" office:value-type="float" office:value="0.605288273069909" calcext:value-type="float">
            <text:p>0.6053</text:p>
          </table:table-cell>
          <table:table-cell table:formula="of:=([.F76]*[.D76] + [.G76]*[.E76])" office:value-type="float" office:value="0.0656588076859477" calcext:value-type="float">
            <text:p>0.0657</text:p>
          </table:table-cell>
          <table:table-cell table:formula="of:=1/(1+EXP(-[.J76]))" office:value-type="float" office:value="0.516408807372895" calcext:value-type="float">
            <text:p>0.5164</text:p>
          </table:table-cell>
          <table:table-cell table:formula="of:=([.H76]*[.D76]+[.I76]*[.E76])" office:value-type="float" office:value="0.0806610341337386" calcext:value-type="float">
            <text:p>0.0807</text:p>
          </table:table-cell>
          <table:table-cell table:formula="of:==1/(1+EXP(-[.L76]))" office:value-type="float" office:value="0.520154332370993" calcext:value-type="float">
            <text:p>0.5202</text:p>
          </table:table-cell>
          <table:table-cell table:formula="of:=[.N75]-[.$F$30]*[.AC75]" office:value-type="float" office:value="-2.68675811051512" calcext:value-type="float">
            <text:p>-2.6868</text:p>
          </table:table-cell>
          <table:table-cell table:formula="of:=[.O75]-[.$F$30]*[.AD75]" office:value-type="float" office:value="-2.65935021465015" calcext:value-type="float">
            <text:p>-2.6594</text:p>
          </table:table-cell>
          <table:table-cell table:formula="of:=[.P75]-[.$F$30]*[.AE75]" office:value-type="float" office:value="2.66021904953478" calcext:value-type="float">
            <text:p>2.6602</text:p>
          </table:table-cell>
          <table:table-cell table:formula="of:=[.Q75]-[.$F$30]*[.AF75]" office:value-type="float" office:value="2.7260090172027" calcext:value-type="float">
            <text:p>2.7260</text:p>
          </table:table-cell>
          <table:table-cell table:formula="of:=([.K76]*[.N76]+[.M76]*[.O76])" office:value-type="float" office:value="-2.77073808699257" calcext:value-type="float">
            <text:p>-2.7707</text:p>
          </table:table-cell>
          <table:table-cell table:formula="of:=1/(1+EXP(-[.R76]))" office:value-type="float" office:value="0.0589260704175175" calcext:value-type="float">
            <text:p>0.0589</text:p>
          </table:table-cell>
          <table:table-cell table:formula="of:=([.K76]*[.P76]+[.M76]*[.Q76])" office:value-type="float" office:value="2.79170594710129" calcext:value-type="float">
            <text:p>2.7917</text:p>
          </table:table-cell>
          <table:table-cell table:formula="of:=1/(1+EXP(-[.T76]))" office:value-type="float" office:value="0.942225980060674" calcext:value-type="float">
            <text:p>0.9422</text:p>
          </table:table-cell>
          <table:table-cell table:formula="of:=0.5*([.B76]-[.S76])^2" office:value-type="float" office:value="0.00119688018324994" calcext:value-type="float">
            <text:p>0.0012</text:p>
          </table:table-cell>
          <table:table-cell table:formula="of:==0.5*([.C76]-[.U76])^2" office:value-type="float" office:value="0.00114117849058156" calcext:value-type="float">
            <text:p>0.0011</text:p>
          </table:table-cell>
          <table:table-cell table:formula="of:=[.V76]+[.W76]" office:value-type="float" office:value="0.0023380586738315" calcext:value-type="float">
            <text:p>0.0023</text:p>
          </table:table-cell>
          <table:table-cell table:formula="of:=(([.S76]-[.B76])*[.S76]*(1-[.S76])*[.N76] + (([.U76]-[.C76])*[.U76]*(1-[.U76])*[.P76])) * [.K76]*(1-[.K76])*[.D76]" office:value-type="float" office:value="-0.000177406222686785" calcext:value-type="float">
            <text:p>-0.0002</text:p>
          </table:table-cell>
          <table:table-cell table:formula="of:=(([.S76]-[.B76])*[.S76]*(1-[.S76])*[.N76] + (([.U76]-[.C76])*[.U76]*(1-[.U76])*[.P76])) * [.K76]*(1-[.K76])*[.E76]" office:value-type="float" office:value="-0.000354812445373569" calcext:value-type="float">
            <text:p>-0.0004</text:p>
          </table:table-cell>
          <table:table-cell table:formula="of:=(([.S76]-[.B76])*[.S76]*(1-[.S76])*[.O76] + (([.U76]-[.C76])*[.U76]*(1-[.U76])*[.Q76])) * [.K76]*(1-[.K76])*[.D76]" office:value-type="float" office:value="-0.000178614099934417" calcext:value-type="float">
            <text:p>-0.0002</text:p>
          </table:table-cell>
          <table:table-cell table:formula="of:==(([.S76]-[.B76])*[.S76]*(1-[.S76])*[.O76] + (([.U76]-[.C76])*[.U76]*(1-[.U76])*[.Q76])) * [.K76]*(1-[.K76])*[.E76]" office:value-type="float" office:value="-0.000357228199868834" calcext:value-type="float">
            <text:p>-0.0004</text:p>
          </table:table-cell>
          <table:table-cell table:formula="of:=([.S76]-[.B76])*[.S76]*(1-[.S76])*[.K76]" office:value-type="float" office:value="0.00140108730950083" calcext:value-type="float">
            <text:p>0.0014</text:p>
          </table:table-cell>
          <table:table-cell table:formula="of:=([.S76]-[.B76]) * [.S76] * (1-[.S76]) * [.M76]" office:value-type="float" office:value="0.0014112494280924" calcext:value-type="float">
            <text:p>0.0014</text:p>
          </table:table-cell>
          <table:table-cell table:formula="of:=([.U76]-[.C76])*[.U76]*(1-[.U76]) *[.K76]" office:value-type="float" office:value="-0.00134299095871542" calcext:value-type="float">
            <text:p>-0.0013</text:p>
          </table:table-cell>
          <table:table-cell table:formula="of:=([.U76]-[.C76])*[.U76]*(1-[.U76]) *[.M76]" office:value-type="float" office:value="-0.00135273170313394" calcext:value-type="float">
            <text:p>-0.0014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6]-[.$F$30]*[.Y76]" office:value-type="float" office:value="0.304409292970659" calcext:value-type="float">
            <text:p>0.3044</text:p>
          </table:table-cell>
          <table:table-cell table:formula="of:=[.G76]-[.$F$30]*[.Z76]" office:value-type="float" office:value="0.508818585941317" calcext:value-type="float">
            <text:p>0.5088</text:p>
          </table:table-cell>
          <table:table-cell table:formula="of:=[.H76]-[.$F$30]*[.AA76]" office:value-type="float" office:value="0.404430277534298" calcext:value-type="float">
            <text:p>0.4044</text:p>
          </table:table-cell>
          <table:table-cell table:formula="of:=[.I76]-[.$F$30]*[.AB76]" office:value-type="float" office:value="0.608860555068597" calcext:value-type="float">
            <text:p>0.6089</text:p>
          </table:table-cell>
          <table:table-cell table:formula="of:=([.F77]*[.D77] + [.G77]*[.E77])" office:value-type="float" office:value="0.0661023232426647" calcext:value-type="float">
            <text:p>0.0661</text:p>
          </table:table-cell>
          <table:table-cell table:formula="of:=1/(1+EXP(-[.J77]))" office:value-type="float" office:value="0.516519566038104" calcext:value-type="float">
            <text:p>0.5165</text:p>
          </table:table-cell>
          <table:table-cell table:formula="of:=([.H77]*[.D77]+[.I77]*[.E77])" office:value-type="float" office:value="0.0811075693835746" calcext:value-type="float">
            <text:p>0.0811</text:p>
          </table:table-cell>
          <table:table-cell table:formula="of:==1/(1+EXP(-[.L77]))" office:value-type="float" office:value="0.520265783797251" calcext:value-type="float">
            <text:p>0.5203</text:p>
          </table:table-cell>
          <table:table-cell table:formula="of:=[.N76]-[.$F$30]*[.AC76]" office:value-type="float" office:value="-2.70076898361013" calcext:value-type="float">
            <text:p>-2.7008</text:p>
          </table:table-cell>
          <table:table-cell table:formula="of:=[.O76]-[.$F$30]*[.AD76]" office:value-type="float" office:value="-2.67346270893107" calcext:value-type="float">
            <text:p>-2.6735</text:p>
          </table:table-cell>
          <table:table-cell table:formula="of:=[.P76]-[.$F$30]*[.AE76]" office:value-type="float" office:value="2.67364895912193" calcext:value-type="float">
            <text:p>2.6736</text:p>
          </table:table-cell>
          <table:table-cell table:formula="of:=[.Q76]-[.$F$30]*[.AF76]" office:value-type="float" office:value="2.73953633423404" calcext:value-type="float">
            <text:p>2.7395</text:p>
          </table:table-cell>
          <table:table-cell table:formula="of:=([.K77]*[.N77]+[.M77]*[.O77])" office:value-type="float" office:value="-2.78591119509822" calcext:value-type="float">
            <text:p>-2.7859</text:p>
          </table:table-cell>
          <table:table-cell table:formula="of:=1/(1+EXP(-[.R77]))" office:value-type="float" office:value="0.0580902736608787" calcext:value-type="float">
            <text:p>0.0581</text:p>
          </table:table-cell>
          <table:table-cell table:formula="of:=([.K77]*[.P77]+[.M77]*[.Q77])" office:value-type="float" office:value="2.80627901827521" calcext:value-type="float">
            <text:p>2.8063</text:p>
          </table:table-cell>
          <table:table-cell table:formula="of:=1/(1+EXP(-[.T77]))" office:value-type="float" office:value="0.943014188791343" calcext:value-type="float">
            <text:p>0.9430</text:p>
          </table:table-cell>
          <table:table-cell table:formula="of:=0.5*([.B77]-[.S77])^2" office:value-type="float" office:value="0.0011563372103891" calcext:value-type="float">
            <text:p>0.0012</text:p>
          </table:table-cell>
          <table:table-cell table:formula="of:==0.5*([.C77]-[.U77])^2" office:value-type="float" office:value="0.00110383322746778" calcext:value-type="float">
            <text:p>0.0011</text:p>
          </table:table-cell>
          <table:table-cell table:formula="of:=[.V77]+[.W77]" office:value-type="float" office:value="0.00226017043785688" calcext:value-type="float">
            <text:p>0.0023</text:p>
          </table:table-cell>
          <table:table-cell table:formula="of:=(([.S77]-[.B77])*[.S77]*(1-[.S77])*[.N77] + (([.U77]-[.C77])*[.U77]*(1-[.U77])*[.P77])) * [.K77]*(1-[.K77])*[.D77]" office:value-type="float" office:value="-0.000173027664893833" calcext:value-type="float">
            <text:p>-0.0002</text:p>
          </table:table-cell>
          <table:table-cell table:formula="of:=(([.S77]-[.B77])*[.S77]*(1-[.S77])*[.N77] + (([.U77]-[.C77])*[.U77]*(1-[.U77])*[.P77])) * [.K77]*(1-[.K77])*[.E77]" office:value-type="float" office:value="-0.000346055329787667" calcext:value-type="float">
            <text:p>-0.0003</text:p>
          </table:table-cell>
          <table:table-cell table:formula="of:=(([.S77]-[.B77])*[.S77]*(1-[.S77])*[.O77] + (([.U77]-[.C77])*[.U77]*(1-[.U77])*[.Q77])) * [.K77]*(1-[.K77])*[.D77]" office:value-type="float" office:value="-0.000174207762531626" calcext:value-type="float">
            <text:p>-0.0002</text:p>
          </table:table-cell>
          <table:table-cell table:formula="of:==(([.S77]-[.B77])*[.S77]*(1-[.S77])*[.O77] + (([.U77]-[.C77])*[.U77]*(1-[.U77])*[.Q77])) * [.K77]*(1-[.K77])*[.E77]" office:value-type="float" office:value="-0.000348415525063252" calcext:value-type="float">
            <text:p>-0.0003</text:p>
          </table:table-cell>
          <table:table-cell table:formula="of:=([.S77]-[.B77])*[.S77]*(1-[.S77])*[.K77]" office:value-type="float" office:value="0.00135911664065892" calcext:value-type="float">
            <text:p>0.0014</text:p>
          </table:table-cell>
          <table:table-cell table:formula="of:=([.S77]-[.B77]) * [.S77] * (1-[.S77]) * [.M77]" office:value-type="float" office:value="0.00136897405406737" calcext:value-type="float">
            <text:p>0.0014</text:p>
          </table:table-cell>
          <table:table-cell table:formula="of:=([.U77]-[.C77])*[.U77]*(1-[.U77]) *[.K77]" office:value-type="float" office:value="-0.00130418280226285" calcext:value-type="float">
            <text:p>-0.0013</text:p>
          </table:table-cell>
          <table:table-cell table:formula="of:=([.U77]-[.C77])*[.U77]*(1-[.U77]) *[.M77]" office:value-type="float" office:value="-0.00131364179103357" calcext:value-type="float">
            <text:p>-0.0013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7]-[.$F$30]*[.Y77]" office:value-type="float" office:value="0.306139569619597" calcext:value-type="float">
            <text:p>0.3061</text:p>
          </table:table-cell>
          <table:table-cell table:formula="of:=[.G77]-[.$F$30]*[.Z77]" office:value-type="float" office:value="0.512279139239194" calcext:value-type="float">
            <text:p>0.5123</text:p>
          </table:table-cell>
          <table:table-cell table:formula="of:=[.H77]-[.$F$30]*[.AA77]" office:value-type="float" office:value="0.406172355159615" calcext:value-type="float">
            <text:p>0.4062</text:p>
          </table:table-cell>
          <table:table-cell table:formula="of:=[.I77]-[.$F$30]*[.AB77]" office:value-type="float" office:value="0.61234471031923" calcext:value-type="float">
            <text:p>0.6123</text:p>
          </table:table-cell>
          <table:table-cell table:formula="of:=([.F78]*[.D78] + [.G78]*[.E78])" office:value-type="float" office:value="0.0665348924048993" calcext:value-type="float">
            <text:p>0.0665</text:p>
          </table:table-cell>
          <table:table-cell table:formula="of:=1/(1+EXP(-[.J78]))" office:value-type="float" office:value="0.516627589508637" calcext:value-type="float">
            <text:p>0.5166</text:p>
          </table:table-cell>
          <table:table-cell table:formula="of:=([.H78]*[.D78]+[.I78]*[.E78])" office:value-type="float" office:value="0.0815430887899037" calcext:value-type="float">
            <text:p>0.0815</text:p>
          </table:table-cell>
          <table:table-cell table:formula="of:==1/(1+EXP(-[.L78]))" office:value-type="float" office:value="0.520374483819025" calcext:value-type="float">
            <text:p>0.5204</text:p>
          </table:table-cell>
          <table:table-cell table:formula="of:=[.N77]-[.$F$30]*[.AC77]" office:value-type="float" office:value="-2.71436015001671" calcext:value-type="float">
            <text:p>-2.7144</text:p>
          </table:table-cell>
          <table:table-cell table:formula="of:=[.O77]-[.$F$30]*[.AD77]" office:value-type="float" office:value="-2.68715244947174" calcext:value-type="float">
            <text:p>-2.6872</text:p>
          </table:table-cell>
          <table:table-cell table:formula="of:=[.P77]-[.$F$30]*[.AE77]" office:value-type="float" office:value="2.68669078714456" calcext:value-type="float">
            <text:p>2.6867</text:p>
          </table:table-cell>
          <table:table-cell table:formula="of:=[.Q77]-[.$F$30]*[.AF77]" office:value-type="float" office:value="2.75267275214437" calcext:value-type="float">
            <text:p>2.7527</text:p>
          </table:table-cell>
          <table:table-cell table:formula="of:=([.K78]*[.N78]+[.M78]*[.O78])" office:value-type="float" office:value="-2.80063891019832" calcext:value-type="float">
            <text:p>-2.8006</text:p>
          </table:table-cell>
          <table:table-cell table:formula="of:=1/(1+EXP(-[.R78]))" office:value-type="float" office:value="0.0572896601595168" calcext:value-type="float">
            <text:p>0.0573</text:p>
          </table:table-cell>
          <table:table-cell table:formula="of:=([.K78]*[.P78]+[.M78]*[.Q78])" office:value-type="float" office:value="2.82043924763738" calcext:value-type="float">
            <text:p>2.8204</text:p>
          </table:table-cell>
          <table:table-cell table:formula="of:=1/(1+EXP(-[.T78]))" office:value-type="float" office:value="0.943770380898344" calcext:value-type="float">
            <text:p>0.9438</text:p>
          </table:table-cell>
          <table:table-cell table:formula="of:=0.5*([.B78]-[.S78])^2" office:value-type="float" office:value="0.00111815597900129" calcext:value-type="float">
            <text:p>0.0011</text:p>
          </table:table-cell>
          <table:table-cell table:formula="of:==0.5*([.C78]-[.U78])^2" office:value-type="float" office:value="0.00106858884114211" calcext:value-type="float">
            <text:p>0.0011</text:p>
          </table:table-cell>
          <table:table-cell table:formula="of:=[.V78]+[.W78]" office:value-type="float" office:value="0.0021867448201434" calcext:value-type="float">
            <text:p>0.0022</text:p>
          </table:table-cell>
          <table:table-cell table:formula="of:=(([.S78]-[.B78])*[.S78]*(1-[.S78])*[.N78] + (([.U78]-[.C78])*[.U78]*(1-[.U78])*[.P78])) * [.K78]*(1-[.K78])*[.D78]" office:value-type="float" office:value="-0.000168859909000368" calcext:value-type="float">
            <text:p>-0.0002</text:p>
          </table:table-cell>
          <table:table-cell table:formula="of:=(([.S78]-[.B78])*[.S78]*(1-[.S78])*[.N78] + (([.U78]-[.C78])*[.U78]*(1-[.U78])*[.P78])) * [.K78]*(1-[.K78])*[.E78]" office:value-type="float" office:value="-0.000337719818000736" calcext:value-type="float">
            <text:p>-0.0003</text:p>
          </table:table-cell>
          <table:table-cell table:formula="of:=(([.S78]-[.B78])*[.S78]*(1-[.S78])*[.O78] + (([.U78]-[.C78])*[.U78]*(1-[.U78])*[.Q78])) * [.K78]*(1-[.K78])*[.D78]" office:value-type="float" office:value="-0.000170013451156419" calcext:value-type="float">
            <text:p>-0.0002</text:p>
          </table:table-cell>
          <table:table-cell table:formula="of:==(([.S78]-[.B78])*[.S78]*(1-[.S78])*[.O78] + (([.U78]-[.C78])*[.U78]*(1-[.U78])*[.Q78])) * [.K78]*(1-[.K78])*[.E78]" office:value-type="float" office:value="-0.000340026902312839" calcext:value-type="float">
            <text:p>-0.0003</text:p>
          </table:table-cell>
          <table:table-cell table:formula="of:=([.S78]-[.B78])*[.S78]*(1-[.S78])*[.K78]" office:value-type="float" office:value="0.00131946630663771" calcext:value-type="float">
            <text:p>0.0013</text:p>
          </table:table-cell>
          <table:table-cell table:formula="of:=([.S78]-[.B78]) * [.S78] * (1-[.S78]) * [.M78]" office:value-type="float" office:value="0.00132903587066698" calcext:value-type="float">
            <text:p>0.0013</text:p>
          </table:table-cell>
          <table:table-cell table:formula="of:=([.U78]-[.C78])*[.U78]*(1-[.U78]) *[.K78]" office:value-type="float" office:value="-0.00126744579631878" calcext:value-type="float">
            <text:p>-0.0013</text:p>
          </table:table-cell>
          <table:table-cell table:formula="of:=([.U78]-[.C78])*[.U78]*(1-[.U78]) *[.M78]" office:value-type="float" office:value="-0.00127663807628871" calcext:value-type="float">
            <text:p>-0.0013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8]-[.$F$30]*[.Y78]" office:value-type="float" office:value="0.307828168709601" calcext:value-type="float">
            <text:p>0.3078</text:p>
          </table:table-cell>
          <table:table-cell table:formula="of:=[.G78]-[.$F$30]*[.Z78]" office:value-type="float" office:value="0.515656337419201" calcext:value-type="float">
            <text:p>0.5157</text:p>
          </table:table-cell>
          <table:table-cell table:formula="of:=[.H78]-[.$F$30]*[.AA78]" office:value-type="float" office:value="0.407872489671179" calcext:value-type="float">
            <text:p>0.4079</text:p>
          </table:table-cell>
          <table:table-cell table:formula="of:=[.I78]-[.$F$30]*[.AB78]" office:value-type="float" office:value="0.615744979342358" calcext:value-type="float">
            <text:p>0.6157</text:p>
          </table:table-cell>
          <table:table-cell table:formula="of:=([.F79]*[.D79] + [.G79]*[.E79])" office:value-type="float" office:value="0.0669570421774002" calcext:value-type="float">
            <text:p>0.0670</text:p>
          </table:table-cell>
          <table:table-cell table:formula="of:=1/(1+EXP(-[.J79]))" office:value-type="float" office:value="0.516733009495629" calcext:value-type="float">
            <text:p>0.5167</text:p>
          </table:table-cell>
          <table:table-cell table:formula="of:=([.H79]*[.D79]+[.I79]*[.E79])" office:value-type="float" office:value="0.0819681224177947" calcext:value-type="float">
            <text:p>0.0820</text:p>
          </table:table-cell>
          <table:table-cell table:formula="of:==1/(1+EXP(-[.L79]))" office:value-type="float" office:value="0.52048056486597" calcext:value-type="float">
            <text:p>0.5205</text:p>
          </table:table-cell>
          <table:table-cell table:formula="of:=[.N78]-[.$F$30]*[.AC78]" office:value-type="float" office:value="-2.72755481308309" calcext:value-type="float">
            <text:p>-2.7276</text:p>
          </table:table-cell>
          <table:table-cell table:formula="of:=[.O78]-[.$F$30]*[.AD78]" office:value-type="float" office:value="-2.70044280817841" calcext:value-type="float">
            <text:p>-2.7004</text:p>
          </table:table-cell>
          <table:table-cell table:formula="of:=[.P78]-[.$F$30]*[.AE78]" office:value-type="float" office:value="2.69936524510775" calcext:value-type="float">
            <text:p>2.6994</text:p>
          </table:table-cell>
          <table:table-cell table:formula="of:=[.Q78]-[.$F$30]*[.AF78]" office:value-type="float" office:value="2.76543913290726" calcext:value-type="float">
            <text:p>2.7654</text:p>
          </table:table-cell>
          <table:table-cell table:formula="of:=([.K79]*[.N79]+[.M79]*[.O79])" office:value-type="float" office:value="-2.81494560531766" calcext:value-type="float">
            <text:p>-2.8149</text:p>
          </table:table-cell>
          <table:table-cell table:formula="of:=1/(1+EXP(-[.R79]))" office:value-type="float" office:value="0.0565218666227727" calcext:value-type="float">
            <text:p>0.0565</text:p>
          </table:table-cell>
          <table:table-cell table:formula="of:=([.K79]*[.P79]+[.M79]*[.Q79])" office:value-type="float" office:value="2.83420844883046" calcext:value-type="float">
            <text:p>2.8342</text:p>
          </table:table-cell>
          <table:table-cell table:formula="of:=1/(1+EXP(-[.T79]))" office:value-type="float" office:value="0.94449663364602" calcext:value-type="float">
            <text:p>0.9445</text:p>
          </table:table-cell>
          <table:table-cell table:formula="of:=0.5*([.B79]-[.S79])^2" office:value-type="float" office:value="0.00108214203703352" calcext:value-type="float">
            <text:p>0.0011</text:p>
          </table:table-cell>
          <table:table-cell table:formula="of:==0.5*([.C79]-[.U79])^2" office:value-type="float" office:value="0.00103527817477224" calcext:value-type="float">
            <text:p>0.0010</text:p>
          </table:table-cell>
          <table:table-cell table:formula="of:=[.V79]+[.W79]" office:value-type="float" office:value="0.00211742021180576" calcext:value-type="float">
            <text:p>0.0021</text:p>
          </table:table-cell>
          <table:table-cell table:formula="of:=(([.S79]-[.B79])*[.S79]*(1-[.S79])*[.N79] + (([.U79]-[.C79])*[.U79]*(1-[.U79])*[.P79])) * [.K79]*(1-[.K79])*[.D79]" office:value-type="float" office:value="-0.00016488797155572" calcext:value-type="float">
            <text:p>-0.0002</text:p>
          </table:table-cell>
          <table:table-cell table:formula="of:=(([.S79]-[.B79])*[.S79]*(1-[.S79])*[.N79] + (([.U79]-[.C79])*[.U79]*(1-[.U79])*[.P79])) * [.K79]*(1-[.K79])*[.E79]" office:value-type="float" office:value="-0.00032977594311144" calcext:value-type="float">
            <text:p>-0.0003</text:p>
          </table:table-cell>
          <table:table-cell table:formula="of:=(([.S79]-[.B79])*[.S79]*(1-[.S79])*[.O79] + (([.U79]-[.C79])*[.U79]*(1-[.U79])*[.Q79])) * [.K79]*(1-[.K79])*[.D79]" office:value-type="float" office:value="-0.000166016104292465" calcext:value-type="float">
            <text:p>-0.0002</text:p>
          </table:table-cell>
          <table:table-cell table:formula="of:==(([.S79]-[.B79])*[.S79]*(1-[.S79])*[.O79] + (([.U79]-[.C79])*[.U79]*(1-[.U79])*[.Q79])) * [.K79]*(1-[.K79])*[.E79]" office:value-type="float" office:value="-0.00033203220858493" calcext:value-type="float">
            <text:p>-0.0003</text:p>
          </table:table-cell>
          <table:table-cell table:formula="of:=([.S79]-[.B79])*[.S79]*(1-[.S79])*[.K79]" office:value-type="float" office:value="0.0012819517293344" calcext:value-type="float">
            <text:p>0.0013</text:p>
          </table:table-cell>
          <table:table-cell table:formula="of:=([.S79]-[.B79]) * [.S79] * (1-[.S79]) * [.M79]" office:value-type="float" office:value="0.00129124895826985" calcext:value-type="float">
            <text:p>0.0013</text:p>
          </table:table-cell>
          <table:table-cell table:formula="of:=([.U79]-[.C79])*[.U79]*(1-[.U79]) *[.K79]" office:value-type="float" office:value="-0.00123262074201777" calcext:value-type="float">
            <text:p>-0.0012</text:p>
          </table:table-cell>
          <table:table-cell table:formula="of:=([.U79]-[.C79])*[.U79]*(1-[.U79]) *[.M79]" office:value-type="float" office:value="-0.00124156020281562" calcext:value-type="float">
            <text:p>-0.001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79]-[.$F$30]*[.Y79]" office:value-type="float" office:value="0.309477048425158" calcext:value-type="float">
            <text:p>0.3095</text:p>
          </table:table-cell>
          <table:table-cell table:formula="of:=[.G79]-[.$F$30]*[.Z79]" office:value-type="float" office:value="0.518954096850316" calcext:value-type="float">
            <text:p>0.5190</text:p>
          </table:table-cell>
          <table:table-cell table:formula="of:=[.H79]-[.$F$30]*[.AA79]" office:value-type="float" office:value="0.409532650714104" calcext:value-type="float">
            <text:p>0.4095</text:p>
          </table:table-cell>
          <table:table-cell table:formula="of:=[.I79]-[.$F$30]*[.AB79]" office:value-type="float" office:value="0.619065301428207" calcext:value-type="float">
            <text:p>0.6191</text:p>
          </table:table-cell>
          <table:table-cell table:formula="of:=([.F80]*[.D80] + [.G80]*[.E80])" office:value-type="float" office:value="0.0673692621062895" calcext:value-type="float">
            <text:p>0.0674</text:p>
          </table:table-cell>
          <table:table-cell table:formula="of:=1/(1+EXP(-[.J80]))" office:value-type="float" office:value="0.516835948347409" calcext:value-type="float">
            <text:p>0.5168</text:p>
          </table:table-cell>
          <table:table-cell table:formula="of:=([.H80]*[.D80]+[.I80]*[.E80])" office:value-type="float" office:value="0.0823831626785259" calcext:value-type="float">
            <text:p>0.0824</text:p>
          </table:table-cell>
          <table:table-cell table:formula="of:==1/(1+EXP(-[.L80]))" office:value-type="float" office:value="0.52058414995906" calcext:value-type="float">
            <text:p>0.5206</text:p>
          </table:table-cell>
          <table:table-cell table:formula="of:=[.N79]-[.$F$30]*[.AC79]" office:value-type="float" office:value="-2.74037433037644" calcext:value-type="float">
            <text:p>-2.7404</text:p>
          </table:table-cell>
          <table:table-cell table:formula="of:=[.O79]-[.$F$30]*[.AD79]" office:value-type="float" office:value="-2.71335529776111" calcext:value-type="float">
            <text:p>-2.7134</text:p>
          </table:table-cell>
          <table:table-cell table:formula="of:=[.P79]-[.$F$30]*[.AE79]" office:value-type="float" office:value="2.71169145252793" calcext:value-type="float">
            <text:p>2.7117</text:p>
          </table:table-cell>
          <table:table-cell table:formula="of:=[.Q79]-[.$F$30]*[.AF79]" office:value-type="float" office:value="2.77785473493542" calcext:value-type="float">
            <text:p>2.7779</text:p>
          </table:table-cell>
          <table:table-cell table:formula="of:=([.K80]*[.N80]+[.M80]*[.O80])" office:value-type="float" office:value="-2.82885372708888" calcext:value-type="float">
            <text:p>-2.8289</text:p>
          </table:table-cell>
          <table:table-cell table:formula="of:=1/(1+EXP(-[.R80]))" office:value-type="float" office:value="0.055784744605691" calcext:value-type="float">
            <text:p>0.0558</text:p>
          </table:table-cell>
          <table:table-cell table:formula="of:=([.K80]*[.P80]+[.M80]*[.Q80])" office:value-type="float" office:value="2.84760676938894" calcext:value-type="float">
            <text:p>2.8476</text:p>
          </table:table-cell>
          <table:table-cell table:formula="of:=1/(1+EXP(-[.T80]))" office:value-type="float" office:value="0.945194841728009" calcext:value-type="float">
            <text:p>0.9452</text:p>
          </table:table-cell>
          <table:table-cell table:formula="of:=0.5*([.B80]-[.S80])^2" office:value-type="float" office:value="0.00104812141930418" calcext:value-type="float">
            <text:p>0.0010</text:p>
          </table:table-cell>
          <table:table-cell table:formula="of:==0.5*([.C80]-[.U80])^2" office:value-type="float" office:value="0.00100375110388906" calcext:value-type="float">
            <text:p>0.0010</text:p>
          </table:table-cell>
          <table:table-cell table:formula="of:=[.V80]+[.W80]" office:value-type="float" office:value="0.00205187252319324" calcext:value-type="float">
            <text:p>0.0021</text:p>
          </table:table-cell>
          <table:table-cell table:formula="of:=(([.S80]-[.B80])*[.S80]*(1-[.S80])*[.N80] + (([.U80]-[.C80])*[.U80]*(1-[.U80])*[.P80])) * [.K80]*(1-[.K80])*[.D80]" office:value-type="float" office:value="-0.000161098262430311" calcext:value-type="float">
            <text:p>-0.0002</text:p>
          </table:table-cell>
          <table:table-cell table:formula="of:=(([.S80]-[.B80])*[.S80]*(1-[.S80])*[.N80] + (([.U80]-[.C80])*[.U80]*(1-[.U80])*[.P80])) * [.K80]*(1-[.K80])*[.E80]" office:value-type="float" office:value="-0.000322196524860621" calcext:value-type="float">
            <text:p>-0.0003</text:p>
          </table:table-cell>
          <table:table-cell table:formula="of:=(([.S80]-[.B80])*[.S80]*(1-[.S80])*[.O80] + (([.U80]-[.C80])*[.U80]*(1-[.U80])*[.Q80])) * [.K80]*(1-[.K80])*[.D80]" office:value-type="float" office:value="-0.000162202060094822" calcext:value-type="float">
            <text:p>-0.0002</text:p>
          </table:table-cell>
          <table:table-cell table:formula="of:==(([.S80]-[.B80])*[.S80]*(1-[.S80])*[.O80] + (([.U80]-[.C80])*[.U80]*(1-[.U80])*[.Q80])) * [.K80]*(1-[.K80])*[.E80]" office:value-type="float" office:value="-0.000324404120189645" calcext:value-type="float">
            <text:p>-0.0003</text:p>
          </table:table-cell>
          <table:table-cell table:formula="of:=([.S80]-[.B80])*[.S80]*(1-[.S80])*[.K80]" office:value-type="float" office:value="0.0012464072636234" calcext:value-type="float">
            <text:p>0.0012</text:p>
          </table:table-cell>
          <table:table-cell table:formula="of:=([.S80]-[.B80]) * [.S80] * (1-[.S80]) * [.M80]" office:value-type="float" office:value="0.00125544646789939" calcext:value-type="float">
            <text:p>0.0013</text:p>
          </table:table-cell>
          <table:table-cell table:formula="of:=([.U80]-[.C80])*[.U80]*(1-[.U80]) *[.K80]" office:value-type="float" office:value="-0.00119956423330461" calcext:value-type="float">
            <text:p>-0.0012</text:p>
          </table:table-cell>
          <table:table-cell table:formula="of:=([.U80]-[.C80])*[.U80]*(1-[.U80]) *[.M80]" office:value-type="float" office:value="-0.00120826372219838" calcext:value-type="float">
            <text:p>-0.001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0]-[.$F$30]*[.Y80]" office:value-type="float" office:value="0.311088031049461" calcext:value-type="float">
            <text:p>0.3111</text:p>
          </table:table-cell>
          <table:table-cell table:formula="of:=[.G80]-[.$F$30]*[.Z80]" office:value-type="float" office:value="0.522176062098922" calcext:value-type="float">
            <text:p>0.5222</text:p>
          </table:table-cell>
          <table:table-cell table:formula="of:=[.H80]-[.$F$30]*[.AA80]" office:value-type="float" office:value="0.411154671315052" calcext:value-type="float">
            <text:p>0.4112</text:p>
          </table:table-cell>
          <table:table-cell table:formula="of:=[.I80]-[.$F$30]*[.AB80]" office:value-type="float" office:value="0.622309342630104" calcext:value-type="float">
            <text:p>0.6223</text:p>
          </table:table-cell>
          <table:table-cell table:formula="of:=([.F81]*[.D81] + [.G81]*[.E81])" office:value-type="float" office:value="0.0677720077623652" calcext:value-type="float">
            <text:p>0.0678</text:p>
          </table:table-cell>
          <table:table-cell table:formula="of:=1/(1+EXP(-[.J81]))" office:value-type="float" office:value="0.516936519920216" calcext:value-type="float">
            <text:p>0.5169</text:p>
          </table:table-cell>
          <table:table-cell table:formula="of:=([.H81]*[.D81]+[.I81]*[.E81])" office:value-type="float" office:value="0.082788667828763" calcext:value-type="float">
            <text:p>0.0828</text:p>
          </table:table-cell>
          <table:table-cell table:formula="of:==1/(1+EXP(-[.L81]))" office:value-type="float" office:value="0.520685353585024" calcext:value-type="float">
            <text:p>0.5207</text:p>
          </table:table-cell>
          <table:table-cell table:formula="of:=[.N80]-[.$F$30]*[.AC80]" office:value-type="float" office:value="-2.75283840301267" calcext:value-type="float">
            <text:p>-2.7528</text:p>
          </table:table-cell>
          <table:table-cell table:formula="of:=[.O80]-[.$F$30]*[.AD80]" office:value-type="float" office:value="-2.72590976244011" calcext:value-type="float">
            <text:p>-2.7259</text:p>
          </table:table-cell>
          <table:table-cell table:formula="of:=[.P80]-[.$F$30]*[.AE80]" office:value-type="float" office:value="2.72368709486097" calcext:value-type="float">
            <text:p>2.7237</text:p>
          </table:table-cell>
          <table:table-cell table:formula="of:=[.Q80]-[.$F$30]*[.AF80]" office:value-type="float" office:value="2.7899373721574" calcext:value-type="float">
            <text:p>2.7899</text:p>
          </table:table-cell>
          <table:table-cell table:formula="of:=([.K81]*[.N81]+[.M81]*[.O81])" office:value-type="float" office:value="-2.84238399245309" calcext:value-type="float">
            <text:p>-2.8424</text:p>
          </table:table-cell>
          <table:table-cell table:formula="of:=1/(1+EXP(-[.R81]))" office:value-type="float" office:value="0.0550763361414248" calcext:value-type="float">
            <text:p>0.0551</text:p>
          </table:table-cell>
          <table:table-cell table:formula="of:=([.K81]*[.P81]+[.M81]*[.Q81])" office:value-type="float" office:value="2.86065285527089" calcext:value-type="float">
            <text:p>2.8607</text:p>
          </table:table-cell>
          <table:table-cell table:formula="of:=1/(1+EXP(-[.T81]))" office:value-type="float" office:value="0.945866737303045" calcext:value-type="float">
            <text:p>0.9459</text:p>
          </table:table-cell>
          <table:table-cell table:formula="of:=0.5*([.B81]-[.S81])^2" office:value-type="float" office:value="0.00101593803996736" calcext:value-type="float">
            <text:p>0.0010</text:p>
          </table:table-cell>
          <table:table-cell table:formula="of:==0.5*([.C81]-[.U81])^2" office:value-type="float" office:value="0.000973872438139232" calcext:value-type="float">
            <text:p>0.0010</text:p>
          </table:table-cell>
          <table:table-cell table:formula="of:=[.V81]+[.W81]" office:value-type="float" office:value="0.00198981047810659" calcext:value-type="float">
            <text:p>0.0020</text:p>
          </table:table-cell>
          <table:table-cell table:formula="of:=(([.S81]-[.B81])*[.S81]*(1-[.S81])*[.N81] + (([.U81]-[.C81])*[.U81]*(1-[.U81])*[.P81])) * [.K81]*(1-[.K81])*[.D81]" office:value-type="float" office:value="-0.000157478426137583" calcext:value-type="float">
            <text:p>-0.0002</text:p>
          </table:table-cell>
          <table:table-cell table:formula="of:=(([.S81]-[.B81])*[.S81]*(1-[.S81])*[.N81] + (([.U81]-[.C81])*[.U81]*(1-[.U81])*[.P81])) * [.K81]*(1-[.K81])*[.E81]" office:value-type="float" office:value="-0.000314956852275166" calcext:value-type="float">
            <text:p>-0.0003</text:p>
          </table:table-cell>
          <table:table-cell table:formula="of:=(([.S81]-[.B81])*[.S81]*(1-[.S81])*[.O81] + (([.U81]-[.C81])*[.U81]*(1-[.U81])*[.Q81])) * [.K81]*(1-[.K81])*[.D81]" office:value-type="float" office:value="-0.000158558897100782" calcext:value-type="float">
            <text:p>-0.0002</text:p>
          </table:table-cell>
          <table:table-cell table:formula="of:==(([.S81]-[.B81])*[.S81]*(1-[.S81])*[.O81] + (([.U81]-[.C81])*[.U81]*(1-[.U81])*[.Q81])) * [.K81]*(1-[.K81])*[.E81]" office:value-type="float" office:value="-0.000317117794201565" calcext:value-type="float">
            <text:p>-0.0003</text:p>
          </table:table-cell>
          <table:table-cell table:formula="of:=([.S81]-[.B81])*[.S81]*(1-[.S81])*[.K81]" office:value-type="float" office:value="0.00121268384112681" calcext:value-type="float">
            <text:p>0.0012</text:p>
          </table:table-cell>
          <table:table-cell table:formula="of:=([.S81]-[.B81]) * [.S81] * (1-[.S81]) * [.M81]" office:value-type="float" office:value="0.00122147824785413" calcext:value-type="float">
            <text:p>0.0012</text:p>
          </table:table-cell>
          <table:table-cell table:formula="of:=([.U81]-[.C81])*[.U81]*(1-[.U81]) *[.K81]" office:value-type="float" office:value="-0.00116814675457119" calcext:value-type="float">
            <text:p>-0.0012</text:p>
          </table:table-cell>
          <table:table-cell table:formula="of:=([.U81]-[.C81])*[.U81]*(1-[.U81]) *[.M81]" office:value-type="float" office:value="-0.00117661817748333" calcext:value-type="float">
            <text:p>-0.0012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1]-[.$F$30]*[.Y81]" office:value-type="float" office:value="0.312662815310837" calcext:value-type="float">
            <text:p>0.3127</text:p>
          </table:table-cell>
          <table:table-cell table:formula="of:=[.G81]-[.$F$30]*[.Z81]" office:value-type="float" office:value="0.525325630621674" calcext:value-type="float">
            <text:p>0.5253</text:p>
          </table:table-cell>
          <table:table-cell table:formula="of:=[.H81]-[.$F$30]*[.AA81]" office:value-type="float" office:value="0.41274026028606" calcext:value-type="float">
            <text:p>0.4127</text:p>
          </table:table-cell>
          <table:table-cell table:formula="of:=[.I81]-[.$F$30]*[.AB81]" office:value-type="float" office:value="0.625480520572119" calcext:value-type="float">
            <text:p>0.6255</text:p>
          </table:table-cell>
          <table:table-cell table:formula="of:=([.F82]*[.D82] + [.G82]*[.E82])" office:value-type="float" office:value="0.0681657038277092" calcext:value-type="float">
            <text:p>0.0682</text:p>
          </table:table-cell>
          <table:table-cell table:formula="of:=1/(1+EXP(-[.J82]))" office:value-type="float" office:value="0.517034830349738" calcext:value-type="float">
            <text:p>0.5170</text:p>
          </table:table-cell>
          <table:table-cell table:formula="of:=([.H82]*[.D82]+[.I82]*[.E82])" office:value-type="float" office:value="0.0831850650715149" calcext:value-type="float">
            <text:p>0.0832</text:p>
          </table:table-cell>
          <table:table-cell table:formula="of:==1/(1+EXP(-[.L82]))" office:value-type="float" office:value="0.520784282471258" calcext:value-type="float">
            <text:p>0.5208</text:p>
          </table:table-cell>
          <table:table-cell table:formula="of:=[.N81]-[.$F$30]*[.AC81]" office:value-type="float" office:value="-2.76496524142394" calcext:value-type="float">
            <text:p>-2.7650</text:p>
          </table:table-cell>
          <table:table-cell table:formula="of:=[.O81]-[.$F$30]*[.AD81]" office:value-type="float" office:value="-2.73812454491865" calcext:value-type="float">
            <text:p>-2.7381</text:p>
          </table:table-cell>
          <table:table-cell table:formula="of:=[.P81]-[.$F$30]*[.AE81]" office:value-type="float" office:value="2.73536856240669" calcext:value-type="float">
            <text:p>2.7354</text:p>
          </table:table-cell>
          <table:table-cell table:formula="of:=[.Q81]-[.$F$30]*[.AF81]" office:value-type="float" office:value="2.80170355393223" calcext:value-type="float">
            <text:p>2.8017</text:p>
          </table:table-cell>
          <table:table-cell table:formula="of:=([.K82]*[.N82]+[.M82]*[.O82])" office:value-type="float" office:value="-2.85555556096495" calcext:value-type="float">
            <text:p>-2.8556</text:p>
          </table:table-cell>
          <table:table-cell table:formula="of:=1/(1+EXP(-[.R82]))" office:value-type="float" office:value="0.0543948526585601" calcext:value-type="float">
            <text:p>0.0544</text:p>
          </table:table-cell>
          <table:table-cell table:formula="of:=([.K82]*[.P82]+[.M82]*[.Q82])" office:value-type="float" office:value="2.87336399563972" calcext:value-type="float">
            <text:p>2.8734</text:p>
          </table:table-cell>
          <table:table-cell table:formula="of:=1/(1+EXP(-[.T82]))" office:value-type="float" office:value="0.946513907415329" calcext:value-type="float">
            <text:p>0.9465</text:p>
          </table:table-cell>
          <table:table-cell table:formula="of:=0.5*([.B82]-[.S82])^2" office:value-type="float" office:value="0.000985451471287629" calcext:value-type="float">
            <text:p>0.0010</text:p>
          </table:table-cell>
          <table:table-cell table:formula="of:==0.5*([.C82]-[.U82])^2" office:value-type="float" office:value="0.000945520124141306" calcext:value-type="float">
            <text:p>0.0009</text:p>
          </table:table-cell>
          <table:table-cell table:formula="of:=[.V82]+[.W82]" office:value-type="float" office:value="0.00193097159542894" calcext:value-type="float">
            <text:p>0.0019</text:p>
          </table:table-cell>
          <table:table-cell table:formula="of:=(([.S82]-[.B82])*[.S82]*(1-[.S82])*[.N82] + (([.U82]-[.C82])*[.U82]*(1-[.U82])*[.P82])) * [.K82]*(1-[.K82])*[.D82]" office:value-type="float" office:value="-0.00015401720438819" calcext:value-type="float">
            <text:p>-0.0002</text:p>
          </table:table-cell>
          <table:table-cell table:formula="of:=(([.S82]-[.B82])*[.S82]*(1-[.S82])*[.N82] + (([.U82]-[.C82])*[.U82]*(1-[.U82])*[.P82])) * [.K82]*(1-[.K82])*[.E82]" office:value-type="float" office:value="-0.000308034408776379" calcext:value-type="float">
            <text:p>-0.0003</text:p>
          </table:table-cell>
          <table:table-cell table:formula="of:=(([.S82]-[.B82])*[.S82]*(1-[.S82])*[.O82] + (([.U82]-[.C82])*[.U82]*(1-[.U82])*[.Q82])) * [.K82]*(1-[.K82])*[.D82]" office:value-type="float" office:value="-0.000155075296238583" calcext:value-type="float">
            <text:p>-0.0002</text:p>
          </table:table-cell>
          <table:table-cell table:formula="of:==(([.S82]-[.B82])*[.S82]*(1-[.S82])*[.O82] + (([.U82]-[.C82])*[.U82]*(1-[.U82])*[.Q82])) * [.K82]*(1-[.K82])*[.E82]" office:value-type="float" office:value="-0.000310150592477165" calcext:value-type="float">
            <text:p>-0.0003</text:p>
          </table:table-cell>
          <table:table-cell table:formula="of:=([.S82]-[.B82])*[.S82]*(1-[.S82])*[.K82]" office:value-type="float" office:value="0.00118064695626352" calcext:value-type="float">
            <text:p>0.0012</text:p>
          </table:table-cell>
          <table:table-cell table:formula="of:=([.S82]-[.B82]) * [.S82] * (1-[.S82]) * [.M82]" office:value-type="float" office:value="0.0011892088151076" calcext:value-type="float">
            <text:p>0.0012</text:p>
          </table:table-cell>
          <table:table-cell table:formula="of:=([.U82]-[.C82])*[.U82]*(1-[.U82]) *[.K82]" office:value-type="float" office:value="-0.00113825104597812" calcext:value-type="float">
            <text:p>-0.0011</text:p>
          </table:table-cell>
          <table:table-cell table:formula="of:=([.U82]-[.C82])*[.U82]*(1-[.U82]) *[.M82]" office:value-type="float" office:value="-0.00114650545660705" calcext:value-type="float">
            <text:p>-0.001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2]-[.$F$30]*[.Y82]" office:value-type="float" office:value="0.314202987354719" calcext:value-type="float">
            <text:p>0.3142</text:p>
          </table:table-cell>
          <table:table-cell table:formula="of:=[.G82]-[.$F$30]*[.Z82]" office:value-type="float" office:value="0.528405974709437" calcext:value-type="float">
            <text:p>0.5284</text:p>
          </table:table-cell>
          <table:table-cell table:formula="of:=[.H82]-[.$F$30]*[.AA82]" office:value-type="float" office:value="0.414291013248445" calcext:value-type="float">
            <text:p>0.4143</text:p>
          </table:table-cell>
          <table:table-cell table:formula="of:=[.I82]-[.$F$30]*[.AB82]" office:value-type="float" office:value="0.628582026496891" calcext:value-type="float">
            <text:p>0.6286</text:p>
          </table:table-cell>
          <table:table-cell table:formula="of:=([.F83]*[.D83] + [.G83]*[.E83])" office:value-type="float" office:value="0.0685507468386797" calcext:value-type="float">
            <text:p>0.0686</text:p>
          </table:table-cell>
          <table:table-cell table:formula="of:=1/(1+EXP(-[.J83]))" office:value-type="float" office:value="0.517130978736764" calcext:value-type="float">
            <text:p>0.5171</text:p>
          </table:table-cell>
          <table:table-cell table:formula="of:=([.H83]*[.D83]+[.I83]*[.E83])" office:value-type="float" office:value="0.0835727533121114" calcext:value-type="float">
            <text:p>0.0836</text:p>
          </table:table-cell>
          <table:table-cell table:formula="of:==1/(1+EXP(-[.L83]))" office:value-type="float" office:value="0.520881036274524" calcext:value-type="float">
            <text:p>0.5209</text:p>
          </table:table-cell>
          <table:table-cell table:formula="of:=[.N82]-[.$F$30]*[.AC82]" office:value-type="float" office:value="-2.77677171098657" calcext:value-type="float">
            <text:p>-2.7768</text:p>
          </table:table-cell>
          <table:table-cell table:formula="of:=[.O82]-[.$F$30]*[.AD82]" office:value-type="float" office:value="-2.75001663306972" calcext:value-type="float">
            <text:p>-2.7500</text:p>
          </table:table-cell>
          <table:table-cell table:formula="of:=[.P82]-[.$F$30]*[.AE82]" office:value-type="float" office:value="2.74675107286647" calcext:value-type="float">
            <text:p>2.7468</text:p>
          </table:table-cell>
          <table:table-cell table:formula="of:=[.Q82]-[.$F$30]*[.AF82]" office:value-type="float" office:value="2.81316860849831" calcext:value-type="float">
            <text:p>2.8132</text:p>
          </table:table-cell>
          <table:table-cell table:formula="of:=([.K83]*[.N83]+[.M83]*[.O83])" office:value-type="float" office:value="-2.86838618623658" calcext:value-type="float">
            <text:p>-2.8684</text:p>
          </table:table-cell>
          <table:table-cell table:formula="of:=1/(1+EXP(-[.R83]))" office:value-type="float" office:value="0.053738656673663" calcext:value-type="float">
            <text:p>0.0537</text:p>
          </table:table-cell>
          <table:table-cell table:formula="of:=([.K83]*[.P83]+[.M83]*[.Q83])" office:value-type="float" office:value="2.88575625066725" calcext:value-type="float">
            <text:p>2.8858</text:p>
          </table:table-cell>
          <table:table-cell table:formula="of:=1/(1+EXP(-[.T83]))" office:value-type="float" office:value="0.947137809192717" calcext:value-type="float">
            <text:p>0.9471</text:p>
          </table:table-cell>
          <table:table-cell table:formula="of:=0.5*([.B83]-[.S83])^2" office:value-type="float" office:value="0.000956535043808283" calcext:value-type="float">
            <text:p>0.0010</text:p>
          </table:table-cell>
          <table:table-cell table:formula="of:==0.5*([.C83]-[.U83])^2" office:value-type="float" office:value="0.00091858370039996" calcext:value-type="float">
            <text:p>0.0009</text:p>
          </table:table-cell>
          <table:table-cell table:formula="of:=[.V83]+[.W83]" office:value-type="float" office:value="0.00187511874420824" calcext:value-type="float">
            <text:p>0.0019</text:p>
          </table:table-cell>
          <table:table-cell table:formula="of:=(([.S83]-[.B83])*[.S83]*(1-[.S83])*[.N83] + (([.U83]-[.C83])*[.U83]*(1-[.U83])*[.P83])) * [.K83]*(1-[.K83])*[.D83]" office:value-type="float" office:value="-0.000150704316631911" calcext:value-type="float">
            <text:p>-0.0002</text:p>
          </table:table-cell>
          <table:table-cell table:formula="of:=(([.S83]-[.B83])*[.S83]*(1-[.S83])*[.N83] + (([.U83]-[.C83])*[.U83]*(1-[.U83])*[.P83])) * [.K83]*(1-[.K83])*[.E83]" office:value-type="float" office:value="-0.000301408633263822" calcext:value-type="float">
            <text:p>-0.0003</text:p>
          </table:table-cell>
          <table:table-cell table:formula="of:=(([.S83]-[.B83])*[.S83]*(1-[.S83])*[.O83] + (([.U83]-[.C83])*[.U83]*(1-[.U83])*[.Q83])) * [.K83]*(1-[.K83])*[.D83]" office:value-type="float" office:value="-0.000151740920882097" calcext:value-type="float">
            <text:p>-0.0002</text:p>
          </table:table-cell>
          <table:table-cell table:formula="of:==(([.S83]-[.B83])*[.S83]*(1-[.S83])*[.O83] + (([.U83]-[.C83])*[.U83]*(1-[.U83])*[.Q83])) * [.K83]*(1-[.K83])*[.E83]" office:value-type="float" office:value="-0.000303481841764194" calcext:value-type="float">
            <text:p>-0.0003</text:p>
          </table:table-cell>
          <table:table-cell table:formula="of:=([.S83]-[.B83])*[.S83]*(1-[.S83])*[.K83]" office:value-type="float" office:value="0.0011501749380683" calcext:value-type="float">
            <text:p>0.0012</text:p>
          </table:table-cell>
          <table:table-cell table:formula="of:=([.S83]-[.B83]) * [.S83] * (1-[.S83]) * [.M83]" office:value-type="float" office:value="0.00115851561455762" calcext:value-type="float">
            <text:p>0.0012</text:p>
          </table:table-cell>
          <table:table-cell table:formula="of:=([.U83]-[.C83])*[.U83]*(1-[.U83]) *[.K83]" office:value-type="float" office:value="-0.00110977069362205" calcext:value-type="float">
            <text:p>-0.0011</text:p>
          </table:table-cell>
          <table:table-cell table:formula="of:=([.U83]-[.C83])*[.U83]*(1-[.U83]) *[.M83]" office:value-type="float" office:value="-0.0011178183723068" calcext:value-type="float">
            <text:p>-0.001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3]-[.$F$30]*[.Y83]" office:value-type="float" office:value="0.315710030521038" calcext:value-type="float">
            <text:p>0.3157</text:p>
          </table:table-cell>
          <table:table-cell table:formula="of:=[.G83]-[.$F$30]*[.Z83]" office:value-type="float" office:value="0.531420061042076" calcext:value-type="float">
            <text:p>0.5314</text:p>
          </table:table-cell>
          <table:table-cell table:formula="of:=[.H83]-[.$F$30]*[.AA83]" office:value-type="float" office:value="0.415808422457266" calcext:value-type="float">
            <text:p>0.4158</text:p>
          </table:table-cell>
          <table:table-cell table:formula="of:=[.I83]-[.$F$30]*[.AB83]" office:value-type="float" office:value="0.631616844914533" calcext:value-type="float">
            <text:p>0.6316</text:p>
          </table:table-cell>
          <table:table-cell table:formula="of:=([.F84]*[.D84] + [.G84]*[.E84])" office:value-type="float" office:value="0.0689275076302595" calcext:value-type="float">
            <text:p>0.0689</text:p>
          </table:table-cell>
          <table:table-cell table:formula="of:=1/(1+EXP(-[.J84]))" office:value-type="float" office:value="0.517225057758181" calcext:value-type="float">
            <text:p>0.5172</text:p>
          </table:table-cell>
          <table:table-cell table:formula="of:=([.H84]*[.D84]+[.I84]*[.E84])" office:value-type="float" office:value="0.0839521056143166" calcext:value-type="float">
            <text:p>0.0840</text:p>
          </table:table-cell>
          <table:table-cell table:formula="of:==1/(1+EXP(-[.L84]))" office:value-type="float" office:value="0.520975708194709" calcext:value-type="float">
            <text:p>0.5210</text:p>
          </table:table-cell>
          <table:table-cell table:formula="of:=[.N83]-[.$F$30]*[.AC83]" office:value-type="float" office:value="-2.78827346036726" calcext:value-type="float">
            <text:p>-2.7883</text:p>
          </table:table-cell>
          <table:table-cell table:formula="of:=[.O83]-[.$F$30]*[.AD83]" office:value-type="float" office:value="-2.7616017892153" calcext:value-type="float">
            <text:p>-2.7616</text:p>
          </table:table-cell>
          <table:table-cell table:formula="of:=[.P83]-[.$F$30]*[.AE83]" office:value-type="float" office:value="2.75784877980269" calcext:value-type="float">
            <text:p>2.7578</text:p>
          </table:table-cell>
          <table:table-cell table:formula="of:=[.Q83]-[.$F$30]*[.AF83]" office:value-type="float" office:value="2.82434679222137" calcext:value-type="float">
            <text:p>2.8243</text:p>
          </table:table-cell>
          <table:table-cell table:formula="of:=([.K84]*[.N84]+[.M84]*[.O84])" office:value-type="float" office:value="-2.88089234947228" calcext:value-type="float">
            <text:p>-2.8809</text:p>
          </table:table-cell>
          <table:table-cell table:formula="of:=1/(1+EXP(-[.R84]))" office:value-type="float" office:value="0.053106245838327" calcext:value-type="float">
            <text:p>0.0531</text:p>
          </table:table-cell>
          <table:table-cell table:formula="of:=([.K84]*[.P84]+[.M84]*[.Q84])" office:value-type="float" office:value="2.89784456468676" calcext:value-type="float">
            <text:p>2.8978</text:p>
          </table:table-cell>
          <table:table-cell table:formula="of:=1/(1+EXP(-[.T84]))" office:value-type="float" office:value="0.947739783149413" calcext:value-type="float">
            <text:p>0.9477</text:p>
          </table:table-cell>
          <table:table-cell table:formula="of:=0.5*([.B84]-[.S84])^2" office:value-type="float" office:value="0.000929074215137142" calcext:value-type="float">
            <text:p>0.0009</text:p>
          </table:table-cell>
          <table:table-cell table:formula="of:==0.5*([.C84]-[.U84])^2" office:value-type="float" office:value="0.000892962964129314" calcext:value-type="float">
            <text:p>0.0009</text:p>
          </table:table-cell>
          <table:table-cell table:formula="of:=[.V84]+[.W84]" office:value-type="float" office:value="0.00182203717926646" calcext:value-type="float">
            <text:p>0.0018</text:p>
          </table:table-cell>
          <table:table-cell table:formula="of:=(([.S84]-[.B84])*[.S84]*(1-[.S84])*[.N84] + (([.U84]-[.C84])*[.U84]*(1-[.U84])*[.P84])) * [.K84]*(1-[.K84])*[.D84]" office:value-type="float" office:value="-0.000147530355897422" calcext:value-type="float">
            <text:p>-0.0001</text:p>
          </table:table-cell>
          <table:table-cell table:formula="of:=(([.S84]-[.B84])*[.S84]*(1-[.S84])*[.N84] + (([.U84]-[.C84])*[.U84]*(1-[.U84])*[.P84])) * [.K84]*(1-[.K84])*[.E84]" office:value-type="float" office:value="-0.000295060711794843" calcext:value-type="float">
            <text:p>-0.0003</text:p>
          </table:table-cell>
          <table:table-cell table:formula="of:=(([.S84]-[.B84])*[.S84]*(1-[.S84])*[.O84] + (([.U84]-[.C84])*[.U84]*(1-[.U84])*[.Q84])) * [.K84]*(1-[.K84])*[.D84]" office:value-type="float" office:value="-0.000148546312255008" calcext:value-type="float">
            <text:p>-0.0001</text:p>
          </table:table-cell>
          <table:table-cell table:formula="of:==(([.S84]-[.B84])*[.S84]*(1-[.S84])*[.O84] + (([.U84]-[.C84])*[.U84]*(1-[.U84])*[.Q84])) * [.K84]*(1-[.K84])*[.E84]" office:value-type="float" office:value="-0.000297092624510016" calcext:value-type="float">
            <text:p>-0.0003</text:p>
          </table:table-cell>
          <table:table-cell table:formula="of:=([.S84]-[.B84])*[.S84]*(1-[.S84])*[.K84]" office:value-type="float" office:value="0.00112115746167037" calcext:value-type="float">
            <text:p>0.0011</text:p>
          </table:table-cell>
          <table:table-cell table:formula="of:=([.S84]-[.B84]) * [.S84] * (1-[.S84]) * [.M84]" office:value-type="float" office:value="0.00112928751967888" calcext:value-type="float">
            <text:p>0.0011</text:p>
          </table:table-cell>
          <table:table-cell table:formula="of:=([.U84]-[.C84])*[.U84]*(1-[.U84]) *[.K84]" office:value-type="float" office:value="-0.00108260890935572" calcext:value-type="float">
            <text:p>-0.0011</text:p>
          </table:table-cell>
          <table:table-cell table:formula="of:=([.U84]-[.C84])*[.U84]*(1-[.U84]) *[.M84]" office:value-type="float" office:value="-0.00109045943306403" calcext:value-type="float">
            <text:p>-0.001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4]-[.$F$30]*[.Y84]" office:value-type="float" office:value="0.317185334080012" calcext:value-type="float">
            <text:p>0.3172</text:p>
          </table:table-cell>
          <table:table-cell table:formula="of:=[.G84]-[.$F$30]*[.Z84]" office:value-type="float" office:value="0.534370668160024" calcext:value-type="float">
            <text:p>0.5344</text:p>
          </table:table-cell>
          <table:table-cell table:formula="of:=[.H84]-[.$F$30]*[.AA84]" office:value-type="float" office:value="0.417293885579817" calcext:value-type="float">
            <text:p>0.4173</text:p>
          </table:table-cell>
          <table:table-cell table:formula="of:=[.I84]-[.$F$30]*[.AB84]" office:value-type="float" office:value="0.634587771159633" calcext:value-type="float">
            <text:p>0.6346</text:p>
          </table:table-cell>
          <table:table-cell table:formula="of:=([.F85]*[.D85] + [.G85]*[.E85])" office:value-type="float" office:value="0.069296333520003" calcext:value-type="float">
            <text:p>0.0693</text:p>
          </table:table-cell>
          <table:table-cell table:formula="of:=1/(1+EXP(-[.J85]))" office:value-type="float" office:value="0.517317154212874" calcext:value-type="float">
            <text:p>0.5173</text:p>
          </table:table-cell>
          <table:table-cell table:formula="of:=([.H85]*[.D85]+[.I85]*[.E85])" office:value-type="float" office:value="0.0843234713949541" calcext:value-type="float">
            <text:p>0.0843</text:p>
          </table:table-cell>
          <table:table-cell table:formula="of:==1/(1+EXP(-[.L85]))" office:value-type="float" office:value="0.521068385523238" calcext:value-type="float">
            <text:p>0.5211</text:p>
          </table:table-cell>
          <table:table-cell table:formula="of:=[.N84]-[.$F$30]*[.AC84]" office:value-type="float" office:value="-2.79948503498396" calcext:value-type="float">
            <text:p>-2.7995</text:p>
          </table:table-cell>
          <table:table-cell table:formula="of:=[.O84]-[.$F$30]*[.AD84]" office:value-type="float" office:value="-2.77289466441209" calcext:value-type="float">
            <text:p>-2.7729</text:p>
          </table:table-cell>
          <table:table-cell table:formula="of:=[.P84]-[.$F$30]*[.AE84]" office:value-type="float" office:value="2.76867486889624" calcext:value-type="float">
            <text:p>2.7687</text:p>
          </table:table-cell>
          <table:table-cell table:formula="of:=[.Q84]-[.$F$30]*[.AF84]" office:value-type="float" office:value="2.83525138655201" calcext:value-type="float">
            <text:p>2.8353</text:p>
          </table:table-cell>
          <table:table-cell table:formula="of:=([.K85]*[.N85]+[.M85]*[.O85])" office:value-type="float" office:value="-2.89308937757064" calcext:value-type="float">
            <text:p>-2.8931</text:p>
          </table:table-cell>
          <table:table-cell table:formula="of:=1/(1+EXP(-[.R85]))" office:value-type="float" office:value="0.0524962389917926" calcext:value-type="float">
            <text:p>0.0525</text:p>
          </table:table-cell>
          <table:table-cell table:formula="of:=([.K85]*[.P85]+[.M85]*[.Q85])" office:value-type="float" office:value="2.90964286666129" calcext:value-type="float">
            <text:p>2.9096</text:p>
          </table:table-cell>
          <table:table-cell table:formula="of:=1/(1+EXP(-[.T85]))" office:value-type="float" office:value="0.948321064865748" calcext:value-type="float">
            <text:p>0.9483</text:p>
          </table:table-cell>
          <table:table-cell table:formula="of:=0.5*([.B85]-[.S85])^2" office:value-type="float" office:value="0.000902965164223776" calcext:value-type="float">
            <text:p>0.0009</text:p>
          </table:table-cell>
          <table:table-cell table:formula="of:==0.5*([.C85]-[.U85])^2" office:value-type="float" office:value="0.000868566816962599" calcext:value-type="float">
            <text:p>0.0009</text:p>
          </table:table-cell>
          <table:table-cell table:formula="of:=[.V85]+[.W85]" office:value-type="float" office:value="0.00177153198118637" calcext:value-type="float">
            <text:p>0.0018</text:p>
          </table:table-cell>
          <table:table-cell table:formula="of:=(([.S85]-[.B85])*[.S85]*(1-[.S85])*[.N85] + (([.U85]-[.C85])*[.U85]*(1-[.U85])*[.P85])) * [.K85]*(1-[.K85])*[.D85]" office:value-type="float" office:value="-0.000144486697690263" calcext:value-type="float">
            <text:p>-0.0001</text:p>
          </table:table-cell>
          <table:table-cell table:formula="of:=(([.S85]-[.B85])*[.S85]*(1-[.S85])*[.N85] + (([.U85]-[.C85])*[.U85]*(1-[.U85])*[.P85])) * [.K85]*(1-[.K85])*[.E85]" office:value-type="float" office:value="-0.000288973395380526" calcext:value-type="float">
            <text:p>-0.0003</text:p>
          </table:table-cell>
          <table:table-cell table:formula="of:=(([.S85]-[.B85])*[.S85]*(1-[.S85])*[.O85] + (([.U85]-[.C85])*[.U85]*(1-[.U85])*[.Q85])) * [.K85]*(1-[.K85])*[.D85]" office:value-type="float" office:value="-0.000145482797938945" calcext:value-type="float">
            <text:p>-0.0001</text:p>
          </table:table-cell>
          <table:table-cell table:formula="of:==(([.S85]-[.B85])*[.S85]*(1-[.S85])*[.O85] + (([.U85]-[.C85])*[.U85]*(1-[.U85])*[.Q85])) * [.K85]*(1-[.K85])*[.E85]" office:value-type="float" office:value="-0.00029096559587789" calcext:value-type="float">
            <text:p>-0.0003</text:p>
          </table:table-cell>
          <table:table-cell table:formula="of:=([.S85]-[.B85])*[.S85]*(1-[.S85])*[.K85]" office:value-type="float" office:value="0.00109349426161792" calcext:value-type="float">
            <text:p>0.0011</text:p>
          </table:table-cell>
          <table:table-cell table:formula="of:=([.S85]-[.B85]) * [.S85] * (1-[.S85]) * [.M85]" office:value-type="float" office:value="0.00110142353649017" calcext:value-type="float">
            <text:p>0.0011</text:p>
          </table:table-cell>
          <table:table-cell table:formula="of:=([.U85]-[.C85])*[.U85]*(1-[.U85]) *[.K85]" office:value-type="float" office:value="-0.00105667747121513" calcext:value-type="float">
            <text:p>-0.0011</text:p>
          </table:table-cell>
          <table:table-cell table:formula="of:=([.U85]-[.C85])*[.U85]*(1-[.U85]) *[.M85]" office:value-type="float" office:value="-0.00106433977582402" calcext:value-type="float">
            <text:p>-0.0011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5]-[.$F$30]*[.Y85]" office:value-type="float" office:value="0.318630201056915" calcext:value-type="float">
            <text:p>0.3186</text:p>
          </table:table-cell>
          <table:table-cell table:formula="of:=[.G85]-[.$F$30]*[.Z85]" office:value-type="float" office:value="0.537260402113829" calcext:value-type="float">
            <text:p>0.5373</text:p>
          </table:table-cell>
          <table:table-cell table:formula="of:=[.H85]-[.$F$30]*[.AA85]" office:value-type="float" office:value="0.418748713559206" calcext:value-type="float">
            <text:p>0.4187</text:p>
          </table:table-cell>
          <table:table-cell table:formula="of:=[.I85]-[.$F$30]*[.AB85]" office:value-type="float" office:value="0.637497427118412" calcext:value-type="float">
            <text:p>0.6375</text:p>
          </table:table-cell>
          <table:table-cell table:formula="of:=([.F86]*[.D86] + [.G86]*[.E86])" office:value-type="float" office:value="0.0696575502642287" calcext:value-type="float">
            <text:p>0.0697</text:p>
          </table:table-cell>
          <table:table-cell table:formula="of:=1/(1+EXP(-[.J86]))" office:value-type="float" office:value="0.517407349510695" calcext:value-type="float">
            <text:p>0.5174</text:p>
          </table:table-cell>
          <table:table-cell table:formula="of:=([.H86]*[.D86]+[.I86]*[.E86])" office:value-type="float" office:value="0.0846871783898015" calcext:value-type="float">
            <text:p>0.0847</text:p>
          </table:table-cell>
          <table:table-cell table:formula="of:==1/(1+EXP(-[.L86]))" office:value-type="float" office:value="0.521159150134324" calcext:value-type="float">
            <text:p>0.5212</text:p>
          </table:table-cell>
          <table:table-cell table:formula="of:=[.N85]-[.$F$30]*[.AC85]" office:value-type="float" office:value="-2.81041997760014" calcext:value-type="float">
            <text:p>-2.8104</text:p>
          </table:table-cell>
          <table:table-cell table:formula="of:=[.O85]-[.$F$30]*[.AD85]" office:value-type="float" office:value="-2.78390889977699" calcext:value-type="float">
            <text:p>-2.7839</text:p>
          </table:table-cell>
          <table:table-cell table:formula="of:=[.P85]-[.$F$30]*[.AE85]" office:value-type="float" office:value="2.7792416436084" calcext:value-type="float">
            <text:p>2.7792</text:p>
          </table:table-cell>
          <table:table-cell table:formula="of:=[.Q85]-[.$F$30]*[.AF85]" office:value-type="float" office:value="2.84589478431025" calcext:value-type="float">
            <text:p>2.8459</text:p>
          </table:table-cell>
          <table:table-cell table:formula="of:=([.K86]*[.N86]+[.M86]*[.O86])" office:value-type="float" office:value="-2.90499154788115" calcext:value-type="float">
            <text:p>-2.9050</text:p>
          </table:table-cell>
          <table:table-cell table:formula="of:=1/(1+EXP(-[.R86]))" office:value-type="float" office:value="0.0519073639284511" calcext:value-type="float">
            <text:p>0.0519</text:p>
          </table:table-cell>
          <table:table-cell table:formula="of:=([.K86]*[.P86]+[.M86]*[.Q86])" office:value-type="float" office:value="2.92116415963201" calcext:value-type="float">
            <text:p>2.9212</text:p>
          </table:table-cell>
          <table:table-cell table:formula="of:=1/(1+EXP(-[.T86]))" office:value-type="float" office:value="0.948882795273469" calcext:value-type="float">
            <text:p>0.9489</text:p>
          </table:table-cell>
          <table:table-cell table:formula="of:=0.5*([.B86]-[.S86])^2" office:value-type="float" office:value="0.00087811357571582" calcext:value-type="float">
            <text:p>0.0009</text:p>
          </table:table-cell>
          <table:table-cell table:formula="of:==0.5*([.C86]-[.U86])^2" office:value-type="float" office:value="0.000845312262261728" calcext:value-type="float">
            <text:p>0.0008</text:p>
          </table:table-cell>
          <table:table-cell table:formula="of:=[.V86]+[.W86]" office:value-type="float" office:value="0.00172342583797755" calcext:value-type="float">
            <text:p>0.0017</text:p>
          </table:table-cell>
          <table:table-cell table:formula="of:=(([.S86]-[.B86])*[.S86]*(1-[.S86])*[.N86] + (([.U86]-[.C86])*[.U86]*(1-[.U86])*[.P86])) * [.K86]*(1-[.K86])*[.D86]" office:value-type="float" office:value="-0.00014156542007656" calcext:value-type="float">
            <text:p>-0.0001</text:p>
          </table:table-cell>
          <table:table-cell table:formula="of:=(([.S86]-[.B86])*[.S86]*(1-[.S86])*[.N86] + (([.U86]-[.C86])*[.U86]*(1-[.U86])*[.P86])) * [.K86]*(1-[.K86])*[.E86]" office:value-type="float" office:value="-0.000283130840153119" calcext:value-type="float">
            <text:p>-0.0003</text:p>
          </table:table-cell>
          <table:table-cell table:formula="of:=(([.S86]-[.B86])*[.S86]*(1-[.S86])*[.O86] + (([.U86]-[.C86])*[.U86]*(1-[.U86])*[.Q86])) * [.K86]*(1-[.K86])*[.D86]" office:value-type="float" office:value="-0.00014254241160792" calcext:value-type="float">
            <text:p>-0.0001</text:p>
          </table:table-cell>
          <table:table-cell table:formula="of:==(([.S86]-[.B86])*[.S86]*(1-[.S86])*[.O86] + (([.U86]-[.C86])*[.U86]*(1-[.U86])*[.Q86])) * [.K86]*(1-[.K86])*[.E86]" office:value-type="float" office:value="-0.000285084823215839" calcext:value-type="float">
            <text:p>-0.0003</text:p>
          </table:table-cell>
          <table:table-cell table:formula="of:=([.S86]-[.B86])*[.S86]*(1-[.S86])*[.K86]" office:value-type="float" office:value="0.00106709401589211" calcext:value-type="float">
            <text:p>0.0011</text:p>
          </table:table-cell>
          <table:table-cell table:formula="of:=([.S86]-[.B86]) * [.S86] * (1-[.S86]) * [.M86]" office:value-type="float" office:value="0.0010748316794527" calcext:value-type="float">
            <text:p>0.0011</text:p>
          </table:table-cell>
          <table:table-cell table:formula="of:=([.U86]-[.C86])*[.U86]*(1-[.U86]) *[.K86]" office:value-type="float" office:value="-0.00103189580037422" calcext:value-type="float">
            <text:p>-0.0010</text:p>
          </table:table-cell>
          <table:table-cell table:formula="of:=([.U86]-[.C86])*[.U86]*(1-[.U86]) *[.M86]" office:value-type="float" office:value="-0.00103937823623645" calcext:value-type="float">
            <text:p>-0.001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6]-[.$F$30]*[.Y86]" office:value-type="float" office:value="0.32004585525768" calcext:value-type="float">
            <text:p>0.3200</text:p>
          </table:table-cell>
          <table:table-cell table:formula="of:=[.G86]-[.$F$30]*[.Z86]" office:value-type="float" office:value="0.540091710515361" calcext:value-type="float">
            <text:p>0.5401</text:p>
          </table:table-cell>
          <table:table-cell table:formula="of:=[.H86]-[.$F$30]*[.AA86]" office:value-type="float" office:value="0.420174137675285" calcext:value-type="float">
            <text:p>0.4202</text:p>
          </table:table-cell>
          <table:table-cell table:formula="of:=[.I86]-[.$F$30]*[.AB86]" office:value-type="float" office:value="0.64034827535057" calcext:value-type="float">
            <text:p>0.6403</text:p>
          </table:table-cell>
          <table:table-cell table:formula="of:=([.F87]*[.D87] + [.G87]*[.E87])" office:value-type="float" office:value="0.0700114638144201" calcext:value-type="float">
            <text:p>0.0700</text:p>
          </table:table-cell>
          <table:table-cell table:formula="of:=1/(1+EXP(-[.J87]))" office:value-type="float" office:value="0.517495720111493" calcext:value-type="float">
            <text:p>0.5175</text:p>
          </table:table-cell>
          <table:table-cell table:formula="of:=([.H87]*[.D87]+[.I87]*[.E87])" office:value-type="float" office:value="0.0850435344188213" calcext:value-type="float">
            <text:p>0.0850</text:p>
          </table:table-cell>
          <table:table-cell table:formula="of:==1/(1+EXP(-[.L87]))" office:value-type="float" office:value="0.52124807892607" calcext:value-type="float">
            <text:p>0.5212</text:p>
          </table:table-cell>
          <table:table-cell table:formula="of:=[.N86]-[.$F$30]*[.AC86]" office:value-type="float" office:value="-2.82109091775906" calcext:value-type="float">
            <text:p>-2.8211</text:p>
          </table:table-cell>
          <table:table-cell table:formula="of:=[.O86]-[.$F$30]*[.AD86]" office:value-type="float" office:value="-2.79465721657152" calcext:value-type="float">
            <text:p>-2.7947</text:p>
          </table:table-cell>
          <table:table-cell table:formula="of:=[.P86]-[.$F$30]*[.AE86]" office:value-type="float" office:value="2.78956060161214" calcext:value-type="float">
            <text:p>2.7896</text:p>
          </table:table-cell>
          <table:table-cell table:formula="of:=[.Q86]-[.$F$30]*[.AF86]" office:value-type="float" office:value="2.85628856667262" calcext:value-type="float">
            <text:p>2.8563</text:p>
          </table:table-cell>
          <table:table-cell table:formula="of:=([.K87]*[.N87]+[.M87]*[.O87])" office:value-type="float" office:value="-2.9166121813805" calcext:value-type="float">
            <text:p>-2.9166</text:p>
          </table:table-cell>
          <table:table-cell table:formula="of:=1/(1+EXP(-[.R87]))" office:value-type="float" office:value="0.0513384466370182" calcext:value-type="float">
            <text:p>0.0513</text:p>
          </table:table-cell>
          <table:table-cell table:formula="of:=([.K87]*[.P87]+[.M87]*[.Q87])" office:value-type="float" office:value="2.93242060056252" calcext:value-type="float">
            <text:p>2.9324</text:p>
          </table:table-cell>
          <table:table-cell table:formula="of:=1/(1+EXP(-[.T87]))" office:value-type="float" office:value="0.949426029738696" calcext:value-type="float">
            <text:p>0.9494</text:p>
          </table:table-cell>
          <table:table-cell table:formula="of:=0.5*([.B87]-[.S87])^2" office:value-type="float" office:value="0.000854433585180799" calcext:value-type="float">
            <text:p>0.0009</text:p>
          </table:table-cell>
          <table:table-cell table:formula="of:==0.5*([.C87]-[.U87])^2" office:value-type="float" office:value="0.000823123531382606" calcext:value-type="float">
            <text:p>0.0008</text:p>
          </table:table-cell>
          <table:table-cell table:formula="of:=[.V87]+[.W87]" office:value-type="float" office:value="0.0016775571165634" calcext:value-type="float">
            <text:p>0.0017</text:p>
          </table:table-cell>
          <table:table-cell table:formula="of:=(([.S87]-[.B87])*[.S87]*(1-[.S87])*[.N87] + (([.U87]-[.C87])*[.U87]*(1-[.U87])*[.P87])) * [.K87]*(1-[.K87])*[.D87]" office:value-type="float" office:value="-0.000138759233380845" calcext:value-type="float">
            <text:p>-0.0001</text:p>
          </table:table-cell>
          <table:table-cell table:formula="of:=(([.S87]-[.B87])*[.S87]*(1-[.S87])*[.N87] + (([.U87]-[.C87])*[.U87]*(1-[.U87])*[.P87])) * [.K87]*(1-[.K87])*[.E87]" office:value-type="float" office:value="-0.00027751846676169" calcext:value-type="float">
            <text:p>-0.0003</text:p>
          </table:table-cell>
          <table:table-cell table:formula="of:=(([.S87]-[.B87])*[.S87]*(1-[.S87])*[.O87] + (([.U87]-[.C87])*[.U87]*(1-[.U87])*[.Q87])) * [.K87]*(1-[.K87])*[.D87]" office:value-type="float" office:value="-0.000139717822412824" calcext:value-type="float">
            <text:p>-0.0001</text:p>
          </table:table-cell>
          <table:table-cell table:formula="of:==(([.S87]-[.B87])*[.S87]*(1-[.S87])*[.O87] + (([.U87]-[.C87])*[.U87]*(1-[.U87])*[.Q87])) * [.K87]*(1-[.K87])*[.E87]" office:value-type="float" office:value="-0.000279435644825649" calcext:value-type="float">
            <text:p>-0.0003</text:p>
          </table:table-cell>
          <table:table-cell table:formula="of:=([.S87]-[.B87])*[.S87]*(1-[.S87])*[.K87]" office:value-type="float" office:value="0.00104187337482205" calcext:value-type="float">
            <text:p>0.0010</text:p>
          </table:table-cell>
          <table:table-cell table:formula="of:=([.S87]-[.B87]) * [.S87] * (1-[.S87]) * [.M87]" office:value-type="float" office:value="0.00104942799332372" calcext:value-type="float">
            <text:p>0.0010</text:p>
          </table:table-cell>
          <table:table-cell table:formula="of:=([.U87]-[.C87])*[.U87]*(1-[.U87]) *[.K87]" office:value-type="float" office:value="-0.0010081901545799" calcext:value-type="float">
            <text:p>-0.0010</text:p>
          </table:table-cell>
          <table:table-cell table:formula="of:=([.U87]-[.C87])*[.U87]*(1-[.U87]) *[.M87]" office:value-type="float" office:value="-0.0010155005362242" calcext:value-type="float">
            <text:p>-0.001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7]-[.$F$30]*[.Y87]" office:value-type="float" office:value="0.321433447591489" calcext:value-type="float">
            <text:p>0.3214</text:p>
          </table:table-cell>
          <table:table-cell table:formula="of:=[.G87]-[.$F$30]*[.Z87]" office:value-type="float" office:value="0.542866895182977" calcext:value-type="float">
            <text:p>0.5429</text:p>
          </table:table-cell>
          <table:table-cell table:formula="of:=[.H87]-[.$F$30]*[.AA87]" office:value-type="float" office:value="0.421571315899413" calcext:value-type="float">
            <text:p>0.4216</text:p>
          </table:table-cell>
          <table:table-cell table:formula="of:=[.I87]-[.$F$30]*[.AB87]" office:value-type="float" office:value="0.643142631798827" calcext:value-type="float">
            <text:p>0.6431</text:p>
          </table:table-cell>
          <table:table-cell table:formula="of:=([.F88]*[.D88] + [.G88]*[.E88])" office:value-type="float" office:value="0.0703583618978722" calcext:value-type="float">
            <text:p>0.0704</text:p>
          </table:table-cell>
          <table:table-cell table:formula="of:=1/(1+EXP(-[.J88]))" office:value-type="float" office:value="0.517582337920203" calcext:value-type="float">
            <text:p>0.5176</text:p>
          </table:table-cell>
          <table:table-cell table:formula="of:=([.H88]*[.D88]+[.I88]*[.E88])" office:value-type="float" office:value="0.0853928289748534" calcext:value-type="float">
            <text:p>0.0854</text:p>
          </table:table-cell>
          <table:table-cell table:formula="of:==1/(1+EXP(-[.L88]))" office:value-type="float" office:value="0.52133524421746" calcext:value-type="float">
            <text:p>0.5213</text:p>
          </table:table-cell>
          <table:table-cell table:formula="of:=[.N87]-[.$F$30]*[.AC87]" office:value-type="float" office:value="-2.83150965150728" calcext:value-type="float">
            <text:p>-2.8315</text:p>
          </table:table-cell>
          <table:table-cell table:formula="of:=[.O87]-[.$F$30]*[.AD87]" office:value-type="float" office:value="-2.80515149650475" calcext:value-type="float">
            <text:p>-2.8052</text:p>
          </table:table-cell>
          <table:table-cell table:formula="of:=[.P87]-[.$F$30]*[.AE87]" office:value-type="float" office:value="2.79964250315794" calcext:value-type="float">
            <text:p>2.7996</text:p>
          </table:table-cell>
          <table:table-cell table:formula="of:=[.Q87]-[.$F$30]*[.AF87]" office:value-type="float" office:value="2.86644357203486" calcext:value-type="float">
            <text:p>2.8664</text:p>
          </table:table-cell>
          <table:table-cell table:formula="of:=([.K88]*[.N88]+[.M88]*[.O88])" office:value-type="float" office:value="-2.92796372576804" calcext:value-type="float">
            <text:p>-2.9280</text:p>
          </table:table-cell>
          <table:table-cell table:formula="of:=1/(1+EXP(-[.R88]))" office:value-type="float" office:value="0.0507884018070498" calcext:value-type="float">
            <text:p>0.0508</text:p>
          </table:table-cell>
          <table:table-cell table:formula="of:=([.K88]*[.P88]+[.M88]*[.Q88])" office:value-type="float" office:value="2.94342357178762" calcext:value-type="float">
            <text:p>2.9434</text:p>
          </table:table-cell>
          <table:table-cell table:formula="of:=1/(1+EXP(-[.T88]))" office:value-type="float" office:value="0.949951746104839" calcext:value-type="float">
            <text:p>0.9500</text:p>
          </table:table-cell>
          <table:table-cell table:formula="of:=0.5*([.B88]-[.S88])^2" office:value-type="float" office:value="0.00083184686098667" calcext:value-type="float">
            <text:p>0.0008</text:p>
          </table:table-cell>
          <table:table-cell table:formula="of:==0.5*([.C88]-[.U88])^2" office:value-type="float" office:value="0.000801931320025629" calcext:value-type="float">
            <text:p>0.0008</text:p>
          </table:table-cell>
          <table:table-cell table:formula="of:=[.V88]+[.W88]" office:value-type="float" office:value="0.0016337781810123" calcext:value-type="float">
            <text:p>0.0016</text:p>
          </table:table-cell>
          <table:table-cell table:formula="of:=(([.S88]-[.B88])*[.S88]*(1-[.S88])*[.N88] + (([.U88]-[.C88])*[.U88]*(1-[.U88])*[.P88])) * [.K88]*(1-[.K88])*[.D88]" office:value-type="float" office:value="-0.000136061418173862" calcext:value-type="float">
            <text:p>-0.0001</text:p>
          </table:table-cell>
          <table:table-cell table:formula="of:=(([.S88]-[.B88])*[.S88]*(1-[.S88])*[.N88] + (([.U88]-[.C88])*[.U88]*(1-[.U88])*[.P88])) * [.K88]*(1-[.K88])*[.E88]" office:value-type="float" office:value="-0.000272122836347724" calcext:value-type="float">
            <text:p>-0.0003</text:p>
          </table:table-cell>
          <table:table-cell table:formula="of:=(([.S88]-[.B88])*[.S88]*(1-[.S88])*[.O88] + (([.U88]-[.C88])*[.U88]*(1-[.U88])*[.Q88])) * [.K88]*(1-[.K88])*[.D88]" office:value-type="float" office:value="-0.000137002272687797" calcext:value-type="float">
            <text:p>-0.0001</text:p>
          </table:table-cell>
          <table:table-cell table:formula="of:==(([.S88]-[.B88])*[.S88]*(1-[.S88])*[.O88] + (([.U88]-[.C88])*[.U88]*(1-[.U88])*[.Q88])) * [.K88]*(1-[.K88])*[.E88]" office:value-type="float" office:value="-0.000274004545375594" calcext:value-type="float">
            <text:p>-0.0003</text:p>
          </table:table-cell>
          <table:table-cell table:formula="of:=([.S88]-[.B88])*[.S88]*(1-[.S88])*[.K88]" office:value-type="float" office:value="0.00101775611346391" calcext:value-type="float">
            <text:p>0.0010</text:p>
          </table:table-cell>
          <table:table-cell table:formula="of:=([.S88]-[.B88]) * [.S88] * (1-[.S88]) * [.M88]" office:value-type="float" office:value="0.00102513569937219" calcext:value-type="float">
            <text:p>0.0010</text:p>
          </table:table-cell>
          <table:table-cell table:formula="of:=([.U88]-[.C88])*[.U88]*(1-[.U88]) *[.K88]" office:value-type="float" office:value="-0.000985492921309853" calcext:value-type="float">
            <text:p>-0.0010</text:p>
          </table:table-cell>
          <table:table-cell table:formula="of:=([.U88]-[.C88])*[.U88]*(1-[.U88]) *[.M88]" office:value-type="float" office:value="-0.000992638572000228" calcext:value-type="float">
            <text:p>-0.001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8]-[.$F$30]*[.Y88]" office:value-type="float" office:value="0.322794061773227" calcext:value-type="float">
            <text:p>0.3228</text:p>
          </table:table-cell>
          <table:table-cell table:formula="of:=[.G88]-[.$F$30]*[.Z88]" office:value-type="float" office:value="0.545588123546455" calcext:value-type="float">
            <text:p>0.5456</text:p>
          </table:table-cell>
          <table:table-cell table:formula="of:=[.H88]-[.$F$30]*[.AA88]" office:value-type="float" office:value="0.422941338626291" calcext:value-type="float">
            <text:p>0.4229</text:p>
          </table:table-cell>
          <table:table-cell table:formula="of:=[.I88]-[.$F$30]*[.AB88]" office:value-type="float" office:value="0.645882677252583" calcext:value-type="float">
            <text:p>0.6459</text:p>
          </table:table-cell>
          <table:table-cell table:formula="of:=([.F89]*[.D89] + [.G89]*[.E89])" office:value-type="float" office:value="0.0706985154433068" calcext:value-type="float">
            <text:p>0.0707</text:p>
          </table:table-cell>
          <table:table-cell table:formula="of:=1/(1+EXP(-[.J89]))" office:value-type="float" office:value="0.517667270643193" calcext:value-type="float">
            <text:p>0.5177</text:p>
          </table:table-cell>
          <table:table-cell table:formula="of:=([.H89]*[.D89]+[.I89]*[.E89])" office:value-type="float" office:value="0.0857353346565729" calcext:value-type="float">
            <text:p>0.0857</text:p>
          </table:table-cell>
          <table:table-cell table:formula="of:==1/(1+EXP(-[.L89]))" office:value-type="float" office:value="0.52142071410642" calcext:value-type="float">
            <text:p>0.5214</text:p>
          </table:table-cell>
          <table:table-cell table:formula="of:=[.N88]-[.$F$30]*[.AC88]" office:value-type="float" office:value="-2.84168721264192" calcext:value-type="float">
            <text:p>-2.8417</text:p>
          </table:table-cell>
          <table:table-cell table:formula="of:=[.O88]-[.$F$30]*[.AD88]" office:value-type="float" office:value="-2.81540285349848" calcext:value-type="float">
            <text:p>-2.8154</text:p>
          </table:table-cell>
          <table:table-cell table:formula="of:=[.P88]-[.$F$30]*[.AE88]" office:value-type="float" office:value="2.80949743237104" calcext:value-type="float">
            <text:p>2.8095</text:p>
          </table:table-cell>
          <table:table-cell table:formula="of:=[.Q88]-[.$F$30]*[.AF88]" office:value-type="float" office:value="2.87636995775486" calcext:value-type="float">
            <text:p>2.8764</text:p>
          </table:table-cell>
          <table:table-cell table:formula="of:=([.K89]*[.N89]+[.M89]*[.O89])" office:value-type="float" office:value="-2.93905782975843" calcext:value-type="float">
            <text:p>-2.9391</text:p>
          </table:table-cell>
          <table:table-cell table:formula="of:=1/(1+EXP(-[.R89]))" office:value-type="float" office:value="0.0502562244304687" calcext:value-type="float">
            <text:p>0.0503</text:p>
          </table:table-cell>
          <table:table-cell table:formula="of:=([.K89]*[.P89]+[.M89]*[.Q89])" office:value-type="float" office:value="2.95418374510137" calcext:value-type="float">
            <text:p>2.9542</text:p>
          </table:table-cell>
          <table:table-cell table:formula="of:=1/(1+EXP(-[.T89]))" office:value-type="float" office:value="0.950460851833063" calcext:value-type="float">
            <text:p>0.9505</text:p>
          </table:table-cell>
          <table:table-cell table:formula="of:=0.5*([.B89]-[.S89])^2" office:value-type="float" office:value="0.000810281802698132" calcext:value-type="float">
            <text:p>0.0008</text:p>
          </table:table-cell>
          <table:table-cell table:formula="of:==0.5*([.C89]-[.U89])^2" office:value-type="float" office:value="0.0007816721188835" calcext:value-type="float">
            <text:p>0.0008</text:p>
          </table:table-cell>
          <table:table-cell table:formula="of:=[.V89]+[.W89]" office:value-type="float" office:value="0.00159195392158163" calcext:value-type="float">
            <text:p>0.0016</text:p>
          </table:table-cell>
          <table:table-cell table:formula="of:=(([.S89]-[.B89])*[.S89]*(1-[.S89])*[.N89] + (([.U89]-[.C89])*[.U89]*(1-[.U89])*[.P89])) * [.K89]*(1-[.K89])*[.D89]" office:value-type="float" office:value="-0.000133465770430741" calcext:value-type="float">
            <text:p>-0.0001</text:p>
          </table:table-cell>
          <table:table-cell table:formula="of:=(([.S89]-[.B89])*[.S89]*(1-[.S89])*[.N89] + (([.U89]-[.C89])*[.U89]*(1-[.U89])*[.P89])) * [.K89]*(1-[.K89])*[.E89]" office:value-type="float" office:value="-0.000266931540861482" calcext:value-type="float">
            <text:p>-0.0003</text:p>
          </table:table-cell>
          <table:table-cell table:formula="of:=(([.S89]-[.B89])*[.S89]*(1-[.S89])*[.O89] + (([.U89]-[.C89])*[.U89]*(1-[.U89])*[.Q89])) * [.K89]*(1-[.K89])*[.D89]" office:value-type="float" office:value="-0.00013438952285527" calcext:value-type="float">
            <text:p>-0.0001</text:p>
          </table:table-cell>
          <table:table-cell table:formula="of:==(([.S89]-[.B89])*[.S89]*(1-[.S89])*[.O89] + (([.U89]-[.C89])*[.U89]*(1-[.U89])*[.Q89])) * [.K89]*(1-[.K89])*[.E89]" office:value-type="float" office:value="-0.00026877904571054" calcext:value-type="float">
            <text:p>-0.0003</text:p>
          </table:table-cell>
          <table:table-cell table:formula="of:=([.S89]-[.B89])*[.S89]*(1-[.S89])*[.K89]" office:value-type="float" office:value="0.000994672389550462" calcext:value-type="float">
            <text:p>0.0010</text:p>
          </table:table-cell>
          <table:table-cell table:formula="of:=([.S89]-[.B89]) * [.S89] * (1-[.S89]) * [.M89]" office:value-type="float" office:value="0.00100188444793301" calcext:value-type="float">
            <text:p>0.0010</text:p>
          </table:table-cell>
          <table:table-cell table:formula="of:=([.U89]-[.C89])*[.U89]*(1-[.U89]) *[.K89]" office:value-type="float" office:value="-0.000963741996590349" calcext:value-type="float">
            <text:p>-0.0010</text:p>
          </table:table-cell>
          <table:table-cell table:formula="of:=([.U89]-[.C89])*[.U89]*(1-[.U89]) *[.M89]" office:value-type="float" office:value="-0.000970729788367961" calcext:value-type="float">
            <text:p>-0.0010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89]-[.$F$30]*[.Y89]" office:value-type="float" office:value="0.324128719477535" calcext:value-type="float">
            <text:p>0.3241</text:p>
          </table:table-cell>
          <table:table-cell table:formula="of:=[.G89]-[.$F$30]*[.Z89]" office:value-type="float" office:value="0.548257438955069" calcext:value-type="float">
            <text:p>0.5483</text:p>
          </table:table-cell>
          <table:table-cell table:formula="of:=[.H89]-[.$F$30]*[.AA89]" office:value-type="float" office:value="0.424285233854844" calcext:value-type="float">
            <text:p>0.4243</text:p>
          </table:table-cell>
          <table:table-cell table:formula="of:=[.I89]-[.$F$30]*[.AB89]" office:value-type="float" office:value="0.648570467709688" calcext:value-type="float">
            <text:p>0.6486</text:p>
          </table:table-cell>
          <table:table-cell table:formula="of:=([.F90]*[.D90] + [.G90]*[.E90])" office:value-type="float" office:value="0.0710321798693837" calcext:value-type="float">
            <text:p>0.0710</text:p>
          </table:table-cell>
          <table:table-cell table:formula="of:=1/(1+EXP(-[.J90]))" office:value-type="float" office:value="0.517750582110328" calcext:value-type="float">
            <text:p>0.5178</text:p>
          </table:table-cell>
          <table:table-cell table:formula="of:=([.H90]*[.D90]+[.I90]*[.E90])" office:value-type="float" office:value="0.086071308463711" calcext:value-type="float">
            <text:p>0.0861</text:p>
          </table:table-cell>
          <table:table-cell table:formula="of:==1/(1+EXP(-[.L90]))" office:value-type="float" office:value="0.521504552793475" calcext:value-type="float">
            <text:p>0.5215</text:p>
          </table:table-cell>
          <table:table-cell table:formula="of:=[.N89]-[.$F$30]*[.AC89]" office:value-type="float" office:value="-2.85163393653742" calcext:value-type="float">
            <text:p>-2.8516</text:p>
          </table:table-cell>
          <table:table-cell table:formula="of:=[.O89]-[.$F$30]*[.AD89]" office:value-type="float" office:value="-2.82542169797781" calcext:value-type="float">
            <text:p>-2.8254</text:p>
          </table:table-cell>
          <table:table-cell table:formula="of:=[.P89]-[.$F$30]*[.AE89]" office:value-type="float" office:value="2.81913485233694" calcext:value-type="float">
            <text:p>2.8191</text:p>
          </table:table-cell>
          <table:table-cell table:formula="of:=[.Q89]-[.$F$30]*[.AF89]" office:value-type="float" office:value="2.88607725563854" calcext:value-type="float">
            <text:p>2.8861</text:p>
          </table:table-cell>
          <table:table-cell table:formula="of:=([.K90]*[.N90]+[.M90]*[.O90])" office:value-type="float" office:value="-2.94990540966471" calcext:value-type="float">
            <text:p>-2.9499</text:p>
          </table:table-cell>
          <table:table-cell table:formula="of:=1/(1+EXP(-[.R90]))" office:value-type="float" office:value="0.0497409823522121" calcext:value-type="float">
            <text:p>0.0497</text:p>
          </table:table-cell>
          <table:table-cell table:formula="of:=([.K90]*[.P90]+[.M90]*[.Q90])" office:value-type="float" office:value="2.96471113937416" calcext:value-type="float">
            <text:p>2.9647</text:p>
          </table:table-cell>
          <table:table-cell table:formula="of:=1/(1+EXP(-[.T90]))" office:value-type="float" office:value="0.950954190357307" calcext:value-type="float">
            <text:p>0.9510</text:p>
          </table:table-cell>
          <table:table-cell table:formula="of:=0.5*([.B90]-[.S90])^2" office:value-type="float" office:value="0.000789672839159418" calcext:value-type="float">
            <text:p>0.0008</text:p>
          </table:table-cell>
          <table:table-cell table:formula="of:==0.5*([.C90]-[.U90])^2" office:value-type="float" office:value="0.000762287625326717" calcext:value-type="float">
            <text:p>0.0008</text:p>
          </table:table-cell>
          <table:table-cell table:formula="of:=[.V90]+[.W90]" office:value-type="float" office:value="0.00155196046448614" calcext:value-type="float">
            <text:p>0.0016</text:p>
          </table:table-cell>
          <table:table-cell table:formula="of:=(([.S90]-[.B90])*[.S90]*(1-[.S90])*[.N90] + (([.U90]-[.C90])*[.U90]*(1-[.U90])*[.P90])) * [.K90]*(1-[.K90])*[.D90]" office:value-type="float" office:value="-0.000130966552909554" calcext:value-type="float">
            <text:p>-0.0001</text:p>
          </table:table-cell>
          <table:table-cell table:formula="of:=(([.S90]-[.B90])*[.S90]*(1-[.S90])*[.N90] + (([.U90]-[.C90])*[.U90]*(1-[.U90])*[.P90])) * [.K90]*(1-[.K90])*[.E90]" office:value-type="float" office:value="-0.000261933105819107" calcext:value-type="float">
            <text:p>-0.0003</text:p>
          </table:table-cell>
          <table:table-cell table:formula="of:=(([.S90]-[.B90])*[.S90]*(1-[.S90])*[.O90] + (([.U90]-[.C90])*[.U90]*(1-[.U90])*[.Q90])) * [.K90]*(1-[.K90])*[.D90]" office:value-type="float" office:value="-0.000131873802576559" calcext:value-type="float">
            <text:p>-0.0001</text:p>
          </table:table-cell>
          <table:table-cell table:formula="of:==(([.S90]-[.B90])*[.S90]*(1-[.S90])*[.O90] + (([.U90]-[.C90])*[.U90]*(1-[.U90])*[.Q90])) * [.K90]*(1-[.K90])*[.E90]" office:value-type="float" office:value="-0.000263747605153117" calcext:value-type="float">
            <text:p>-0.0003</text:p>
          </table:table-cell>
          <table:table-cell table:formula="of:=([.S90]-[.B90])*[.S90]*(1-[.S90])*[.K90]" office:value-type="float" office:value="0.000972558092016216" calcext:value-type="float">
            <text:p>0.0010</text:p>
          </table:table-cell>
          <table:table-cell table:formula="of:=([.S90]-[.B90]) * [.S90] * (1-[.S90]) * [.M90]" office:value-type="float" office:value="0.000979609662195442" calcext:value-type="float">
            <text:p>0.0010</text:p>
          </table:table-cell>
          <table:table-cell table:formula="of:=([.U90]-[.C90])*[.U90]*(1-[.U90]) *[.K90]" office:value-type="float" office:value="-0.000942880237629297" calcext:value-type="float">
            <text:p>-0.0009</text:p>
          </table:table-cell>
          <table:table-cell table:formula="of:=([.U90]-[.C90])*[.U90]*(1-[.U90]) *[.M90]" office:value-type="float" office:value="-0.000949716627373857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0]-[.$F$30]*[.Y90]" office:value-type="float" office:value="0.32543838500663" calcext:value-type="float">
            <text:p>0.3254</text:p>
          </table:table-cell>
          <table:table-cell table:formula="of:=[.G90]-[.$F$30]*[.Z90]" office:value-type="float" office:value="0.550876770013261" calcext:value-type="float">
            <text:p>0.5509</text:p>
          </table:table-cell>
          <table:table-cell table:formula="of:=[.H90]-[.$F$30]*[.AA90]" office:value-type="float" office:value="0.42560397188061" calcext:value-type="float">
            <text:p>0.4256</text:p>
          </table:table-cell>
          <table:table-cell table:formula="of:=[.I90]-[.$F$30]*[.AB90]" office:value-type="float" office:value="0.65120794376122" calcext:value-type="float">
            <text:p>0.6512</text:p>
          </table:table-cell>
          <table:table-cell table:formula="of:=([.F91]*[.D91] + [.G91]*[.E91])" office:value-type="float" office:value="0.0713595962516576" calcext:value-type="float">
            <text:p>0.0714</text:p>
          </table:table-cell>
          <table:table-cell table:formula="of:=1/(1+EXP(-[.J91]))" office:value-type="float" office:value="0.517832332566656" calcext:value-type="float">
            <text:p>0.5178</text:p>
          </table:table-cell>
          <table:table-cell table:formula="of:=([.H91]*[.D91]+[.I91]*[.E91])" office:value-type="float" office:value="0.0864009929701525" calcext:value-type="float">
            <text:p>0.0864</text:p>
          </table:table-cell>
          <table:table-cell table:formula="of:==1/(1+EXP(-[.L91]))" office:value-type="float" office:value="0.52158682087487" calcext:value-type="float">
            <text:p>0.5216</text:p>
          </table:table-cell>
          <table:table-cell table:formula="of:=[.N90]-[.$F$30]*[.AC90]" office:value-type="float" office:value="-2.86135951745759" calcext:value-type="float">
            <text:p>-2.8614</text:p>
          </table:table-cell>
          <table:table-cell table:formula="of:=[.O90]-[.$F$30]*[.AD90]" office:value-type="float" office:value="-2.83521779459976" calcext:value-type="float">
            <text:p>-2.8352</text:p>
          </table:table-cell>
          <table:table-cell table:formula="of:=[.P90]-[.$F$30]*[.AE90]" office:value-type="float" office:value="2.82856365471323" calcext:value-type="float">
            <text:p>2.8286</text:p>
          </table:table-cell>
          <table:table-cell table:formula="of:=[.Q90]-[.$F$30]*[.AF90]" office:value-type="float" office:value="2.89557442191228" calcext:value-type="float">
            <text:p>2.8956</text:p>
          </table:table-cell>
          <table:table-cell table:formula="of:=([.K91]*[.N91]+[.M91]*[.O91])" office:value-type="float" office:value="-2.96051670921001" calcext:value-type="float">
            <text:p>-2.9605</text:p>
          </table:table-cell>
          <table:table-cell table:formula="of:=1/(1+EXP(-[.R91]))" office:value-type="float" office:value="0.0492418096460516" calcext:value-type="float">
            <text:p>0.0492</text:p>
          </table:table-cell>
          <table:table-cell table:formula="of:=([.K91]*[.P91]+[.M91]*[.Q91])" office:value-type="float" office:value="2.97501517246523" calcext:value-type="float">
            <text:p>2.9750</text:p>
          </table:table-cell>
          <table:table-cell table:formula="of:=1/(1+EXP(-[.T91]))" office:value-type="float" office:value="0.951432546753769" calcext:value-type="float">
            <text:p>0.9514</text:p>
          </table:table-cell>
          <table:table-cell table:formula="of:=0.5*([.B91]-[.S91])^2" office:value-type="float" office:value="0.000769959812148474" calcext:value-type="float">
            <text:p>0.0008</text:p>
          </table:table-cell>
          <table:table-cell table:formula="of:==0.5*([.C91]-[.U91])^2" office:value-type="float" office:value="0.00074372422495012" calcext:value-type="float">
            <text:p>0.0007</text:p>
          </table:table-cell>
          <table:table-cell table:formula="of:=[.V91]+[.W91]" office:value-type="float" office:value="0.00151368403709859" calcext:value-type="float">
            <text:p>0.0015</text:p>
          </table:table-cell>
          <table:table-cell table:formula="of:=(([.S91]-[.B91])*[.S91]*(1-[.S91])*[.N91] + (([.U91]-[.C91])*[.U91]*(1-[.U91])*[.P91])) * [.K91]*(1-[.K91])*[.D91]" office:value-type="float" office:value="-0.000128558451941533" calcext:value-type="float">
            <text:p>-0.0001</text:p>
          </table:table-cell>
          <table:table-cell table:formula="of:=(([.S91]-[.B91])*[.S91]*(1-[.S91])*[.N91] + (([.U91]-[.C91])*[.U91]*(1-[.U91])*[.P91])) * [.K91]*(1-[.K91])*[.E91]" office:value-type="float" office:value="-0.000257116903883065" calcext:value-type="float">
            <text:p>-0.0003</text:p>
          </table:table-cell>
          <table:table-cell table:formula="of:=(([.S91]-[.B91])*[.S91]*(1-[.S91])*[.O91] + (([.U91]-[.C91])*[.U91]*(1-[.U91])*[.Q91])) * [.K91]*(1-[.K91])*[.D91]" office:value-type="float" office:value="-0.000129449767336488" calcext:value-type="float">
            <text:p>-0.0001</text:p>
          </table:table-cell>
          <table:table-cell table:formula="of:==(([.S91]-[.B91])*[.S91]*(1-[.S91])*[.O91] + (([.U91]-[.C91])*[.U91]*(1-[.U91])*[.Q91])) * [.K91]*(1-[.K91])*[.E91]" office:value-type="float" office:value="-0.000258899534672977" calcext:value-type="float">
            <text:p>-0.0003</text:p>
          </table:table-cell>
          <table:table-cell table:formula="of:=([.S91]-[.B91])*[.S91]*(1-[.S91])*[.K91]" office:value-type="float" office:value="0.000951354267484873" calcext:value-type="float">
            <text:p>0.0010</text:p>
          </table:table-cell>
          <table:table-cell table:formula="of:=([.S91]-[.B91]) * [.S91] * (1-[.S91]) * [.M91]" office:value-type="float" office:value="0.00095825196052103" calcext:value-type="float">
            <text:p>0.0010</text:p>
          </table:table-cell>
          <table:table-cell table:formula="of:=([.U91]-[.C91])*[.U91]*(1-[.U91]) *[.K91]" office:value-type="float" office:value="-0.000922854979252218" calcext:value-type="float">
            <text:p>-0.0009</text:p>
          </table:table-cell>
          <table:table-cell table:formula="of:=([.U91]-[.C91])*[.U91]*(1-[.U91]) *[.M91]" office:value-type="float" office:value="-0.000929546041227058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1]-[.$F$30]*[.Y91]" office:value-type="float" office:value="0.326723969526046" calcext:value-type="float">
            <text:p>0.3267</text:p>
          </table:table-cell>
          <table:table-cell table:formula="of:=[.G91]-[.$F$30]*[.Z91]" office:value-type="float" office:value="0.553447939052091" calcext:value-type="float">
            <text:p>0.5534</text:p>
          </table:table-cell>
          <table:table-cell table:formula="of:=[.H91]-[.$F$30]*[.AA91]" office:value-type="float" office:value="0.426898469553975" calcext:value-type="float">
            <text:p>0.4269</text:p>
          </table:table-cell>
          <table:table-cell table:formula="of:=[.I91]-[.$F$30]*[.AB91]" office:value-type="float" office:value="0.653796939107949" calcext:value-type="float">
            <text:p>0.6538</text:p>
          </table:table-cell>
          <table:table-cell table:formula="of:=([.F92]*[.D92] + [.G92]*[.E92])" office:value-type="float" office:value="0.0716809923815114" calcext:value-type="float">
            <text:p>0.0717</text:p>
          </table:table-cell>
          <table:table-cell table:formula="of:=1/(1+EXP(-[.J92]))" office:value-type="float" office:value="0.517912578937092" calcext:value-type="float">
            <text:p>0.5179</text:p>
          </table:table-cell>
          <table:table-cell table:formula="of:=([.H92]*[.D92]+[.I92]*[.E92])" office:value-type="float" office:value="0.0867246173884937" calcext:value-type="float">
            <text:p>0.0867</text:p>
          </table:table-cell>
          <table:table-cell table:formula="of:==1/(1+EXP(-[.L92]))" office:value-type="float" office:value="0.521667575608583" calcext:value-type="float">
            <text:p>0.5217</text:p>
          </table:table-cell>
          <table:table-cell table:formula="of:=[.N91]-[.$F$30]*[.AC91]" office:value-type="float" office:value="-2.87087306013244" calcext:value-type="float">
            <text:p>-2.8709</text:p>
          </table:table-cell>
          <table:table-cell table:formula="of:=[.O91]-[.$F$30]*[.AD91]" office:value-type="float" office:value="-2.84480031420497" calcext:value-type="float">
            <text:p>-2.8448</text:p>
          </table:table-cell>
          <table:table-cell table:formula="of:=[.P91]-[.$F$30]*[.AE91]" office:value-type="float" office:value="2.83779220450575" calcext:value-type="float">
            <text:p>2.8378</text:p>
          </table:table-cell>
          <table:table-cell table:formula="of:=[.Q91]-[.$F$30]*[.AF91]" office:value-type="float" office:value="2.90486988232455" calcext:value-type="float">
            <text:p>2.9049</text:p>
          </table:table-cell>
          <table:table-cell table:formula="of:=([.K92]*[.N92]+[.M92]*[.O92])" office:value-type="float" office:value="-2.97090135337605" calcext:value-type="float">
            <text:p>-2.9709</text:p>
          </table:table-cell>
          <table:table-cell table:formula="of:=1/(1+EXP(-[.R92]))" office:value-type="float" office:value="0.0487579007099156" calcext:value-type="float">
            <text:p>0.0488</text:p>
          </table:table-cell>
          <table:table-cell table:formula="of:=([.K92]*[.P92]+[.M92]*[.Q92])" office:value-type="float" office:value="2.98510470809379" calcext:value-type="float">
            <text:p>2.9851</text:p>
          </table:table-cell>
          <table:table-cell table:formula="of:=1/(1+EXP(-[.T92]))" office:value-type="float" office:value="0.951896652810376" calcext:value-type="float">
            <text:p>0.9519</text:p>
          </table:table-cell>
          <table:table-cell table:formula="of:=0.5*([.B92]-[.S92])^2" office:value-type="float" office:value="0.000751087433719838" calcext:value-type="float">
            <text:p>0.0008</text:p>
          </table:table-cell>
          <table:table-cell table:formula="of:==0.5*([.C92]-[.U92])^2" office:value-type="float" office:value="0.000725932533526503" calcext:value-type="float">
            <text:p>0.0007</text:p>
          </table:table-cell>
          <table:table-cell table:formula="of:=[.V92]+[.W92]" office:value-type="float" office:value="0.00147701996724634" calcext:value-type="float">
            <text:p>0.0015</text:p>
          </table:table-cell>
          <table:table-cell table:formula="of:=(([.S92]-[.B92])*[.S92]*(1-[.S92])*[.N92] + (([.U92]-[.C92])*[.U92]*(1-[.U92])*[.P92])) * [.K92]*(1-[.K92])*[.D92]" office:value-type="float" office:value="-0.000126236538942268" calcext:value-type="float">
            <text:p>-0.0001</text:p>
          </table:table-cell>
          <table:table-cell table:formula="of:=(([.S92]-[.B92])*[.S92]*(1-[.S92])*[.N92] + (([.U92]-[.C92])*[.U92]*(1-[.U92])*[.P92])) * [.K92]*(1-[.K92])*[.E92]" office:value-type="float" office:value="-0.000252473077884536" calcext:value-type="float">
            <text:p>-0.0003</text:p>
          </table:table-cell>
          <table:table-cell table:formula="of:=(([.S92]-[.B92])*[.S92]*(1-[.S92])*[.O92] + (([.U92]-[.C92])*[.U92]*(1-[.U92])*[.Q92])) * [.K92]*(1-[.K92])*[.D92]" office:value-type="float" office:value="-0.000127112459768929" calcext:value-type="float">
            <text:p>-0.0001</text:p>
          </table:table-cell>
          <table:table-cell table:formula="of:==(([.S92]-[.B92])*[.S92]*(1-[.S92])*[.O92] + (([.U92]-[.C92])*[.U92]*(1-[.U92])*[.Q92])) * [.K92]*(1-[.K92])*[.E92]" office:value-type="float" office:value="-0.000254224919537857" calcext:value-type="float">
            <text:p>-0.0003</text:p>
          </table:table-cell>
          <table:table-cell table:formula="of:=([.S92]-[.B92])*[.S92]*(1-[.S92])*[.K92]" office:value-type="float" office:value="0.000931006614070723" calcext:value-type="float">
            <text:p>0.0009</text:p>
          </table:table-cell>
          <table:table-cell table:formula="of:=([.S92]-[.B92]) * [.S92] * (1-[.S92]) * [.M92]" office:value-type="float" office:value="0.000937756646564907" calcext:value-type="float">
            <text:p>0.0009</text:p>
          </table:table-cell>
          <table:table-cell table:formula="of:=([.U92]-[.C92])*[.U92]*(1-[.U92]) *[.K92]" office:value-type="float" office:value="-0.000903617605648706" calcext:value-type="float">
            <text:p>-0.0009</text:p>
          </table:table-cell>
          <table:table-cell table:formula="of:=([.U92]-[.C92])*[.U92]*(1-[.U92]) *[.M92]" office:value-type="float" office:value="-0.000910169060931903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2]-[.$F$30]*[.Y92]" office:value-type="float" office:value="0.327986334915468" calcext:value-type="float">
            <text:p>0.3280</text:p>
          </table:table-cell>
          <table:table-cell table:formula="of:=[.G92]-[.$F$30]*[.Z92]" office:value-type="float" office:value="0.555972669830937" calcext:value-type="float">
            <text:p>0.5560</text:p>
          </table:table-cell>
          <table:table-cell table:formula="of:=[.H92]-[.$F$30]*[.AA92]" office:value-type="float" office:value="0.428169594151664" calcext:value-type="float">
            <text:p>0.4282</text:p>
          </table:table-cell>
          <table:table-cell table:formula="of:=[.I92]-[.$F$30]*[.AB92]" office:value-type="float" office:value="0.656339188303328" calcext:value-type="float">
            <text:p>0.6563</text:p>
          </table:table-cell>
          <table:table-cell table:formula="of:=([.F93]*[.D93] + [.G93]*[.E93])" office:value-type="float" office:value="0.0719965837288671" calcext:value-type="float">
            <text:p>0.0720</text:p>
          </table:table-cell>
          <table:table-cell table:formula="of:=1/(1+EXP(-[.J93]))" office:value-type="float" office:value="0.517991375067046" calcext:value-type="float">
            <text:p>0.5180</text:p>
          </table:table-cell>
          <table:table-cell table:formula="of:=([.H93]*[.D93]+[.I93]*[.E93])" office:value-type="float" office:value="0.087042398537916" calcext:value-type="float">
            <text:p>0.0870</text:p>
          </table:table-cell>
          <table:table-cell table:formula="of:==1/(1+EXP(-[.L93]))" office:value-type="float" office:value="0.521746871156166" calcext:value-type="float">
            <text:p>0.5217</text:p>
          </table:table-cell>
          <table:table-cell table:formula="of:=[.N92]-[.$F$30]*[.AC92]" office:value-type="float" office:value="-2.88018312627314" calcext:value-type="float">
            <text:p>-2.8802</text:p>
          </table:table-cell>
          <table:table-cell table:formula="of:=[.O92]-[.$F$30]*[.AD92]" office:value-type="float" office:value="-2.85417788067062" calcext:value-type="float">
            <text:p>-2.8542</text:p>
          </table:table-cell>
          <table:table-cell table:formula="of:=[.P92]-[.$F$30]*[.AE92]" office:value-type="float" office:value="2.84682838056224" calcext:value-type="float">
            <text:p>2.8468</text:p>
          </table:table-cell>
          <table:table-cell table:formula="of:=[.Q92]-[.$F$30]*[.AF92]" office:value-type="float" office:value="2.91397157293387" calcext:value-type="float">
            <text:p>2.9140</text:p>
          </table:table-cell>
          <table:table-cell table:formula="of:=([.K93]*[.N93]+[.M93]*[.O93])" office:value-type="float" office:value="-2.98106839698616" calcext:value-type="float">
            <text:p>-2.9811</text:p>
          </table:table-cell>
          <table:table-cell table:formula="of:=1/(1+EXP(-[.R93]))" office:value-type="float" office:value="0.0482885049903335" calcext:value-type="float">
            <text:p>0.0483</text:p>
          </table:table-cell>
          <table:table-cell table:formula="of:=([.K93]*[.P93]+[.M93]*[.Q93])" office:value-type="float" office:value="2.99498809824358" calcext:value-type="float">
            <text:p>2.9950</text:p>
          </table:table-cell>
          <table:table-cell table:formula="of:=1/(1+EXP(-[.T93]))" office:value-type="float" office:value="0.952347191569725" calcext:value-type="float">
            <text:p>0.9523</text:p>
          </table:table-cell>
          <table:table-cell table:formula="of:=0.5*([.B93]-[.S93])^2" office:value-type="float" office:value="0.000733004807197398" calcext:value-type="float">
            <text:p>0.0007</text:p>
          </table:table-cell>
          <table:table-cell table:formula="of:==0.5*([.C93]-[.U93])^2" office:value-type="float" office:value="0.000708866991343514" calcext:value-type="float">
            <text:p>0.0007</text:p>
          </table:table-cell>
          <table:table-cell table:formula="of:=[.V93]+[.W93]" office:value-type="float" office:value="0.00144187179854091" calcext:value-type="float">
            <text:p>0.0014</text:p>
          </table:table-cell>
          <table:table-cell table:formula="of:=(([.S93]-[.B93])*[.S93]*(1-[.S93])*[.N93] + (([.U93]-[.C93])*[.U93]*(1-[.U93])*[.P93])) * [.K93]*(1-[.K93])*[.D93]" office:value-type="float" office:value="-0.000123996236052209" calcext:value-type="float">
            <text:p>-0.0001</text:p>
          </table:table-cell>
          <table:table-cell table:formula="of:=(([.S93]-[.B93])*[.S93]*(1-[.S93])*[.N93] + (([.U93]-[.C93])*[.U93]*(1-[.U93])*[.P93])) * [.K93]*(1-[.K93])*[.E93]" office:value-type="float" office:value="-0.000247992472104418" calcext:value-type="float">
            <text:p>-0.0002</text:p>
          </table:table-cell>
          <table:table-cell table:formula="of:=(([.S93]-[.B93])*[.S93]*(1-[.S93])*[.O93] + (([.U93]-[.C93])*[.U93]*(1-[.U93])*[.Q93])) * [.K93]*(1-[.K93])*[.D93]" office:value-type="float" office:value="-0.000124857275129397" calcext:value-type="float">
            <text:p>-0.0001</text:p>
          </table:table-cell>
          <table:table-cell table:formula="of:==(([.S93]-[.B93])*[.S93]*(1-[.S93])*[.O93] + (([.U93]-[.C93])*[.U93]*(1-[.U93])*[.Q93])) * [.K93]*(1-[.K93])*[.E93]" office:value-type="float" office:value="-0.000249714550258793" calcext:value-type="float">
            <text:p>-0.0002</text:p>
          </table:table-cell>
          <table:table-cell table:formula="of:=([.S93]-[.B93])*[.S93]*(1-[.S93])*[.K93]" office:value-type="float" office:value="0.000911465033473221" calcext:value-type="float">
            <text:p>0.0009</text:p>
          </table:table-cell>
          <table:table-cell table:formula="of:=([.S93]-[.B93]) * [.S93] * (1-[.S93]) * [.M93]" office:value-type="float" office:value="0.000918073258114289" calcext:value-type="float">
            <text:p>0.0009</text:p>
          </table:table-cell>
          <table:table-cell table:formula="of:=([.U93]-[.C93])*[.U93]*(1-[.U93]) *[.K93]" office:value-type="float" office:value="-0.000885123170202551" calcext:value-type="float">
            <text:p>-0.0009</text:p>
          </table:table-cell>
          <table:table-cell table:formula="of:=([.U93]-[.C93])*[.U93]*(1-[.U93]) *[.M93]" office:value-type="float" office:value="-0.000891540413353859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3]-[.$F$30]*[.Y93]" office:value-type="float" office:value="0.32922629727599" calcext:value-type="float">
            <text:p>0.3292</text:p>
          </table:table-cell>
          <table:table-cell table:formula="of:=[.G93]-[.$F$30]*[.Z93]" office:value-type="float" office:value="0.558452594551981" calcext:value-type="float">
            <text:p>0.5585</text:p>
          </table:table-cell>
          <table:table-cell table:formula="of:=[.H93]-[.$F$30]*[.AA93]" office:value-type="float" office:value="0.429418166902958" calcext:value-type="float">
            <text:p>0.4294</text:p>
          </table:table-cell>
          <table:table-cell table:formula="of:=[.I93]-[.$F$30]*[.AB93]" office:value-type="float" office:value="0.658836333805916" calcext:value-type="float">
            <text:p>0.6588</text:p>
          </table:table-cell>
          <table:table-cell table:formula="of:=([.F94]*[.D94] + [.G94]*[.E94])" office:value-type="float" office:value="0.0723065743189976" calcext:value-type="float">
            <text:p>0.0723</text:p>
          </table:table-cell>
          <table:table-cell table:formula="of:=1/(1+EXP(-[.J94]))" office:value-type="float" office:value="0.518068771941581" calcext:value-type="float">
            <text:p>0.5181</text:p>
          </table:table-cell>
          <table:table-cell table:formula="of:=([.H94]*[.D94]+[.I94]*[.E94])" office:value-type="float" office:value="0.0873545417257395" calcext:value-type="float">
            <text:p>0.0874</text:p>
          </table:table-cell>
          <table:table-cell table:formula="of:==1/(1+EXP(-[.L94]))" office:value-type="float" office:value="0.521824758803022" calcext:value-type="float">
            <text:p>0.5218</text:p>
          </table:table-cell>
          <table:table-cell table:formula="of:=[.N93]-[.$F$30]*[.AC93]" office:value-type="float" office:value="-2.88929777660787" calcext:value-type="float">
            <text:p>-2.8893</text:p>
          </table:table-cell>
          <table:table-cell table:formula="of:=[.O93]-[.$F$30]*[.AD93]" office:value-type="float" office:value="-2.86335861325176" calcext:value-type="float">
            <text:p>-2.8634</text:p>
          </table:table-cell>
          <table:table-cell table:formula="of:=[.P93]-[.$F$30]*[.AE93]" office:value-type="float" office:value="2.85567961226427" calcext:value-type="float">
            <text:p>2.8557</text:p>
          </table:table-cell>
          <table:table-cell table:formula="of:=[.Q93]-[.$F$30]*[.AF93]" office:value-type="float" office:value="2.92288697706741" calcext:value-type="float">
            <text:p>2.9229</text:p>
          </table:table-cell>
          <table:table-cell table:formula="of:=([.K94]*[.N94]+[.M94]*[.O94])" office:value-type="float" office:value="-2.99102636862744" calcext:value-type="float">
            <text:p>-2.9910</text:p>
          </table:table-cell>
          <table:table-cell table:formula="of:=1/(1+EXP(-[.R94]))" office:value-type="float" office:value="0.0478329222584501" calcext:value-type="float">
            <text:p>0.0478</text:p>
          </table:table-cell>
          <table:table-cell table:formula="of:=([.K94]*[.P94]+[.M94]*[.Q94])" office:value-type="float" office:value="3.00467322160105" calcext:value-type="float">
            <text:p>3.0047</text:p>
          </table:table-cell>
          <table:table-cell table:formula="of:=1/(1+EXP(-[.T94]))" office:value-type="float" office:value="0.952784801408776" calcext:value-type="float">
            <text:p>0.9528</text:p>
          </table:table-cell>
          <table:table-cell table:formula="of:=0.5*([.B94]-[.S94])^2" office:value-type="float" office:value="0.000715665003306965" calcext:value-type="float">
            <text:p>0.0007</text:p>
          </table:table-cell>
          <table:table-cell table:formula="of:==0.5*([.C94]-[.U94])^2" office:value-type="float" office:value="0.000692485503092121" calcext:value-type="float">
            <text:p>0.0007</text:p>
          </table:table-cell>
          <table:table-cell table:formula="of:=[.V94]+[.W94]" office:value-type="float" office:value="0.00140815050639909" calcext:value-type="float">
            <text:p>0.0014</text:p>
          </table:table-cell>
          <table:table-cell table:formula="of:=(([.S94]-[.B94])*[.S94]*(1-[.S94])*[.N94] + (([.U94]-[.C94])*[.U94]*(1-[.U94])*[.P94])) * [.K94]*(1-[.K94])*[.D94]" office:value-type="float" office:value="-0.000121833285398111" calcext:value-type="float">
            <text:p>-0.0001</text:p>
          </table:table-cell>
          <table:table-cell table:formula="of:=(([.S94]-[.B94])*[.S94]*(1-[.S94])*[.N94] + (([.U94]-[.C94])*[.U94]*(1-[.U94])*[.P94])) * [.K94]*(1-[.K94])*[.E94]" office:value-type="float" office:value="-0.000243666570796223" calcext:value-type="float">
            <text:p>-0.0002</text:p>
          </table:table-cell>
          <table:table-cell table:formula="of:=(([.S94]-[.B94])*[.S94]*(1-[.S94])*[.O94] + (([.U94]-[.C94])*[.U94]*(1-[.U94])*[.Q94])) * [.K94]*(1-[.K94])*[.D94]" office:value-type="float" office:value="-0.000122679930404473" calcext:value-type="float">
            <text:p>-0.0001</text:p>
          </table:table-cell>
          <table:table-cell table:formula="of:==(([.S94]-[.B94])*[.S94]*(1-[.S94])*[.O94] + (([.U94]-[.C94])*[.U94]*(1-[.U94])*[.Q94])) * [.K94]*(1-[.K94])*[.E94]" office:value-type="float" office:value="-0.000245359860808946" calcext:value-type="float">
            <text:p>-0.0002</text:p>
          </table:table-cell>
          <table:table-cell table:formula="of:=([.S94]-[.B94])*[.S94]*(1-[.S94])*[.K94]" office:value-type="float" office:value="0.000892683233697344" calcext:value-type="float">
            <text:p>0.0009</text:p>
          </table:table-cell>
          <table:table-cell table:formula="of:=([.S94]-[.B94]) * [.S94] * (1-[.S94]) * [.M94]" office:value-type="float" office:value="0.000899155166920862" calcext:value-type="float">
            <text:p>0.0009</text:p>
          </table:table-cell>
          <table:table-cell table:formula="of:=([.U94]-[.C94])*[.U94]*(1-[.U94]) *[.K94]" office:value-type="float" office:value="-0.000867330057236372" calcext:value-type="float">
            <text:p>-0.0009</text:p>
          </table:table-cell>
          <table:table-cell table:formula="of:=([.U94]-[.C94])*[.U94]*(1-[.U94]) *[.M94]" office:value-type="float" office:value="-0.00087361818050484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4]-[.$F$30]*[.Y94]" office:value-type="float" office:value="0.330444630129971" calcext:value-type="float">
            <text:p>0.3304</text:p>
          </table:table-cell>
          <table:table-cell table:formula="of:=[.G94]-[.$F$30]*[.Z94]" office:value-type="float" office:value="0.560889260259943" calcext:value-type="float">
            <text:p>0.5609</text:p>
          </table:table-cell>
          <table:table-cell table:formula="of:=[.H94]-[.$F$30]*[.AA94]" office:value-type="float" office:value="0.430644966207003" calcext:value-type="float">
            <text:p>0.4306</text:p>
          </table:table-cell>
          <table:table-cell table:formula="of:=[.I94]-[.$F$30]*[.AB94]" office:value-type="float" office:value="0.661289932414005" calcext:value-type="float">
            <text:p>0.6613</text:p>
          </table:table-cell>
          <table:table-cell table:formula="of:=([.F95]*[.D95] + [.G95]*[.E95])" office:value-type="float" office:value="0.0726111575324929" calcext:value-type="float">
            <text:p>0.0726</text:p>
          </table:table-cell>
          <table:table-cell table:formula="of:=1/(1+EXP(-[.J95]))" office:value-type="float" office:value="0.518144817885366" calcext:value-type="float">
            <text:p>0.5181</text:p>
          </table:table-cell>
          <table:table-cell table:formula="of:=([.H95]*[.D95]+[.I95]*[.E95])" office:value-type="float" office:value="0.0876612415517507" calcext:value-type="float">
            <text:p>0.0877</text:p>
          </table:table-cell>
          <table:table-cell table:formula="of:==1/(1+EXP(-[.L95]))" office:value-type="float" office:value="0.52190128715938" calcext:value-type="float">
            <text:p>0.5219</text:p>
          </table:table-cell>
          <table:table-cell table:formula="of:=[.N94]-[.$F$30]*[.AC94]" office:value-type="float" office:value="-2.89822460894485" calcext:value-type="float">
            <text:p>-2.8982</text:p>
          </table:table-cell>
          <table:table-cell table:formula="of:=[.O94]-[.$F$30]*[.AD94]" office:value-type="float" office:value="-2.87235016492097" calcext:value-type="float">
            <text:p>-2.8724</text:p>
          </table:table-cell>
          <table:table-cell table:formula="of:=[.P94]-[.$F$30]*[.AE94]" office:value-type="float" office:value="2.86435291283663" calcext:value-type="float">
            <text:p>2.8644</text:p>
          </table:table-cell>
          <table:table-cell table:formula="of:=[.Q94]-[.$F$30]*[.AF94]" office:value-type="float" office:value="2.93162315887246" calcext:value-type="float">
            <text:p>2.9316</text:p>
          </table:table-cell>
          <table:table-cell table:formula="of:=([.K95]*[.N95]+[.M95]*[.O95])" office:value-type="float" office:value="-3.00078331043733" calcext:value-type="float">
            <text:p>-3.0008</text:p>
          </table:table-cell>
          <table:table-cell table:formula="of:=1/(1+EXP(-[.R95]))" office:value-type="float" office:value="0.0473904983708672" calcext:value-type="float">
            <text:p>0.0474</text:p>
          </table:table-cell>
          <table:table-cell table:formula="of:=([.K95]*[.P95]+[.M95]*[.Q95])" office:value-type="float" office:value="3.01416751846294" calcext:value-type="float">
            <text:p>3.0142</text:p>
          </table:table-cell>
          <table:table-cell table:formula="of:=1/(1+EXP(-[.T95]))" office:value-type="float" office:value="0.95321007971002" calcext:value-type="float">
            <text:p>0.9532</text:p>
          </table:table-cell>
          <table:table-cell table:formula="of:=0.5*([.B95]-[.S95])^2" office:value-type="float" office:value="0.000699024684210912" calcext:value-type="float">
            <text:p>0.0007</text:p>
          </table:table-cell>
          <table:table-cell table:formula="of:==0.5*([.C95]-[.U95])^2" office:value-type="float" office:value="0.000676749117471527" calcext:value-type="float">
            <text:p>0.0007</text:p>
          </table:table-cell>
          <table:table-cell table:formula="of:=[.V95]+[.W95]" office:value-type="float" office:value="0.00137577380168244" calcext:value-type="float">
            <text:p>0.0014</text:p>
          </table:table-cell>
          <table:table-cell table:formula="of:=(([.S95]-[.B95])*[.S95]*(1-[.S95])*[.N95] + (([.U95]-[.C95])*[.U95]*(1-[.U95])*[.P95])) * [.K95]*(1-[.K95])*[.D95]" office:value-type="float" office:value="-0.000119743721537416" calcext:value-type="float">
            <text:p>-0.0001</text:p>
          </table:table-cell>
          <table:table-cell table:formula="of:=(([.S95]-[.B95])*[.S95]*(1-[.S95])*[.N95] + (([.U95]-[.C95])*[.U95]*(1-[.U95])*[.P95])) * [.K95]*(1-[.K95])*[.E95]" office:value-type="float" office:value="-0.000239487443074833" calcext:value-type="float">
            <text:p>-0.0002</text:p>
          </table:table-cell>
          <table:table-cell table:formula="of:=(([.S95]-[.B95])*[.S95]*(1-[.S95])*[.O95] + (([.U95]-[.C95])*[.U95]*(1-[.U95])*[.Q95])) * [.K95]*(1-[.K95])*[.D95]" office:value-type="float" office:value="-0.000120576436618322" calcext:value-type="float">
            <text:p>-0.0001</text:p>
          </table:table-cell>
          <table:table-cell table:formula="of:==(([.S95]-[.B95])*[.S95]*(1-[.S95])*[.O95] + (([.U95]-[.C95])*[.U95]*(1-[.U95])*[.Q95])) * [.K95]*(1-[.K95])*[.E95]" office:value-type="float" office:value="-0.000241152873236643" calcext:value-type="float">
            <text:p>-0.0002</text:p>
          </table:table-cell>
          <table:table-cell table:formula="of:=([.S95]-[.B95])*[.S95]*(1-[.S95])*[.K95]" office:value-type="float" office:value="0.000874618375861692" calcext:value-type="float">
            <text:p>0.0009</text:p>
          </table:table-cell>
          <table:table-cell table:formula="of:=([.S95]-[.B95]) * [.S95] * (1-[.S95]) * [.M95]" office:value-type="float" office:value="0.000880959222941512" calcext:value-type="float">
            <text:p>0.0009</text:p>
          </table:table-cell>
          <table:table-cell table:formula="of:=([.U95]-[.C95])*[.U95]*(1-[.U95]) *[.K95]" office:value-type="float" office:value="-0.000850199680388285" calcext:value-type="float">
            <text:p>-0.0009</text:p>
          </table:table-cell>
          <table:table-cell table:formula="of:=([.U95]-[.C95])*[.U95]*(1-[.U95]) *[.M95]" office:value-type="float" office:value="-0.000856363495726995" calcext:value-type="float">
            <text:p>-0.0009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5]-[.$F$30]*[.Y95]" office:value-type="float" office:value="0.331642067345346" calcext:value-type="float">
            <text:p>0.3316</text:p>
          </table:table-cell>
          <table:table-cell table:formula="of:=[.G95]-[.$F$30]*[.Z95]" office:value-type="float" office:value="0.563284134690692" calcext:value-type="float">
            <text:p>0.5633</text:p>
          </table:table-cell>
          <table:table-cell table:formula="of:=[.H95]-[.$F$30]*[.AA95]" office:value-type="float" office:value="0.431850730573186" calcext:value-type="float">
            <text:p>0.4319</text:p>
          </table:table-cell>
          <table:table-cell table:formula="of:=[.I95]-[.$F$30]*[.AB95]" office:value-type="float" office:value="0.663701461146372" calcext:value-type="float">
            <text:p>0.6637</text:p>
          </table:table-cell>
          <table:table-cell table:formula="of:=([.F96]*[.D96] + [.G96]*[.E96])" office:value-type="float" office:value="0.0729105168363364" calcext:value-type="float">
            <text:p>0.0729</text:p>
          </table:table-cell>
          <table:table-cell table:formula="of:=1/(1+EXP(-[.J96]))" office:value-type="float" office:value="0.518219558745405" calcext:value-type="float">
            <text:p>0.5182</text:p>
          </table:table-cell>
          <table:table-cell table:formula="of:=([.H96]*[.D96]+[.I96]*[.E96])" office:value-type="float" office:value="0.0879626826432965" calcext:value-type="float">
            <text:p>0.0880</text:p>
          </table:table-cell>
          <table:table-cell table:formula="of:==1/(1+EXP(-[.L96]))" office:value-type="float" office:value="0.521976502343973" calcext:value-type="float">
            <text:p>0.5220</text:p>
          </table:table-cell>
          <table:table-cell table:formula="of:=[.N95]-[.$F$30]*[.AC95]" office:value-type="float" office:value="-2.90697079270347" calcext:value-type="float">
            <text:p>-2.9070</text:p>
          </table:table-cell>
          <table:table-cell table:formula="of:=[.O95]-[.$F$30]*[.AD95]" office:value-type="float" office:value="-2.88115975715039" calcext:value-type="float">
            <text:p>-2.8812</text:p>
          </table:table-cell>
          <table:table-cell table:formula="of:=[.P95]-[.$F$30]*[.AE95]" office:value-type="float" office:value="2.87285490964051" calcext:value-type="float">
            <text:p>2.8729</text:p>
          </table:table-cell>
          <table:table-cell table:formula="of:=[.Q95]-[.$F$30]*[.AF95]" office:value-type="float" office:value="2.94018679382973" calcext:value-type="float">
            <text:p>2.9402</text:p>
          </table:table-cell>
          <table:table-cell table:formula="of:=([.K96]*[.N96]+[.M96]*[.O96])" office:value-type="float" office:value="-3.01034681421214" calcext:value-type="float">
            <text:p>-3.0103</text:p>
          </table:table-cell>
          <table:table-cell table:formula="of:=1/(1+EXP(-[.R96]))" office:value-type="float" office:value="0.0469606214577043" calcext:value-type="float">
            <text:p>0.0470</text:p>
          </table:table-cell>
          <table:table-cell table:formula="of:=([.K96]*[.P96]+[.M96]*[.Q96])" office:value-type="float" office:value="3.02347802249466" calcext:value-type="float">
            <text:p>3.0235</text:p>
          </table:table-cell>
          <table:table-cell table:formula="of:=1/(1+EXP(-[.T96]))" office:value-type="float" office:value="0.953623586171477" calcext:value-type="float">
            <text:p>0.9536</text:p>
          </table:table-cell>
          <table:table-cell table:formula="of:=0.5*([.B96]-[.S96])^2" office:value-type="float" office:value="0.000683043769269856" calcext:value-type="float">
            <text:p>0.0007</text:p>
          </table:table-cell>
          <table:table-cell table:formula="of:==0.5*([.C96]-[.U96])^2" office:value-type="float" office:value="0.000661621741511995" calcext:value-type="float">
            <text:p>0.0007</text:p>
          </table:table-cell>
          <table:table-cell table:formula="of:=[.V96]+[.W96]" office:value-type="float" office:value="0.00134466551078185" calcext:value-type="float">
            <text:p>0.0013</text:p>
          </table:table-cell>
          <table:table-cell table:formula="of:=(([.S96]-[.B96])*[.S96]*(1-[.S96])*[.N96] + (([.U96]-[.C96])*[.U96]*(1-[.U96])*[.P96])) * [.K96]*(1-[.K96])*[.D96]" office:value-type="float" office:value="-0.000117723846707108" calcext:value-type="float">
            <text:p>-0.0001</text:p>
          </table:table-cell>
          <table:table-cell table:formula="of:=(([.S96]-[.B96])*[.S96]*(1-[.S96])*[.N96] + (([.U96]-[.C96])*[.U96]*(1-[.U96])*[.P96])) * [.K96]*(1-[.K96])*[.E96]" office:value-type="float" office:value="-0.000235447693414216" calcext:value-type="float">
            <text:p>-0.0002</text:p>
          </table:table-cell>
          <table:table-cell table:formula="of:=(([.S96]-[.B96])*[.S96]*(1-[.S96])*[.O96] + (([.U96]-[.C96])*[.U96]*(1-[.U96])*[.Q96])) * [.K96]*(1-[.K96])*[.D96]" office:value-type="float" office:value="-0.000118543073956379" calcext:value-type="float">
            <text:p>-0.0001</text:p>
          </table:table-cell>
          <table:table-cell table:formula="of:==(([.S96]-[.B96])*[.S96]*(1-[.S96])*[.O96] + (([.U96]-[.C96])*[.U96]*(1-[.U96])*[.Q96])) * [.K96]*(1-[.K96])*[.E96]" office:value-type="float" office:value="-0.000237086147912758" calcext:value-type="float">
            <text:p>-0.0002</text:p>
          </table:table-cell>
          <table:table-cell table:formula="of:=([.S96]-[.B96])*[.S96]*(1-[.S96])*[.K96]" office:value-type="float" office:value="0.000857230759502219" calcext:value-type="float">
            <text:p>0.0009</text:p>
          </table:table-cell>
          <table:table-cell table:formula="of:=([.S96]-[.B96]) * [.S96] * (1-[.S96]) * [.M96]" office:value-type="float" office:value="0.000863445437354604" calcext:value-type="float">
            <text:p>0.0009</text:p>
          </table:table-cell>
          <table:table-cell table:formula="of:=([.U96]-[.C96])*[.U96]*(1-[.U96]) *[.K96]" office:value-type="float" office:value="-0.000833696213084356" calcext:value-type="float">
            <text:p>-0.0008</text:p>
          </table:table-cell>
          <table:table-cell table:formula="of:=([.U96]-[.C96])*[.U96]*(1-[.U96]) *[.M96]" office:value-type="float" office:value="-0.000839740272205708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6]-[.$F$30]*[.Y96]" office:value-type="float" office:value="0.332819305812417" calcext:value-type="float">
            <text:p>0.3328</text:p>
          </table:table-cell>
          <table:table-cell table:formula="of:=[.G96]-[.$F$30]*[.Z96]" office:value-type="float" office:value="0.565638611624834" calcext:value-type="float">
            <text:p>0.5656</text:p>
          </table:table-cell>
          <table:table-cell table:formula="of:=[.H96]-[.$F$30]*[.AA96]" office:value-type="float" office:value="0.43303616131275" calcext:value-type="float">
            <text:p>0.4330</text:p>
          </table:table-cell>
          <table:table-cell table:formula="of:=[.I96]-[.$F$30]*[.AB96]" office:value-type="float" office:value="0.666072322625499" calcext:value-type="float">
            <text:p>0.6661</text:p>
          </table:table-cell>
          <table:table-cell table:formula="of:=([.F97]*[.D97] + [.G97]*[.E97])" office:value-type="float" office:value="0.0732048264531042" calcext:value-type="float">
            <text:p>0.0732</text:p>
          </table:table-cell>
          <table:table-cell table:formula="of:=1/(1+EXP(-[.J97]))" office:value-type="float" office:value="0.518293038058296" calcext:value-type="float">
            <text:p>0.5183</text:p>
          </table:table-cell>
          <table:table-cell table:formula="of:=([.H97]*[.D97]+[.I97]*[.E97])" office:value-type="float" office:value="0.0882590403281874" calcext:value-type="float">
            <text:p>0.0883</text:p>
          </table:table-cell>
          <table:table-cell table:formula="of:==1/(1+EXP(-[.L97]))" office:value-type="float" office:value="0.522050448152173" calcext:value-type="float">
            <text:p>0.5221</text:p>
          </table:table-cell>
          <table:table-cell table:formula="of:=[.N96]-[.$F$30]*[.AC96]" office:value-type="float" office:value="-2.91554310029849" calcext:value-type="float">
            <text:p>-2.9155</text:p>
          </table:table-cell>
          <table:table-cell table:formula="of:=[.O96]-[.$F$30]*[.AD96]" office:value-type="float" office:value="-2.88979421152393" calcext:value-type="float">
            <text:p>-2.8898</text:p>
          </table:table-cell>
          <table:table-cell table:formula="of:=[.P96]-[.$F$30]*[.AE96]" office:value-type="float" office:value="2.88119187177136" calcext:value-type="float">
            <text:p>2.8812</text:p>
          </table:table-cell>
          <table:table-cell table:formula="of:=[.Q96]-[.$F$30]*[.AF96]" office:value-type="float" office:value="2.94858419655178" calcext:value-type="float">
            <text:p>2.9486</text:p>
          </table:table-cell>
          <table:table-cell table:formula="of:=([.K97]*[.N97]+[.M97]*[.O97])" office:value-type="float" office:value="-3.01972405423723" calcext:value-type="float">
            <text:p>-3.0197</text:p>
          </table:table-cell>
          <table:table-cell table:formula="of:=1/(1+EXP(-[.R97]))" office:value-type="float" office:value="0.0465427184880129" calcext:value-type="float">
            <text:p>0.0465</text:p>
          </table:table-cell>
          <table:table-cell table:formula="of:=([.K97]*[.P97]+[.M97]*[.Q97])" office:value-type="float" office:value="3.03261138967352" calcext:value-type="float">
            <text:p>3.0326</text:p>
          </table:table-cell>
          <table:table-cell table:formula="of:=1/(1+EXP(-[.T97]))" office:value-type="float" office:value="0.954025845796709" calcext:value-type="float">
            <text:p>0.9540</text:p>
          </table:table-cell>
          <table:table-cell table:formula="of:=0.5*([.B97]-[.S97])^2" office:value-type="float" office:value="0.000667685137247079" calcext:value-type="float">
            <text:p>0.0007</text:p>
          </table:table-cell>
          <table:table-cell table:formula="of:==0.5*([.C97]-[.U97])^2" office:value-type="float" office:value="0.000647069885321091" calcext:value-type="float">
            <text:p>0.0006</text:p>
          </table:table-cell>
          <table:table-cell table:formula="of:=[.V97]+[.W97]" office:value-type="float" office:value="0.00131475502256817" calcext:value-type="float">
            <text:p>0.0013</text:p>
          </table:table-cell>
          <table:table-cell table:formula="of:=(([.S97]-[.B97])*[.S97]*(1-[.S97])*[.N97] + (([.U97]-[.C97])*[.U97]*(1-[.U97])*[.P97])) * [.K97]*(1-[.K97])*[.D97]" office:value-type="float" office:value="-0.000115770208549202" calcext:value-type="float">
            <text:p>-0.0001</text:p>
          </table:table-cell>
          <table:table-cell table:formula="of:=(([.S97]-[.B97])*[.S97]*(1-[.S97])*[.N97] + (([.U97]-[.C97])*[.U97]*(1-[.U97])*[.P97])) * [.K97]*(1-[.K97])*[.E97]" office:value-type="float" office:value="-0.000231540417098403" calcext:value-type="float">
            <text:p>-0.0002</text:p>
          </table:table-cell>
          <table:table-cell table:formula="of:=(([.S97]-[.B97])*[.S97]*(1-[.S97])*[.O97] + (([.U97]-[.C97])*[.U97]*(1-[.U97])*[.Q97])) * [.K97]*(1-[.K97])*[.D97]" office:value-type="float" office:value="-0.000116576369377045" calcext:value-type="float">
            <text:p>-0.0001</text:p>
          </table:table-cell>
          <table:table-cell table:formula="of:==(([.S97]-[.B97])*[.S97]*(1-[.S97])*[.O97] + (([.U97]-[.C97])*[.U97]*(1-[.U97])*[.Q97])) * [.K97]*(1-[.K97])*[.E97]" office:value-type="float" office:value="-0.000233152738754091" calcext:value-type="float">
            <text:p>-0.0002</text:p>
          </table:table-cell>
          <table:table-cell table:formula="of:=([.S97]-[.B97])*[.S97]*(1-[.S97])*[.K97]" office:value-type="float" office:value="0.000840483541574385" calcext:value-type="float">
            <text:p>0.0008</text:p>
          </table:table-cell>
          <table:table-cell table:formula="of:=([.S97]-[.B97]) * [.S97] * (1-[.S97]) * [.M97]" office:value-type="float" office:value="0.000846576699519706" calcext:value-type="float">
            <text:p>0.0008</text:p>
          </table:table-cell>
          <table:table-cell table:formula="of:=([.U97]-[.C97])*[.U97]*(1-[.U97]) *[.K97]" office:value-type="float" office:value="-0.00081778634720015" calcext:value-type="float">
            <text:p>-0.0008</text:p>
          </table:table-cell>
          <table:table-cell table:formula="of:=([.U97]-[.C97])*[.U97]*(1-[.U97]) *[.M97]" office:value-type="float" office:value="-0.000823714959876709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7]-[.$F$30]*[.Y97]" office:value-type="float" office:value="0.333977007897909" calcext:value-type="float">
            <text:p>0.3340</text:p>
          </table:table-cell>
          <table:table-cell table:formula="of:=[.G97]-[.$F$30]*[.Z97]" office:value-type="float" office:value="0.567954015795818" calcext:value-type="float">
            <text:p>0.5680</text:p>
          </table:table-cell>
          <table:table-cell table:formula="of:=[.H97]-[.$F$30]*[.AA97]" office:value-type="float" office:value="0.43420192500652" calcext:value-type="float">
            <text:p>0.4342</text:p>
          </table:table-cell>
          <table:table-cell table:formula="of:=[.I97]-[.$F$30]*[.AB97]" office:value-type="float" office:value="0.66840385001304" calcext:value-type="float">
            <text:p>0.6684</text:p>
          </table:table-cell>
          <table:table-cell table:formula="of:=([.F98]*[.D98] + [.G98]*[.E98])" office:value-type="float" office:value="0.0734942519744772" calcext:value-type="float">
            <text:p>0.0735</text:p>
          </table:table-cell>
          <table:table-cell table:formula="of:=1/(1+EXP(-[.J98]))" office:value-type="float" office:value="0.518365297203581" calcext:value-type="float">
            <text:p>0.5184</text:p>
          </table:table-cell>
          <table:table-cell table:formula="of:=([.H98]*[.D98]+[.I98]*[.E98])" office:value-type="float" office:value="0.08855048125163" calcext:value-type="float">
            <text:p>0.0886</text:p>
          </table:table-cell>
          <table:table-cell table:formula="of:==1/(1+EXP(-[.L98]))" office:value-type="float" office:value="0.522123166210138" calcext:value-type="float">
            <text:p>0.5221</text:p>
          </table:table-cell>
          <table:table-cell table:formula="of:=[.N97]-[.$F$30]*[.AC97]" office:value-type="float" office:value="-2.92394793571423" calcext:value-type="float">
            <text:p>-2.9239</text:p>
          </table:table-cell>
          <table:table-cell table:formula="of:=[.O97]-[.$F$30]*[.AD97]" office:value-type="float" office:value="-2.89825997851913" calcext:value-type="float">
            <text:p>-2.8983</text:p>
          </table:table-cell>
          <table:table-cell table:formula="of:=[.P97]-[.$F$30]*[.AE97]" office:value-type="float" office:value="2.88936973524336" calcext:value-type="float">
            <text:p>2.8894</text:p>
          </table:table-cell>
          <table:table-cell table:formula="of:=[.Q97]-[.$F$30]*[.AF97]" office:value-type="float" office:value="2.95682134615055" calcext:value-type="float">
            <text:p>2.9568</text:p>
          </table:table-cell>
          <table:table-cell table:formula="of:=([.K98]*[.N98]+[.M98]*[.O98])" office:value-type="float" office:value="-3.02892181718884" calcext:value-type="float">
            <text:p>-3.0289</text:p>
          </table:table-cell>
          <table:table-cell table:formula="of:=1/(1+EXP(-[.R98]))" office:value-type="float" office:value="0.0461362521692666" calcext:value-type="float">
            <text:p>0.0461</text:p>
          </table:table-cell>
          <table:table-cell table:formula="of:=([.K98]*[.P98]+[.M98]*[.Q98])" office:value-type="float" office:value="3.0415739247103" calcext:value-type="float">
            <text:p>3.0416</text:p>
          </table:table-cell>
          <table:table-cell table:formula="of:=1/(1+EXP(-[.T98]))" office:value-type="float" office:value="0.954417351600701" calcext:value-type="float">
            <text:p>0.9544</text:p>
          </table:table-cell>
          <table:table-cell table:formula="of:=0.5*([.B98]-[.S98])^2" office:value-type="float" office:value="0.000652914360420413" calcext:value-type="float">
            <text:p>0.0007</text:p>
          </table:table-cell>
          <table:table-cell table:formula="of:==0.5*([.C98]-[.U98])^2" office:value-type="float" office:value="0.000633062433554053" calcext:value-type="float">
            <text:p>0.0006</text:p>
          </table:table-cell>
          <table:table-cell table:formula="of:=[.V98]+[.W98]" office:value-type="float" office:value="0.00128597679397447" calcext:value-type="float">
            <text:p>0.0013</text:p>
          </table:table-cell>
          <table:table-cell table:formula="of:=(([.S98]-[.B98])*[.S98]*(1-[.S98])*[.N98] + (([.U98]-[.C98])*[.U98]*(1-[.U98])*[.P98])) * [.K98]*(1-[.K98])*[.D98]" office:value-type="float" office:value="-0.000113879580028152" calcext:value-type="float">
            <text:p>-0.0001</text:p>
          </table:table-cell>
          <table:table-cell table:formula="of:=(([.S98]-[.B98])*[.S98]*(1-[.S98])*[.N98] + (([.U98]-[.C98])*[.U98]*(1-[.U98])*[.P98])) * [.K98]*(1-[.K98])*[.E98]" office:value-type="float" office:value="-0.000227759160056305" calcext:value-type="float">
            <text:p>-0.0002</text:p>
          </table:table-cell>
          <table:table-cell table:formula="of:=(([.S98]-[.B98])*[.S98]*(1-[.S98])*[.O98] + (([.U98]-[.C98])*[.U98]*(1-[.U98])*[.Q98])) * [.K98]*(1-[.K98])*[.D98]" office:value-type="float" office:value="-0.000114673076425504" calcext:value-type="float">
            <text:p>-0.0001</text:p>
          </table:table-cell>
          <table:table-cell table:formula="of:==(([.S98]-[.B98])*[.S98]*(1-[.S98])*[.O98] + (([.U98]-[.C98])*[.U98]*(1-[.U98])*[.Q98])) * [.K98]*(1-[.K98])*[.E98]" office:value-type="float" office:value="-0.000229346152851008" calcext:value-type="float">
            <text:p>-0.0002</text:p>
          </table:table-cell>
          <table:table-cell table:formula="of:=([.S98]-[.B98])*[.S98]*(1-[.S98])*[.K98]" office:value-type="float" office:value="0.000824342485026605" calcext:value-type="float">
            <text:p>0.0008</text:p>
          </table:table-cell>
          <table:table-cell table:formula="of:=([.S98]-[.B98]) * [.S98] * (1-[.S98]) * [.M98]" office:value-type="float" office:value="0.000830318523723603" calcext:value-type="float">
            <text:p>0.0008</text:p>
          </table:table-cell>
          <table:table-cell table:formula="of:=([.U98]-[.C98])*[.U98]*(1-[.U98]) *[.K98]" office:value-type="float" office:value="-0.000802439076538388" calcext:value-type="float">
            <text:p>-0.0008</text:p>
          </table:table-cell>
          <table:table-cell table:formula="of:=([.U98]-[.C98])*[.U98]*(1-[.U98]) *[.M98]" office:value-type="float" office:value="-0.000808256327329752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8]-[.$F$30]*[.Y98]" office:value-type="float" office:value="0.33511580369819" calcext:value-type="float">
            <text:p>0.3351</text:p>
          </table:table-cell>
          <table:table-cell table:formula="of:=[.G98]-[.$F$30]*[.Z98]" office:value-type="float" office:value="0.570231607396381" calcext:value-type="float">
            <text:p>0.5702</text:p>
          </table:table-cell>
          <table:table-cell table:formula="of:=[.H98]-[.$F$30]*[.AA98]" office:value-type="float" office:value="0.435348655770775" calcext:value-type="float">
            <text:p>0.4353</text:p>
          </table:table-cell>
          <table:table-cell table:formula="of:=[.I98]-[.$F$30]*[.AB98]" office:value-type="float" office:value="0.67069731154155" calcext:value-type="float">
            <text:p>0.6707</text:p>
          </table:table-cell>
          <table:table-cell table:formula="of:=([.F99]*[.D99] + [.G99]*[.E99])" office:value-type="float" office:value="0.0737789509245476" calcext:value-type="float">
            <text:p>0.0738</text:p>
          </table:table-cell>
          <table:table-cell table:formula="of:=1/(1+EXP(-[.J99]))" office:value-type="float" office:value="0.518436375544539" calcext:value-type="float">
            <text:p>0.5184</text:p>
          </table:table-cell>
          <table:table-cell table:formula="of:=([.H99]*[.D99]+[.I99]*[.E99])" office:value-type="float" office:value="0.0888371639426938" calcext:value-type="float">
            <text:p>0.0888</text:p>
          </table:table-cell>
          <table:table-cell table:formula="of:==1/(1+EXP(-[.L99]))" office:value-type="float" office:value="0.522194696116353" calcext:value-type="float">
            <text:p>0.5222</text:p>
          </table:table-cell>
          <table:table-cell table:formula="of:=[.N98]-[.$F$30]*[.AC98]" office:value-type="float" office:value="-2.9321913605645" calcext:value-type="float">
            <text:p>-2.9322</text:p>
          </table:table-cell>
          <table:table-cell table:formula="of:=[.O98]-[.$F$30]*[.AD98]" office:value-type="float" office:value="-2.90656316375637" calcext:value-type="float">
            <text:p>-2.9066</text:p>
          </table:table-cell>
          <table:table-cell table:formula="of:=[.P98]-[.$F$30]*[.AE98]" office:value-type="float" office:value="2.89739412600874" calcext:value-type="float">
            <text:p>2.8974</text:p>
          </table:table-cell>
          <table:table-cell table:formula="of:=[.Q98]-[.$F$30]*[.AF98]" office:value-type="float" office:value="2.96490390942385" calcext:value-type="float">
            <text:p>2.9649</text:p>
          </table:table-cell>
          <table:table-cell table:formula="of:=([.K99]*[.N99]+[.M99]*[.O99])" office:value-type="float" office:value="-3.03794652941481" calcext:value-type="float">
            <text:p>-3.0379</text:p>
          </table:table-cell>
          <table:table-cell table:formula="of:=1/(1+EXP(-[.R99]))" office:value-type="float" office:value="0.0457407181432688" calcext:value-type="float">
            <text:p>0.0457</text:p>
          </table:table-cell>
          <table:table-cell table:formula="of:=([.K99]*[.P99]+[.M99]*[.Q99])" office:value-type="float" office:value="3.05037160520778" calcext:value-type="float">
            <text:p>3.0504</text:p>
          </table:table-cell>
          <table:table-cell table:formula="of:=1/(1+EXP(-[.T99]))" office:value-type="float" office:value="0.954798567062906" calcext:value-type="float">
            <text:p>0.9548</text:p>
          </table:table-cell>
          <table:table-cell table:formula="of:=0.5*([.B99]-[.S99])^2" office:value-type="float" office:value="0.000638699466698293" calcext:value-type="float">
            <text:p>0.0006</text:p>
          </table:table-cell>
          <table:table-cell table:formula="of:==0.5*([.C99]-[.U99])^2" office:value-type="float" office:value="0.000619570440412359" calcext:value-type="float">
            <text:p>0.0006</text:p>
          </table:table-cell>
          <table:table-cell table:formula="of:=[.V99]+[.W99]" office:value-type="float" office:value="0.00125826990711065" calcext:value-type="float">
            <text:p>0.0013</text:p>
          </table:table-cell>
          <table:table-cell table:formula="of:=(([.S99]-[.B99])*[.S99]*(1-[.S99])*[.N99] + (([.U99]-[.C99])*[.U99]*(1-[.U99])*[.P99])) * [.K99]*(1-[.K99])*[.D99]" office:value-type="float" office:value="-0.000112048941292276" calcext:value-type="float">
            <text:p>-0.0001</text:p>
          </table:table-cell>
          <table:table-cell table:formula="of:=(([.S99]-[.B99])*[.S99]*(1-[.S99])*[.N99] + (([.U99]-[.C99])*[.U99]*(1-[.U99])*[.P99])) * [.K99]*(1-[.K99])*[.E99]" office:value-type="float" office:value="-0.000224097882584553" calcext:value-type="float">
            <text:p>-0.0002</text:p>
          </table:table-cell>
          <table:table-cell table:formula="of:=(([.S99]-[.B99])*[.S99]*(1-[.S99])*[.O99] + (([.U99]-[.C99])*[.U99]*(1-[.U99])*[.Q99])) * [.K99]*(1-[.K99])*[.D99]" office:value-type="float" office:value="-0.000112830157000717" calcext:value-type="float">
            <text:p>-0.0001</text:p>
          </table:table-cell>
          <table:table-cell table:formula="of:==(([.S99]-[.B99])*[.S99]*(1-[.S99])*[.O99] + (([.U99]-[.C99])*[.U99]*(1-[.U99])*[.Q99])) * [.K99]*(1-[.K99])*[.E99]" office:value-type="float" office:value="-0.000225660314001433" calcext:value-type="float">
            <text:p>-0.0002</text:p>
          </table:table-cell>
          <table:table-cell table:formula="of:=([.S99]-[.B99])*[.S99]*(1-[.S99])*[.K99]" office:value-type="float" office:value="0.000808775733384714" calcext:value-type="float">
            <text:p>0.0008</text:p>
          </table:table-cell>
          <table:table-cell table:formula="of:=([.S99]-[.B99]) * [.S99] * (1-[.S99]) * [.M99]" office:value-type="float" office:value="0.000814638822126454" calcext:value-type="float">
            <text:p>0.0008</text:p>
          </table:table-cell>
          <table:table-cell table:formula="of:=([.U99]-[.C99])*[.U99]*(1-[.U99]) *[.K99]" office:value-type="float" office:value="-0.000787625502201941" calcext:value-type="float">
            <text:p>-0.0008</text:p>
          </table:table-cell>
          <table:table-cell table:formula="of:=([.U99]-[.C99])*[.U99]*(1-[.U99]) *[.M99]" office:value-type="float" office:value="-0.000793335265766856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99]-[.$F$30]*[.Y99]" office:value-type="float" office:value="0.336236293111113" calcext:value-type="float">
            <text:p>0.3362</text:p>
          </table:table-cell>
          <table:table-cell table:formula="of:=[.G99]-[.$F$30]*[.Z99]" office:value-type="float" office:value="0.572472586222226" calcext:value-type="float">
            <text:p>0.5725</text:p>
          </table:table-cell>
          <table:table-cell table:formula="of:=[.H99]-[.$F$30]*[.AA99]" office:value-type="float" office:value="0.436476957340782" calcext:value-type="float">
            <text:p>0.4365</text:p>
          </table:table-cell>
          <table:table-cell table:formula="of:=[.I99]-[.$F$30]*[.AB99]" office:value-type="float" office:value="0.672953914681565" calcext:value-type="float">
            <text:p>0.6730</text:p>
          </table:table-cell>
          <table:table-cell table:formula="of:=([.F100]*[.D100] + [.G100]*[.E100])" office:value-type="float" office:value="0.0740590732777783" calcext:value-type="float">
            <text:p>0.0741</text:p>
          </table:table-cell>
          <table:table-cell table:formula="of:=1/(1+EXP(-[.J100]))" office:value-type="float" office:value="0.518506310557642" calcext:value-type="float">
            <text:p>0.5185</text:p>
          </table:table-cell>
          <table:table-cell table:formula="of:=([.H100]*[.D100]+[.I100]*[.E100])" office:value-type="float" office:value="0.0891192393351956" calcext:value-type="float">
            <text:p>0.0891</text:p>
          </table:table-cell>
          <table:table-cell table:formula="of:==1/(1+EXP(-[.L100]))" office:value-type="float" office:value="0.522265075571778" calcext:value-type="float">
            <text:p>0.5223</text:p>
          </table:table-cell>
          <table:table-cell table:formula="of:=[.N99]-[.$F$30]*[.AC99]" office:value-type="float" office:value="-2.94027911789834" calcext:value-type="float">
            <text:p>-2.9403</text:p>
          </table:table-cell>
          <table:table-cell table:formula="of:=[.O99]-[.$F$30]*[.AD99]" office:value-type="float" office:value="-2.91470955197763" calcext:value-type="float">
            <text:p>-2.9147</text:p>
          </table:table-cell>
          <table:table-cell table:formula="of:=[.P99]-[.$F$30]*[.AE99]" office:value-type="float" office:value="2.90527038103076" calcext:value-type="float">
            <text:p>2.9053</text:p>
          </table:table-cell>
          <table:table-cell table:formula="of:=[.Q99]-[.$F$30]*[.AF99]" office:value-type="float" office:value="2.97283726208152" calcext:value-type="float">
            <text:p>2.9728</text:p>
          </table:table-cell>
          <table:table-cell table:formula="of:=([.K100]*[.N100]+[.M100]*[.O100])" office:value-type="float" office:value="-3.04680428186453" calcext:value-type="float">
            <text:p>-3.0468</text:p>
          </table:table-cell>
          <table:table-cell table:formula="of:=1/(1+EXP(-[.R100]))" office:value-type="float" office:value="0.045355642445625" calcext:value-type="float">
            <text:p>0.0454</text:p>
          </table:table-cell>
          <table:table-cell table:formula="of:=([.K100]*[.P100]+[.M100]*[.Q100])" office:value-type="float" office:value="3.05901010378426" calcext:value-type="float">
            <text:p>3.0590</text:p>
          </table:table-cell>
          <table:table-cell table:formula="of:=1/(1+EXP(-[.T100]))" office:value-type="float" office:value="0.955169928354851" calcext:value-type="float">
            <text:p>0.9552</text:p>
          </table:table-cell>
          <table:table-cell table:formula="of:=0.5*([.B100]-[.S100])^2" office:value-type="float" office:value="0.000625010726371441" calcext:value-type="float">
            <text:p>0.0006</text:p>
          </table:table-cell>
          <table:table-cell table:formula="of:==0.5*([.C100]-[.U100])^2" office:value-type="float" office:value="0.000606566945403089" calcext:value-type="float">
            <text:p>0.0006</text:p>
          </table:table-cell>
          <table:table-cell table:formula="of:=[.V100]+[.W100]" office:value-type="float" office:value="0.00123157767177453" calcext:value-type="float">
            <text:p>0.0012</text:p>
          </table:table-cell>
          <table:table-cell table:formula="of:=(([.S100]-[.B100])*[.S100]*(1-[.S100])*[.N100] + (([.U100]-[.C100])*[.U100]*(1-[.U100])*[.P100])) * [.K100]*(1-[.K100])*[.D100]" office:value-type="float" office:value="-0.000110275463262857" calcext:value-type="float">
            <text:p>-0.0001</text:p>
          </table:table-cell>
          <table:table-cell table:formula="of:=(([.S100]-[.B100])*[.S100]*(1-[.S100])*[.N100] + (([.U100]-[.C100])*[.U100]*(1-[.U100])*[.P100])) * [.K100]*(1-[.K100])*[.E100]" office:value-type="float" office:value="-0.000220550926525714" calcext:value-type="float">
            <text:p>-0.0002</text:p>
          </table:table-cell>
          <table:table-cell table:formula="of:=(([.S100]-[.B100])*[.S100]*(1-[.S100])*[.O100] + (([.U100]-[.C100])*[.U100]*(1-[.U100])*[.Q100])) * [.K100]*(1-[.K100])*[.D100]" office:value-type="float" office:value="-0.000111044764858359" calcext:value-type="float">
            <text:p>-0.0001</text:p>
          </table:table-cell>
          <table:table-cell table:formula="of:==(([.S100]-[.B100])*[.S100]*(1-[.S100])*[.O100] + (([.U100]-[.C100])*[.U100]*(1-[.U100])*[.Q100])) * [.K100]*(1-[.K100])*[.E100]" office:value-type="float" office:value="-0.000222089529716718" calcext:value-type="float">
            <text:p>-0.0002</text:p>
          </table:table-cell>
          <table:table-cell table:formula="of:=([.S100]-[.B100])*[.S100]*(1-[.S100])*[.K100]" office:value-type="float" office:value="0.000793753608267916" calcext:value-type="float">
            <text:p>0.0008</text:p>
          </table:table-cell>
          <table:table-cell table:formula="of:=([.S100]-[.B100]) * [.S100] * (1-[.S100]) * [.M100]" office:value-type="float" office:value="0.000799507700806139" calcext:value-type="float">
            <text:p>0.0008</text:p>
          </table:table-cell>
          <table:table-cell table:formula="of:=([.U100]-[.C100])*[.U100]*(1-[.U100]) *[.K100]" office:value-type="float" office:value="-0.000773318657327476" calcext:value-type="float">
            <text:p>-0.0008</text:p>
          </table:table-cell>
          <table:table-cell table:formula="of:=([.U100]-[.C100])*[.U100]*(1-[.U100]) *[.M100]" office:value-type="float" office:value="-0.000778924612461975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0]-[.$F$30]*[.Y100]" office:value-type="float" office:value="0.337339047743742" calcext:value-type="float">
            <text:p>0.3373</text:p>
          </table:table-cell>
          <table:table-cell table:formula="of:=[.G100]-[.$F$30]*[.Z100]" office:value-type="float" office:value="0.574678095487483" calcext:value-type="float">
            <text:p>0.5747</text:p>
          </table:table-cell>
          <table:table-cell table:formula="of:=[.H100]-[.$F$30]*[.AA100]" office:value-type="float" office:value="0.437587404989366" calcext:value-type="float">
            <text:p>0.4376</text:p>
          </table:table-cell>
          <table:table-cell table:formula="of:=[.I100]-[.$F$30]*[.AB100]" office:value-type="float" office:value="0.675174809978732" calcext:value-type="float">
            <text:p>0.6752</text:p>
          </table:table-cell>
          <table:table-cell table:formula="of:=([.F101]*[.D101] + [.G101]*[.E101])" office:value-type="float" office:value="0.0743347619359354" calcext:value-type="float">
            <text:p>0.0743</text:p>
          </table:table-cell>
          <table:table-cell table:formula="of:=1/(1+EXP(-[.J101]))" office:value-type="float" office:value="0.518575137951765" calcext:value-type="float">
            <text:p>0.5186</text:p>
          </table:table-cell>
          <table:table-cell table:formula="of:=([.H101]*[.D101]+[.I101]*[.E101])" office:value-type="float" office:value="0.0893968512473415" calcext:value-type="float">
            <text:p>0.0894</text:p>
          </table:table-cell>
          <table:table-cell table:formula="of:==1/(1+EXP(-[.L101]))" office:value-type="float" office:value="0.52233434049969" calcext:value-type="float">
            <text:p>0.5223</text:p>
          </table:table-cell>
          <table:table-cell table:formula="of:=[.N100]-[.$F$30]*[.AC100]" office:value-type="float" office:value="-2.94821665398102" calcext:value-type="float">
            <text:p>-2.9482</text:p>
          </table:table-cell>
          <table:table-cell table:formula="of:=[.O100]-[.$F$30]*[.AD100]" office:value-type="float" office:value="-2.92270462898569" calcext:value-type="float">
            <text:p>-2.9227</text:p>
          </table:table-cell>
          <table:table-cell table:formula="of:=[.P100]-[.$F$30]*[.AE100]" office:value-type="float" office:value="2.91300356760404" calcext:value-type="float">
            <text:p>2.9130</text:p>
          </table:table-cell>
          <table:table-cell table:formula="of:=[.Q100]-[.$F$30]*[.AF100]" office:value-type="float" office:value="2.98062650820614" calcext:value-type="float">
            <text:p>2.9806</text:p>
          </table:table-cell>
          <table:table-cell table:formula="of:=([.K101]*[.N101]+[.M101]*[.O101])" office:value-type="float" office:value="-3.05550085290653" calcext:value-type="float">
            <text:p>-3.0555</text:p>
          </table:table-cell>
          <table:table-cell table:formula="of:=1/(1+EXP(-[.R101]))" office:value-type="float" office:value="0.0449805792000535" calcext:value-type="float">
            <text:p>0.0450</text:p>
          </table:table-cell>
          <table:table-cell table:formula="of:=([.K101]*[.P101]+[.M101]*[.Q101])" office:value-type="float" office:value="3.06749480836399" calcext:value-type="float">
            <text:p>3.0675</text:p>
          </table:table-cell>
          <table:table-cell table:formula="of:=1/(1+EXP(-[.T101]))" office:value-type="float" office:value="0.955531846366352" calcext:value-type="float">
            <text:p>0.9555</text:p>
          </table:table-cell>
          <table:table-cell table:formula="of:=0.5*([.B101]-[.S101])^2" office:value-type="float" office:value="0.000611820460585608" calcext:value-type="float">
            <text:p>0.0006</text:p>
          </table:table-cell>
          <table:table-cell table:formula="of:==0.5*([.C101]-[.U101])^2" office:value-type="float" office:value="0.000594026807456391" calcext:value-type="float">
            <text:p>0.0006</text:p>
          </table:table-cell>
          <table:table-cell table:formula="of:=[.V101]+[.W101]" office:value-type="float" office:value="0.001205847268042" calcext:value-type="float">
            <text:p>0.0012</text:p>
          </table:table-cell>
          <table:table-cell table:formula="of:=(([.S101]-[.B101])*[.S101]*(1-[.S101])*[.N101] + (([.U101]-[.C101])*[.U101]*(1-[.U101])*[.P101])) * [.K101]*(1-[.K101])*[.D101]" office:value-type="float" office:value="-0.000108556492761704" calcext:value-type="float">
            <text:p>-0.0001</text:p>
          </table:table-cell>
          <table:table-cell table:formula="of:=(([.S101]-[.B101])*[.S101]*(1-[.S101])*[.N101] + (([.U101]-[.C101])*[.U101]*(1-[.U101])*[.P101])) * [.K101]*(1-[.K101])*[.E101]" office:value-type="float" office:value="-0.000217112985523409" calcext:value-type="float">
            <text:p>-0.0002</text:p>
          </table:table-cell>
          <table:table-cell table:formula="of:=(([.S101]-[.B101])*[.S101]*(1-[.S101])*[.O101] + (([.U101]-[.C101])*[.U101]*(1-[.U101])*[.Q101])) * [.K101]*(1-[.K101])*[.D101]" office:value-type="float" office:value="-0.00010931423065964" calcext:value-type="float">
            <text:p>-0.0001</text:p>
          </table:table-cell>
          <table:table-cell table:formula="of:==(([.S101]-[.B101])*[.S101]*(1-[.S101])*[.O101] + (([.U101]-[.C101])*[.U101]*(1-[.U101])*[.Q101])) * [.K101]*(1-[.K101])*[.E101]" office:value-type="float" office:value="-0.000218628461319279" calcext:value-type="float">
            <text:p>-0.0002</text:p>
          </table:table-cell>
          <table:table-cell table:formula="of:=([.S101]-[.B101])*[.S101]*(1-[.S101])*[.K101]" office:value-type="float" office:value="0.000779248427165809" calcext:value-type="float">
            <text:p>0.0008</text:p>
          </table:table-cell>
          <table:table-cell table:formula="of:=([.S101]-[.B101]) * [.S101] * (1-[.S101]) * [.M101]" office:value-type="float" office:value="0.00078489727621098" calcext:value-type="float">
            <text:p>0.0008</text:p>
          </table:table-cell>
          <table:table-cell table:formula="of:=([.U101]-[.C101])*[.U101]*(1-[.U101]) *[.K101]" office:value-type="float" office:value="-0.000759493348974287" calcext:value-type="float">
            <text:p>-0.0008</text:p>
          </table:table-cell>
          <table:table-cell table:formula="of:=([.U101]-[.C101])*[.U101]*(1-[.U101]) *[.M101]" office:value-type="float" office:value="-0.0007649989915006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1]-[.$F$30]*[.Y101]" office:value-type="float" office:value="0.338424612671359" calcext:value-type="float">
            <text:p>0.3384</text:p>
          </table:table-cell>
          <table:table-cell table:formula="of:=[.G101]-[.$F$30]*[.Z101]" office:value-type="float" office:value="0.576849225342717" calcext:value-type="float">
            <text:p>0.5768</text:p>
          </table:table-cell>
          <table:table-cell table:formula="of:=[.H101]-[.$F$30]*[.AA101]" office:value-type="float" office:value="0.438680547295962" calcext:value-type="float">
            <text:p>0.4387</text:p>
          </table:table-cell>
          <table:table-cell table:formula="of:=[.I101]-[.$F$30]*[.AB101]" office:value-type="float" office:value="0.677361094591925" calcext:value-type="float">
            <text:p>0.6774</text:p>
          </table:table-cell>
          <table:table-cell table:formula="of:=([.F102]*[.D102] + [.G102]*[.E102])" office:value-type="float" office:value="0.0746061531678397" calcext:value-type="float">
            <text:p>0.0746</text:p>
          </table:table-cell>
          <table:table-cell table:formula="of:=1/(1+EXP(-[.J102]))" office:value-type="float" office:value="0.518642891778092" calcext:value-type="float">
            <text:p>0.5186</text:p>
          </table:table-cell>
          <table:table-cell table:formula="of:=([.H102]*[.D102]+[.I102]*[.E102])" office:value-type="float" office:value="0.0896701368239906" calcext:value-type="float">
            <text:p>0.0897</text:p>
          </table:table-cell>
          <table:table-cell table:formula="of:==1/(1+EXP(-[.L102]))" office:value-type="float" office:value="0.522402525156185" calcext:value-type="float">
            <text:p>0.5224</text:p>
          </table:table-cell>
          <table:table-cell table:formula="of:=[.N101]-[.$F$30]*[.AC101]" office:value-type="float" office:value="-2.95600913825268" calcext:value-type="float">
            <text:p>-2.9560</text:p>
          </table:table-cell>
          <table:table-cell table:formula="of:=[.O101]-[.$F$30]*[.AD101]" office:value-type="float" office:value="-2.9305536017478" calcext:value-type="float">
            <text:p>-2.9306</text:p>
          </table:table-cell>
          <table:table-cell table:formula="of:=[.P101]-[.$F$30]*[.AE101]" office:value-type="float" office:value="2.92059850109378" calcext:value-type="float">
            <text:p>2.9206</text:p>
          </table:table-cell>
          <table:table-cell table:formula="of:=[.Q101]-[.$F$30]*[.AF101]" office:value-type="float" office:value="2.98827649812114" calcext:value-type="float">
            <text:p>2.9883</text:p>
          </table:table-cell>
          <table:table-cell table:formula="of:=([.K102]*[.N102]+[.M102]*[.O102])" office:value-type="float" office:value="-3.06404172924444" calcext:value-type="float">
            <text:p>-3.0640</text:p>
          </table:table-cell>
          <table:table-cell table:formula="of:=1/(1+EXP(-[.R102]))" office:value-type="float" office:value="0.044615108522354" calcext:value-type="float">
            <text:p>0.0446</text:p>
          </table:table-cell>
          <table:table-cell table:formula="of:=([.K102]*[.P102]+[.M102]*[.Q102])" office:value-type="float" office:value="3.0758308408134" calcext:value-type="float">
            <text:p>3.0758</text:p>
          </table:table-cell>
          <table:table-cell table:formula="of:=1/(1+EXP(-[.T102]))" office:value-type="float" office:value="0.955884708551442" calcext:value-type="float">
            <text:p>0.9559</text:p>
          </table:table-cell>
          <table:table-cell table:formula="of:=0.5*([.B102]-[.S102])^2" office:value-type="float" office:value="0.000599102869007172" calcext:value-type="float">
            <text:p>0.0006</text:p>
          </table:table-cell>
          <table:table-cell table:formula="of:==0.5*([.C102]-[.U102])^2" office:value-type="float" office:value="0.000581926555310041" calcext:value-type="float">
            <text:p>0.0006</text:p>
          </table:table-cell>
          <table:table-cell table:formula="of:=[.V102]+[.W102]" office:value-type="float" office:value="0.00118102942431721" calcext:value-type="float">
            <text:p>0.0012</text:p>
          </table:table-cell>
          <table:table-cell table:formula="of:=(([.S102]-[.B102])*[.S102]*(1-[.S102])*[.N102] + (([.U102]-[.C102])*[.U102]*(1-[.U102])*[.P102])) * [.K102]*(1-[.K102])*[.D102]" office:value-type="float" office:value="-0.000106889539011287" calcext:value-type="float">
            <text:p>-0.0001</text:p>
          </table:table-cell>
          <table:table-cell table:formula="of:=(([.S102]-[.B102])*[.S102]*(1-[.S102])*[.N102] + (([.U102]-[.C102])*[.U102]*(1-[.U102])*[.P102])) * [.K102]*(1-[.K102])*[.E102]" office:value-type="float" office:value="-0.000213779078022574" calcext:value-type="float">
            <text:p>-0.0002</text:p>
          </table:table-cell>
          <table:table-cell table:formula="of:=(([.S102]-[.B102])*[.S102]*(1-[.S102])*[.O102] + (([.U102]-[.C102])*[.U102]*(1-[.U102])*[.Q102])) * [.K102]*(1-[.K102])*[.D102]" office:value-type="float" office:value="-0.000107636048399396" calcext:value-type="float">
            <text:p>-0.0001</text:p>
          </table:table-cell>
          <table:table-cell table:formula="of:==(([.S102]-[.B102])*[.S102]*(1-[.S102])*[.O102] + (([.U102]-[.C102])*[.U102]*(1-[.U102])*[.Q102])) * [.K102]*(1-[.K102])*[.E102]" office:value-type="float" office:value="-0.000215272096798791" calcext:value-type="float">
            <text:p>-0.0002</text:p>
          </table:table-cell>
          <table:table-cell table:formula="of:=([.S102]-[.B102])*[.S102]*(1-[.S102])*[.K102]" office:value-type="float" office:value="0.000765234339155013" calcext:value-type="float">
            <text:p>0.0008</text:p>
          </table:table-cell>
          <table:table-cell table:formula="of:=([.S102]-[.B102]) * [.S102] * (1-[.S102]) * [.M102]" office:value-type="float" office:value="0.000770781509682477" calcext:value-type="float">
            <text:p>0.0008</text:p>
          </table:table-cell>
          <table:table-cell table:formula="of:=([.U102]-[.C102])*[.U102]*(1-[.U102]) *[.K102]" office:value-type="float" office:value="-0.000746126015244928" calcext:value-type="float">
            <text:p>-0.0007</text:p>
          </table:table-cell>
          <table:table-cell table:formula="of:=([.U102]-[.C102])*[.U102]*(1-[.U102]) *[.M102]" office:value-type="float" office:value="-0.000751534669861906" calcext:value-type="float">
            <text:p>-0.0008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2]-[.$F$30]*[.Y102]" office:value-type="float" office:value="0.339493508061471" calcext:value-type="float">
            <text:p>0.3395</text:p>
          </table:table-cell>
          <table:table-cell table:formula="of:=[.G102]-[.$F$30]*[.Z102]" office:value-type="float" office:value="0.578987016122943" calcext:value-type="float">
            <text:p>0.5790</text:p>
          </table:table-cell>
          <table:table-cell table:formula="of:=[.H102]-[.$F$30]*[.AA102]" office:value-type="float" office:value="0.439756907779956" calcext:value-type="float">
            <text:p>0.4398</text:p>
          </table:table-cell>
          <table:table-cell table:formula="of:=[.I102]-[.$F$30]*[.AB102]" office:value-type="float" office:value="0.679513815559913" calcext:value-type="float">
            <text:p>0.6795</text:p>
          </table:table-cell>
          <table:table-cell table:formula="of:=([.F103]*[.D103] + [.G103]*[.E103])" office:value-type="float" office:value="0.0748733770153679" calcext:value-type="float">
            <text:p>0.0749</text:p>
          </table:table-cell>
          <table:table-cell table:formula="of:=1/(1+EXP(-[.J103]))" office:value-type="float" office:value="0.518709604531596" calcext:value-type="float">
            <text:p>0.5187</text:p>
          </table:table-cell>
          <table:table-cell table:formula="of:=([.H103]*[.D103]+[.I103]*[.E103])" office:value-type="float" office:value="0.0899392269449891" calcext:value-type="float">
            <text:p>0.0899</text:p>
          </table:table-cell>
          <table:table-cell table:formula="of:==1/(1+EXP(-[.L103]))" office:value-type="float" office:value="0.522469662232205" calcext:value-type="float">
            <text:p>0.5225</text:p>
          </table:table-cell>
          <table:table-cell table:formula="of:=[.N102]-[.$F$30]*[.AC102]" office:value-type="float" office:value="-2.96366148164423" calcext:value-type="float">
            <text:p>-2.9637</text:p>
          </table:table-cell>
          <table:table-cell table:formula="of:=[.O102]-[.$F$30]*[.AD102]" office:value-type="float" office:value="-2.93826141684463" calcext:value-type="float">
            <text:p>-2.9383</text:p>
          </table:table-cell>
          <table:table-cell table:formula="of:=[.P102]-[.$F$30]*[.AE102]" office:value-type="float" office:value="2.92805976124623" calcext:value-type="float">
            <text:p>2.9281</text:p>
          </table:table-cell>
          <table:table-cell table:formula="of:=[.Q102]-[.$F$30]*[.AF102]" office:value-type="float" office:value="2.99579184481976" calcext:value-type="float">
            <text:p>2.9958</text:p>
          </table:table-cell>
          <table:table-cell table:formula="of:=([.K103]*[.N103]+[.M103]*[.O103])" office:value-type="float" office:value="-3.07243212511794" calcext:value-type="float">
            <text:p>-3.0724</text:p>
          </table:table-cell>
          <table:table-cell table:formula="of:=1/(1+EXP(-[.R103]))" office:value-type="float" office:value="0.0442588346119147" calcext:value-type="float">
            <text:p>0.0443</text:p>
          </table:table-cell>
          <table:table-cell table:formula="of:=([.K103]*[.P103]+[.M103]*[.Q103])" office:value-type="float" office:value="3.08402307408189" calcext:value-type="float">
            <text:p>3.0840</text:p>
          </table:table-cell>
          <table:table-cell table:formula="of:=1/(1+EXP(-[.T103]))" office:value-type="float" office:value="0.956228880612655" calcext:value-type="float">
            <text:p>0.9562</text:p>
          </table:table-cell>
          <table:table-cell table:formula="of:=0.5*([.B103]-[.S103])^2" office:value-type="float" office:value="0.000586833874483262" calcext:value-type="float">
            <text:p>0.0006</text:p>
          </table:table-cell>
          <table:table-cell table:formula="of:==0.5*([.C103]-[.U103])^2" office:value-type="float" office:value="0.00057024425233717" calcext:value-type="float">
            <text:p>0.0006</text:p>
          </table:table-cell>
          <table:table-cell table:formula="of:=[.V103]+[.W103]" office:value-type="float" office:value="0.00115707812682043" calcext:value-type="float">
            <text:p>0.0012</text:p>
          </table:table-cell>
          <table:table-cell table:formula="of:=(([.S103]-[.B103])*[.S103]*(1-[.S103])*[.N103] + (([.U103]-[.C103])*[.U103]*(1-[.U103])*[.P103])) * [.K103]*(1-[.K103])*[.D103]" office:value-type="float" office:value="-0.000105272261361692" calcext:value-type="float">
            <text:p>-0.0001</text:p>
          </table:table-cell>
          <table:table-cell table:formula="of:=(([.S103]-[.B103])*[.S103]*(1-[.S103])*[.N103] + (([.U103]-[.C103])*[.U103]*(1-[.U103])*[.P103])) * [.K103]*(1-[.K103])*[.E103]" office:value-type="float" office:value="-0.000210544522723383" calcext:value-type="float">
            <text:p>-0.0002</text:p>
          </table:table-cell>
          <table:table-cell table:formula="of:=(([.S103]-[.B103])*[.S103]*(1-[.S103])*[.O103] + (([.U103]-[.C103])*[.U103]*(1-[.U103])*[.Q103])) * [.K103]*(1-[.K103])*[.D103]" office:value-type="float" office:value="-0.000106007863067073" calcext:value-type="float">
            <text:p>-0.0001</text:p>
          </table:table-cell>
          <table:table-cell table:formula="of:==(([.S103]-[.B103])*[.S103]*(1-[.S103])*[.O103] + (([.U103]-[.C103])*[.U103]*(1-[.U103])*[.Q103])) * [.K103]*(1-[.K103])*[.E103]" office:value-type="float" office:value="-0.000212015726134146" calcext:value-type="float">
            <text:p>-0.0002</text:p>
          </table:table-cell>
          <table:table-cell table:formula="of:=([.S103]-[.B103])*[.S103]*(1-[.S103])*[.K103]" office:value-type="float" office:value="0.000751687176532597" calcext:value-type="float">
            <text:p>0.0008</text:p>
          </table:table-cell>
          <table:table-cell table:formula="of:=([.S103]-[.B103]) * [.S103] * (1-[.S103]) * [.M103]" office:value-type="float" office:value="0.000757136058010554" calcext:value-type="float">
            <text:p>0.0008</text:p>
          </table:table-cell>
          <table:table-cell table:formula="of:=([.U103]-[.C103])*[.U103]*(1-[.U103]) *[.K103]" office:value-type="float" office:value="-0.000733194595956395" calcext:value-type="float">
            <text:p>-0.0007</text:p>
          </table:table-cell>
          <table:table-cell table:formula="of:=([.U103]-[.C103])*[.U103]*(1-[.U103]) *[.M103]" office:value-type="float" office:value="-0.000738509427149969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3]-[.$F$30]*[.Y103]" office:value-type="float" office:value="0.340546230675088" calcext:value-type="float">
            <text:p>0.3405</text:p>
          </table:table-cell>
          <table:table-cell table:formula="of:=[.G103]-[.$F$30]*[.Z103]" office:value-type="float" office:value="0.581092461350177" calcext:value-type="float">
            <text:p>0.5811</text:p>
          </table:table-cell>
          <table:table-cell table:formula="of:=[.H103]-[.$F$30]*[.AA103]" office:value-type="float" office:value="0.440816986410627" calcext:value-type="float">
            <text:p>0.4408</text:p>
          </table:table-cell>
          <table:table-cell table:formula="of:=[.I103]-[.$F$30]*[.AB103]" office:value-type="float" office:value="0.681633972821254" calcext:value-type="float">
            <text:p>0.6816</text:p>
          </table:table-cell>
          <table:table-cell table:formula="of:=([.F104]*[.D104] + [.G104]*[.E104])" office:value-type="float" office:value="0.0751365576687721" calcext:value-type="float">
            <text:p>0.0751</text:p>
          </table:table-cell>
          <table:table-cell table:formula="of:=1/(1+EXP(-[.J104]))" office:value-type="float" office:value="0.518775307244843" calcext:value-type="float">
            <text:p>0.5188</text:p>
          </table:table-cell>
          <table:table-cell table:formula="of:=([.H104]*[.D104]+[.I104]*[.E104])" office:value-type="float" office:value="0.0902042466026568" calcext:value-type="float">
            <text:p>0.0902</text:p>
          </table:table-cell>
          <table:table-cell table:formula="of:==1/(1+EXP(-[.L104]))" office:value-type="float" office:value="0.522535782947852" calcext:value-type="float">
            <text:p>0.5225</text:p>
          </table:table-cell>
          <table:table-cell table:formula="of:=[.N103]-[.$F$30]*[.AC103]" office:value-type="float" office:value="-2.97117835340956" calcext:value-type="float">
            <text:p>-2.9712</text:p>
          </table:table-cell>
          <table:table-cell table:formula="of:=[.O103]-[.$F$30]*[.AD103]" office:value-type="float" office:value="-2.94583277742473" calcext:value-type="float">
            <text:p>-2.9458</text:p>
          </table:table-cell>
          <table:table-cell table:formula="of:=[.P103]-[.$F$30]*[.AE103]" office:value-type="float" office:value="2.93539170720579" calcext:value-type="float">
            <text:p>2.9354</text:p>
          </table:table-cell>
          <table:table-cell table:formula="of:=[.Q103]-[.$F$30]*[.AF103]" office:value-type="float" office:value="3.00317693909126" calcext:value-type="float">
            <text:p>3.0032</text:p>
          </table:table-cell>
          <table:table-cell table:formula="of:=([.K104]*[.N104]+[.M104]*[.O104])" office:value-type="float" office:value="-3.08067699995435" calcext:value-type="float">
            <text:p>-3.0807</text:p>
          </table:table-cell>
          <table:table-cell table:formula="of:=1/(1+EXP(-[.R104]))" office:value-type="float" office:value="0.0439113840112836" calcext:value-type="float">
            <text:p>0.0439</text:p>
          </table:table-cell>
          <table:table-cell table:formula="of:=([.K104]*[.P104]+[.M104]*[.Q104])" office:value-type="float" office:value="3.09207614798864" calcext:value-type="float">
            <text:p>3.0921</text:p>
          </table:table-cell>
          <table:table-cell table:formula="of:=1/(1+EXP(-[.T104]))" office:value-type="float" office:value="0.95656470804008" calcext:value-type="float">
            <text:p>0.9566</text:p>
          </table:table-cell>
          <table:table-cell table:formula="of:=0.5*([.B104]-[.S104])^2" office:value-type="float" office:value="0.000574990982780371" calcext:value-type="float">
            <text:p>0.0006</text:p>
          </table:table-cell>
          <table:table-cell table:formula="of:==0.5*([.C104]-[.U104])^2" office:value-type="float" office:value="0.000558959374222538" calcext:value-type="float">
            <text:p>0.0006</text:p>
          </table:table-cell>
          <table:table-cell table:formula="of:=[.V104]+[.W104]" office:value-type="float" office:value="0.00113395035700291" calcext:value-type="float">
            <text:p>0.0011</text:p>
          </table:table-cell>
          <table:table-cell table:formula="of:=(([.S104]-[.B104])*[.S104]*(1-[.S104])*[.N104] + (([.U104]-[.C104])*[.U104]*(1-[.U104])*[.P104])) * [.K104]*(1-[.K104])*[.D104]" office:value-type="float" office:value="-0.000103702458116114" calcext:value-type="float">
            <text:p>-0.0001</text:p>
          </table:table-cell>
          <table:table-cell table:formula="of:=(([.S104]-[.B104])*[.S104]*(1-[.S104])*[.N104] + (([.U104]-[.C104])*[.U104]*(1-[.U104])*[.P104])) * [.K104]*(1-[.K104])*[.E104]" office:value-type="float" office:value="-0.000207404916232227" calcext:value-type="float">
            <text:p>-0.0002</text:p>
          </table:table-cell>
          <table:table-cell table:formula="of:=(([.S104]-[.B104])*[.S104]*(1-[.S104])*[.O104] + (([.U104]-[.C104])*[.U104]*(1-[.U104])*[.Q104])) * [.K104]*(1-[.K104])*[.D104]" office:value-type="float" office:value="-0.000104427459411714" calcext:value-type="float">
            <text:p>-0.0001</text:p>
          </table:table-cell>
          <table:table-cell table:formula="of:==(([.S104]-[.B104])*[.S104]*(1-[.S104])*[.O104] + (([.U104]-[.C104])*[.U104]*(1-[.U104])*[.Q104])) * [.K104]*(1-[.K104])*[.E104]" office:value-type="float" office:value="-0.000208854918823427" calcext:value-type="float">
            <text:p>-0.0002</text:p>
          </table:table-cell>
          <table:table-cell table:formula="of:=([.S104]-[.B104])*[.S104]*(1-[.S104])*[.K104]" office:value-type="float" office:value="0.000738584320599548" calcext:value-type="float">
            <text:p>0.0007</text:p>
          </table:table-cell>
          <table:table-cell table:formula="of:=([.S104]-[.B104]) * [.S104] * (1-[.S104]) * [.M104]" office:value-type="float" office:value="0.000743938138241694" calcext:value-type="float">
            <text:p>0.0007</text:p>
          </table:table-cell>
          <table:table-cell table:formula="of:=([.U104]-[.C104])*[.U104]*(1-[.U104]) *[.K104]" office:value-type="float" office:value="-0.000720678415389035" calcext:value-type="float">
            <text:p>-0.0007</text:p>
          </table:table-cell>
          <table:table-cell table:formula="of:=([.U104]-[.C104])*[.U104]*(1-[.U104]) *[.M104]" office:value-type="float" office:value="-0.000725902437490522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4]-[.$F$30]*[.Y104]" office:value-type="float" office:value="0.34158325525625" calcext:value-type="float">
            <text:p>0.3416</text:p>
          </table:table-cell>
          <table:table-cell table:formula="of:=[.G104]-[.$F$30]*[.Z104]" office:value-type="float" office:value="0.583166510512499" calcext:value-type="float">
            <text:p>0.5832</text:p>
          </table:table-cell>
          <table:table-cell table:formula="of:=[.H104]-[.$F$30]*[.AA104]" office:value-type="float" office:value="0.441861261004744" calcext:value-type="float">
            <text:p>0.4419</text:p>
          </table:table-cell>
          <table:table-cell table:formula="of:=[.I104]-[.$F$30]*[.AB104]" office:value-type="float" office:value="0.683722522009488" calcext:value-type="float">
            <text:p>0.6837</text:p>
          </table:table-cell>
          <table:table-cell table:formula="of:=([.F105]*[.D105] + [.G105]*[.E105])" office:value-type="float" office:value="0.0753958138140624" calcext:value-type="float">
            <text:p>0.0754</text:p>
          </table:table-cell>
          <table:table-cell table:formula="of:=1/(1+EXP(-[.J105]))" office:value-type="float" office:value="0.518840029574816" calcext:value-type="float">
            <text:p>0.5188</text:p>
          </table:table-cell>
          <table:table-cell table:formula="of:=([.H105]*[.D105]+[.I105]*[.E105])" office:value-type="float" office:value="0.090465315251186" calcext:value-type="float">
            <text:p>0.0905</text:p>
          </table:table-cell>
          <table:table-cell table:formula="of:==1/(1+EXP(-[.L105]))" office:value-type="float" office:value="0.522600917139685" calcext:value-type="float">
            <text:p>0.5226</text:p>
          </table:table-cell>
          <table:table-cell table:formula="of:=[.N104]-[.$F$30]*[.AC104]" office:value-type="float" office:value="-2.97856419661555" calcext:value-type="float">
            <text:p>-2.9786</text:p>
          </table:table-cell>
          <table:table-cell table:formula="of:=[.O104]-[.$F$30]*[.AD104]" office:value-type="float" office:value="-2.95327215880715" calcext:value-type="float">
            <text:p>-2.9533</text:p>
          </table:table-cell>
          <table:table-cell table:formula="of:=[.P104]-[.$F$30]*[.AE104]" office:value-type="float" office:value="2.94259849135968" calcext:value-type="float">
            <text:p>2.9426</text:p>
          </table:table-cell>
          <table:table-cell table:formula="of:=[.Q104]-[.$F$30]*[.AF104]" office:value-type="float" office:value="3.01043596346617" calcext:value-type="float">
            <text:p>3.0104</text:p>
          </table:table-cell>
          <table:table-cell table:formula="of:=([.K105]*[.N105]+[.M105]*[.O105])" office:value-type="float" office:value="-3.08878107461822" calcext:value-type="float">
            <text:p>-3.0888</text:p>
          </table:table-cell>
          <table:table-cell table:formula="of:=1/(1+EXP(-[.R105]))" office:value-type="float" office:value="0.0435724040166233" calcext:value-type="float">
            <text:p>0.0436</text:p>
          </table:table-cell>
          <table:table-cell table:formula="of:=([.K105]*[.P105]+[.M105]*[.Q105])" office:value-type="float" office:value="3.09999448378158" calcext:value-type="float">
            <text:p>3.1000</text:p>
          </table:table-cell>
          <table:table-cell table:formula="of:=1/(1+EXP(-[.T105]))" office:value-type="float" office:value="0.956892517519739" calcext:value-type="float">
            <text:p>0.9569</text:p>
          </table:table-cell>
          <table:table-cell table:formula="of:=0.5*([.B105]-[.S105])^2" office:value-type="float" office:value="0.000563553155727691" calcext:value-type="float">
            <text:p>0.0006</text:p>
          </table:table-cell>
          <table:table-cell table:formula="of:==0.5*([.C105]-[.U105])^2" office:value-type="float" office:value="0.00054805269809039" calcext:value-type="float">
            <text:p>0.0005</text:p>
          </table:table-cell>
          <table:table-cell table:formula="of:=[.V105]+[.W105]" office:value-type="float" office:value="0.00111160585381808" calcext:value-type="float">
            <text:p>0.0011</text:p>
          </table:table-cell>
          <table:table-cell table:formula="of:=(([.S105]-[.B105])*[.S105]*(1-[.S105])*[.N105] + (([.U105]-[.C105])*[.U105]*(1-[.U105])*[.P105])) * [.K105]*(1-[.K105])*[.D105]" office:value-type="float" office:value="-0.000102178056341704" calcext:value-type="float">
            <text:p>-0.0001</text:p>
          </table:table-cell>
          <table:table-cell table:formula="of:=(([.S105]-[.B105])*[.S105]*(1-[.S105])*[.N105] + (([.U105]-[.C105])*[.U105]*(1-[.U105])*[.P105])) * [.K105]*(1-[.K105])*[.E105]" office:value-type="float" office:value="-0.000204356112683408" calcext:value-type="float">
            <text:p>-0.0002</text:p>
          </table:table-cell>
          <table:table-cell table:formula="of:=(([.S105]-[.B105])*[.S105]*(1-[.S105])*[.O105] + (([.U105]-[.C105])*[.U105]*(1-[.U105])*[.Q105])) * [.K105]*(1-[.K105])*[.D105]" office:value-type="float" office:value="-0.000102892751697257" calcext:value-type="float">
            <text:p>-0.0001</text:p>
          </table:table-cell>
          <table:table-cell table:formula="of:==(([.S105]-[.B105])*[.S105]*(1-[.S105])*[.O105] + (([.U105]-[.C105])*[.U105]*(1-[.U105])*[.Q105])) * [.K105]*(1-[.K105])*[.E105]" office:value-type="float" office:value="-0.000205785503394514" calcext:value-type="float">
            <text:p>-0.0002</text:p>
          </table:table-cell>
          <table:table-cell table:formula="of:=([.S105]-[.B105])*[.S105]*(1-[.S105])*[.K105]" office:value-type="float" office:value="0.000725904580047839" calcext:value-type="float">
            <text:p>0.0007</text:p>
          </table:table-cell>
          <table:table-cell table:formula="of:=([.S105]-[.B105]) * [.S105] * (1-[.S105]) * [.M105]" office:value-type="float" office:value="0.000731166405182305" calcext:value-type="float">
            <text:p>0.0007</text:p>
          </table:table-cell>
          <table:table-cell table:formula="of:=([.U105]-[.C105])*[.U105]*(1-[.U105]) *[.K105]" office:value-type="float" office:value="-0.000708558075820346" calcext:value-type="float">
            <text:p>-0.0007</text:p>
          </table:table-cell>
          <table:table-cell table:formula="of:=([.U105]-[.C105])*[.U105]*(1-[.U105]) *[.M105]" office:value-type="float" office:value="-0.000713694162291015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5]-[.$F$30]*[.Y105]" office:value-type="float" office:value="0.342605035819667" calcext:value-type="float">
            <text:p>0.3426</text:p>
          </table:table-cell>
          <table:table-cell table:formula="of:=[.G105]-[.$F$30]*[.Z105]" office:value-type="float" office:value="0.585210071639333" calcext:value-type="float">
            <text:p>0.5852</text:p>
          </table:table-cell>
          <table:table-cell table:formula="of:=[.H105]-[.$F$30]*[.AA105]" office:value-type="float" office:value="0.442890188521717" calcext:value-type="float">
            <text:p>0.4429</text:p>
          </table:table-cell>
          <table:table-cell table:formula="of:=[.I105]-[.$F$30]*[.AB105]" office:value-type="float" office:value="0.685780377043433" calcext:value-type="float">
            <text:p>0.6858</text:p>
          </table:table-cell>
          <table:table-cell table:formula="of:=([.F106]*[.D106] + [.G106]*[.E106])" office:value-type="float" office:value="0.0756512589549167" calcext:value-type="float">
            <text:p>0.0757</text:p>
          </table:table-cell>
          <table:table-cell table:formula="of:=1/(1+EXP(-[.J106]))" office:value-type="float" office:value="0.518903799883369" calcext:value-type="float">
            <text:p>0.5189</text:p>
          </table:table-cell>
          <table:table-cell table:formula="of:=([.H106]*[.D106]+[.I106]*[.E106])" office:value-type="float" office:value="0.0907225471304292" calcext:value-type="float">
            <text:p>0.0907</text:p>
          </table:table-cell>
          <table:table-cell table:formula="of:==1/(1+EXP(-[.L106]))" office:value-type="float" office:value="0.522665093341624" calcext:value-type="float">
            <text:p>0.5227</text:p>
          </table:table-cell>
          <table:table-cell table:formula="of:=[.N105]-[.$F$30]*[.AC105]" office:value-type="float" office:value="-2.98582324241603" calcext:value-type="float">
            <text:p>-2.9858</text:p>
          </table:table-cell>
          <table:table-cell table:formula="of:=[.O105]-[.$F$30]*[.AD105]" office:value-type="float" office:value="-2.96058382285897" calcext:value-type="float">
            <text:p>-2.9606</text:p>
          </table:table-cell>
          <table:table-cell table:formula="of:=[.P105]-[.$F$30]*[.AE105]" office:value-type="float" office:value="2.94968407211789" calcext:value-type="float">
            <text:p>2.9497</text:p>
          </table:table-cell>
          <table:table-cell table:formula="of:=[.Q105]-[.$F$30]*[.AF105]" office:value-type="float" office:value="3.01757290508908" calcext:value-type="float">
            <text:p>3.0176</text:p>
          </table:table-cell>
          <table:table-cell table:formula="of:=([.K106]*[.N106]+[.M106]*[.O106])" office:value-type="float" office:value="-3.09674884639005" calcext:value-type="float">
            <text:p>-3.0967</text:p>
          </table:table-cell>
          <table:table-cell table:formula="of:=1/(1+EXP(-[.R106]))" office:value-type="float" office:value="0.0432415612238597" calcext:value-type="float">
            <text:p>0.0432</text:p>
          </table:table-cell>
          <table:table-cell table:formula="of:=([.K106]*[.P106]+[.M106]*[.Q106])" office:value-type="float" office:value="3.10778229758096" calcext:value-type="float">
            <text:p>3.1078</text:p>
          </table:table-cell>
          <table:table-cell table:formula="of:=1/(1+EXP(-[.T106]))" office:value-type="float" office:value="0.957212618224166" calcext:value-type="float">
            <text:p>0.9572</text:p>
          </table:table-cell>
          <table:table-cell table:formula="of:=0.5*([.B106]-[.S106])^2" office:value-type="float" office:value="0.000552500696299806" calcext:value-type="float">
            <text:p>0.0006</text:p>
          </table:table-cell>
          <table:table-cell table:formula="of:==0.5*([.C106]-[.U106])^2" office:value-type="float" office:value="0.000537506201857133" calcext:value-type="float">
            <text:p>0.0005</text:p>
          </table:table-cell>
          <table:table-cell table:formula="of:=[.V106]+[.W106]" office:value-type="float" office:value="0.00109000689815694" calcext:value-type="float">
            <text:p>0.0011</text:p>
          </table:table-cell>
          <table:table-cell table:formula="of:=(([.S106]-[.B106])*[.S106]*(1-[.S106])*[.N106] + (([.U106]-[.C106])*[.U106]*(1-[.U106])*[.P106])) * [.K106]*(1-[.K106])*[.D106]" office:value-type="float" office:value="-0.000100697102565733" calcext:value-type="float">
            <text:p>-0.0001</text:p>
          </table:table-cell>
          <table:table-cell table:formula="of:=(([.S106]-[.B106])*[.S106]*(1-[.S106])*[.N106] + (([.U106]-[.C106])*[.U106]*(1-[.U106])*[.P106])) * [.K106]*(1-[.K106])*[.E106]" office:value-type="float" office:value="-0.000201394205131467" calcext:value-type="float">
            <text:p>-0.0002</text:p>
          </table:table-cell>
          <table:table-cell table:formula="of:=(([.S106]-[.B106])*[.S106]*(1-[.S106])*[.O106] + (([.U106]-[.C106])*[.U106]*(1-[.U106])*[.Q106])) * [.K106]*(1-[.K106])*[.D106]" office:value-type="float" office:value="-0.000101401774347656" calcext:value-type="float">
            <text:p>-0.0001</text:p>
          </table:table-cell>
          <table:table-cell table:formula="of:==(([.S106]-[.B106])*[.S106]*(1-[.S106])*[.O106] + (([.U106]-[.C106])*[.U106]*(1-[.U106])*[.Q106])) * [.K106]*(1-[.K106])*[.E106]" office:value-type="float" office:value="-0.000202803548695313" calcext:value-type="float">
            <text:p>-0.0002</text:p>
          </table:table-cell>
          <table:table-cell table:formula="of:=([.S106]-[.B106])*[.S106]*(1-[.S106])*[.K106]" office:value-type="float" office:value="0.000713628080594494" calcext:value-type="float">
            <text:p>0.0007</text:p>
          </table:table-cell>
          <table:table-cell table:formula="of:=([.S106]-[.B106]) * [.S106] * (1-[.S106]) * [.M106]" office:value-type="float" office:value="0.00071880084023081" calcext:value-type="float">
            <text:p>0.0007</text:p>
          </table:table-cell>
          <table:table-cell table:formula="of:=([.U106]-[.C106])*[.U106]*(1-[.U106]) *[.K106]" office:value-type="float" office:value="-0.000696815360706162" calcext:value-type="float">
            <text:p>-0.0007</text:p>
          </table:table-cell>
          <table:table-cell table:formula="of:=([.U106]-[.C106])*[.U106]*(1-[.U106]) *[.M106]" office:value-type="float" office:value="-0.00070186625271818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6]-[.$F$30]*[.Y106]" office:value-type="float" office:value="0.343612006845324" calcext:value-type="float">
            <text:p>0.3436</text:p>
          </table:table-cell>
          <table:table-cell table:formula="of:=[.G106]-[.$F$30]*[.Z106]" office:value-type="float" office:value="0.587224013690648" calcext:value-type="float">
            <text:p>0.5872</text:p>
          </table:table-cell>
          <table:table-cell table:formula="of:=[.H106]-[.$F$30]*[.AA106]" office:value-type="float" office:value="0.443904206265193" calcext:value-type="float">
            <text:p>0.4439</text:p>
          </table:table-cell>
          <table:table-cell table:formula="of:=[.I106]-[.$F$30]*[.AB106]" office:value-type="float" office:value="0.687808412530387" calcext:value-type="float">
            <text:p>0.6878</text:p>
          </table:table-cell>
          <table:table-cell table:formula="of:=([.F107]*[.D107] + [.G107]*[.E107])" office:value-type="float" office:value="0.075903001711331" calcext:value-type="float">
            <text:p>0.0759</text:p>
          </table:table-cell>
          <table:table-cell table:formula="of:=1/(1+EXP(-[.J107]))" office:value-type="float" office:value="0.518966645311873" calcext:value-type="float">
            <text:p>0.5190</text:p>
          </table:table-cell>
          <table:table-cell table:formula="of:=([.H107]*[.D107]+[.I107]*[.E107])" office:value-type="float" office:value="0.0909760515662983" calcext:value-type="float">
            <text:p>0.0910</text:p>
          </table:table-cell>
          <table:table-cell table:formula="of:==1/(1+EXP(-[.L107]))" office:value-type="float" office:value="0.522728338859998" calcext:value-type="float">
            <text:p>0.5227</text:p>
          </table:table-cell>
          <table:table-cell table:formula="of:=[.N106]-[.$F$30]*[.AC106]" office:value-type="float" office:value="-2.99295952322198" calcext:value-type="float">
            <text:p>-2.9930</text:p>
          </table:table-cell>
          <table:table-cell table:formula="of:=[.O106]-[.$F$30]*[.AD106]" office:value-type="float" office:value="-2.96777183126128" calcext:value-type="float">
            <text:p>-2.9678</text:p>
          </table:table-cell>
          <table:table-cell table:formula="of:=[.P106]-[.$F$30]*[.AE106]" office:value-type="float" office:value="2.95665222572495" calcext:value-type="float">
            <text:p>2.9567</text:p>
          </table:table-cell>
          <table:table-cell table:formula="of:=[.Q106]-[.$F$30]*[.AF106]" office:value-type="float" office:value="3.02459156761626" calcext:value-type="float">
            <text:p>3.0246</text:p>
          </table:table-cell>
          <table:table-cell table:formula="of:=([.K107]*[.N107]+[.M107]*[.O107])" office:value-type="float" office:value="-3.10458460279143" calcext:value-type="float">
            <text:p>-3.1046</text:p>
          </table:table-cell>
          <table:table-cell table:formula="of:=1/(1+EXP(-[.R107]))" office:value-type="float" office:value="0.042918540197072" calcext:value-type="float">
            <text:p>0.0429</text:p>
          </table:table-cell>
          <table:table-cell table:formula="of:=([.K107]*[.P107]+[.M107]*[.Q107])" office:value-type="float" office:value="3.11544361280836" calcext:value-type="float">
            <text:p>3.1154</text:p>
          </table:table-cell>
          <table:table-cell table:formula="of:=1/(1+EXP(-[.T107]))" office:value-type="float" office:value="0.957525302996649" calcext:value-type="float">
            <text:p>0.9575</text:p>
          </table:table-cell>
          <table:table-cell table:formula="of:=0.5*([.B107]-[.S107])^2" office:value-type="float" office:value="0.000541815144353121" calcext:value-type="float">
            <text:p>0.0005</text:p>
          </table:table-cell>
          <table:table-cell table:formula="of:==0.5*([.C107]-[.U107])^2" office:value-type="float" office:value="0.000527302972729721" calcext:value-type="float">
            <text:p>0.0005</text:p>
          </table:table-cell>
          <table:table-cell table:formula="of:=[.V107]+[.W107]" office:value-type="float" office:value="0.00106911811708284" calcext:value-type="float">
            <text:p>0.0011</text:p>
          </table:table-cell>
          <table:table-cell table:formula="of:=(([.S107]-[.B107])*[.S107]*(1-[.S107])*[.N107] + (([.U107]-[.C107])*[.U107]*(1-[.U107])*[.P107])) * [.K107]*(1-[.K107])*[.D107]" office:value-type="float" office:value="-0.0000992577542684902" calcext:value-type="float">
            <text:p>-0.0001</text:p>
          </table:table-cell>
          <table:table-cell table:formula="of:=(([.S107]-[.B107])*[.S107]*(1-[.S107])*[.N107] + (([.U107]-[.C107])*[.U107]*(1-[.U107])*[.P107])) * [.K107]*(1-[.K107])*[.E107]" office:value-type="float" office:value="-0.00019851550853698" calcext:value-type="float">
            <text:p>-0.0002</text:p>
          </table:table-cell>
          <table:table-cell table:formula="of:=(([.S107]-[.B107])*[.S107]*(1-[.S107])*[.O107] + (([.U107]-[.C107])*[.U107]*(1-[.U107])*[.Q107])) * [.K107]*(1-[.K107])*[.D107]" office:value-type="float" office:value="-0.0000999526733928092" calcext:value-type="float">
            <text:p>-0.0001</text:p>
          </table:table-cell>
          <table:table-cell table:formula="of:==(([.S107]-[.B107])*[.S107]*(1-[.S107])*[.O107] + (([.U107]-[.C107])*[.U107]*(1-[.U107])*[.Q107])) * [.K107]*(1-[.K107])*[.E107]" office:value-type="float" office:value="-0.000199905346785618" calcext:value-type="float">
            <text:p>-0.0002</text:p>
          </table:table-cell>
          <table:table-cell table:formula="of:=([.S107]-[.B107])*[.S107]*(1-[.S107])*[.K107]" office:value-type="float" office:value="0.000701736164670133" calcext:value-type="float">
            <text:p>0.0007</text:p>
          </table:table-cell>
          <table:table-cell table:formula="of:=([.S107]-[.B107]) * [.S107] * (1-[.S107]) * [.M107]" office:value-type="float" office:value="0.000706822650337317" calcext:value-type="float">
            <text:p>0.0007</text:p>
          </table:table-cell>
          <table:table-cell table:formula="of:=([.U107]-[.C107])*[.U107]*(1-[.U107]) *[.K107]" office:value-type="float" office:value="-0.000685433146506654" calcext:value-type="float">
            <text:p>-0.0007</text:p>
          </table:table-cell>
          <table:table-cell table:formula="of:=([.U107]-[.C107])*[.U107]*(1-[.U107]) *[.M107]" office:value-type="float" office:value="-0.000690401460883266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7]-[.$F$30]*[.Y107]" office:value-type="float" office:value="0.344604584388009" calcext:value-type="float">
            <text:p>0.3446</text:p>
          </table:table-cell>
          <table:table-cell table:formula="of:=[.G107]-[.$F$30]*[.Z107]" office:value-type="float" office:value="0.589209168776018" calcext:value-type="float">
            <text:p>0.5892</text:p>
          </table:table-cell>
          <table:table-cell table:formula="of:=[.H107]-[.$F$30]*[.AA107]" office:value-type="float" office:value="0.444903732999121" calcext:value-type="float">
            <text:p>0.4449</text:p>
          </table:table-cell>
          <table:table-cell table:formula="of:=[.I107]-[.$F$30]*[.AB107]" office:value-type="float" office:value="0.689807465998243" calcext:value-type="float">
            <text:p>0.6898</text:p>
          </table:table-cell>
          <table:table-cell table:formula="of:=([.F108]*[.D108] + [.G108]*[.E108])" office:value-type="float" office:value="0.0761511460970022" calcext:value-type="float">
            <text:p>0.0762</text:p>
          </table:table-cell>
          <table:table-cell table:formula="of:=1/(1+EXP(-[.J108]))" office:value-type="float" office:value="0.519028591850542" calcext:value-type="float">
            <text:p>0.5190</text:p>
          </table:table-cell>
          <table:table-cell table:formula="of:=([.H108]*[.D108]+[.I108]*[.E108])" office:value-type="float" office:value="0.0912259332497803" calcext:value-type="float">
            <text:p>0.0912</text:p>
          </table:table-cell>
          <table:table-cell table:formula="of:==1/(1+EXP(-[.L108]))" office:value-type="float" office:value="0.522790679843258" calcext:value-type="float">
            <text:p>0.5228</text:p>
          </table:table-cell>
          <table:table-cell table:formula="of:=[.N107]-[.$F$30]*[.AC107]" office:value-type="float" office:value="-2.99997688486868" calcext:value-type="float">
            <text:p>-3.0000</text:p>
          </table:table-cell>
          <table:table-cell table:formula="of:=[.O107]-[.$F$30]*[.AD107]" office:value-type="float" office:value="-2.97484005776465" calcext:value-type="float">
            <text:p>-2.9748</text:p>
          </table:table-cell>
          <table:table-cell table:formula="of:=[.P107]-[.$F$30]*[.AE107]" office:value-type="float" office:value="2.96350655719001" calcext:value-type="float">
            <text:p>2.9635</text:p>
          </table:table-cell>
          <table:table-cell table:formula="of:=[.Q107]-[.$F$30]*[.AF107]" office:value-type="float" office:value="3.03149558222509" calcext:value-type="float">
            <text:p>3.0315</text:p>
          </table:table-cell>
          <table:table-cell table:formula="of:=([.K108]*[.N108]+[.M108]*[.O108])" office:value-type="float" office:value="-3.1122924343613" calcext:value-type="float">
            <text:p>-3.1123</text:p>
          </table:table-cell>
          <table:table-cell table:formula="of:=1/(1+EXP(-[.R108]))" office:value-type="float" office:value="0.0426030422471817" calcext:value-type="float">
            <text:p>0.0426</text:p>
          </table:table-cell>
          <table:table-cell table:formula="of:=([.K108]*[.P108]+[.M108]*[.Q108])" office:value-type="float" office:value="3.12298227169147" calcext:value-type="float">
            <text:p>3.1230</text:p>
          </table:table-cell>
          <table:table-cell table:formula="of:=1/(1+EXP(-[.T108]))" office:value-type="float" office:value="0.957830849439299" calcext:value-type="float">
            <text:p>0.9578</text:p>
          </table:table-cell>
          <table:table-cell table:formula="of:=0.5*([.B108]-[.S108])^2" office:value-type="float" office:value="0.000531479181885758" calcext:value-type="float">
            <text:p>0.0005</text:p>
          </table:table-cell>
          <table:table-cell table:formula="of:==0.5*([.C108]-[.U108])^2" office:value-type="float" office:value="0.000517427123898533" calcext:value-type="float">
            <text:p>0.0005</text:p>
          </table:table-cell>
          <table:table-cell table:formula="of:=[.V108]+[.W108]" office:value-type="float" office:value="0.00104890630578429" calcext:value-type="float">
            <text:p>0.0010</text:p>
          </table:table-cell>
          <table:table-cell table:formula="of:=(([.S108]-[.B108])*[.S108]*(1-[.S108])*[.N108] + (([.U108]-[.C108])*[.U108]*(1-[.U108])*[.P108])) * [.K108]*(1-[.K108])*[.D108]" office:value-type="float" office:value="-0.0000978582720943392" calcext:value-type="float">
            <text:p>-0.0001</text:p>
          </table:table-cell>
          <table:table-cell table:formula="of:=(([.S108]-[.B108])*[.S108]*(1-[.S108])*[.N108] + (([.U108]-[.C108])*[.U108]*(1-[.U108])*[.P108])) * [.K108]*(1-[.K108])*[.E108]" office:value-type="float" office:value="-0.000195716544188678" calcext:value-type="float">
            <text:p>-0.0002</text:p>
          </table:table-cell>
          <table:table-cell table:formula="of:=(([.S108]-[.B108])*[.S108]*(1-[.S108])*[.O108] + (([.U108]-[.C108])*[.U108]*(1-[.U108])*[.Q108])) * [.K108]*(1-[.K108])*[.D108]" office:value-type="float" office:value="-0.0000985436986363551" calcext:value-type="float">
            <text:p>-0.0001</text:p>
          </table:table-cell>
          <table:table-cell table:formula="of:==(([.S108]-[.B108])*[.S108]*(1-[.S108])*[.O108] + (([.U108]-[.C108])*[.U108]*(1-[.U108])*[.Q108])) * [.K108]*(1-[.K108])*[.E108]" office:value-type="float" office:value="-0.00019708739727271" calcext:value-type="float">
            <text:p>-0.0002</text:p>
          </table:table-cell>
          <table:table-cell table:formula="of:=([.S108]-[.B108])*[.S108]*(1-[.S108])*[.K108]" office:value-type="float" office:value="0.000690211300111608" calcext:value-type="float">
            <text:p>0.0007</text:p>
          </table:table-cell>
          <table:table-cell table:formula="of:=([.S108]-[.B108]) * [.S108] * (1-[.S108]) * [.M108]" office:value-type="float" office:value="0.000695214176032815" calcext:value-type="float">
            <text:p>0.0007</text:p>
          </table:table-cell>
          <table:table-cell table:formula="of:=([.U108]-[.C108])*[.U108]*(1-[.U108]) *[.K108]" office:value-type="float" office:value="-0.000674395322271881" calcext:value-type="float">
            <text:p>-0.0007</text:p>
          </table:table-cell>
          <table:table-cell table:formula="of:=([.U108]-[.C108])*[.U108]*(1-[.U108]) *[.M108]" office:value-type="float" office:value="-0.000679283558843236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8]-[.$F$30]*[.Y108]" office:value-type="float" office:value="0.345583167108952" calcext:value-type="float">
            <text:p>0.3456</text:p>
          </table:table-cell>
          <table:table-cell table:formula="of:=[.G108]-[.$F$30]*[.Z108]" office:value-type="float" office:value="0.591166334217905" calcext:value-type="float">
            <text:p>0.5912</text:p>
          </table:table-cell>
          <table:table-cell table:formula="of:=[.H108]-[.$F$30]*[.AA108]" office:value-type="float" office:value="0.445889169985485" calcext:value-type="float">
            <text:p>0.4459</text:p>
          </table:table-cell>
          <table:table-cell table:formula="of:=[.I108]-[.$F$30]*[.AB108]" office:value-type="float" office:value="0.69177833997097" calcext:value-type="float">
            <text:p>0.6918</text:p>
          </table:table-cell>
          <table:table-cell table:formula="of:=([.F109]*[.D109] + [.G109]*[.E109])" office:value-type="float" office:value="0.0763957917772381" calcext:value-type="float">
            <text:p>0.0764</text:p>
          </table:table-cell>
          <table:table-cell table:formula="of:=1/(1+EXP(-[.J109]))" office:value-type="float" office:value="0.519089664402892" calcext:value-type="float">
            <text:p>0.5191</text:p>
          </table:table-cell>
          <table:table-cell table:formula="of:=([.H109]*[.D109]+[.I109]*[.E109])" office:value-type="float" office:value="0.0914722924963712" calcext:value-type="float">
            <text:p>0.0915</text:p>
          </table:table-cell>
          <table:table-cell table:formula="of:==1/(1+EXP(-[.L109]))" office:value-type="float" office:value="0.522852141346797" calcext:value-type="float">
            <text:p>0.5229</text:p>
          </table:table-cell>
          <table:table-cell table:formula="of:=[.N108]-[.$F$30]*[.AC108]" office:value-type="float" office:value="-3.00687899786979" calcext:value-type="float">
            <text:p>-3.0069</text:p>
          </table:table-cell>
          <table:table-cell table:formula="of:=[.O108]-[.$F$30]*[.AD108]" office:value-type="float" office:value="-2.98179219952498" calcext:value-type="float">
            <text:p>-2.9818</text:p>
          </table:table-cell>
          <table:table-cell table:formula="of:=[.P108]-[.$F$30]*[.AE108]" office:value-type="float" office:value="2.97025051041273" calcext:value-type="float">
            <text:p>2.9703</text:p>
          </table:table-cell>
          <table:table-cell table:formula="of:=[.Q108]-[.$F$30]*[.AF108]" office:value-type="float" office:value="3.03828841781352" calcext:value-type="float">
            <text:p>3.0383</text:p>
          </table:table-cell>
          <table:table-cell table:formula="of:=([.K109]*[.N109]+[.M109]*[.O109])" office:value-type="float" office:value="-3.11987624647715" calcext:value-type="float">
            <text:p>-3.1199</text:p>
          </table:table-cell>
          <table:table-cell table:formula="of:=1/(1+EXP(-[.R109]))" office:value-type="float" office:value="0.0422947843103264" calcext:value-type="float">
            <text:p>0.0423</text:p>
          </table:table-cell>
          <table:table-cell table:formula="of:=([.K109]*[.P109]+[.M109]*[.Q109])" office:value-type="float" office:value="3.13040194592564" calcext:value-type="float">
            <text:p>3.1304</text:p>
          </table:table-cell>
          <table:table-cell table:formula="of:=1/(1+EXP(-[.T109]))" office:value-type="float" office:value="0.958129520914039" calcext:value-type="float">
            <text:p>0.9581</text:p>
          </table:table-cell>
          <table:table-cell table:formula="of:=0.5*([.B109]-[.S109])^2" office:value-type="float" office:value="0.000521476546825251" calcext:value-type="float">
            <text:p>0.0005</text:p>
          </table:table-cell>
          <table:table-cell table:formula="of:==0.5*([.C109]-[.U109])^2" office:value-type="float" office:value="0.000507863718584331" calcext:value-type="float">
            <text:p>0.0005</text:p>
          </table:table-cell>
          <table:table-cell table:formula="of:=[.V109]+[.W109]" office:value-type="float" office:value="0.00102934026540958" calcext:value-type="float">
            <text:p>0.0010</text:p>
          </table:table-cell>
          <table:table-cell table:formula="of:=(([.S109]-[.B109])*[.S109]*(1-[.S109])*[.N109] + (([.U109]-[.C109])*[.U109]*(1-[.U109])*[.P109])) * [.K109]*(1-[.K109])*[.D109]" office:value-type="float" office:value="-0.0000964970127110778" calcext:value-type="float">
            <text:p>-0.0001</text:p>
          </table:table-cell>
          <table:table-cell table:formula="of:=(([.S109]-[.B109])*[.S109]*(1-[.S109])*[.N109] + (([.U109]-[.C109])*[.U109]*(1-[.U109])*[.P109])) * [.K109]*(1-[.K109])*[.E109]" office:value-type="float" office:value="-0.000192994025422156" calcext:value-type="float">
            <text:p>-0.0002</text:p>
          </table:table-cell>
          <table:table-cell table:formula="of:=(([.S109]-[.B109])*[.S109]*(1-[.S109])*[.O109] + (([.U109]-[.C109])*[.U109]*(1-[.U109])*[.Q109])) * [.K109]*(1-[.K109])*[.D109]" office:value-type="float" office:value="-0.0000971731964751477" calcext:value-type="float">
            <text:p>-0.0001</text:p>
          </table:table-cell>
          <table:table-cell table:formula="of:==(([.S109]-[.B109])*[.S109]*(1-[.S109])*[.O109] + (([.U109]-[.C109])*[.U109]*(1-[.U109])*[.Q109])) * [.K109]*(1-[.K109])*[.E109]" office:value-type="float" office:value="-0.000194346392950295" calcext:value-type="float">
            <text:p>-0.0002</text:p>
          </table:table-cell>
          <table:table-cell table:formula="of:=([.S109]-[.B109])*[.S109]*(1-[.S109])*[.K109]" office:value-type="float" office:value="0.000679036996931706" calcext:value-type="float">
            <text:p>0.0007</text:p>
          </table:table-cell>
          <table:table-cell table:formula="of:=([.S109]-[.B109]) * [.S109] * (1-[.S109]) * [.M109]" office:value-type="float" office:value="0.000683958807594135" calcext:value-type="float">
            <text:p>0.0007</text:p>
          </table:table-cell>
          <table:table-cell table:formula="of:=([.U109]-[.C109])*[.U109]*(1-[.U109]) *[.K109]" office:value-type="float" office:value="-0.000663686716203163" calcext:value-type="float">
            <text:p>-0.0007</text:p>
          </table:table-cell>
          <table:table-cell table:formula="of:=([.U109]-[.C109])*[.U109]*(1-[.U109]) *[.M109]" office:value-type="float" office:value="-0.000668497264628478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09]-[.$F$30]*[.Y109]" office:value-type="float" office:value="0.346548137236063" calcext:value-type="float">
            <text:p>0.3465</text:p>
          </table:table-cell>
          <table:table-cell table:formula="of:=[.G109]-[.$F$30]*[.Z109]" office:value-type="float" office:value="0.593096274472126" calcext:value-type="float">
            <text:p>0.5931</text:p>
          </table:table-cell>
          <table:table-cell table:formula="of:=[.H109]-[.$F$30]*[.AA109]" office:value-type="float" office:value="0.446860901950236" calcext:value-type="float">
            <text:p>0.4469</text:p>
          </table:table-cell>
          <table:table-cell table:formula="of:=[.I109]-[.$F$30]*[.AB109]" office:value-type="float" office:value="0.693721803900473" calcext:value-type="float">
            <text:p>0.6937</text:p>
          </table:table-cell>
          <table:table-cell table:formula="of:=([.F110]*[.D110] + [.G110]*[.E110])" office:value-type="float" office:value="0.0766370343090158" calcext:value-type="float">
            <text:p>0.0766</text:p>
          </table:table-cell>
          <table:table-cell table:formula="of:=1/(1+EXP(-[.J110]))" office:value-type="float" office:value="0.519149886845739" calcext:value-type="float">
            <text:p>0.5191</text:p>
          </table:table-cell>
          <table:table-cell table:formula="of:=([.H110]*[.D110]+[.I110]*[.E110])" office:value-type="float" office:value="0.0917152254875591" calcext:value-type="float">
            <text:p>0.0917</text:p>
          </table:table-cell>
          <table:table-cell table:formula="of:==1/(1+EXP(-[.L110]))" office:value-type="float" office:value="0.522912747393284" calcext:value-type="float">
            <text:p>0.5229</text:p>
          </table:table-cell>
          <table:table-cell table:formula="of:=[.N109]-[.$F$30]*[.AC109]" office:value-type="float" office:value="-3.01366936783911" calcext:value-type="float">
            <text:p>-3.0137</text:p>
          </table:table-cell>
          <table:table-cell table:formula="of:=[.O109]-[.$F$30]*[.AD109]" office:value-type="float" office:value="-2.98863178760092" calcext:value-type="float">
            <text:p>-2.9886</text:p>
          </table:table-cell>
          <table:table-cell table:formula="of:=[.P109]-[.$F$30]*[.AE109]" office:value-type="float" office:value="2.97688737757477" calcext:value-type="float">
            <text:p>2.9769</text:p>
          </table:table-cell>
          <table:table-cell table:formula="of:=[.Q109]-[.$F$30]*[.AF109]" office:value-type="float" office:value="3.04497339045981" calcext:value-type="float">
            <text:p>3.0450</text:p>
          </table:table-cell>
          <table:table-cell table:formula="of:=([.K110]*[.N110]+[.M110]*[.O110])" office:value-type="float" office:value="-3.12733977030544" calcext:value-type="float">
            <text:p>-3.1273</text:p>
          </table:table-cell>
          <table:table-cell table:formula="of:=1/(1+EXP(-[.R110]))" office:value-type="float" office:value="0.0419934979164593" calcext:value-type="float">
            <text:p>0.0420</text:p>
          </table:table-cell>
          <table:table-cell table:formula="of:=([.K110]*[.P110]+[.M110]*[.Q110])" office:value-type="float" office:value="3.13770614656523" calcext:value-type="float">
            <text:p>3.1377</text:p>
          </table:table-cell>
          <table:table-cell table:formula="of:=1/(1+EXP(-[.T110]))" office:value-type="float" office:value="0.958421567464609" calcext:value-type="float">
            <text:p>0.9584</text:p>
          </table:table-cell>
          <table:table-cell table:formula="of:=0.5*([.B110]-[.S110])^2" office:value-type="float" office:value="0.000511791954465243" calcext:value-type="float">
            <text:p>0.0005</text:p>
          </table:table-cell>
          <table:table-cell table:formula="of:==0.5*([.C110]-[.U110])^2" office:value-type="float" office:value="0.000498598700696112" calcext:value-type="float">
            <text:p>0.0005</text:p>
          </table:table-cell>
          <table:table-cell table:formula="of:=[.V110]+[.W110]" office:value-type="float" office:value="0.00101039065516135" calcext:value-type="float">
            <text:p>0.0010</text:p>
          </table:table-cell>
          <table:table-cell table:formula="of:=(([.S110]-[.B110])*[.S110]*(1-[.S110])*[.N110] + (([.U110]-[.C110])*[.U110]*(1-[.U110])*[.P110])) * [.K110]*(1-[.K110])*[.D110]" office:value-type="float" office:value="-0.0000951724222554344" calcext:value-type="float">
            <text:p>-0.0001</text:p>
          </table:table-cell>
          <table:table-cell table:formula="of:=(([.S110]-[.B110])*[.S110]*(1-[.S110])*[.N110] + (([.U110]-[.C110])*[.U110]*(1-[.U110])*[.P110])) * [.K110]*(1-[.K110])*[.E110]" office:value-type="float" office:value="-0.000190344844510869" calcext:value-type="float">
            <text:p>-0.0002</text:p>
          </table:table-cell>
          <table:table-cell table:formula="of:=(([.S110]-[.B110])*[.S110]*(1-[.S110])*[.O110] + (([.U110]-[.C110])*[.U110]*(1-[.U110])*[.Q110])) * [.K110]*(1-[.K110])*[.D110]" office:value-type="float" office:value="-0.0000958396033079403" calcext:value-type="float">
            <text:p>-0.0001</text:p>
          </table:table-cell>
          <table:table-cell table:formula="of:==(([.S110]-[.B110])*[.S110]*(1-[.S110])*[.O110] + (([.U110]-[.C110])*[.U110]*(1-[.U110])*[.Q110])) * [.K110]*(1-[.K110])*[.E110]" office:value-type="float" office:value="-0.000191679206615881" calcext:value-type="float">
            <text:p>-0.0002</text:p>
          </table:table-cell>
          <table:table-cell table:formula="of:=([.S110]-[.B110])*[.S110]*(1-[.S110])*[.K110]" office:value-type="float" office:value="0.000668197731346182" calcext:value-type="float">
            <text:p>0.0007</text:p>
          </table:table-cell>
          <table:table-cell table:formula="of:=([.S110]-[.B110]) * [.S110] * (1-[.S110]) * [.M110]" office:value-type="float" office:value="0.000673040908518999" calcext:value-type="float">
            <text:p>0.0007</text:p>
          </table:table-cell>
          <table:table-cell table:formula="of:=([.U110]-[.C110])*[.U110]*(1-[.U110]) *[.K110]" office:value-type="float" office:value="-0.000653293028496114" calcext:value-type="float">
            <text:p>-0.0007</text:p>
          </table:table-cell>
          <table:table-cell table:formula="of:=([.U110]-[.C110])*[.U110]*(1-[.U110]) *[.M110]" office:value-type="float" office:value="-0.000658028174597851" calcext:value-type="float">
            <text:p>-0.0007</text:p>
          </table:table-cell>
          <table:table-cell table:number-columns-repeated="992"/>
        </table:table-row>
        <table:table-row table:style-name="ro5">
          <table:table-cell/>
          <table:table-cell office:value-type="float" office:value="0.01" calcext:value-type="float">
            <text:p>0.010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formula="of:=[.F110]-[.$F$30]*[.Y110]" office:value-type="float" office:value="0.347499861458617" calcext:value-type="float">
            <text:p>0.3475</text:p>
          </table:table-cell>
          <table:table-cell table:formula="of:=[.G110]-[.$F$30]*[.Z110]" office:value-type="float" office:value="0.594999722917235" calcext:value-type="float">
            <text:p>0.5950</text:p>
          </table:table-cell>
          <table:table-cell table:formula="of:=[.H110]-[.$F$30]*[.AA110]" office:value-type="float" office:value="0.447819297983316" calcext:value-type="float">
            <text:p>0.4478</text:p>
          </table:table-cell>
          <table:table-cell table:formula="of:=[.I110]-[.$F$30]*[.AB110]" office:value-type="float" office:value="0.695638595966632" calcext:value-type="float">
            <text:p>0.6956</text:p>
          </table:table-cell>
          <table:table-cell table:formula="of:=([.F111]*[.D111] + [.G111]*[.E111])" office:value-type="float" office:value="0.0768749653646544" calcext:value-type="float">
            <text:p>0.0769</text:p>
          </table:table-cell>
          <table:table-cell table:formula="of:=1/(1+EXP(-[.J111]))" office:value-type="float" office:value="0.519209282085102" calcext:value-type="float">
            <text:p>0.5192</text:p>
          </table:table-cell>
          <table:table-cell table:formula="of:=([.H111]*[.D111]+[.I111]*[.E111])" office:value-type="float" office:value="0.091954824495829" calcext:value-type="float">
            <text:p>0.0920</text:p>
          </table:table-cell>
          <table:table-cell table:formula="of:==1/(1+EXP(-[.L111]))" office:value-type="float" office:value="0.522972521028876" calcext:value-type="float">
            <text:p>0.5230</text:p>
          </table:table-cell>
          <table:table-cell table:formula="of:=[.N110]-[.$F$30]*[.AC110]" office:value-type="float" office:value="-3.02035134515257" calcext:value-type="float">
            <text:p>-3.0204</text:p>
          </table:table-cell>
          <table:table-cell table:formula="of:=[.O110]-[.$F$30]*[.AD110]" office:value-type="float" office:value="-2.99536219668611" calcext:value-type="float">
            <text:p>-2.9954</text:p>
          </table:table-cell>
          <table:table-cell table:formula="of:=[.P110]-[.$F$30]*[.AE110]" office:value-type="float" office:value="2.98342030785973" calcext:value-type="float">
            <text:p>2.9834</text:p>
          </table:table-cell>
          <table:table-cell table:formula="of:=[.Q110]-[.$F$30]*[.AF110]" office:value-type="float" office:value="3.05155367220579" calcext:value-type="float">
            <text:p>3.0516</text:p>
          </table:table-cell>
          <table:table-cell table:formula="of:=([.K111]*[.N111]+[.M111]*[.O111])" office:value-type="float" office:value="-3.13468657295697" calcext:value-type="float">
            <text:p>-3.1347</text:p>
          </table:table-cell>
          <table:table-cell table:formula="of:=1/(1+EXP(-[.R111]))" office:value-type="float" office:value="0.0416989282397395" calcext:value-type="float">
            <text:p>0.0417</text:p>
          </table:table-cell>
          <table:table-cell table:formula="of:=([.K111]*[.P111]+[.M111]*[.Q111])" office:value-type="float" office:value="3.14489823321035" calcext:value-type="float">
            <text:p>3.1449</text:p>
          </table:table-cell>
          <table:table-cell table:formula="of:=1/(1+EXP(-[.T111]))" office:value-type="float" office:value="0.95870722666683" calcext:value-type="float">
            <text:p>0.9587</text:p>
          </table:table-cell>
          <table:table-cell table:formula="of:=0.5*([.B111]-[.S111])^2" office:value-type="float" office:value="0.000502411025774077" calcext:value-type="float">
            <text:p>0.0005</text:p>
          </table:table-cell>
          <table:table-cell table:formula="of:==0.5*([.C111]-[.U111])^2" office:value-type="float" office:value="0.000489618831440565" calcext:value-type="float">
            <text:p>0.0005</text:p>
          </table:table-cell>
          <table:table-cell table:formula="of:=[.V111]+[.W111]" office:value-type="float" office:value="0.000992029857214642" calcext:value-type="float">
            <text:p>0.0010</text:p>
          </table:table-cell>
          <table:table-cell table:formula="of:=(([.S111]-[.B111])*[.S111]*(1-[.S111])*[.N111] + (([.U111]-[.C111])*[.U111]*(1-[.U111])*[.P111])) * [.K111]*(1-[.K111])*[.D111]" office:value-type="float" office:value="-0.0000938830303092398" calcext:value-type="float">
            <text:p>-0.0001</text:p>
          </table:table-cell>
          <table:table-cell table:formula="of:=(([.S111]-[.B111])*[.S111]*(1-[.S111])*[.N111] + (([.U111]-[.C111])*[.U111]*(1-[.U111])*[.P111])) * [.K111]*(1-[.K111])*[.E111]" office:value-type="float" office:value="-0.00018776606061848" calcext:value-type="float">
            <text:p>-0.0002</text:p>
          </table:table-cell>
          <table:table-cell table:formula="of:=(([.S111]-[.B111])*[.S111]*(1-[.S111])*[.O111] + (([.U111]-[.C111])*[.U111]*(1-[.U111])*[.Q111])) * [.K111]*(1-[.K111])*[.D111]" office:value-type="float" office:value="-0.0000945414394775478" calcext:value-type="float">
            <text:p>-0.0001</text:p>
          </table:table-cell>
          <table:table-cell table:formula="of:==(([.S111]-[.B111])*[.S111]*(1-[.S111])*[.O111] + (([.U111]-[.C111])*[.U111]*(1-[.U111])*[.Q111])) * [.K111]*(1-[.K111])*[.E111]" office:value-type="float" office:value="-0.000189082878955096" calcext:value-type="float">
            <text:p>-0.0002</text:p>
          </table:table-cell>
          <table:table-cell table:formula="of:=([.S111]-[.B111])*[.S111]*(1-[.S111])*[.K111]" office:value-type="float" office:value="0.000657678876331997" calcext:value-type="float">
            <text:p>0.0007</text:p>
          </table:table-cell>
          <table:table-cell table:formula="of:=([.S111]-[.B111]) * [.S111] * (1-[.S111]) * [.M111]" office:value-type="float" office:value="0.000662445745579732" calcext:value-type="float">
            <text:p>0.0007</text:p>
          </table:table-cell>
          <table:table-cell table:formula="of:=([.U111]-[.C111])*[.U111]*(1-[.U111]) *[.K111]" office:value-type="float" office:value="-0.000643200769848362" calcext:value-type="float">
            <text:p>-0.0006</text:p>
          </table:table-cell>
          <table:table-cell table:formula="of:=([.U111]-[.C111])*[.U111]*(1-[.U111]) *[.M111]" office:value-type="float" office:value="-0.00064786270149958" calcext:value-type="float">
            <text:p>-0.0006</text:p>
          </table:table-cell>
          <table:table-cell table:number-columns-repeated="992"/>
        </table:table-row>
      </table:table>
      <table:named-expressions/>
      <table:database-ranges>
        <table:database-range table:name="__Anonymous_Sheet_DB__0" table:target-range-address="Sheet1.A40:Sheet1.AMJ4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111">
      <number:number number:decimal-places="4" loext:min-decimal-places="4"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style:style style:name="Default" style:family="table-cell" style:data-style-name="N10000">
      <style:table-cell-properties fo:background-color="#ffffcc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f9900" style:text-align-source="fix" style:repeat-content="false" fo:border="0.06pt solid #000080"/>
      <style:paragraph-properties fo:text-align="center"/>
      <style:text-properties fo:color="#000000" style:font-name="Liberation Serif" fo:font-family="'Liberation Serif'" style:font-style-name="Itálico Negrito" style:font-family-generic="roman" style:font-pitch="variable"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1">
      <style:text-properties fo:color="#000000" fo:font-weight="bold"/>
    </style:style>
    <style:style style:name="Heading1" style:family="table-cell" style:parent-style-name="Heading">
      <style:text-properties fo:font-size="10pt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fo:padding="0.035cm" style:vertical-align="automatic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5-13">00/00/0000</text:date></text:span><text:span text:style-name="MT1">, </text:span><text:span text:style-name="MT1"><text:time style:data-style-name="N2" text:time-value="20:15:41.56208264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9:44:56.340979438</meta:creation-date>
    <dc:date>2021-05-13T21:40:47.787553294</dc:date>
    <meta:editing-duration>PT5H34M18S</meta:editing-duration>
    <meta:editing-cycles>24</meta:editing-cycles>
    <meta:generator>LibreOffice/6.4.7.2$Linux_X86_64 LibreOffice_project/40$Build-2</meta:generator>
    <meta:document-statistic meta:table-count="1" meta:cell-count="2296" meta:object-count="3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148cm" svg:height="27.276cm" xlink:href=".." xlink:type="simple" chart:class="chart:line" chart:style-name="ch1">
        <chart:legend chart:legend-position="end" svg:x="43.311cm" svg:y="13.341cm" style:legend-expansion="high" chart:style-name="ch2"/>
        <chart:plot-area chart:style-name="ch3" table:cell-range-address="Sheet1.X40:Sheet1.X111" svg:x="1.604cm" svg:y="1.748cm" svg:width="40.241cm" svg:height="22.889cm">
          <chartooo:coordinate-region svg:x="2.876cm" svg:y="1.946cm" svg:width="38.785cm" svg:height="22.0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40:Sheet1.X111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519857348377">
                <text:p>0.242519857348377</text:p>
                <draw:g>
                  <svg:desc>Sheet1.X40:Sheet1.X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113135422066">
                <text:p>0.12111313542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0347162725769">
                <text:p>0.0660347162725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9608301507242">
                <text:p>0.042960830150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265871514141">
                <text:p>0.0312265871514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2668838468721">
                <text:p>0.0242668838468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702956947391">
                <text:p>0.01970295694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4977342699653">
                <text:p>0.0164977342699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1326225769439">
                <text:p>0.0141326225769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211182671319">
                <text:p>0.0123211182671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8926488419684">
                <text:p>0.010892648841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3959922015554">
                <text:p>0.00973959922015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79086051315234">
                <text:p>0.00879086051315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99763853692229">
                <text:p>0.00799763853692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32538332310947">
                <text:p>0.00732538332310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74897316202763">
                <text:p>0.0067489731620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24972201403876">
                <text:p>0.00624972201403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1345462571234">
                <text:p>0.00581345462571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42923096429038">
                <text:p>0.00542923096429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0884786830541">
                <text:p>0.0050884786830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78438944743936">
                <text:p>0.00478438944743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51149026128212">
                <text:p>0.00451149026128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6533349714232">
                <text:p>0.00426533349714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04226908128348">
                <text:p>0.00404226908128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83927457724916">
                <text:p>0.00383927457724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65382674841483">
                <text:p>0.00365382674841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48380328313734">
                <text:p>0.00348380328313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2740675458098">
                <text:p>0.00332740675458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18310517735899">
                <text:p>0.0031831051773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04958509615622">
                <text:p>0.00304958509615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2571423824026">
                <text:p>0.00292571423824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81051153703419">
                <text:p>0.00281051153703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031228889743">
                <text:p>0.0027031228889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60280140799371">
                <text:p>0.00260280140799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50889123652244">
                <text:p>0.00250889123652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2081418988127">
                <text:p>0.00242081418988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3380586738315">
                <text:p>0.0023380586738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26017043785688">
                <text:p>0.00226017043785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867448201434">
                <text:p>0.0021867448201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1742021180576">
                <text:p>0.00211742021180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5187252319324">
                <text:p>0.00205187252319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98981047810659">
                <text:p>0.00198981047810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93097159542894">
                <text:p>0.00193097159542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87511874420824">
                <text:p>0.00187511874420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82203717926646">
                <text:p>0.00182203717926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77153198118637">
                <text:p>0.00177153198118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2342583797755">
                <text:p>0.0017234258379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775571165634">
                <text:p>0.0016775571165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337781810123">
                <text:p>0.0016337781810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9195392158163">
                <text:p>0.00159195392158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5196046448614">
                <text:p>0.00155196046448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51368403709859">
                <text:p>0.00151368403709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47701996724634">
                <text:p>0.00147701996724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4187179854091">
                <text:p>0.00144187179854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40815050639909">
                <text:p>0.00140815050639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37577380168244">
                <text:p>0.00137577380168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34466551078185">
                <text:p>0.00134466551078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1475502256817">
                <text:p>0.0013147550225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28597679397447">
                <text:p>0.001285976793974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25826990711065">
                <text:p>0.00125826990711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23157767177453">
                <text:p>0.00123157767177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205847268042">
                <text:p>0.001205847268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8102942431721">
                <text:p>0.00118102942431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15707812682043">
                <text:p>0.00115707812682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3395035700291">
                <text:p>0.00113395035700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1160585381808">
                <text:p>0.00111160585381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9000689815694">
                <text:p>0.00109000689815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6911811708284">
                <text:p>0.00106911811708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4890630578429">
                <text:p>0.00104890630578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2934026540958">
                <text:p>0.00102934026540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1039065516135">
                <text:p>0.00101039065516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992029857214642">
                <text:p>0.000992029857214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